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mputer Modern" svg:font-family="'Computer Modern'"/>
    <style:font-face style:name="Euler" svg:font-family="Euler"/>
    <style:font-face style:name="F100" svg:font-family="F100"/>
    <style:font-face style:name="F101" svg:font-family="F101"/>
    <style:font-face style:name="F102" svg:font-family="F102"/>
    <style:font-face style:name="F104" svg:font-family="F104"/>
    <style:font-face style:name="F107" svg:font-family="F107"/>
    <style:font-face style:name="F108" svg:font-family="F108"/>
    <style:font-face style:name="F38" svg:font-family="F38"/>
    <style:font-face style:name="F40" svg:font-family="F40"/>
    <style:font-face style:name="F41" svg:font-family="F41"/>
    <style:font-face style:name="F69" svg:font-family="F69"/>
    <style:font-face style:name="F70" svg:font-family="F70"/>
    <style:font-face style:name="F71" svg:font-family="F71"/>
    <style:font-face style:name="F90" svg:font-family="F90"/>
    <style:font-face style:name="F91" svg:font-family="F9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12" style:family="graphic" style:parent-style-name="standard">
      <style:graphic-properties draw:stroke="none" draw:fill="solid" draw:fill-color="#000000" loext:decorative="false"/>
    </style:style>
    <style:style style:name="gr13" style:family="graphic" style:parent-style-name="standard">
      <style:graphic-properties draw:stroke="solid" svg:stroke-width="0.03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4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7" style:family="paragraph">
      <loext:graphic-properties draw:fill="none"/>
      <style:text-properties fo:font-size="5pt" style:font-size-asian="5pt" style:font-size-complex="5pt"/>
    </style:style>
    <style:style style:name="P8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9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1" style:family="paragraph">
      <loext:graphic-properties draw:fill="none"/>
      <style:text-properties fo:font-size="6pt" style:font-size-asian="6pt" style:font-size-complex="6pt"/>
    </style:style>
    <style:style style:name="P12" style:family="paragraph">
      <loext:graphic-properties draw:fill="solid" draw:fill-color="#000000"/>
    </style:style>
    <style:style style:name="T1" style:family="text">
      <style:text-properties fo:color="#000000" loext:opacity="100%" style:font-name="F40" fo:font-size="17.2000007629395pt" fo:font-weight="normal" style:font-name-asian="F40" style:font-size-asian="17.2000007629395pt" style:font-weight-asian="normal" style:font-name-complex="F40" style:font-size-complex="17.2000007629395pt" style:font-weight-complex="normal"/>
    </style:style>
    <style:style style:name="T2" style:family="text">
      <style:text-properties fo:color="#000000" loext:opacity="100%" style:font-name="F41" fo:font-size="12pt" fo:font-weight="normal" style:font-name-asian="F41" style:font-size-asian="12pt" style:font-weight-asian="normal" style:font-name-complex="F41" style:font-size-complex="12pt" style:font-weight-complex="normal"/>
    </style:style>
    <style:style style:name="T3" style:family="text">
      <style:text-properties fo:color="#000000" loext:opacity="100%" style:font-name="F70" fo:font-size="9.89999961853027pt" fo:font-weight="normal" style:font-name-asian="F70" style:font-size-asian="9.89999961853027pt" style:font-weight-asian="normal" style:font-name-complex="F70" style:font-size-complex="9.89999961853027pt" style:font-weight-complex="normal"/>
    </style:style>
    <style:style style:name="T4" style:family="text">
      <style:text-properties fo:color="#000000" loext:opacity="100%" style:font-name="F71" fo:font-size="9.89999961853027pt" fo:font-weight="normal" style:font-name-asian="F71" style:font-size-asian="9.89999961853027pt" style:font-weight-asian="normal" style:font-name-complex="F71" style:font-size-complex="9.89999961853027pt" style:font-weight-complex="normal"/>
    </style:style>
    <style:style style:name="T5" style:family="text">
      <style:text-properties fo:color="#000000" loext:opacity="100%" style:font-name="F69" fo:font-size="9.89999961853027pt" fo:font-weight="normal" style:font-name-asian="F69" style:font-size-asian="9.89999961853027pt" style:font-weight-asian="normal" style:font-name-complex="F69" style:font-size-complex="9.89999961853027pt" style:font-weight-complex="normal"/>
    </style:style>
    <style:style style:name="T6" style:family="text">
      <style:text-properties fo:color="#000000" loext:opacity="100%" style:font-name="Computer Modern" fo:font-size="9.89999961853027pt" fo:font-style="italic" fo:font-weight="normal" style:font-name-asian="Computer Modern" style:font-size-asian="9.89999961853027pt" style:font-style-asian="italic" style:font-weight-asian="normal" style:font-name-complex="Computer Modern" style:font-size-complex="9.89999961853027pt" style:font-style-complex="italic" style:font-weight-complex="normal"/>
    </style:style>
    <style:style style:name="T7" style:family="text">
      <style:text-properties fo:color="#000000" loext:opacity="100%" style:font-name="Computer Modern" fo:font-size="9.89999961853027pt" fo:font-weight="normal" style:font-name-asian="Computer Modern" style:font-size-asian="9.89999961853027pt" style:font-weight-asian="normal" style:font-name-complex="Computer Modern" style:font-size-complex="9.89999961853027pt" style:font-weight-complex="normal"/>
    </style:style>
    <style:style style:name="T8" style:family="text">
      <style:text-properties fo:color="#000000" loext:opacity="100%" style:font-name="Computer Modern" fo:font-size="6.90000009536743pt" fo:font-weight="normal" style:font-name-asian="Computer Modern" style:font-size-asian="6.90000009536743pt" style:font-weight-asian="normal" style:font-name-complex="Computer Modern" style:font-size-complex="6.90000009536743pt" style:font-weight-complex="normal"/>
    </style:style>
    <style:style style:name="T9" style:family="text">
      <style:text-properties fo:color="#000000" loext:opacity="100%" style:font-name="Computer Modern" fo:font-size="6.90000009536743pt" fo:font-style="italic" fo:font-weight="normal" style:font-name-asian="Computer Modern" style:font-size-asian="6.90000009536743pt" style:font-style-asian="italic" style:font-weight-asian="normal" style:font-name-complex="Computer Modern" style:font-size-complex="6.90000009536743pt" style:font-style-complex="italic" style:font-weight-complex="normal"/>
    </style:style>
    <style:style style:name="T10" style:family="text">
      <style:text-properties fo:color="#000000" loext:opacity="100%" style:font-name="Computer Modern" fo:font-size="5pt" fo:font-style="italic" fo:font-weight="normal" style:font-name-asian="Computer Modern" style:font-size-asian="5pt" style:font-style-asian="italic" style:font-weight-asian="normal" style:font-name-complex="Computer Modern" style:font-size-complex="5pt" style:font-style-complex="italic" style:font-weight-complex="normal"/>
    </style:style>
    <style:style style:name="T11" style:family="text">
      <style:text-properties fo:color="#000000" loext:opacity="100%" style:font-name="Computer Modern" fo:font-size="5pt" fo:font-weight="normal" style:font-name-asian="Computer Modern" style:font-size-asian="5pt" style:font-weight-asian="normal" style:font-name-complex="Computer Modern" style:font-size-complex="5pt" style:font-weight-complex="normal"/>
    </style:style>
    <style:style style:name="T12" style:family="text">
      <style:text-properties fo:color="#000000" loext:opacity="100%" style:font-name="F90" fo:font-size="14.3000001907349pt" fo:font-weight="normal" style:font-name-asian="F90" style:font-size-asian="14.3000001907349pt" style:font-weight-asian="normal" style:font-name-complex="F90" style:font-size-complex="14.3000001907349pt" style:font-weight-complex="normal"/>
    </style:style>
    <style:style style:name="T13" style:family="text">
      <style:text-properties fo:color="#000000" loext:opacity="100%" style:font-name="F91" fo:font-size="10.8999996185303pt" fo:font-weight="normal" style:font-name-asian="F91" style:font-size-asian="10.8999996185303pt" style:font-weight-asian="normal" style:font-name-complex="F91" style:font-size-complex="10.8999996185303pt" style:font-weight-complex="normal"/>
    </style:style>
    <style:style style:name="T14" style:family="text">
      <style:text-properties fo:color="#000000" loext:opacity="100%" style:font-name="F38" fo:font-size="10.8999996185303pt" fo:font-weight="normal" style:font-name-asian="F38" style:font-size-asian="10.8999996185303pt" style:font-weight-asian="normal" style:font-name-complex="F38" style:font-size-complex="10.8999996185303pt" style:font-weight-complex="normal"/>
    </style:style>
    <style:style style:name="T15" style:family="text">
      <style:text-properties fo:color="#000000" loext:opacity="100%" style:font-name="Computer Modern" fo:font-size="10.8999996185303pt" fo:font-style="italic" fo:font-weight="normal" style:font-name-asian="Computer Modern" style:font-size-asian="10.8999996185303pt" style:font-style-asian="italic" style:font-weight-asian="normal" style:font-name-complex="Computer Modern" style:font-size-complex="10.8999996185303pt" style:font-style-complex="italic" style:font-weight-complex="normal"/>
    </style:style>
    <style:style style:name="T16" style:family="text">
      <style:text-properties fo:color="#000000" loext:opacity="100%" style:font-name="F100" fo:font-size="10.8999996185303pt" fo:font-weight="normal" style:font-name-asian="F100" style:font-size-asian="10.8999996185303pt" style:font-weight-asian="normal" style:font-name-complex="F100" style:font-size-complex="10.8999996185303pt" style:font-weight-complex="normal"/>
    </style:style>
    <style:style style:name="T17" style:family="text">
      <style:text-properties fo:color="#000000" loext:opacity="100%" style:font-name="Computer Modern" fo:font-size="10.8999996185303pt" fo:font-weight="normal" style:font-name-asian="Computer Modern" style:font-size-asian="10.8999996185303pt" style:font-weight-asian="normal" style:font-name-complex="Computer Modern" style:font-size-complex="10.8999996185303pt" style:font-weight-complex="normal"/>
    </style:style>
    <style:style style:name="T18" style:family="text">
      <style:text-properties fo:color="#000000" loext:opacity="100%" style:font-name="F101" fo:font-size="12pt" fo:font-weight="normal" style:font-name-asian="F101" style:font-size-asian="12pt" style:font-weight-asian="normal" style:font-name-complex="F101" style:font-size-complex="12pt" style:font-weight-complex="normal"/>
    </style:style>
    <style:style style:name="T19" style:family="text">
      <style:text-properties fo:color="#000000" loext:opacity="100%" style:font-name="Euler" fo:font-size="10.8999996185303pt" fo:font-weight="normal" style:font-name-asian="Euler" style:font-size-asian="10.8999996185303pt" style:font-weight-asian="normal" style:font-name-complex="Euler" style:font-size-complex="10.8999996185303pt" style:font-weight-complex="normal"/>
    </style:style>
    <style:style style:name="T20" style:family="text">
      <style:text-properties fo:color="#000000" loext:opacity="100%" style:font-name="Computer Modern" fo:font-size="7.90000009536743pt" fo:font-style="italic" fo:font-weight="normal" style:font-name-asian="Computer Modern" style:font-size-asian="7.90000009536743pt" style:font-style-asian="italic" style:font-weight-asian="normal" style:font-name-complex="Computer Modern" style:font-size-complex="7.90000009536743pt" style:font-style-complex="italic" style:font-weight-complex="normal"/>
    </style:style>
    <style:style style:name="T21" style:family="text">
      <style:text-properties fo:color="#000000" loext:opacity="100%" style:font-name="Computer Modern" fo:font-size="7.90000009536743pt" fo:font-weight="normal" style:font-name-asian="Computer Modern" style:font-size-asian="7.90000009536743pt" style:font-weight-asian="normal" style:font-name-complex="Computer Modern" style:font-size-complex="7.90000009536743pt" style:font-weight-complex="normal"/>
    </style:style>
    <style:style style:name="T22" style:family="text">
      <style:text-properties fo:color="#000000" loext:opacity="100%" style:font-name="Computer Modern" fo:font-size="10.8999996185303pt" fo:font-weight="bold" style:font-name-asian="Computer Modern" style:font-size-asian="10.8999996185303pt" style:font-weight-asian="bold" style:font-name-complex="Computer Modern" style:font-size-complex="10.8999996185303pt" style:font-weight-complex="bold"/>
    </style:style>
    <style:style style:name="T23" style:family="text">
      <style:text-properties fo:color="#000000" loext:opacity="100%" style:font-name="F104" fo:font-size="10.8999996185303pt" fo:font-weight="normal" style:font-name-asian="F104" style:font-size-asian="10.8999996185303pt" style:font-weight-asian="normal" style:font-name-complex="F104" style:font-size-complex="10.8999996185303pt" style:font-weight-complex="normal"/>
    </style:style>
    <style:style style:name="T24" style:family="text">
      <style:text-properties fo:color="#000000" loext:opacity="100%" style:font-name="Computer Modern" fo:font-size="6pt" fo:font-style="italic" fo:font-weight="normal" style:font-name-asian="Computer Modern" style:font-size-asian="6pt" style:font-style-asian="italic" style:font-weight-asian="normal" style:font-name-complex="Computer Modern" style:font-size-complex="6pt" style:font-style-complex="italic" style:font-weight-complex="normal"/>
    </style:style>
    <style:style style:name="T25" style:family="text">
      <style:text-properties fo:color="#000000" loext:opacity="100%" style:font-name="Computer Modern" fo:font-size="6pt" fo:font-weight="normal" style:font-name-asian="Computer Modern" style:font-size-asian="6pt" style:font-weight-asian="normal" style:font-name-complex="Computer Modern" style:font-size-complex="6pt" style:font-weight-complex="normal"/>
    </style:style>
    <style:style style:name="T26" style:family="text">
      <style:text-properties fo:color="#000000" loext:opacity="100%" style:font-name="F102" fo:font-size="7.90000009536743pt" fo:font-weight="normal" style:font-name-asian="F102" style:font-size-asian="7.90000009536743pt" style:font-weight-asian="normal" style:font-name-complex="F102" style:font-size-complex="7.90000009536743pt" style:font-weight-complex="normal"/>
    </style:style>
    <style:style style:name="T27" style:family="text">
      <style:text-properties fo:color="#000000" loext:opacity="100%" style:font-name="Computer Modern" fo:font-size="12pt" fo:font-style="italic" fo:font-weight="normal" style:font-name-asian="Computer Modern" style:font-size-asian="12pt" style:font-style-asian="italic" style:font-weight-asian="normal" style:font-name-complex="Computer Modern" style:font-size-complex="12pt" style:font-style-complex="italic" style:font-weight-complex="normal"/>
    </style:style>
    <style:style style:name="T28" style:family="text">
      <style:text-properties fo:color="#000000" loext:opacity="100%" style:font-name="F107" fo:font-size="10.8999996185303pt" fo:font-weight="normal" style:font-name-asian="F107" style:font-size-asian="10.8999996185303pt" style:font-weight-asian="normal" style:font-name-complex="F107" style:font-size-complex="10.8999996185303pt" style:font-weight-complex="normal"/>
    </style:style>
    <style:style style:name="T29" style:family="text">
      <style:text-properties fo:color="#000000" loext:opacity="100%" style:font-name="F108" fo:font-size="9.89999961853027pt" fo:font-weight="normal" style:font-name-asian="F108" style:font-size-asian="9.89999961853027pt" style:font-weight-asian="normal" style:font-name-complex="F108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872cm" svg:height="0.708cm" svg:x="3.833cm" svg:y="3.862cm">
          <draw:text-box>
            <text:p text:style-name="P1"><text:span text:style-name="T1">Defect Cohomology and Variational Principles</text:span></text:p>
          </draw:text-box>
        </draw:frame>
        <draw:frame draw:style-name="gr1" draw:text-style-name="P2" draw:layer="layout" svg:width="9.72cm" svg:height="0.708cm" svg:x="5.831cm" svg:y="4.635cm">
          <draw:text-box>
            <text:p text:style-name="P1"><text:span text:style-name="T1">for Chemical Reaction Networks</text:span></text:p>
          </draw:text-box>
        </draw:frame>
        <draw:frame draw:style-name="gr2" draw:text-style-name="P3" draw:layer="layout" svg:width="6.274cm" svg:height="0.497cm" svg:x="7.65cm" svg:y="5.584cm">
          <draw:text-box>
            <text:p text:style-name="P1"><text:span text:style-name="T2">A Formally Veried Framework</text:span></text:p>
          </draw:text-box>
        </draw:frame>
        <draw:frame draw:style-name="gr2" draw:text-style-name="P3" draw:layer="layout" svg:width="2.332cm" svg:height="0.497cm" svg:x="9.482cm" svg:y="6.65cm">
          <draw:text-box>
            <text:p text:style-name="P1"><text:span text:style-name="T2">Paolo Vella</text:span></text:p>
          </draw:text-box>
        </draw:frame>
        <draw:frame draw:style-name="gr3" draw:text-style-name="P4" draw:layer="layout" svg:width="4.886cm" svg:height="0.412cm" svg:x="8.379cm" svg:y="7.217cm">
          <draw:text-box>
            <text:p text:style-name="P1"><text:span text:style-name="T3">paolovella1993@gmail.com</text:span></text:p>
          </draw:text-box>
        </draw:frame>
        <draw:frame draw:style-name="gr2" draw:text-style-name="P3" draw:layer="layout" svg:width="3.627cm" svg:height="0.497cm" svg:x="8.96cm" svg:y="8.49cm">
          <draw:text-box>
            <text:p text:style-name="P1"><text:span text:style-name="T2">January 24, 2026</text:span></text:p>
          </draw:text-box>
        </draw:frame>
        <draw:frame draw:style-name="gr3" draw:text-style-name="P4" draw:layer="layout" svg:width="1.477cm" svg:height="0.412cm" svg:x="9.727cm" svg:y="9.973cm">
          <draw:text-box>
            <text:p text:style-name="P1"><text:span text:style-name="T4">Abstract</text:span></text:p>
          </draw:text-box>
        </draw:frame>
        <draw:frame draw:style-name="gr3" draw:text-style-name="P4" draw:layer="layout" svg:width="15.631cm" svg:height="0.412cm" svg:x="3.989cm" svg:y="10.615cm">
          <draw:text-box>
            <text:p text:style-name="P1"><text:span text:style-name="T5">We develop a variational framework for steady-state uxes in chemical reaction networks</text:span></text:p>
          </draw:text-box>
        </draw:frame>
        <draw:frame draw:style-name="gr3" draw:text-style-name="P4" draw:layer="layout" svg:width="9.164cm" svg:height="0.412cm" svg:x="3.462cm" svg:y="11.036cm">
          <draw:text-box>
            <text:p text:style-name="P1"><text:span text:style-name="T5">based on the OnsagerRayleigh dissipation principle.</text:span></text:p>
          </draw:text-box>
        </draw:frame>
        <draw:frame draw:style-name="gr3" draw:text-style-name="P4" draw:layer="layout" svg:width="1.994cm" svg:height="0.412cm" svg:x="11.966cm" svg:y="11.036cm">
          <draw:text-box>
            <text:p text:style-name="P1"><text:span text:style-name="T5">The central</text:span></text:p>
          </draw:text-box>
        </draw:frame>
        <draw:frame draw:style-name="gr3" draw:text-style-name="P4" draw:layer="layout" svg:width="4.025cm" svg:height="0.412cm" svg:x="13.904cm" svg:y="11.036cm">
          <draw:text-box>
            <text:p text:style-name="P1"><text:span text:style-name="T5">object is the functional</text:span></text:p>
          </draw:text-box>
        </draw:frame>
        <draw:frame draw:style-name="gr3" draw:text-style-name="P4" draw:layer="layout" svg:width="1.185cm" svg:height="0.412cm" svg:x="3.462cm" svg:y="11.458cm">
          <draw:text-box>
            <text:p text:style-name="P1"><text:span text:style-name="T6">F</text:span><text:span text:style-name="T7"> (</text:span><text:span text:style-name="T6">J</text:span><text:span text:style-name="T7">) =</text:span></text:p>
          </draw:text-box>
        </draw:frame>
        <draw:line draw:style-name="gr4" draw:text-style-name="P5" draw:layer="layout" svg:x1="4.832cm" svg:y1="11.696cm" svg:x2="4.972cm" svg:y2="11.696cm">
          <text:p/>
        </draw:line>
        <draw:frame draw:style-name="gr5" draw:text-style-name="P6" draw:layer="layout" svg:width="0.245cm" svg:height="0.289cm" svg:x="4.832cm" svg:y="11.418cm">
          <draw:text-box>
            <text:p text:style-name="P1"><text:span text:style-name="T8">1</text:span></text:p>
          </draw:text-box>
        </draw:frame>
        <draw:frame draw:style-name="gr5" draw:text-style-name="P6" draw:layer="layout" svg:width="0.245cm" svg:height="0.289cm" svg:x="4.832cm" svg:y="11.677cm">
          <draw:text-box>
            <text:p text:style-name="P1"><text:span text:style-name="T8">2</text:span></text:p>
          </draw:text-box>
        </draw:frame>
        <draw:frame draw:style-name="gr3" draw:text-style-name="P4" draw:layer="layout" svg:width="0.883cm" svg:height="0.395cm" svg:x="5.014cm" svg:y="11.458cm">
          <draw:text-box>
            <text:p text:style-name="P1"><text:span text:style-name="T6">⟨J, J ⟩</text:span></text:p>
          </draw:text-box>
        </draw:frame>
        <draw:frame draw:style-name="gr5" draw:text-style-name="P6" draw:layer="layout" svg:width="0.245cm" svg:height="0.276cm" svg:x="5.862cm" svg:y="11.622cm">
          <draw:text-box>
            <text:p text:style-name="P1"><text:span text:style-name="T9">W</text:span></text:p>
          </draw:text-box>
        </draw:frame>
        <draw:frame draw:style-name="gr6" draw:text-style-name="P7" draw:layer="layout" svg:width="0.219cm" svg:height="0.208cm" svg:x="6.165cm" svg:y="11.617cm">
          <draw:text-box>
            <text:p text:style-name="P1"><text:span text:style-name="T10">−</text:span><text:span text:style-name="T11">1</text:span></text:p>
          </draw:text-box>
        </draw:frame>
        <draw:frame draw:style-name="gr3" draw:text-style-name="P4" draw:layer="layout" svg:width="1.396cm" svg:height="0.412cm" svg:x="6.604cm" svg:y="11.458cm">
          <draw:text-box>
            <text:p text:style-name="P1"><text:span text:style-name="T6">− ⟨ω, J ⟩</text:span><text:span text:style-name="T5">,</text:span></text:p>
          </draw:text-box>
        </draw:frame>
        <draw:frame draw:style-name="gr3" draw:text-style-name="P4" draw:layer="layout" svg:width="10.653cm" svg:height="0.412cm" svg:x="8.107cm" svg:y="11.458cm">
          <draw:text-box>
            <text:p text:style-name="P1"><text:span text:style-name="T5">whose unique minimizer over the cycle space</text:span><text:span text:style-name="T7"> ker(</text:span><text:span text:style-name="T6">B</text:span><text:span text:style-name="T7">)</text:span><text:span text:style-name="T5"> charac-</text:span></text:p>
          </draw:text-box>
        </draw:frame>
        <draw:frame draw:style-name="gr3" draw:text-style-name="P4" draw:layer="layout" svg:width="3.31cm" svg:height="0.412cm" svg:x="3.462cm" svg:y="11.88cm">
          <draw:text-box>
            <text:p text:style-name="P1"><text:span text:style-name="T5">terizes the optimal</text:span></text:p>
          </draw:text-box>
        </draw:frame>
        <draw:frame draw:style-name="gr3" draw:text-style-name="P4" draw:layer="layout" svg:width="0.544cm" svg:height="0.412cm" svg:x="6.505cm" svg:y="11.88cm">
          <draw:text-box>
            <text:p text:style-name="P1"><text:span text:style-name="T5">ux.</text:span></text:p>
          </draw:text-box>
        </draw:frame>
        <draw:frame draw:style-name="gr3" draw:text-style-name="P4" draw:layer="layout" svg:width="11.565cm" svg:height="0.412cm" svg:x="7.389cm" svg:y="11.88cm">
          <draw:text-box>
            <text:p text:style-name="P1"><text:span text:style-name="T5">We establish sharp energy identities via Hodge decomposition on</text:span></text:p>
          </draw:text-box>
        </draw:frame>
        <draw:frame draw:style-name="gr3" draw:text-style-name="P4" draw:layer="layout" svg:width="3.061cm" svg:height="0.412cm" svg:x="3.462cm" svg:y="12.302cm">
          <draw:text-box>
            <text:p text:style-name="P1"><text:span text:style-name="T5">weighted graphs,</text:span></text:p>
          </draw:text-box>
        </draw:frame>
        <draw:frame draw:style-name="gr3" draw:text-style-name="P4" draw:layer="layout" svg:width="12.923cm" svg:height="0.412cm" svg:x="6.189cm" svg:y="12.302cm">
          <draw:text-box>
            <text:p text:style-name="P1"><text:span text:style-name="T5">prove optimality and uniqueness theorems with explicit quadratic expan-</text:span></text:p>
          </draw:text-box>
        </draw:frame>
        <draw:frame draw:style-name="gr3" draw:text-style-name="P4" draw:layer="layout" svg:width="1.015cm" svg:height="0.412cm" svg:x="3.462cm" svg:y="12.723cm">
          <draw:text-box>
            <text:p text:style-name="P1"><text:span text:style-name="T5">sions,</text:span></text:p>
          </draw:text-box>
        </draw:frame>
        <draw:frame draw:style-name="gr3" draw:text-style-name="P4" draw:layer="layout" svg:width="4.907cm" svg:height="0.412cm" svg:x="4.472cm" svg:y="12.723cm">
          <draw:text-box>
            <text:p text:style-name="P1"><text:span text:style-name="T5">and connect this variational</text:span></text:p>
          </draw:text-box>
        </draw:frame>
        <draw:frame draw:style-name="gr3" draw:text-style-name="P4" draw:layer="layout" svg:width="4.345cm" svg:height="0.412cm" svg:x="9.034cm" svg:y="12.723cm">
          <draw:text-box>
            <text:p text:style-name="P1"><text:span text:style-name="T5">structure to the classical</text:span></text:p>
          </draw:text-box>
        </draw:frame>
        <draw:frame draw:style-name="gr3" draw:text-style-name="P4" draw:layer="layout" svg:width="4.408cm" svg:height="0.412cm" svg:x="13.083cm" svg:y="12.723cm">
          <draw:text-box>
            <text:p text:style-name="P1"><text:span text:style-name="T5">FeinbergHornJackson de-</text:span></text:p>
          </draw:text-box>
        </draw:frame>
        <draw:frame draw:style-name="gr3" draw:text-style-name="P4" draw:layer="layout" svg:width="6.802cm" svg:height="0.412cm" svg:x="3.462cm" svg:y="13.145cm">
          <draw:text-box>
            <text:p text:style-name="P1"><text:span text:style-name="T5">ciency theory for mass-action kinetics.</text:span></text:p>
          </draw:text-box>
        </draw:frame>
        <draw:frame draw:style-name="gr3" draw:text-style-name="P4" draw:layer="layout" svg:width="15.239cm" svg:height="0.412cm" svg:x="3.989cm" svg:y="13.567cm">
          <draw:text-box>
            <text:p text:style-name="P1"><text:span text:style-name="T5">The entire frameworkcomprising 2529 lines of Lean 4 code with 66 theorems and zero</text:span></text:p>
          </draw:text-box>
        </draw:frame>
        <draw:frame draw:style-name="gr3" draw:text-style-name="P4" draw:layer="layout" svg:width="12.482cm" svg:height="0.412cm" svg:x="3.462cm" svg:y="13.989cm">
          <draw:text-box>
            <text:p text:style-name="P1"><text:span text:style-name="T5">unproven assertionshas been formally veried using the Mathlib library.</text:span></text:p>
          </draw:text-box>
        </draw:frame>
        <draw:frame draw:style-name="gr3" draw:text-style-name="P4" draw:layer="layout" svg:width="2.931cm" svg:height="0.412cm" svg:x="15.035cm" svg:y="13.989cm">
          <draw:text-box>
            <text:p text:style-name="P1"><text:span text:style-name="T5">We demonstrate</text:span></text:p>
          </draw:text-box>
        </draw:frame>
        <draw:frame draw:style-name="gr3" draw:text-style-name="P4" draw:layer="layout" svg:width="5.966cm" svg:height="0.412cm" svg:x="3.462cm" svg:y="14.41cm">
          <draw:text-box>
            <text:p text:style-name="P1"><text:span text:style-name="T5">the theory on concrete examples:</text:span></text:p>
          </draw:text-box>
        </draw:frame>
        <draw:frame draw:style-name="gr3" draw:text-style-name="P4" draw:layer="layout" svg:width="8.704cm" svg:height="0.412cm" svg:x="9.048cm" svg:y="14.41cm">
          <draw:text-box>
            <text:p text:style-name="P1"><text:span text:style-name="T5">the</text:span><text:span text:style-name="T6"> n</text:span><text:span text:style-name="T5">-cycle (Kirchho's theorem) and the Michaelis</text:span></text:p>
          </draw:text-box>
        </draw:frame>
        <draw:frame draw:style-name="gr3" draw:text-style-name="P4" draw:layer="layout" svg:width="5.081cm" svg:height="0.412cm" svg:x="3.462cm" svg:y="14.832cm">
          <draw:text-box>
            <text:p text:style-name="P1"><text:span text:style-name="T5">Menten enzyme mechanism.</text:span></text:p>
          </draw:text-box>
        </draw:frame>
        <draw:frame draw:style-name="gr3" draw:text-style-name="P4" draw:layer="layout" svg:width="10.843cm" svg:height="0.412cm" svg:x="8.029cm" svg:y="14.832cm">
          <draw:text-box>
            <text:p text:style-name="P1"><text:span text:style-name="T5">The formalization provides a machine-checked foundation for</text:span></text:p>
          </draw:text-box>
        </draw:frame>
        <draw:frame draw:style-name="gr3" draw:text-style-name="P4" draw:layer="layout" svg:width="15.864cm" svg:height="0.412cm" svg:x="3.462cm" svg:y="15.254cm">
          <draw:text-box>
            <text:p text:style-name="P1"><text:span text:style-name="T5">chemical reaction network theory and serves as a template for veried scientic computing.</text:span></text:p>
          </draw:text-box>
        </draw:frame>
        <draw:frame draw:style-name="gr7" draw:text-style-name="P8" draw:layer="layout" svg:width="2.287cm" svg:height="0.59cm" svg:x="2.5cm" svg:y="16.323cm">
          <draw:text-box>
            <text:p text:style-name="P1"><text:span text:style-name="T12">Contents</text:span></text:p>
          </draw:text-box>
        </draw:frame>
        <draw:frame draw:style-name="gr8" draw:text-style-name="P9" draw:layer="layout" svg:width="0.384cm" svg:height="0.446cm" svg:x="2.5cm" svg:y="17.296cm">
          <draw:text-box>
            <text:p text:style-name="P1"><text:span text:style-name="T13">1</text:span></text:p>
          </draw:text-box>
        </draw:frame>
        <draw:frame draw:style-name="gr8" draw:text-style-name="P9" draw:layer="layout" svg:width="2.343cm" svg:height="0.446cm" svg:x="3.074cm" svg:y="17.296cm">
          <draw:text-box>
            <text:p text:style-name="P1"><text:span text:style-name="T13">Introduction</text:span></text:p>
          </draw:text-box>
        </draw:frame>
        <draw:frame draw:style-name="gr8" draw:text-style-name="P9" draw:layer="layout" svg:width="0.384cm" svg:height="0.446cm" svg:x="18.28cm" svg:y="17.296cm">
          <draw:text-box>
            <text:p text:style-name="P1"><text:span text:style-name="T13">1</text:span></text:p>
          </draw:text-box>
        </draw:frame>
        <draw:frame draw:style-name="gr8" draw:text-style-name="P9" draw:layer="layout" svg:width="0.615cm" svg:height="0.446cm" svg:x="3.074cm" svg:y="17.774cm">
          <draw:text-box>
            <text:p text:style-name="P1"><text:span text:style-name="T14">1.1</text:span></text:p>
          </draw:text-box>
        </draw:frame>
        <draw:frame draw:style-name="gr8" draw:text-style-name="P9" draw:layer="layout" svg:width="3.882cm" svg:height="0.446cm" svg:x="3.954cm" svg:y="17.774cm">
          <draw:text-box>
            <text:p text:style-name="P1"><text:span text:style-name="T14">Main Contributions .</text:span></text:p>
          </draw:text-box>
        </draw:frame>
        <draw:frame draw:style-name="gr8" draw:text-style-name="P9" draw:layer="layout" svg:width="0.384cm" svg:height="0.446cm" svg:x="7.675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17.77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17.774cm">
          <draw:text-box>
            <text:p text:style-name="P1"><text:span text:style-name="T14">1</text:span></text:p>
          </draw:text-box>
        </draw:frame>
        <draw:frame draw:style-name="gr8" draw:text-style-name="P9" draw:layer="layout" svg:width="0.615cm" svg:height="0.446cm" svg:x="3.074cm" svg:y="18.252cm">
          <draw:text-box>
            <text:p text:style-name="P1"><text:span text:style-name="T14">1.2</text:span></text:p>
          </draw:text-box>
        </draw:frame>
        <draw:frame draw:style-name="gr8" draw:text-style-name="P9" draw:layer="layout" svg:width="4.059cm" svg:height="0.446cm" svg:x="3.954cm" svg:y="18.252cm">
          <draw:text-box>
            <text:p text:style-name="P1"><text:span text:style-name="T14">Scope and Regimes .</text:span></text:p>
          </draw:text-box>
        </draw:frame>
        <draw:frame draw:style-name="gr8" draw:text-style-name="P9" draw:layer="layout" svg:width="0.384cm" svg:height="0.446cm" svg:x="7.675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49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18.25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18.252cm">
          <draw:text-box>
            <text:p text:style-name="P1"><text:span text:style-name="T14">2</text:span></text:p>
          </draw:text-box>
        </draw:frame>
        <draw:frame draw:style-name="gr8" draw:text-style-name="P9" draw:layer="layout" svg:width="0.615cm" svg:height="0.446cm" svg:x="3.074cm" svg:y="18.73cm">
          <draw:text-box>
            <text:p text:style-name="P1"><text:span text:style-name="T14">1.3</text:span></text:p>
          </draw:text-box>
        </draw:frame>
        <draw:frame draw:style-name="gr8" draw:text-style-name="P9" draw:layer="layout" svg:width="2.848cm" svg:height="0.446cm" svg:x="3.954cm" svg:y="18.73cm">
          <draw:text-box>
            <text:p text:style-name="P1"><text:span text:style-name="T14">Related Work .</text:span></text:p>
          </draw:text-box>
        </draw:frame>
        <draw:frame draw:style-name="gr8" draw:text-style-name="P9" draw:layer="layout" svg:width="0.384cm" svg:height="0.446cm" svg:x="6.779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7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5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4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18.7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18.73cm">
          <draw:text-box>
            <text:p text:style-name="P1"><text:span text:style-name="T14">2</text:span></text:p>
          </draw:text-box>
        </draw:frame>
        <draw:frame draw:style-name="gr8" draw:text-style-name="P9" draw:layer="layout" svg:width="0.384cm" svg:height="0.446cm" svg:x="2.5cm" svg:y="19.591cm">
          <draw:text-box>
            <text:p text:style-name="P1"><text:span text:style-name="T13">2</text:span></text:p>
          </draw:text-box>
        </draw:frame>
        <draw:frame draw:style-name="gr8" draw:text-style-name="P9" draw:layer="layout" svg:width="8.369cm" svg:height="0.446cm" svg:x="3.074cm" svg:y="19.591cm">
          <draw:text-box>
            <text:p text:style-name="P1"><text:span text:style-name="T13">Graph Laplacian and Hodge Decomposition</text:span></text:p>
          </draw:text-box>
        </draw:frame>
        <draw:frame draw:style-name="gr8" draw:text-style-name="P9" draw:layer="layout" svg:width="0.384cm" svg:height="0.446cm" svg:x="18.28cm" svg:y="19.591cm">
          <draw:text-box>
            <text:p text:style-name="P1"><text:span text:style-name="T13">2</text:span></text:p>
          </draw:text-box>
        </draw:frame>
        <draw:frame draw:style-name="gr8" draw:text-style-name="P9" draw:layer="layout" svg:width="0.615cm" svg:height="0.446cm" svg:x="3.074cm" svg:y="20.069cm">
          <draw:text-box>
            <text:p text:style-name="P1"><text:span text:style-name="T14">2.1</text:span></text:p>
          </draw:text-box>
        </draw:frame>
        <draw:frame draw:style-name="gr8" draw:text-style-name="P9" draw:layer="layout" svg:width="6.24cm" svg:height="0.446cm" svg:x="3.954cm" svg:y="20.069cm">
          <draw:text-box>
            <text:p text:style-name="P1"><text:span text:style-name="T14">Incidence Matrix and Laplacian .</text:span></text:p>
          </draw:text-box>
        </draw:frame>
        <draw:frame draw:style-name="gr8" draw:text-style-name="P9" draw:layer="layout" svg:width="0.384cm" svg:height="0.446cm" svg:x="9.767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0.06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0.069cm">
          <draw:text-box>
            <text:p text:style-name="P1"><text:span text:style-name="T14">2</text:span></text:p>
          </draw:text-box>
        </draw:frame>
        <draw:frame draw:style-name="gr8" draw:text-style-name="P9" draw:layer="layout" svg:width="0.615cm" svg:height="0.446cm" svg:x="3.074cm" svg:y="20.546cm">
          <draw:text-box>
            <text:p text:style-name="P1"><text:span text:style-name="T14">2.2</text:span></text:p>
          </draw:text-box>
        </draw:frame>
        <draw:frame draw:style-name="gr8" draw:text-style-name="P9" draw:layer="layout" svg:width="4.258cm" svg:height="0.446cm" svg:x="3.954cm" svg:y="20.546cm">
          <draw:text-box>
            <text:p text:style-name="P1"><text:span text:style-name="T14">Hodge Decomposition</text:span></text:p>
          </draw:text-box>
        </draw:frame>
        <draw:frame draw:style-name="gr8" draw:text-style-name="P9" draw:layer="layout" svg:width="0.384cm" svg:height="0.446cm" svg:x="7.974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0.54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0.546cm">
          <draw:text-box>
            <text:p text:style-name="P1"><text:span text:style-name="T14">3</text:span></text:p>
          </draw:text-box>
        </draw:frame>
        <draw:frame draw:style-name="gr8" draw:text-style-name="P9" draw:layer="layout" svg:width="0.384cm" svg:height="0.446cm" svg:x="2.5cm" svg:y="21.407cm">
          <draw:text-box>
            <text:p text:style-name="P1"><text:span text:style-name="T13">3</text:span></text:p>
          </draw:text-box>
        </draw:frame>
        <draw:frame draw:style-name="gr8" draw:text-style-name="P9" draw:layer="layout" svg:width="6.262cm" svg:height="0.446cm" svg:x="3.074cm" svg:y="21.407cm">
          <draw:text-box>
            <text:p text:style-name="P1"><text:span text:style-name="T13">The OnsagerRayleigh Functional</text:span></text:p>
          </draw:text-box>
        </draw:frame>
        <draw:frame draw:style-name="gr8" draw:text-style-name="P9" draw:layer="layout" svg:width="0.384cm" svg:height="0.446cm" svg:x="18.28cm" svg:y="21.407cm">
          <draw:text-box>
            <text:p text:style-name="P1"><text:span text:style-name="T13">3</text:span></text:p>
          </draw:text-box>
        </draw:frame>
        <draw:frame draw:style-name="gr8" draw:text-style-name="P9" draw:layer="layout" svg:width="0.615cm" svg:height="0.446cm" svg:x="3.074cm" svg:y="21.885cm">
          <draw:text-box>
            <text:p text:style-name="P1"><text:span text:style-name="T14">3.1</text:span></text:p>
          </draw:text-box>
        </draw:frame>
        <draw:frame draw:style-name="gr8" draw:text-style-name="P9" draw:layer="layout" svg:width="6.953cm" svg:height="0.446cm" svg:x="3.954cm" svg:y="21.885cm">
          <draw:text-box>
            <text:p text:style-name="P1"><text:span text:style-name="T14">Denition and Physical Interpretation</text:span></text:p>
          </draw:text-box>
        </draw:frame>
        <draw:frame draw:style-name="gr8" draw:text-style-name="P9" draw:layer="layout" svg:width="0.384cm" svg:height="0.446cm" svg:x="10.663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1.8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1.885cm">
          <draw:text-box>
            <text:p text:style-name="P1"><text:span text:style-name="T14">3</text:span></text:p>
          </draw:text-box>
        </draw:frame>
        <draw:frame draw:style-name="gr8" draw:text-style-name="P9" draw:layer="layout" svg:width="0.615cm" svg:height="0.446cm" svg:x="3.074cm" svg:y="22.363cm">
          <draw:text-box>
            <text:p text:style-name="P1"><text:span text:style-name="T14">3.2</text:span></text:p>
          </draw:text-box>
        </draw:frame>
        <draw:frame draw:style-name="gr8" draw:text-style-name="P9" draw:layer="layout" svg:width="2.694cm" svg:height="0.446cm" svg:x="3.954cm" svg:y="22.363cm">
          <draw:text-box>
            <text:p text:style-name="P1"><text:span text:style-name="T14">Optimal Flux .</text:span></text:p>
          </draw:text-box>
        </draw:frame>
        <draw:frame draw:style-name="gr8" draw:text-style-name="P9" draw:layer="layout" svg:width="0.384cm" svg:height="0.446cm" svg:x="6.779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7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6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2.3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2.363cm">
          <draw:text-box>
            <text:p text:style-name="P1"><text:span text:style-name="T14">4</text:span></text:p>
          </draw:text-box>
        </draw:frame>
        <draw:frame draw:style-name="gr8" draw:text-style-name="P9" draw:layer="layout" svg:width="0.384cm" svg:height="0.446cm" svg:x="2.5cm" svg:y="23.224cm">
          <draw:text-box>
            <text:p text:style-name="P1"><text:span text:style-name="T13">4</text:span></text:p>
          </draw:text-box>
        </draw:frame>
        <draw:frame draw:style-name="gr8" draw:text-style-name="P9" draw:layer="layout" svg:width="7.269cm" svg:height="0.446cm" svg:x="3.074cm" svg:y="23.224cm">
          <draw:text-box>
            <text:p text:style-name="P1"><text:span text:style-name="T13">Optimality and Uniqueness Theorems</text:span></text:p>
          </draw:text-box>
        </draw:frame>
        <draw:frame draw:style-name="gr8" draw:text-style-name="P9" draw:layer="layout" svg:width="0.384cm" svg:height="0.446cm" svg:x="18.28cm" svg:y="23.224cm">
          <draw:text-box>
            <text:p text:style-name="P1"><text:span text:style-name="T13">4</text:span></text:p>
          </draw:text-box>
        </draw:frame>
        <draw:frame draw:style-name="gr8" draw:text-style-name="P9" draw:layer="layout" svg:width="0.615cm" svg:height="0.446cm" svg:x="3.074cm" svg:y="23.702cm">
          <draw:text-box>
            <text:p text:style-name="P1"><text:span text:style-name="T14">4.1</text:span></text:p>
          </draw:text-box>
        </draw:frame>
        <draw:frame draw:style-name="gr8" draw:text-style-name="P9" draw:layer="layout" svg:width="2.904cm" svg:height="0.446cm" svg:x="3.954cm" svg:y="23.702cm">
          <draw:text-box>
            <text:p text:style-name="P1"><text:span text:style-name="T14">KKT Conditions</text:span></text:p>
          </draw:text-box>
        </draw:frame>
        <draw:frame draw:style-name="gr8" draw:text-style-name="P9" draw:layer="layout" svg:width="0.384cm" svg:height="0.446cm" svg:x="7.078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6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5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3.702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3.702cm">
          <draw:text-box>
            <text:p text:style-name="P1"><text:span text:style-name="T14">4</text:span></text:p>
          </draw:text-box>
        </draw:frame>
        <draw:frame draw:style-name="gr8" draw:text-style-name="P9" draw:layer="layout" svg:width="0.615cm" svg:height="0.446cm" svg:x="3.074cm" svg:y="24.18cm">
          <draw:text-box>
            <text:p text:style-name="P1"><text:span text:style-name="T14">4.2</text:span></text:p>
          </draw:text-box>
        </draw:frame>
        <draw:frame draw:style-name="gr8" draw:text-style-name="P9" draw:layer="layout" svg:width="2.257cm" svg:height="0.446cm" svg:x="3.954cm" svg:y="24.18cm">
          <draw:text-box>
            <text:p text:style-name="P1"><text:span text:style-name="T14">Optimality .</text:span></text:p>
          </draw:text-box>
        </draw:frame>
        <draw:frame draw:style-name="gr8" draw:text-style-name="P9" draw:layer="layout" svg:width="0.384cm" svg:height="0.446cm" svg:x="6.181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48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779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7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5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4.1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4.18cm">
          <draw:text-box>
            <text:p text:style-name="P1"><text:span text:style-name="T14">4</text:span></text:p>
          </draw:text-box>
        </draw:frame>
        <draw:frame draw:style-name="gr8" draw:text-style-name="P9" draw:layer="layout" svg:width="0.615cm" svg:height="0.446cm" svg:x="3.074cm" svg:y="24.658cm">
          <draw:text-box>
            <text:p text:style-name="P1"><text:span text:style-name="T14">4.3</text:span></text:p>
          </draw:text-box>
        </draw:frame>
        <draw:frame draw:style-name="gr8" draw:text-style-name="P9" draw:layer="layout" svg:width="2.243cm" svg:height="0.446cm" svg:x="3.954cm" svg:y="24.658cm">
          <draw:text-box>
            <text:p text:style-name="P1"><text:span text:style-name="T14">Uniqueness</text:span></text:p>
          </draw:text-box>
        </draw:frame>
        <draw:frame draw:style-name="gr8" draw:text-style-name="P9" draw:layer="layout" svg:width="0.384cm" svg:height="0.446cm" svg:x="6.181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48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779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7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5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4.6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4.658cm">
          <draw:text-box>
            <text:p text:style-name="P1"><text:span text:style-name="T14">4</text:span></text:p>
          </draw:text-box>
        </draw:frame>
        <draw:frame draw:style-name="gr8" draw:text-style-name="P9" draw:layer="layout" svg:width="0.615cm" svg:height="0.446cm" svg:x="3.074cm" svg:y="25.136cm">
          <draw:text-box>
            <text:p text:style-name="P1"><text:span text:style-name="T14">4.4</text:span></text:p>
          </draw:text-box>
        </draw:frame>
        <draw:frame draw:style-name="gr8" draw:text-style-name="P9" draw:layer="layout" svg:width="4.245cm" svg:height="0.446cm" svg:x="3.954cm" svg:y="25.136cm">
          <draw:text-box>
            <text:p text:style-name="P1"><text:span text:style-name="T14">Quadratic Expansion .</text:span></text:p>
          </draw:text-box>
        </draw:frame>
        <draw:frame draw:style-name="gr8" draw:text-style-name="P9" draw:layer="layout" svg:width="0.384cm" svg:height="0.446cm" svg:x="7.974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5.1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5.136cm">
          <draw:text-box>
            <text:p text:style-name="P1"><text:span text:style-name="T14">5</text:span></text:p>
          </draw:text-box>
        </draw:frame>
        <draw:frame draw:style-name="gr8" draw:text-style-name="P9" draw:layer="layout" svg:width="0.615cm" svg:height="0.446cm" svg:x="3.074cm" svg:y="25.614cm">
          <draw:text-box>
            <text:p text:style-name="P1"><text:span text:style-name="T14">4.5</text:span></text:p>
          </draw:text-box>
        </draw:frame>
        <draw:frame draw:style-name="gr8" draw:text-style-name="P9" draw:layer="layout" svg:width="3.904cm" svg:height="0.446cm" svg:x="3.954cm" svg:y="25.614cm">
          <draw:text-box>
            <text:p text:style-name="P1"><text:span text:style-name="T14">Lyapunov Function .</text:span></text:p>
          </draw:text-box>
        </draw:frame>
        <draw:frame draw:style-name="gr8" draw:text-style-name="P9" draw:layer="layout" svg:width="0.384cm" svg:height="0.446cm" svg:x="7.675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5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4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25.6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25.614cm">
          <draw:text-box>
            <text:p text:style-name="P1"><text:span text:style-name="T14">5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1</text:span></text:p>
          </draw:text-box>
        </draw:frame>
      </draw:page>
      <draw:page draw:name="page2" draw:style-name="dp1" draw:master-page-name="master-page56">
        <draw:frame draw:style-name="gr8" draw:text-style-name="P9" draw:layer="layout" svg:width="0.384cm" svg:height="0.446cm" svg:x="2.5cm" svg:y="2.529cm">
          <draw:text-box>
            <text:p text:style-name="P1"><text:span text:style-name="T13">5</text:span></text:p>
          </draw:text-box>
        </draw:frame>
        <draw:frame draw:style-name="gr8" draw:text-style-name="P9" draw:layer="layout" svg:width="6.794cm" svg:height="0.446cm" svg:x="3.074cm" svg:y="2.529cm">
          <draw:text-box>
            <text:p text:style-name="P1"><text:span text:style-name="T13">Chemical Reaction Network Theory</text:span></text:p>
          </draw:text-box>
        </draw:frame>
        <draw:frame draw:style-name="gr8" draw:text-style-name="P9" draw:layer="layout" svg:width="0.384cm" svg:height="0.446cm" svg:x="18.28cm" svg:y="2.529cm">
          <draw:text-box>
            <text:p text:style-name="P1"><text:span text:style-name="T13">5</text:span></text:p>
          </draw:text-box>
        </draw:frame>
        <draw:frame draw:style-name="gr8" draw:text-style-name="P9" draw:layer="layout" svg:width="0.615cm" svg:height="0.446cm" svg:x="3.074cm" svg:y="3.007cm">
          <draw:text-box>
            <text:p text:style-name="P1"><text:span text:style-name="T14">5.1</text:span></text:p>
          </draw:text-box>
        </draw:frame>
        <draw:frame draw:style-name="gr8" draw:text-style-name="P9" draw:layer="layout" svg:width="4.833cm" svg:height="0.446cm" svg:x="3.954cm" svg:y="3.007cm">
          <draw:text-box>
            <text:p text:style-name="P1"><text:span text:style-name="T14">Species and Complexes .</text:span></text:p>
          </draw:text-box>
        </draw:frame>
        <draw:frame draw:style-name="gr8" draw:text-style-name="P9" draw:layer="layout" svg:width="0.384cm" svg:height="0.446cm" svg:x="8.273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3.00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3.007cm">
          <draw:text-box>
            <text:p text:style-name="P1"><text:span text:style-name="T14">5</text:span></text:p>
          </draw:text-box>
        </draw:frame>
        <draw:frame draw:style-name="gr8" draw:text-style-name="P9" draw:layer="layout" svg:width="0.615cm" svg:height="0.446cm" svg:x="3.074cm" svg:y="3.485cm">
          <draw:text-box>
            <text:p text:style-name="P1"><text:span text:style-name="T14">5.2</text:span></text:p>
          </draw:text-box>
        </draw:frame>
        <draw:frame draw:style-name="gr8" draw:text-style-name="P9" draw:layer="layout" svg:width="2.02cm" svg:height="0.446cm" svg:x="3.954cm" svg:y="3.485cm">
          <draw:text-box>
            <text:p text:style-name="P1"><text:span text:style-name="T14">Deciency .</text:span></text:p>
          </draw:text-box>
        </draw:frame>
        <draw:frame draw:style-name="gr8" draw:text-style-name="P9" draw:layer="layout" svg:width="0.384cm" svg:height="0.446cm" svg:x="6.181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48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779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6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5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3.48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3.485cm">
          <draw:text-box>
            <text:p text:style-name="P1"><text:span text:style-name="T14">5</text:span></text:p>
          </draw:text-box>
        </draw:frame>
        <draw:frame draw:style-name="gr8" draw:text-style-name="P9" draw:layer="layout" svg:width="0.615cm" svg:height="0.446cm" svg:x="3.074cm" svg:y="3.963cm">
          <draw:text-box>
            <text:p text:style-name="P1"><text:span text:style-name="T14">5.3</text:span></text:p>
          </draw:text-box>
        </draw:frame>
        <draw:frame draw:style-name="gr8" draw:text-style-name="P9" draw:layer="layout" svg:width="4.203cm" svg:height="0.446cm" svg:x="3.954cm" svg:y="3.963cm">
          <draw:text-box>
            <text:p text:style-name="P1"><text:span text:style-name="T14">Mass-Action Kinetics .</text:span></text:p>
          </draw:text-box>
        </draw:frame>
        <draw:frame draw:style-name="gr8" draw:text-style-name="P9" draw:layer="layout" svg:width="0.384cm" svg:height="0.446cm" svg:x="7.974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3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3.96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3.963cm">
          <draw:text-box>
            <text:p text:style-name="P1"><text:span text:style-name="T14">6</text:span></text:p>
          </draw:text-box>
        </draw:frame>
        <draw:frame draw:style-name="gr8" draw:text-style-name="P9" draw:layer="layout" svg:width="0.615cm" svg:height="0.446cm" svg:x="3.074cm" svg:y="4.441cm">
          <draw:text-box>
            <text:p text:style-name="P1"><text:span text:style-name="T14">5.4</text:span></text:p>
          </draw:text-box>
        </draw:frame>
        <draw:frame draw:style-name="gr8" draw:text-style-name="P9" draw:layer="layout" svg:width="2.488cm" svg:height="0.446cm" svg:x="3.954cm" svg:y="4.441cm">
          <draw:text-box>
            <text:p text:style-name="P1"><text:span text:style-name="T14">Cycle Anities</text:span></text:p>
          </draw:text-box>
        </draw:frame>
        <draw:frame draw:style-name="gr8" draw:text-style-name="P9" draw:layer="layout" svg:width="0.384cm" svg:height="0.446cm" svg:x="6.779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6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5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4.44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4.441cm">
          <draw:text-box>
            <text:p text:style-name="P1"><text:span text:style-name="T14">6</text:span></text:p>
          </draw:text-box>
        </draw:frame>
        <draw:frame draw:style-name="gr8" draw:text-style-name="P9" draw:layer="layout" svg:width="0.615cm" svg:height="0.446cm" svg:x="3.074cm" svg:y="4.919cm">
          <draw:text-box>
            <text:p text:style-name="P1"><text:span text:style-name="T14">5.5</text:span></text:p>
          </draw:text-box>
        </draw:frame>
        <draw:frame draw:style-name="gr8" draw:text-style-name="P9" draw:layer="layout" svg:width="4.883cm" svg:height="0.446cm" svg:x="3.954cm" svg:y="4.919cm">
          <draw:text-box>
            <text:p text:style-name="P1"><text:span text:style-name="T14">Deciency Zero Theorem .</text:span></text:p>
          </draw:text-box>
        </draw:frame>
        <draw:frame draw:style-name="gr8" draw:text-style-name="P9" draw:layer="layout" svg:width="0.384cm" svg:height="0.446cm" svg:x="8.572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3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4.91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4.919cm">
          <draw:text-box>
            <text:p text:style-name="P1"><text:span text:style-name="T14">7</text:span></text:p>
          </draw:text-box>
        </draw:frame>
        <draw:frame draw:style-name="gr8" draw:text-style-name="P9" draw:layer="layout" svg:width="0.384cm" svg:height="0.446cm" svg:x="2.5cm" svg:y="5.78cm">
          <draw:text-box>
            <text:p text:style-name="P1"><text:span text:style-name="T13">6</text:span></text:p>
          </draw:text-box>
        </draw:frame>
        <draw:frame draw:style-name="gr8" draw:text-style-name="P9" draw:layer="layout" svg:width="1.874cm" svg:height="0.446cm" svg:x="3.074cm" svg:y="5.78cm">
          <draw:text-box>
            <text:p text:style-name="P1"><text:span text:style-name="T13">Examples</text:span></text:p>
          </draw:text-box>
        </draw:frame>
        <draw:frame draw:style-name="gr8" draw:text-style-name="P9" draw:layer="layout" svg:width="0.384cm" svg:height="0.446cm" svg:x="18.28cm" svg:y="5.78cm">
          <draw:text-box>
            <text:p text:style-name="P1"><text:span text:style-name="T13">7</text:span></text:p>
          </draw:text-box>
        </draw:frame>
        <draw:frame draw:style-name="gr8" draw:text-style-name="P9" draw:layer="layout" svg:width="0.615cm" svg:height="0.446cm" svg:x="3.074cm" svg:y="6.258cm">
          <draw:text-box>
            <text:p text:style-name="P1"><text:span text:style-name="T14">6.1</text:span></text:p>
          </draw:text-box>
        </draw:frame>
        <draw:frame draw:style-name="gr8" draw:text-style-name="P9" draw:layer="layout" svg:width="4.515cm" svg:height="0.446cm" svg:x="3.954cm" svg:y="6.258cm">
          <draw:text-box>
            <text:p text:style-name="P1"><text:span text:style-name="T14">The Triangle (3-Cycle) .</text:span></text:p>
          </draw:text-box>
        </draw:frame>
        <draw:frame draw:style-name="gr8" draw:text-style-name="P9" draw:layer="layout" svg:width="0.384cm" svg:height="0.446cm" svg:x="8.273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5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6.258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6.258cm">
          <draw:text-box>
            <text:p text:style-name="P1"><text:span text:style-name="T14">7</text:span></text:p>
          </draw:text-box>
        </draw:frame>
        <draw:frame draw:style-name="gr8" draw:text-style-name="P9" draw:layer="layout" svg:width="0.615cm" svg:height="0.446cm" svg:x="3.074cm" svg:y="6.736cm">
          <draw:text-box>
            <text:p text:style-name="P1"><text:span text:style-name="T14">6.2</text:span></text:p>
          </draw:text-box>
        </draw:frame>
        <draw:frame draw:style-name="gr8" draw:text-style-name="P9" draw:layer="layout" svg:width="2.476cm" svg:height="0.446cm" svg:x="3.954cm" svg:y="6.736cm">
          <draw:text-box>
            <text:p text:style-name="P1"><text:span text:style-name="T14">The</text:span><text:span text:style-name="T15"> n</text:span><text:span text:style-name="T14">-Cycle .</text:span></text:p>
          </draw:text-box>
        </draw:frame>
        <draw:frame draw:style-name="gr8" draw:text-style-name="P9" draw:layer="layout" svg:width="0.384cm" svg:height="0.446cm" svg:x="6.48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779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7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5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4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6.736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6.736cm">
          <draw:text-box>
            <text:p text:style-name="P1"><text:span text:style-name="T14">8</text:span></text:p>
          </draw:text-box>
        </draw:frame>
        <draw:frame draw:style-name="gr8" draw:text-style-name="P9" draw:layer="layout" svg:width="0.615cm" svg:height="0.446cm" svg:x="3.074cm" svg:y="7.214cm">
          <draw:text-box>
            <text:p text:style-name="P1"><text:span text:style-name="T14">6.3</text:span></text:p>
          </draw:text-box>
        </draw:frame>
        <draw:frame draw:style-name="gr8" draw:text-style-name="P9" draw:layer="layout" svg:width="6.762cm" svg:height="0.446cm" svg:x="3.954cm" svg:y="7.214cm">
          <draw:text-box>
            <text:p text:style-name="P1"><text:span text:style-name="T14">MichaelisMenten Enzyme Kinetics .</text:span></text:p>
          </draw:text-box>
        </draw:frame>
        <draw:frame draw:style-name="gr8" draw:text-style-name="P9" draw:layer="layout" svg:width="0.384cm" svg:height="0.446cm" svg:x="10.364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7.214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7.214cm">
          <draw:text-box>
            <text:p text:style-name="P1"><text:span text:style-name="T14">8</text:span></text:p>
          </draw:text-box>
        </draw:frame>
        <draw:frame draw:style-name="gr8" draw:text-style-name="P9" draw:layer="layout" svg:width="0.384cm" svg:height="0.446cm" svg:x="2.5cm" svg:y="8.075cm">
          <draw:text-box>
            <text:p text:style-name="P1"><text:span text:style-name="T13">7</text:span></text:p>
          </draw:text-box>
        </draw:frame>
        <draw:frame draw:style-name="gr8" draw:text-style-name="P9" draw:layer="layout" svg:width="2.051cm" svg:height="0.446cm" svg:x="3.074cm" svg:y="8.075cm">
          <draw:text-box>
            <text:p text:style-name="P1"><text:span text:style-name="T13">Discussion</text:span></text:p>
          </draw:text-box>
        </draw:frame>
        <draw:frame draw:style-name="gr8" draw:text-style-name="P9" draw:layer="layout" svg:width="0.384cm" svg:height="0.446cm" svg:x="18.28cm" svg:y="8.075cm">
          <draw:text-box>
            <text:p text:style-name="P1"><text:span text:style-name="T13">9</text:span></text:p>
          </draw:text-box>
        </draw:frame>
        <draw:frame draw:style-name="gr8" draw:text-style-name="P9" draw:layer="layout" svg:width="0.615cm" svg:height="0.446cm" svg:x="3.074cm" svg:y="8.553cm">
          <draw:text-box>
            <text:p text:style-name="P1"><text:span text:style-name="T14">7.1</text:span></text:p>
          </draw:text-box>
        </draw:frame>
        <draw:frame draw:style-name="gr8" draw:text-style-name="P9" draw:layer="layout" svg:width="1.864cm" svg:height="0.446cm" svg:x="3.954cm" svg:y="8.553cm">
          <draw:text-box>
            <text:p text:style-name="P1"><text:span text:style-name="T14">Summary</text:span></text:p>
          </draw:text-box>
        </draw:frame>
        <draw:frame draw:style-name="gr8" draw:text-style-name="P9" draw:layer="layout" svg:width="0.384cm" svg:height="0.446cm" svg:x="5.883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181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48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779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6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6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8.55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8.553cm">
          <draw:text-box>
            <text:p text:style-name="P1"><text:span text:style-name="T14">9</text:span></text:p>
          </draw:text-box>
        </draw:frame>
        <draw:frame draw:style-name="gr8" draw:text-style-name="P9" draw:layer="layout" svg:width="0.615cm" svg:height="0.446cm" svg:x="3.074cm" svg:y="9.031cm">
          <draw:text-box>
            <text:p text:style-name="P1"><text:span text:style-name="T14">7.2</text:span></text:p>
          </draw:text-box>
        </draw:frame>
        <draw:frame draw:style-name="gr8" draw:text-style-name="P9" draw:layer="layout" svg:width="3.655cm" svg:height="0.446cm" svg:x="3.954cm" svg:y="9.031cm">
          <draw:text-box>
            <text:p text:style-name="P1"><text:span text:style-name="T14">Formal Verication .</text:span></text:p>
          </draw:text-box>
        </draw:frame>
        <draw:frame draw:style-name="gr8" draw:text-style-name="P9" draw:layer="layout" svg:width="0.384cm" svg:height="0.446cm" svg:x="7.675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3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9.03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8.309cm" svg:y="9.031cm">
          <draw:text-box>
            <text:p text:style-name="P1"><text:span text:style-name="T14">9</text:span></text:p>
          </draw:text-box>
        </draw:frame>
        <draw:frame draw:style-name="gr8" draw:text-style-name="P9" draw:layer="layout" svg:width="0.615cm" svg:height="0.446cm" svg:x="3.074cm" svg:y="9.509cm">
          <draw:text-box>
            <text:p text:style-name="P1"><text:span text:style-name="T14">7.3</text:span></text:p>
          </draw:text-box>
        </draw:frame>
        <draw:frame draw:style-name="gr8" draw:text-style-name="P9" draw:layer="layout" svg:width="2.379cm" svg:height="0.446cm" svg:x="3.954cm" svg:y="9.509cm">
          <draw:text-box>
            <text:p text:style-name="P1"><text:span text:style-name="T14">Future Work</text:span></text:p>
          </draw:text-box>
        </draw:frame>
        <draw:frame draw:style-name="gr8" draw:text-style-name="P9" draw:layer="layout" svg:width="0.384cm" svg:height="0.446cm" svg:x="6.48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6.779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6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5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6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9.509cm">
          <draw:text-box>
            <text:p text:style-name="P1"><text:span text:style-name="T14">.</text:span></text:p>
          </draw:text-box>
        </draw:frame>
        <draw:frame draw:style-name="gr8" draw:text-style-name="P9" draw:layer="layout" svg:width="0.492cm" svg:height="0.446cm" svg:x="18.117cm" svg:y="9.509cm">
          <draw:text-box>
            <text:p text:style-name="P1"><text:span text:style-name="T14">10</text:span></text:p>
          </draw:text-box>
        </draw:frame>
        <draw:frame draw:style-name="gr8" draw:text-style-name="P9" draw:layer="layout" svg:width="4.427cm" svg:height="0.446cm" svg:x="2.5cm" svg:y="10.369cm">
          <draw:text-box>
            <text:p text:style-name="P1"><text:span text:style-name="T13">A Lean 4 Formalization</text:span></text:p>
          </draw:text-box>
        </draw:frame>
        <draw:frame draw:style-name="gr8" draw:text-style-name="P9" draw:layer="layout" svg:width="0.492cm" svg:height="0.446cm" svg:x="18.06cm" svg:y="10.369cm">
          <draw:text-box>
            <text:p text:style-name="P1"><text:span text:style-name="T13">11</text:span></text:p>
          </draw:text-box>
        </draw:frame>
        <draw:frame draw:style-name="gr8" draw:text-style-name="P9" draw:layer="layout" svg:width="0.633cm" svg:height="0.446cm" svg:x="3.074cm" svg:y="10.847cm">
          <draw:text-box>
            <text:p text:style-name="P1"><text:span text:style-name="T14">A.1</text:span></text:p>
          </draw:text-box>
        </draw:frame>
        <draw:frame draw:style-name="gr8" draw:text-style-name="P9" draw:layer="layout" svg:width="3.354cm" svg:height="0.446cm" svg:x="3.954cm" svg:y="10.847cm">
          <draw:text-box>
            <text:p text:style-name="P1"><text:span text:style-name="T14">Build Instructions</text:span></text:p>
          </draw:text-box>
        </draw:frame>
        <draw:frame draw:style-name="gr8" draw:text-style-name="P9" draw:layer="layout" svg:width="0.384cm" svg:height="0.446cm" svg:x="7.377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3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10.847cm">
          <draw:text-box>
            <text:p text:style-name="P1"><text:span text:style-name="T14">.</text:span></text:p>
          </draw:text-box>
        </draw:frame>
        <draw:frame draw:style-name="gr8" draw:text-style-name="P9" draw:layer="layout" svg:width="0.492cm" svg:height="0.446cm" svg:x="18.118cm" svg:y="10.847cm">
          <draw:text-box>
            <text:p text:style-name="P1"><text:span text:style-name="T14">11</text:span></text:p>
          </draw:text-box>
        </draw:frame>
        <draw:frame draw:style-name="gr8" draw:text-style-name="P9" draw:layer="layout" svg:width="0.633cm" svg:height="0.446cm" svg:x="3.074cm" svg:y="11.325cm">
          <draw:text-box>
            <text:p text:style-name="P1"><text:span text:style-name="T14">A.2</text:span></text:p>
          </draw:text-box>
        </draw:frame>
        <draw:frame draw:style-name="gr8" draw:text-style-name="P9" draw:layer="layout" svg:width="2.843cm" svg:height="0.446cm" svg:x="3.954cm" svg:y="11.325cm">
          <draw:text-box>
            <text:p text:style-name="P1"><text:span text:style-name="T14">File Structure .</text:span></text:p>
          </draw:text-box>
        </draw:frame>
        <draw:frame draw:style-name="gr8" draw:text-style-name="P9" draw:layer="layout" svg:width="0.384cm" svg:height="0.446cm" svg:x="6.779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078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377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5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9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4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11.325cm">
          <draw:text-box>
            <text:p text:style-name="P1"><text:span text:style-name="T14">.</text:span></text:p>
          </draw:text-box>
        </draw:frame>
        <draw:frame draw:style-name="gr8" draw:text-style-name="P9" draw:layer="layout" svg:width="0.492cm" svg:height="0.446cm" svg:x="18.117cm" svg:y="11.325cm">
          <draw:text-box>
            <text:p text:style-name="P1"><text:span text:style-name="T14">11</text:span></text:p>
          </draw:text-box>
        </draw:frame>
        <draw:frame draw:style-name="gr8" draw:text-style-name="P9" draw:layer="layout" svg:width="0.633cm" svg:height="0.446cm" svg:x="3.074cm" svg:y="11.803cm">
          <draw:text-box>
            <text:p text:style-name="P1"><text:span text:style-name="T14">A.3</text:span></text:p>
          </draw:text-box>
        </draw:frame>
        <draw:frame draw:style-name="gr8" draw:text-style-name="P9" draw:layer="layout" svg:width="4.342cm" svg:height="0.446cm" svg:x="3.954cm" svg:y="11.803cm">
          <draw:text-box>
            <text:p text:style-name="P1"><text:span text:style-name="T14">Correspondence Table</text:span></text:p>
          </draw:text-box>
        </draw:frame>
        <draw:frame draw:style-name="gr8" draw:text-style-name="P9" draw:layer="layout" svg:width="0.384cm" svg:height="0.446cm" svg:x="7.974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4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3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8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11.803cm">
          <draw:text-box>
            <text:p text:style-name="P1"><text:span text:style-name="T14">.</text:span></text:p>
          </draw:text-box>
        </draw:frame>
        <draw:frame draw:style-name="gr8" draw:text-style-name="P9" draw:layer="layout" svg:width="0.492cm" svg:height="0.446cm" svg:x="18.118cm" svg:y="11.803cm">
          <draw:text-box>
            <text:p text:style-name="P1"><text:span text:style-name="T14">11</text:span></text:p>
          </draw:text-box>
        </draw:frame>
        <draw:frame draw:style-name="gr8" draw:text-style-name="P9" draw:layer="layout" svg:width="0.633cm" svg:height="0.446cm" svg:x="3.074cm" svg:y="12.281cm">
          <draw:text-box>
            <text:p text:style-name="P1"><text:span text:style-name="T14">A.4</text:span></text:p>
          </draw:text-box>
        </draw:frame>
        <draw:frame draw:style-name="gr8" draw:text-style-name="P9" draw:layer="layout" svg:width="3.554cm" svg:height="0.446cm" svg:x="3.954cm" svg:y="12.281cm">
          <draw:text-box>
            <text:p text:style-name="P1"><text:span text:style-name="T14">Key Assumptions .</text:span></text:p>
          </draw:text-box>
        </draw:frame>
        <draw:frame draw:style-name="gr8" draw:text-style-name="P9" draw:layer="layout" svg:width="0.384cm" svg:height="0.446cm" svg:x="7.377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676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7.974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273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572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8.871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169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468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9.767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066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364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663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962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261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559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1.858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157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456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2.755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053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352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651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3.95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248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547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4.846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145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443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5.742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041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34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639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6.937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236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7.535cm" svg:y="12.281cm">
          <draw:text-box>
            <text:p text:style-name="P1"><text:span text:style-name="T14">.</text:span></text:p>
          </draw:text-box>
        </draw:frame>
        <draw:frame draw:style-name="gr8" draw:text-style-name="P9" draw:layer="layout" svg:width="0.492cm" svg:height="0.446cm" svg:x="18.117cm" svg:y="12.281cm">
          <draw:text-box>
            <text:p text:style-name="P1"><text:span text:style-name="T14">13</text:span></text:p>
          </draw:text-box>
        </draw:frame>
        <draw:frame draw:style-name="gr7" draw:text-style-name="P8" draw:layer="layout" svg:width="0.505cm" svg:height="0.59cm" svg:x="2.5cm" svg:y="13.381cm">
          <draw:text-box>
            <text:p text:style-name="P1"><text:span text:style-name="T12">1</text:span></text:p>
          </draw:text-box>
        </draw:frame>
        <draw:frame draw:style-name="gr7" draw:text-style-name="P8" draw:layer="layout" svg:width="3.089cm" svg:height="0.59cm" svg:x="3.335cm" svg:y="13.381cm">
          <draw:text-box>
            <text:p text:style-name="P1"><text:span text:style-name="T12">Introduction</text:span></text:p>
          </draw:text-box>
        </draw:frame>
        <draw:frame draw:style-name="gr8" draw:text-style-name="P9" draw:layer="layout" svg:width="18.762cm" svg:height="0.446cm" svg:x="2.5cm" svg:y="14.353cm">
          <draw:text-box>
            <text:p text:style-name="P1"><text:span text:style-name="T14">Chemical reaction networks (CRNs) provide a mathematical framework for modeling biochemical</text:span></text:p>
          </draw:text-box>
        </draw:frame>
        <draw:frame draw:style-name="gr8" draw:text-style-name="P9" draw:layer="layout" svg:width="12.105cm" svg:height="0.446cm" svg:x="2.5cm" svg:y="14.831cm">
          <draw:text-box>
            <text:p text:style-name="P1"><text:span text:style-name="T14">systems, from metabolic pathways to gene regulatory circuits.</text:span></text:p>
          </draw:text-box>
        </draw:frame>
        <draw:frame draw:style-name="gr8" draw:text-style-name="P9" draw:layer="layout" svg:width="5.19cm" svg:height="0.446cm" svg:x="12.985cm" svg:y="14.831cm">
          <draw:text-box>
            <text:p text:style-name="P1"><text:span text:style-name="T14">A fundamental question is:</text:span></text:p>
          </draw:text-box>
        </draw:frame>
        <draw:frame draw:style-name="gr8" draw:text-style-name="P9" draw:layer="layout" svg:width="1.063cm" svg:height="0.446cm" svg:x="17.641cm" svg:y="14.831cm">
          <draw:text-box>
            <text:p text:style-name="P1"><text:span text:style-name="T16">given</text:span></text:p>
          </draw:text-box>
        </draw:frame>
        <draw:frame draw:style-name="gr8" draw:text-style-name="P9" draw:layer="layout" svg:width="15.279cm" svg:height="0.446cm" svg:x="2.5cm" svg:y="15.309cm">
          <draw:text-box>
            <text:p text:style-name="P1"><text:span text:style-name="T16">the network structure and kinetic parameters, what are the steady-state uxes?</text:span></text:p>
          </draw:text-box>
        </draw:frame>
        <draw:frame draw:style-name="gr8" draw:text-style-name="P9" draw:layer="layout" svg:width="2.459cm" svg:height="0.446cm" svg:x="3.097cm" svg:y="15.787cm">
          <draw:text-box>
            <text:p text:style-name="P1"><text:span text:style-name="T14">The classical</text:span></text:p>
          </draw:text-box>
        </draw:frame>
        <draw:frame draw:style-name="gr8" draw:text-style-name="P9" draw:layer="layout" svg:width="1.936cm" svg:height="0.446cm" svg:x="5.387cm" svg:y="15.787cm">
          <draw:text-box>
            <text:p text:style-name="P1"><text:span text:style-name="T14">approach,</text:span></text:p>
          </draw:text-box>
        </draw:frame>
        <draw:frame draw:style-name="gr8" draw:text-style-name="P9" draw:layer="layout" svg:width="4.481cm" svg:height="0.446cm" svg:x="7.16cm" svg:y="15.787cm">
          <draw:text-box>
            <text:p text:style-name="P1"><text:span text:style-name="T14">pioneered by Feinberg,</text:span></text:p>
          </draw:text-box>
        </draw:frame>
        <draw:frame draw:style-name="gr8" draw:text-style-name="P9" draw:layer="layout" svg:width="1.052cm" svg:height="0.446cm" svg:x="11.128cm" svg:y="15.787cm">
          <draw:text-box>
            <text:p text:style-name="P1"><text:span text:style-name="T14">Horn,</text:span></text:p>
          </draw:text-box>
        </draw:frame>
        <draw:frame draw:style-name="gr8" draw:text-style-name="P9" draw:layer="layout" svg:width="2.955cm" svg:height="0.446cm" svg:x="12.221cm" svg:y="15.787cm">
          <draw:text-box>
            <text:p text:style-name="P1"><text:span text:style-name="T14">and Jackson [5,</text:span></text:p>
          </draw:text-box>
        </draw:frame>
        <draw:frame draw:style-name="gr8" draw:text-style-name="P9" draw:layer="layout" svg:width="0.384cm" svg:height="0.446cm" svg:x="14.975cm" svg:y="15.787cm">
          <draw:text-box>
            <text:p text:style-name="P1"><text:span text:style-name="T14">7,</text:span></text:p>
          </draw:text-box>
        </draw:frame>
        <draw:frame draw:style-name="gr8" draw:text-style-name="P9" draw:layer="layout" svg:width="0.52cm" svg:height="0.446cm" svg:x="15.416cm" svg:y="15.787cm">
          <draw:text-box>
            <text:p text:style-name="P1"><text:span text:style-name="T14">6],</text:span></text:p>
          </draw:text-box>
        </draw:frame>
        <draw:frame draw:style-name="gr8" draw:text-style-name="P9" draw:layer="layout" svg:width="2.841cm" svg:height="0.446cm" svg:x="15.967cm" svg:y="15.787cm">
          <draw:text-box>
            <text:p text:style-name="P1"><text:span text:style-name="T14">analyzes CRNs</text:span></text:p>
          </draw:text-box>
        </draw:frame>
        <draw:frame draw:style-name="gr8" draw:text-style-name="P9" draw:layer="layout" svg:width="7.668cm" svg:height="0.446cm" svg:x="2.5cm" svg:y="16.265cm">
          <draw:text-box>
            <text:p text:style-name="P1"><text:span text:style-name="T14">through their graph-theoretic structure.</text:span></text:p>
          </draw:text-box>
        </draw:frame>
        <draw:frame draw:style-name="gr8" draw:text-style-name="P9" draw:layer="layout" svg:width="9.934cm" svg:height="0.446cm" svg:x="9.31cm" svg:y="16.265cm">
          <draw:text-box>
            <text:p text:style-name="P1"><text:span text:style-name="T14">The</text:span><text:span text:style-name="T16"> deciency</text:span><text:span text:style-name="T15"> δ</text:span><text:span text:style-name="T17"> =</text:span><text:span text:style-name="T15"> n − ℓ − s</text:span><text:span text:style-name="T14"> (where</text:span><text:span text:style-name="T15"> n</text:span><text:span text:style-name="T14"> is the number of</text:span></text:p>
          </draw:text-box>
        </draw:frame>
        <draw:frame draw:style-name="gr8" draw:text-style-name="P9" draw:layer="layout" svg:width="18.689cm" svg:height="0.446cm" svg:x="2.5cm" svg:y="16.743cm">
          <draw:text-box>
            <text:p text:style-name="P1"><text:span text:style-name="T14">complexes,</text:span><text:span text:style-name="T15"> ℓ</text:span><text:span text:style-name="T14"> the number of linkage classes, and</text:span><text:span text:style-name="T15"> s</text:span><text:span text:style-name="T14"> the rank of the stoichiometric subspace) plays</text:span></text:p>
          </draw:text-box>
        </draw:frame>
        <draw:frame draw:style-name="gr8" draw:text-style-name="P9" draw:layer="layout" svg:width="1.637cm" svg:height="0.446cm" svg:x="2.5cm" svg:y="17.221cm">
          <draw:text-box>
            <text:p text:style-name="P1"><text:span text:style-name="T14">a crucial</text:span></text:p>
          </draw:text-box>
        </draw:frame>
        <draw:frame draw:style-name="gr8" draw:text-style-name="P9" draw:layer="layout" svg:width="0.87cm" svg:height="0.446cm" svg:x="4.103cm" svg:y="17.221cm">
          <draw:text-box>
            <text:p text:style-name="P1"><text:span text:style-name="T14">role:</text:span></text:p>
          </draw:text-box>
        </draw:frame>
        <draw:frame draw:style-name="gr8" draw:text-style-name="P9" draw:layer="layout" svg:width="15.004cm" svg:height="0.446cm" svg:x="5.046cm" svg:y="17.221cm">
          <draw:text-box>
            <text:p text:style-name="P1"><text:span text:style-name="T14">networks with</text:span><text:span text:style-name="T15"> δ</text:span><text:span text:style-name="T17"> = 0</text:span><text:span text:style-name="T14"> and weak reversibility exhibit particularly nice dynamical</text:span></text:p>
          </draw:text-box>
        </draw:frame>
        <draw:frame draw:style-name="gr8" draw:text-style-name="P9" draw:layer="layout" svg:width="1.815cm" svg:height="0.446cm" svg:x="2.5cm" svg:y="17.699cm">
          <draw:text-box>
            <text:p text:style-name="P1"><text:span text:style-name="T14">behavior.</text:span></text:p>
          </draw:text-box>
        </draw:frame>
        <draw:frame draw:style-name="gr8" draw:text-style-name="P9" draw:layer="layout" svg:width="9.886cm" svg:height="0.446cm" svg:x="3.097cm" svg:y="18.176cm">
          <draw:text-box>
            <text:p text:style-name="P1"><text:span text:style-name="T14">In this paper, we take a complementary</text:span><text:span text:style-name="T16"> variational</text:span></text:p>
          </draw:text-box>
        </draw:frame>
        <draw:frame draw:style-name="gr8" draw:text-style-name="P9" draw:layer="layout" svg:width="7.967cm" svg:height="0.446cm" svg:x="11.571cm" svg:y="18.176cm">
          <draw:text-box>
            <text:p text:style-name="P1"><text:span text:style-name="T14">approach, rooted in the OnsagerRayleigh</text:span></text:p>
          </draw:text-box>
        </draw:frame>
        <draw:frame draw:style-name="gr8" draw:text-style-name="P9" draw:layer="layout" svg:width="10.109cm" svg:height="0.446cm" svg:x="2.5cm" svg:y="18.655cm">
          <draw:text-box>
            <text:p text:style-name="P1"><text:span text:style-name="T14">principle from non-equilibrium thermodynamics [12,</text:span></text:p>
          </draw:text-box>
        </draw:frame>
        <draw:frame draw:style-name="gr8" draw:text-style-name="P9" draw:layer="layout" svg:width="0.765cm" svg:height="0.446cm" svg:x="11.528cm" svg:y="18.655cm">
          <draw:text-box>
            <text:p text:style-name="P1"><text:span text:style-name="T14">13].</text:span></text:p>
          </draw:text-box>
        </draw:frame>
        <draw:frame draw:style-name="gr8" draw:text-style-name="P9" draw:layer="layout" svg:width="6.82cm" svg:height="0.446cm" svg:x="12.389cm" svg:y="18.655cm">
          <draw:text-box>
            <text:p text:style-name="P1"><text:span text:style-name="T14">The key insight is that steady-state</text:span></text:p>
          </draw:text-box>
        </draw:frame>
        <draw:frame draw:style-name="gr8" draw:text-style-name="P9" draw:layer="layout" svg:width="14.414cm" svg:height="0.446cm" svg:x="2.5cm" svg:y="19.132cm">
          <draw:text-box>
            <text:p text:style-name="P1"><text:span text:style-name="T14">uxes minimize a dissipation functional subject to conservation constraints.</text:span></text:p>
          </draw:text-box>
        </draw:frame>
        <draw:frame draw:style-name="gr2" draw:text-style-name="P3" draw:layer="layout" svg:width="0.675cm" svg:height="0.497cm" svg:x="2.5cm" svg:y="20.129cm">
          <draw:text-box>
            <text:p text:style-name="P1"><text:span text:style-name="T18">1.1</text:span></text:p>
          </draw:text-box>
        </draw:frame>
        <draw:frame draw:style-name="gr2" draw:text-style-name="P3" draw:layer="layout" svg:width="3.996cm" svg:height="0.497cm" svg:x="3.581cm" svg:y="20.129cm">
          <draw:text-box>
            <text:p text:style-name="P1"><text:span text:style-name="T18">Main Contributions</text:span></text:p>
          </draw:text-box>
        </draw:frame>
        <draw:frame draw:style-name="gr8" draw:text-style-name="P9" draw:layer="layout" svg:width="7.833cm" svg:height="0.446cm" svg:x="2.781cm" svg:y="20.889cm">
          <draw:text-box>
            <text:p text:style-name="P1"><text:span text:style-name="T14">(1)</text:span><text:span text:style-name="T13"> Variational Framework</text:span><text:span text:style-name="T14"> (Sections 24):</text:span></text:p>
          </draw:text-box>
        </draw:frame>
        <draw:frame draw:style-name="gr8" draw:text-style-name="P9" draw:layer="layout" svg:width="8.763cm" svg:height="0.446cm" svg:x="10.669cm" svg:y="20.889cm">
          <draw:text-box>
            <text:p text:style-name="P1"><text:span text:style-name="T14">We construct the OnsagerRayleigh functional</text:span></text:p>
          </draw:text-box>
        </draw:frame>
        <draw:frame draw:style-name="gr8" draw:text-style-name="P9" draw:layer="layout" svg:width="17.271cm" svg:height="0.446cm" svg:x="3.462cm" svg:y="21.367cm">
          <draw:text-box>
            <text:p text:style-name="P1"><text:span text:style-name="T14">on weighted directed graphs and prove that its minimizer over</text:span><text:span text:style-name="T17"> ker(</text:span><text:span text:style-name="T15">B</text:span><text:span text:style-name="T17">)</text:span><text:span text:style-name="T14"> is unique, explicitly</text:span></text:p>
          </draw:text-box>
        </draw:frame>
        <draw:frame draw:style-name="gr8" draw:text-style-name="P9" draw:layer="layout" svg:width="15.166cm" svg:height="0.446cm" svg:x="3.462cm" svg:y="21.845cm">
          <draw:text-box>
            <text:p text:style-name="P1"><text:span text:style-name="T14">computable via Laplacian projection, and satises a sharp quadratic expansion.</text:span></text:p>
          </draw:text-box>
        </draw:frame>
        <draw:frame draw:style-name="gr8" draw:text-style-name="P9" draw:layer="layout" svg:width="6.385cm" svg:height="0.446cm" svg:x="2.781cm" svg:y="22.64cm">
          <draw:text-box>
            <text:p text:style-name="P1"><text:span text:style-name="T14">(2)</text:span><text:span text:style-name="T13"> CRNT Connection</text:span><text:span text:style-name="T14"> (Section 5):</text:span></text:p>
          </draw:text-box>
        </draw:frame>
        <draw:frame draw:style-name="gr8" draw:text-style-name="P9" draw:layer="layout" svg:width="6.261cm" svg:height="0.446cm" svg:x="9.613cm" svg:y="22.64cm">
          <draw:text-box>
            <text:p text:style-name="P1"><text:span text:style-name="T14">We extend the framework to full</text:span></text:p>
          </draw:text-box>
        </draw:frame>
        <draw:frame draw:style-name="gr8" draw:text-style-name="P9" draw:layer="layout" svg:width="1.732cm" svg:height="0.446cm" svg:x="15.54cm" svg:y="22.64cm">
          <draw:text-box>
            <text:p text:style-name="P1"><text:span text:style-name="T14">chemical</text:span></text:p>
          </draw:text-box>
        </draw:frame>
        <draw:frame draw:style-name="gr8" draw:text-style-name="P9" draw:layer="layout" svg:width="1.583cm" svg:height="0.446cm" svg:x="17.161cm" svg:y="22.64cm">
          <draw:text-box>
            <text:p text:style-name="P1"><text:span text:style-name="T14">reaction</text:span></text:p>
          </draw:text-box>
        </draw:frame>
        <draw:frame draw:style-name="gr8" draw:text-style-name="P9" draw:layer="layout" svg:width="5.444cm" svg:height="0.446cm" svg:x="3.462cm" svg:y="23.118cm">
          <draw:text-box>
            <text:p text:style-name="P1"><text:span text:style-name="T14">network theory with species</text:span></text:p>
          </draw:text-box>
        </draw:frame>
        <draw:frame draw:style-name="gr8" draw:text-style-name="P9" draw:layer="layout" svg:width="1.881cm" svg:height="0.446cm" svg:x="8.563cm" svg:y="23.118cm">
          <draw:text-box>
            <text:p text:style-name="P1"><text:span text:style-name="T14">structure,</text:span></text:p>
          </draw:text-box>
        </draw:frame>
        <draw:frame draw:style-name="gr8" draw:text-style-name="P9" draw:layer="layout" svg:width="2.369cm" svg:height="0.446cm" svg:x="10.403cm" svg:y="23.118cm">
          <draw:text-box>
            <text:p text:style-name="P1"><text:span text:style-name="T14">proving that</text:span></text:p>
          </draw:text-box>
        </draw:frame>
        <draw:frame draw:style-name="gr8" draw:text-style-name="P9" draw:layer="layout" svg:width="2.403cm" svg:height="0.446cm" svg:x="12.764cm" svg:y="23.118cm">
          <draw:text-box>
            <text:p text:style-name="P1"><text:span text:style-name="T14">cycle anities</text:span></text:p>
          </draw:text-box>
        </draw:frame>
        <draw:frame draw:style-name="gr8" draw:text-style-name="P9" draw:layer="layout" svg:width="3.563cm" svg:height="0.446cm" svg:x="15.395cm" svg:y="23.118cm">
          <draw:text-box>
            <text:p text:style-name="P1"><text:span text:style-name="T14">are concentration-</text:span></text:p>
          </draw:text-box>
        </draw:frame>
        <draw:frame draw:style-name="gr8" draw:text-style-name="P9" draw:layer="layout" svg:width="11.485cm" svg:height="0.446cm" svg:x="3.462cm" svg:y="23.596cm">
          <draw:text-box>
            <text:p text:style-name="P1"><text:span text:style-name="T14">independent and connecting to the deciency zero theorem.</text:span></text:p>
          </draw:text-box>
        </draw:frame>
        <draw:frame draw:style-name="gr8" draw:text-style-name="P9" draw:layer="layout" svg:width="17.087cm" svg:height="0.446cm" svg:x="2.781cm" svg:y="24.39cm">
          <draw:text-box>
            <text:p text:style-name="P1"><text:span text:style-name="T14">(3)</text:span><text:span text:style-name="T13"> Formal Verication</text:span><text:span text:style-name="T14"> (Appendix A): All results are machine-checked in Lean 4, providing</text:span></text:p>
          </draw:text-box>
        </draw:frame>
        <draw:frame draw:style-name="gr8" draw:text-style-name="P9" draw:layer="layout" svg:width="11.39cm" svg:height="0.446cm" svg:x="3.462cm" svg:y="24.868cm">
          <draw:text-box>
            <text:p text:style-name="P1"><text:span text:style-name="T14">the rst formally veried treatment of CRNT deciency theory.</text:span></text:p>
          </draw:text-box>
        </draw:frame>
        <draw:frame draw:style-name="gr8" draw:text-style-name="P9" draw:layer="layout" svg:width="6.761cm" svg:height="0.446cm" svg:x="2.781cm" svg:y="25.662cm">
          <draw:text-box>
            <text:p text:style-name="P1"><text:span text:style-name="T14">(4)</text:span><text:span text:style-name="T13"> Concrete Examples</text:span><text:span text:style-name="T14"> (Section 6):</text:span></text:p>
          </draw:text-box>
        </draw:frame>
        <draw:frame draw:style-name="gr8" draw:text-style-name="P9" draw:layer="layout" svg:width="10.351cm" svg:height="0.446cm" svg:x="9.41cm" svg:y="25.662cm">
          <draw:text-box>
            <text:p text:style-name="P1"><text:span text:style-name="T14">We verify the theory on the</text:span><text:span text:style-name="T15"> n</text:span><text:span text:style-name="T14">-cycle (recovering Kirch-</text:span></text:p>
          </draw:text-box>
        </draw:frame>
        <draw:frame draw:style-name="gr8" draw:text-style-name="P9" draw:layer="layout" svg:width="14.346cm" svg:height="0.446cm" svg:x="3.462cm" svg:y="26.14cm">
          <draw:text-box>
            <text:p text:style-name="P1"><text:span text:style-name="T14">ho's theorem) and the MichaelisMenten mechanism (deriving the classical</text:span></text:p>
          </draw:text-box>
        </draw:frame>
        <draw:frame draw:style-name="gr8" draw:text-style-name="P9" draw:layer="layout" svg:width="2.117cm" svg:height="0.446cm" svg:x="16.663cm" svg:y="26.14cm">
          <draw:text-box>
            <text:p text:style-name="P1"><text:span text:style-name="T14">enzyme ki-</text:span></text:p>
          </draw:text-box>
        </draw:frame>
        <draw:frame draw:style-name="gr8" draw:text-style-name="P9" draw:layer="layout" svg:width="3.249cm" svg:height="0.446cm" svg:x="3.462cm" svg:y="26.618cm">
          <draw:text-box>
            <text:p text:style-name="P1"><text:span text:style-name="T14">netics equation).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2</text:span></text:p>
          </draw:text-box>
        </draw:frame>
      </draw:page>
      <draw:page draw:name="page3" draw:style-name="dp1" draw:master-page-name="master-page67">
        <draw:frame draw:style-name="gr2" draw:text-style-name="P3" draw:layer="layout" svg:width="0.675cm" svg:height="0.497cm" svg:x="2.5cm" svg:y="2.495cm">
          <draw:text-box>
            <text:p text:style-name="P1"><text:span text:style-name="T18">1.2</text:span></text:p>
          </draw:text-box>
        </draw:frame>
        <draw:frame draw:style-name="gr2" draw:text-style-name="P3" draw:layer="layout" svg:width="4.192cm" svg:height="0.497cm" svg:x="3.581cm" svg:y="2.495cm">
          <draw:text-box>
            <text:p text:style-name="P1"><text:span text:style-name="T18">Scope and Regimes</text:span></text:p>
          </draw:text-box>
        </draw:frame>
        <draw:frame draw:style-name="gr8" draw:text-style-name="P9" draw:layer="layout" svg:width="18.679cm" svg:height="0.446cm" svg:x="2.5cm" svg:y="3.256cm">
          <draw:text-box>
            <text:p text:style-name="P1"><text:span text:style-name="T14">The OnsagerRayleigh variational principle developed in Sections 24 governs linear response and</text:span></text:p>
          </draw:text-box>
        </draw:frame>
        <draw:frame draw:style-name="gr8" draw:text-style-name="P9" draw:layer="layout" svg:width="8.147cm" svg:height="0.446cm" svg:x="2.5cm" svg:y="3.734cm">
          <draw:text-box>
            <text:p text:style-name="P1"><text:span text:style-name="T14">entropy production near detailed balance.</text:span></text:p>
          </draw:text-box>
        </draw:frame>
        <draw:frame draw:style-name="gr8" draw:text-style-name="P9" draw:layer="layout" svg:width="9.295cm" svg:height="0.446cm" svg:x="9.843cm" svg:y="3.734cm">
          <draw:text-box>
            <text:p text:style-name="P1"><text:span text:style-name="T14">The CRNT deciency theory in Section 5 provides</text:span></text:p>
          </draw:text-box>
        </draw:frame>
        <draw:frame draw:style-name="gr8" draw:text-style-name="P9" draw:layer="layout" svg:width="3.051cm" svg:height="0.446cm" svg:x="2.5cm" svg:y="4.212cm">
          <draw:text-box>
            <text:p text:style-name="P1"><text:span text:style-name="T14">exact structural</text:span></text:p>
          </draw:text-box>
        </draw:frame>
        <draw:frame draw:style-name="gr8" draw:text-style-name="P9" draw:layer="layout" svg:width="8.076cm" svg:height="0.446cm" svg:x="5.313cm" svg:y="4.212cm">
          <draw:text-box>
            <text:p text:style-name="P1"><text:span text:style-name="T14">results for nonlinear mass-action kinetics.</text:span></text:p>
          </draw:text-box>
        </draw:frame>
        <draw:frame draw:style-name="gr8" draw:text-style-name="P9" draw:layer="layout" svg:width="7.02cm" svg:height="0.446cm" svg:x="12.551cm" svg:y="4.212cm">
          <draw:text-box>
            <text:p text:style-name="P1"><text:span text:style-name="T14">These perspectives are complemen-</text:span></text:p>
          </draw:text-box>
        </draw:frame>
        <draw:frame draw:style-name="gr8" draw:text-style-name="P9" draw:layer="layout" svg:width="0.905cm" svg:height="0.446cm" svg:x="2.5cm" svg:y="4.69cm">
          <draw:text-box>
            <text:p text:style-name="P1"><text:span text:style-name="T14">tary:</text:span></text:p>
          </draw:text-box>
        </draw:frame>
        <draw:frame draw:style-name="gr8" draw:text-style-name="P9" draw:layer="layout" svg:width="2.803cm" svg:height="0.446cm" svg:x="3.559cm" svg:y="4.69cm">
          <draw:text-box>
            <text:p text:style-name="P1"><text:span text:style-name="T14">the variational</text:span></text:p>
          </draw:text-box>
        </draw:frame>
        <draw:frame draw:style-name="gr8" draw:text-style-name="P9" draw:layer="layout" svg:width="6.061cm" svg:height="0.446cm" svg:x="6.214cm" svg:y="4.69cm">
          <draw:text-box>
            <text:p text:style-name="P1"><text:span text:style-name="T14">framework identies the optimal</text:span></text:p>
          </draw:text-box>
        </draw:frame>
        <draw:frame draw:style-name="gr8" draw:text-style-name="P9" draw:layer="layout" svg:width="6.925cm" svg:height="0.446cm" svg:x="11.949cm" svg:y="4.69cm">
          <draw:text-box>
            <text:p text:style-name="P1"><text:span text:style-name="T14">ux structure (projection onto</text:span><text:span text:style-name="T17"> ker</text:span><text:span text:style-name="T15"> B</text:span><text:span text:style-name="T14">),</text:span></text:p>
          </draw:text-box>
        </draw:frame>
        <draw:frame draw:style-name="gr8" draw:text-style-name="P9" draw:layer="layout" svg:width="18.798cm" svg:height="0.446cm" svg:x="2.5cm" svg:y="5.168cm">
          <draw:text-box>
            <text:p text:style-name="P1"><text:span text:style-name="T14">while deciency theory guarantees existence and uniqueness of the steady state that realizes this</text:span></text:p>
          </draw:text-box>
        </draw:frame>
        <draw:frame draw:style-name="gr8" draw:text-style-name="P9" draw:layer="layout" svg:width="1.857cm" svg:height="0.446cm" svg:x="2.5cm" svg:y="5.646cm">
          <draw:text-box>
            <text:p text:style-name="P1"><text:span text:style-name="T14">optimum.</text:span></text:p>
          </draw:text-box>
        </draw:frame>
        <draw:frame draw:style-name="gr8" draw:text-style-name="P9" draw:layer="layout" svg:width="8.471cm" svg:height="0.446cm" svg:x="4.297cm" svg:y="5.646cm">
          <draw:text-box>
            <text:p text:style-name="P1"><text:span text:style-name="T14">For deciency zero networks, these coincide:</text:span></text:p>
          </draw:text-box>
        </draw:frame>
        <draw:frame draw:style-name="gr8" draw:text-style-name="P9" draw:layer="layout" svg:width="7.467cm" svg:height="0.446cm" svg:x="11.908cm" svg:y="5.646cm">
          <draw:text-box>
            <text:p text:style-name="P1"><text:span text:style-name="T14">the variational minimizer</text:span><text:span text:style-name="T16"> is</text:span><text:span text:style-name="T14"> the unique</text:span></text:p>
          </draw:text-box>
        </draw:frame>
        <draw:frame draw:style-name="gr8" draw:text-style-name="P9" draw:layer="layout" svg:width="6.182cm" svg:height="0.446cm" svg:x="2.5cm" svg:y="6.124cm">
          <draw:text-box>
            <text:p text:style-name="P1"><text:span text:style-name="T14">complex-balanced steady state.</text:span></text:p>
          </draw:text-box>
        </draw:frame>
        <draw:frame draw:style-name="gr2" draw:text-style-name="P3" draw:layer="layout" svg:width="0.675cm" svg:height="0.497cm" svg:x="2.5cm" svg:y="7.12cm">
          <draw:text-box>
            <text:p text:style-name="P1"><text:span text:style-name="T18">1.3</text:span></text:p>
          </draw:text-box>
        </draw:frame>
        <draw:frame draw:style-name="gr2" draw:text-style-name="P3" draw:layer="layout" svg:width="2.86cm" svg:height="0.497cm" svg:x="3.581cm" svg:y="7.12cm">
          <draw:text-box>
            <text:p text:style-name="P1"><text:span text:style-name="T18">Related Work</text:span></text:p>
          </draw:text-box>
        </draw:frame>
        <draw:frame draw:style-name="gr8" draw:text-style-name="P9" draw:layer="layout" svg:width="16.97cm" svg:height="0.446cm" svg:x="2.5cm" svg:y="7.881cm">
          <draw:text-box>
            <text:p text:style-name="P1"><text:span text:style-name="T14">The connection between network thermodynamics and graph theory has a long history,</text:span></text:p>
          </draw:text-box>
        </draw:frame>
        <draw:frame draw:style-name="gr8" draw:text-style-name="P9" draw:layer="layout" svg:width="0.907cm" svg:height="0.446cm" svg:x="17.724cm" svg:y="7.881cm">
          <draw:text-box>
            <text:p text:style-name="P1"><text:span text:style-name="T14">from</text:span></text:p>
          </draw:text-box>
        </draw:frame>
        <draw:frame draw:style-name="gr8" draw:text-style-name="P9" draw:layer="layout" svg:width="12.018cm" svg:height="0.446cm" svg:x="2.5cm" svg:y="8.359cm">
          <draw:text-box>
            <text:p text:style-name="P1"><text:span text:style-name="T14">Kirchho's laws [8] to modern stochastic thermodynamics [14].</text:span></text:p>
          </draw:text-box>
        </draw:frame>
        <draw:frame draw:style-name="gr8" draw:text-style-name="P9" draw:layer="layout" svg:width="6.081cm" svg:height="0.446cm" svg:x="13.182cm" svg:y="8.359cm">
          <draw:text-box>
            <text:p text:style-name="P1"><text:span text:style-name="T14">Our variational approach builds</text:span></text:p>
          </draw:text-box>
        </draw:frame>
        <draw:frame draw:style-name="gr8" draw:text-style-name="P9" draw:layer="layout" svg:width="2.785cm" svg:height="0.446cm" svg:x="2.5cm" svg:y="8.837cm">
          <draw:text-box>
            <text:p text:style-name="P1"><text:span text:style-name="T14">on the work of</text:span></text:p>
          </draw:text-box>
        </draw:frame>
        <draw:frame draw:style-name="gr8" draw:text-style-name="P9" draw:layer="layout" svg:width="1.675cm" svg:height="0.446cm" svg:x="5.182cm" svg:y="8.837cm">
          <draw:text-box>
            <text:p text:style-name="P1"><text:span text:style-name="T14">Maas [9]</text:span></text:p>
          </draw:text-box>
        </draw:frame>
        <draw:frame draw:style-name="gr8" draw:text-style-name="P9" draw:layer="layout" svg:width="6.227cm" svg:height="0.446cm" svg:x="6.786cm" svg:y="8.837cm">
          <draw:text-box>
            <text:p text:style-name="P1"><text:span text:style-name="T14">on gradient ows and Mielke [10]</text:span></text:p>
          </draw:text-box>
        </draw:frame>
        <draw:frame draw:style-name="gr8" draw:text-style-name="P9" draw:layer="layout" svg:width="5.799cm" svg:height="0.446cm" svg:x="12.635cm" svg:y="8.837cm">
          <draw:text-box>
            <text:p text:style-name="P1"><text:span text:style-name="T14">on rate-independent systems.</text:span></text:p>
          </draw:text-box>
        </draw:frame>
        <draw:frame draw:style-name="gr8" draw:text-style-name="P9" draw:layer="layout" svg:width="0.718cm" svg:height="0.446cm" svg:x="17.841cm" svg:y="8.837cm">
          <draw:text-box>
            <text:p text:style-name="P1"><text:span text:style-name="T14">The</text:span></text:p>
          </draw:text-box>
        </draw:frame>
        <draw:frame draw:style-name="gr8" draw:text-style-name="P9" draw:layer="layout" svg:width="7.118cm" svg:height="0.446cm" svg:x="2.5cm" svg:y="9.315cm">
          <draw:text-box>
            <text:p text:style-name="P1"><text:span text:style-name="T14">CRNT foundations were laid by Horn,</text:span></text:p>
          </draw:text-box>
        </draw:frame>
        <draw:frame draw:style-name="gr8" draw:text-style-name="P9" draw:layer="layout" svg:width="1.59cm" svg:height="0.446cm" svg:x="9.276cm" svg:y="9.315cm">
          <draw:text-box>
            <text:p text:style-name="P1"><text:span text:style-name="T14">Jackson,</text:span></text:p>
          </draw:text-box>
        </draw:frame>
        <draw:frame draw:style-name="gr8" draw:text-style-name="P9" draw:layer="layout" svg:width="3.184cm" svg:height="0.446cm" svg:x="10.859cm" svg:y="9.315cm">
          <draw:text-box>
            <text:p text:style-name="P1"><text:span text:style-name="T14">and Feinberg [7,</text:span></text:p>
          </draw:text-box>
        </draw:frame>
        <draw:frame draw:style-name="gr8" draw:text-style-name="P9" draw:layer="layout" svg:width="0.52cm" svg:height="0.446cm" svg:x="13.798cm" svg:y="9.315cm">
          <draw:text-box>
            <text:p text:style-name="P1"><text:span text:style-name="T14">6],</text:span></text:p>
          </draw:text-box>
        </draw:frame>
        <draw:frame draw:style-name="gr8" draw:text-style-name="P9" draw:layer="layout" svg:width="4.737cm" svg:height="0.446cm" svg:x="14.374cm" svg:y="9.315cm">
          <draw:text-box>
            <text:p text:style-name="P1"><text:span text:style-name="T14">with recent advances by</text:span></text:p>
          </draw:text-box>
        </draw:frame>
        <draw:frame draw:style-name="gr8" draw:text-style-name="P9" draw:layer="layout" svg:width="6.437cm" svg:height="0.446cm" svg:x="2.5cm" svg:y="9.793cm">
          <draw:text-box>
            <text:p text:style-name="P1"><text:span text:style-name="T14">Anderson, Craciun, and Kurtz [1].</text:span></text:p>
          </draw:text-box>
        </draw:frame>
        <draw:frame draw:style-name="gr8" draw:text-style-name="P9" draw:layer="layout" svg:width="18.041cm" svg:height="0.446cm" svg:x="3.097cm" svg:y="10.271cm">
          <draw:text-box>
            <text:p text:style-name="P1"><text:span text:style-name="T14">Formal verication of mathematics has seen remarkable progress with systems like Lean [11],</text:span></text:p>
          </draw:text-box>
        </draw:frame>
        <draw:frame draw:style-name="gr8" draw:text-style-name="P9" draw:layer="layout" svg:width="3.449cm" svg:height="0.446cm" svg:x="2.5cm" svg:y="10.749cm">
          <draw:text-box>
            <text:p text:style-name="P1"><text:span text:style-name="T14">Coq, and Isabelle.</text:span></text:p>
          </draw:text-box>
        </draw:frame>
        <draw:frame draw:style-name="gr8" draw:text-style-name="P9" draw:layer="layout" svg:width="14.148cm" svg:height="0.446cm" svg:x="5.729cm" svg:y="10.749cm">
          <draw:text-box>
            <text:p text:style-name="P1"><text:span text:style-name="T14">Our work contributes to the growing corpus of veried scientic computing,</text:span></text:p>
          </draw:text-box>
        </draw:frame>
        <draw:frame draw:style-name="gr8" draw:text-style-name="P9" draw:layer="layout" svg:width="11.484cm" svg:height="0.446cm" svg:x="2.5cm" svg:y="11.227cm">
          <draw:text-box>
            <text:p text:style-name="P1"><text:span text:style-name="T14">alongside eorts in analysis [3], algebra [4], and physics [2].</text:span></text:p>
          </draw:text-box>
        </draw:frame>
        <draw:frame draw:style-name="gr7" draw:text-style-name="P8" draw:layer="layout" svg:width="0.505cm" svg:height="0.59cm" svg:x="2.5cm" svg:y="12.327cm">
          <draw:text-box>
            <text:p text:style-name="P1"><text:span text:style-name="T12">2</text:span></text:p>
          </draw:text-box>
        </draw:frame>
        <draw:frame draw:style-name="gr7" draw:text-style-name="P8" draw:layer="layout" svg:width="11.036cm" svg:height="0.59cm" svg:x="3.335cm" svg:y="12.327cm">
          <draw:text-box>
            <text:p text:style-name="P1"><text:span text:style-name="T12">Graph Laplacian and Hodge Decomposition</text:span></text:p>
          </draw:text-box>
        </draw:frame>
        <draw:frame draw:style-name="gr8" draw:text-style-name="P9" draw:layer="layout" svg:width="9.16cm" svg:height="0.446cm" svg:x="2.5cm" svg:y="13.298cm">
          <draw:text-box>
            <text:p text:style-name="P1"><text:span text:style-name="T14">We begin with the graph-theoretic foundations.</text:span></text:p>
          </draw:text-box>
        </draw:frame>
        <draw:frame draw:style-name="gr8" draw:text-style-name="P9" draw:layer="layout" svg:width="2.362cm" svg:height="0.446cm" svg:x="10.91cm" svg:y="13.298cm">
          <draw:text-box>
            <text:p text:style-name="P1"><text:span text:style-name="T14">Throughout,</text:span></text:p>
          </draw:text-box>
        </draw:frame>
        <draw:frame draw:style-name="gr8" draw:text-style-name="P9" draw:layer="layout" svg:width="5.637cm" svg:height="0.446cm" svg:x="13.186cm" svg:y="13.298cm">
          <draw:text-box>
            <text:p text:style-name="P1"><text:span text:style-name="T17">(</text:span><text:span text:style-name="T15">V, E</text:span><text:span text:style-name="T17">)</text:span><text:span text:style-name="T14"> denotes a nite directed</text:span></text:p>
          </draw:text-box>
        </draw:frame>
        <draw:frame draw:style-name="gr8" draw:text-style-name="P9" draw:layer="layout" svg:width="12.342cm" svg:height="0.446cm" svg:x="2.5cm" svg:y="13.776cm">
          <draw:text-box>
            <text:p text:style-name="P1"><text:span text:style-name="T14">graph with vertex set</text:span><text:span text:style-name="T15"> V</text:span><text:span text:style-name="T14"> (complexes) and edge set</text:span><text:span text:style-name="T15"> E</text:span><text:span text:style-name="T14"> (reactions).</text:span></text:p>
          </draw:text-box>
        </draw:frame>
        <draw:frame draw:style-name="gr2" draw:text-style-name="P3" draw:layer="layout" svg:width="0.675cm" svg:height="0.497cm" svg:x="2.5cm" svg:y="14.772cm">
          <draw:text-box>
            <text:p text:style-name="P1"><text:span text:style-name="T18">2.1</text:span></text:p>
          </draw:text-box>
        </draw:frame>
        <draw:frame draw:style-name="gr2" draw:text-style-name="P3" draw:layer="layout" svg:width="6.588cm" svg:height="0.497cm" svg:x="3.581cm" svg:y="14.772cm">
          <draw:text-box>
            <text:p text:style-name="P1"><text:span text:style-name="T18">Incidence Matrix and Laplacian</text:span></text:p>
          </draw:text-box>
        </draw:frame>
        <draw:frame draw:style-name="gr8" draw:text-style-name="P9" draw:layer="layout" svg:width="6.091cm" svg:height="0.446cm" svg:x="2.5cm" svg:y="15.533cm">
          <draw:text-box>
            <text:p text:style-name="P1"><text:span text:style-name="T13">Denition 2.1</text:span><text:span text:style-name="T14"> (Incidence Matrix)</text:span><text:span text:style-name="T13">.</text:span></text:p>
          </draw:text-box>
        </draw:frame>
        <draw:frame draw:style-name="gr8" draw:text-style-name="P9" draw:layer="layout" svg:width="5.199cm" svg:height="0.446cm" svg:x="8.694cm" svg:y="15.533cm">
          <draw:text-box>
            <text:p text:style-name="P1"><text:span text:style-name="T14">The</text:span><text:span text:style-name="T16"> incidence matrix</text:span><text:span text:style-name="T15"> B ∈</text:span><text:span text:style-name="T19"> R</text:span></text:p>
          </draw:text-box>
        </draw:frame>
        <draw:frame draw:style-name="gr9" draw:text-style-name="P10" draw:layer="layout" svg:width="0.616cm" svg:height="0.314cm" svg:x="13.481cm" svg:y="15.49cm">
          <draw:text-box>
            <text:p text:style-name="P1"><text:span text:style-name="T20">V ×E</text:span></text:p>
          </draw:text-box>
        </draw:frame>
        <draw:frame draw:style-name="gr8" draw:text-style-name="P9" draw:layer="layout" svg:width="2.234cm" svg:height="0.446cm" svg:x="14.333cm" svg:y="15.533cm">
          <draw:text-box>
            <text:p text:style-name="P1"><text:span text:style-name="T14">is dened by</text:span></text:p>
          </draw:text-box>
        </draw:frame>
        <draw:frame draw:style-name="gr8" draw:text-style-name="P9" draw:layer="layout" svg:width="0.384cm" svg:height="0.429cm" svg:x="7.255cm" svg:y="17.007cm">
          <draw:text-box>
            <text:p text:style-name="P1"><text:span text:style-name="T15">B</text:span></text:p>
          </draw:text-box>
        </draw:frame>
        <draw:frame draw:style-name="gr9" draw:text-style-name="P10" draw:layer="layout" svg:width="0.297cm" svg:height="0.314cm" svg:x="7.547cm" svg:y="17.161cm">
          <draw:text-box>
            <text:p text:style-name="P1"><text:span text:style-name="T20">ve</text:span></text:p>
          </draw:text-box>
        </draw:frame>
        <draw:frame draw:style-name="gr8" draw:text-style-name="P9" draw:layer="layout" svg:width="0.384cm" svg:height="0.446cm" svg:x="7.966cm" svg:y="17.007cm">
          <draw:text-box>
            <text:p text:style-name="P1"><text:span text:style-name="T17">=</text:span></text:p>
          </draw:text-box>
        </draw:frame>
        <draw:frame draw:style-name="gr8" draw:text-style-name="P9" draw:layer="layout" svg:width="0.384cm" svg:height="0.446cm" svg:x="8.372cm" svg:y="16.103cm">
          <draw:text-box>
            <text:p text:style-name="P1"><text:span text:style-name="T17"></text:span></text:p>
          </draw:text-box>
        </draw:frame>
        <draw:frame draw:style-name="gr8" draw:text-style-name="P9" draw:layer="layout" svg:width="0.384cm" svg:height="0.446cm" svg:x="8.372cm" svg:y="16.449cm">
          <draw:text-box>
            <text:p text:style-name="P1"><text:span text:style-name="T17"></text:span></text:p>
          </draw:text-box>
        </draw:frame>
        <draw:frame draw:style-name="gr8" draw:text-style-name="P9" draw:layer="layout" svg:width="0.384cm" svg:height="0.446cm" svg:x="8.372cm" svg:y="16.565cm">
          <draw:text-box>
            <text:p text:style-name="P1"><text:span text:style-name="T17"></text:span></text:p>
          </draw:text-box>
        </draw:frame>
        <draw:frame draw:style-name="gr8" draw:text-style-name="P9" draw:layer="layout" svg:width="0.384cm" svg:height="0.446cm" svg:x="8.372cm" svg:y="17.258cm">
          <draw:text-box>
            <text:p text:style-name="P1"><text:span text:style-name="T17"></text:span></text:p>
          </draw:text-box>
        </draw:frame>
        <draw:frame draw:style-name="gr8" draw:text-style-name="P9" draw:layer="layout" svg:width="0.384cm" svg:height="0.446cm" svg:x="8.372cm" svg:y="17.373cm">
          <draw:text-box>
            <text:p text:style-name="P1"><text:span text:style-name="T17"></text:span></text:p>
          </draw:text-box>
        </draw:frame>
        <draw:frame draw:style-name="gr8" draw:text-style-name="P9" draw:layer="layout" svg:width="0.57cm" svg:height="0.446cm" svg:x="8.714cm" svg:y="16.452cm">
          <draw:text-box>
            <text:p text:style-name="P1"><text:span text:style-name="T17">+1</text:span></text:p>
          </draw:text-box>
        </draw:frame>
        <draw:frame draw:style-name="gr8" draw:text-style-name="P9" draw:layer="layout" svg:width="4.771cm" svg:height="0.446cm" svg:x="9.589cm" svg:y="16.452cm">
          <draw:text-box>
            <text:p text:style-name="P1"><text:span text:style-name="T14">if edge</text:span><text:span text:style-name="T15"> e</text:span><text:span text:style-name="T14"> enters vertex</text:span><text:span text:style-name="T15"> v,</text:span></text:p>
          </draw:text-box>
        </draw:frame>
        <draw:frame draw:style-name="gr8" draw:text-style-name="P9" draw:layer="layout" svg:width="0.472cm" svg:height="0.446cm" svg:x="8.714cm" svg:y="17.026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4.788cm" svg:height="0.446cm" svg:x="9.589cm" svg:y="17.026cm">
          <draw:text-box>
            <text:p text:style-name="P1"><text:span text:style-name="T14">if edge</text:span><text:span text:style-name="T15"> e</text:span><text:span text:style-name="T14"> leaves vertex</text:span><text:span text:style-name="T15"> v,</text:span></text:p>
          </draw:text-box>
        </draw:frame>
        <draw:frame draw:style-name="gr8" draw:text-style-name="P9" draw:layer="layout" svg:width="0.384cm" svg:height="0.446cm" svg:x="8.714cm" svg:y="17.6cm">
          <draw:text-box>
            <text:p text:style-name="P1"><text:span text:style-name="T17">0</text:span></text:p>
          </draw:text-box>
        </draw:frame>
        <draw:frame draw:style-name="gr8" draw:text-style-name="P9" draw:layer="layout" svg:width="1.995cm" svg:height="0.446cm" svg:x="9.589cm" svg:y="17.6cm">
          <draw:text-box>
            <text:p text:style-name="P1"><text:span text:style-name="T14">otherwise</text:span><text:span text:style-name="T15">.</text:span></text:p>
          </draw:text-box>
        </draw:frame>
        <draw:frame draw:style-name="gr8" draw:text-style-name="P9" draw:layer="layout" svg:width="8.84cm" svg:height="0.446cm" svg:x="3.097cm" svg:y="18.482cm">
          <draw:text-box>
            <text:p text:style-name="P1"><text:span text:style-name="T14">The key property is that column sums vanish:</text:span></text:p>
          </draw:text-box>
        </draw:frame>
        <draw:frame draw:style-name="gr8" draw:text-style-name="P9" draw:layer="layout" svg:width="0.384cm" svg:height="0.446cm" svg:x="10.953cm" svg:y="18.193cm">
          <draw:text-box>
            <text:p text:style-name="P1"><text:span text:style-name="T17">P</text:span></text:p>
          </draw:text-box>
        </draw:frame>
        <draw:frame draw:style-name="gr9" draw:text-style-name="P10" draw:layer="layout" svg:width="0.527cm" svg:height="0.314cm" svg:x="11.359cm" svg:y="18.692cm">
          <draw:text-box>
            <text:p text:style-name="P1"><text:span text:style-name="T20">v∈V</text:span></text:p>
          </draw:text-box>
        </draw:frame>
        <draw:frame draw:style-name="gr8" draw:text-style-name="P9" draw:layer="layout" svg:width="0.384cm" svg:height="0.429cm" svg:x="12.036cm" svg:y="18.482cm">
          <draw:text-box>
            <text:p text:style-name="P1"><text:span text:style-name="T15">B</text:span></text:p>
          </draw:text-box>
        </draw:frame>
        <draw:frame draw:style-name="gr9" draw:text-style-name="P10" draw:layer="layout" svg:width="0.297cm" svg:height="0.314cm" svg:x="12.328cm" svg:y="18.636cm">
          <draw:text-box>
            <text:p text:style-name="P1"><text:span text:style-name="T20">ve</text:span></text:p>
          </draw:text-box>
        </draw:frame>
        <draw:frame draw:style-name="gr8" draw:text-style-name="P9" draw:layer="layout" svg:width="6.64cm" svg:height="0.446cm" svg:x="12.747cm" svg:y="18.482cm">
          <draw:text-box>
            <text:p text:style-name="P1"><text:span text:style-name="T17">= 0</text:span><text:span text:style-name="T14"> for all</text:span><text:span text:style-name="T15"> e ∈ E</text:span><text:span text:style-name="T14"> (each edge leaves</text:span></text:p>
          </draw:text-box>
        </draw:frame>
        <draw:frame draw:style-name="gr8" draw:text-style-name="P9" draw:layer="layout" svg:width="6.18cm" svg:height="0.446cm" svg:x="2.5cm" svg:y="18.96cm">
          <draw:text-box>
            <text:p text:style-name="P1"><text:span text:style-name="T14">one vertex and enters another).</text:span></text:p>
          </draw:text-box>
        </draw:frame>
        <draw:frame draw:style-name="gr8" draw:text-style-name="P9" draw:layer="layout" svg:width="8.015cm" svg:height="0.446cm" svg:x="2.5cm" svg:y="19.754cm">
          <draw:text-box>
            <text:p text:style-name="P1"><text:span text:style-name="T13">Denition 2.2</text:span><text:span text:style-name="T14"> (Weighted Graph Laplacian)</text:span><text:span text:style-name="T13">.</text:span></text:p>
          </draw:text-box>
        </draw:frame>
        <draw:frame draw:style-name="gr8" draw:text-style-name="P9" draw:layer="layout" svg:width="6.095cm" svg:height="0.446cm" svg:x="10.484cm" svg:y="19.754cm">
          <draw:text-box>
            <text:p text:style-name="P1"><text:span text:style-name="T14">Given positive edge weights</text:span><text:span text:style-name="T15"> w</text:span><text:span text:style-name="T17"> :</text:span></text:p>
          </draw:text-box>
        </draw:frame>
        <draw:frame draw:style-name="gr8" draw:text-style-name="P9" draw:layer="layout" svg:width="1.141cm" svg:height="0.446cm" svg:x="16.036cm" svg:y="19.754cm">
          <draw:text-box>
            <text:p text:style-name="P1"><text:span text:style-name="T15">E →</text:span><text:span text:style-name="T19"> R</text:span></text:p>
          </draw:text-box>
        </draw:frame>
        <draw:frame draw:style-name="gr9" draw:text-style-name="P10" draw:layer="layout" svg:width="0.343cm" svg:height="0.327cm" svg:x="17.304cm" svg:y="19.908cm">
          <draw:text-box>
            <text:p text:style-name="P1"><text:span text:style-name="T20">&gt;</text:span><text:span text:style-name="T21">0</text:span></text:p>
          </draw:text-box>
        </draw:frame>
        <draw:frame draw:style-name="gr8" draw:text-style-name="P9" draw:layer="layout" svg:width="0.384cm" svg:height="0.446cm" svg:x="17.703cm" svg:y="19.754cm">
          <draw:text-box>
            <text:p text:style-name="P1"><text:span text:style-name="T14">,</text:span></text:p>
          </draw:text-box>
        </draw:frame>
        <draw:frame draw:style-name="gr8" draw:text-style-name="P9" draw:layer="layout" svg:width="0.634cm" svg:height="0.446cm" svg:x="17.968cm" svg:y="19.754cm">
          <draw:text-box>
            <text:p text:style-name="P1"><text:span text:style-name="T14">the</text:span></text:p>
          </draw:text-box>
        </draw:frame>
        <draw:frame draw:style-name="gr8" draw:text-style-name="P9" draw:layer="layout" svg:width="5.422cm" svg:height="0.446cm" svg:x="2.5cm" svg:y="20.232cm">
          <draw:text-box>
            <text:p text:style-name="P1"><text:span text:style-name="T16">weighted graph Laplacian</text:span><text:span text:style-name="T14"> is</text:span></text:p>
          </draw:text-box>
        </draw:frame>
        <draw:frame draw:style-name="gr8" draw:text-style-name="P9" draw:layer="layout" svg:width="1.646cm" svg:height="0.446cm" svg:x="8.675cm" svg:y="20.71cm">
          <draw:text-box>
            <text:p text:style-name="P1"><text:span text:style-name="T15">L</text:span><text:span text:style-name="T17"> =</text:span><text:span text:style-name="T15"> BWB</text:span></text:p>
          </draw:text-box>
        </draw:frame>
        <draw:frame draw:style-name="gr9" draw:text-style-name="P10" draw:layer="layout" svg:width="0.28cm" svg:height="0.314cm" svg:x="10.489cm" svg:y="20.648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667cm" svg:height="0.446cm" svg:x="10.846cm" svg:y="20.71cm">
          <draw:text-box>
            <text:p text:style-name="P1"><text:span text:style-name="T15">∈</text:span><text:span text:style-name="T19"> R</text:span></text:p>
          </draw:text-box>
        </draw:frame>
        <draw:frame draw:style-name="gr9" draw:text-style-name="P10" draw:layer="layout" svg:width="0.616cm" svg:height="0.314cm" svg:x="11.488cm" svg:y="20.648cm">
          <draw:text-box>
            <text:p text:style-name="P1"><text:span text:style-name="T20">V ×V</text:span></text:p>
          </draw:text-box>
        </draw:frame>
        <draw:frame draw:style-name="gr8" draw:text-style-name="P9" draw:layer="layout" svg:width="0.384cm" svg:height="0.429cm" svg:x="12.218cm" svg:y="20.71cm">
          <draw:text-box>
            <text:p text:style-name="P1"><text:span text:style-name="T15">,</text:span></text:p>
          </draw:text-box>
        </draw:frame>
        <draw:frame draw:style-name="gr8" draw:text-style-name="P9" draw:layer="layout" svg:width="3.493cm" svg:height="0.446cm" svg:x="2.5cm" svg:y="21.417cm">
          <draw:text-box>
            <text:p text:style-name="P1"><text:span text:style-name="T14">where</text:span><text:span text:style-name="T15"> W</text:span><text:span text:style-name="T17"> = diag(</text:span><text:span text:style-name="T15">w</text:span></text:p>
          </draw:text-box>
        </draw:frame>
        <draw:frame draw:style-name="gr9" draw:text-style-name="P10" draw:layer="layout" svg:width="0.28cm" svg:height="0.314cm" svg:x="5.672cm" svg:y="21.571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5.828cm" svg:y="21.417cm">
          <draw:text-box>
            <text:p text:style-name="P1"><text:span text:style-name="T17">)</text:span></text:p>
          </draw:text-box>
        </draw:frame>
        <draw:frame draw:style-name="gr9" draw:text-style-name="P10" draw:layer="layout" svg:width="0.543cm" svg:height="0.314cm" svg:x="5.977cm" svg:y="21.573cm">
          <draw:text-box>
            <text:p text:style-name="P1"><text:span text:style-name="T20">e∈E</text:span></text:p>
          </draw:text-box>
        </draw:frame>
        <draw:frame draw:style-name="gr8" draw:text-style-name="P9" draw:layer="layout" svg:width="5.764cm" svg:height="0.446cm" svg:x="6.695cm" svg:y="21.417cm">
          <draw:text-box>
            <text:p text:style-name="P1"><text:span text:style-name="T14">is the diagonal weight matrix.</text:span></text:p>
          </draw:text-box>
        </draw:frame>
        <draw:frame draw:style-name="gr8" draw:text-style-name="P9" draw:layer="layout" svg:width="3.969cm" svg:height="0.446cm" svg:x="2.5cm" svg:y="22.211cm">
          <draw:text-box>
            <text:p text:style-name="P1"><text:span text:style-name="T13">Theorem 2.3</text:span><text:span text:style-name="T14"> (Kernel</text:span></text:p>
          </draw:text-box>
        </draw:frame>
        <draw:frame draw:style-name="gr8" draw:text-style-name="P9" draw:layer="layout" svg:width="0.384cm" svg:height="0.446cm" svg:x="6.702cm" svg:y="22.211cm">
          <draw:text-box>
            <text:p text:style-name="P1"><text:span text:style-name="T14">of</text:span></text:p>
          </draw:text-box>
        </draw:frame>
        <draw:frame draw:style-name="gr8" draw:text-style-name="P9" draw:layer="layout" svg:width="2.112cm" svg:height="0.446cm" svg:x="7.213cm" svg:y="22.211cm">
          <draw:text-box>
            <text:p text:style-name="P1"><text:span text:style-name="T14">Laplacian)</text:span><text:span text:style-name="T13">.</text:span></text:p>
          </draw:text-box>
        </draw:frame>
        <draw:frame draw:style-name="gr8" draw:text-style-name="P9" draw:layer="layout" svg:width="4.488cm" svg:height="0.446cm" svg:x="9.322cm" svg:y="22.211cm">
          <draw:text-box>
            <text:p text:style-name="P1"><text:span text:style-name="T16">For a connected graph,</text:span></text:p>
          </draw:text-box>
        </draw:frame>
        <draw:frame draw:style-name="gr8" draw:text-style-name="P9" draw:layer="layout" svg:width="1.135cm" svg:height="0.446cm" svg:x="13.542cm" svg:y="22.211cm">
          <draw:text-box>
            <text:p text:style-name="P1"><text:span text:style-name="T17">ker(</text:span><text:span text:style-name="T15">L</text:span><text:span text:style-name="T17">)</text:span></text:p>
          </draw:text-box>
        </draw:frame>
        <draw:frame draw:style-name="gr8" draw:text-style-name="P9" draw:layer="layout" svg:width="1.457cm" svg:height="0.543cm" svg:x="14.85cm" svg:y="22.211cm">
          <draw:text-box>
            <text:p text:style-name="P1"><text:span text:style-name="T17">=</text:span><text:span text:style-name="T19"> R</text:span><text:span text:style-name="T15"> ·</text:span><text:span text:style-name="T22"> 1</text:span><text:span text:style-name="T16">,</text:span></text:p>
          </draw:text-box>
        </draw:frame>
        <draw:frame draw:style-name="gr8" draw:text-style-name="P9" draw:layer="layout" svg:width="2.024cm" svg:height="0.543cm" svg:x="16.6cm" svg:y="22.211cm">
          <draw:text-box>
            <text:p text:style-name="P1"><text:span text:style-name="T16">where</text:span><text:span text:style-name="T22"> 1</text:span><text:span text:style-name="T17"> =</text:span></text:p>
          </draw:text-box>
        </draw:frame>
        <draw:frame draw:style-name="gr8" draw:text-style-name="P9" draw:layer="layout" svg:width="1.878cm" svg:height="0.446cm" svg:x="2.5cm" svg:y="22.689cm">
          <draw:text-box>
            <text:p text:style-name="P1"><text:span text:style-name="T17">(1</text:span><text:span text:style-name="T15">, . . . ,</text:span><text:span text:style-name="T17"> 1)</text:span></text:p>
          </draw:text-box>
        </draw:frame>
        <draw:frame draw:style-name="gr9" draw:text-style-name="P10" draw:layer="layout" svg:width="0.28cm" svg:height="0.314cm" svg:x="4.039cm" svg:y="22.646cm">
          <draw:text-box>
            <text:p text:style-name="P1"><text:span text:style-name="T20">⊤</text:span></text:p>
          </draw:text-box>
        </draw:frame>
        <draw:frame draw:style-name="gr8" draw:text-style-name="P9" draw:layer="layout" svg:width="4.328cm" svg:height="0.446cm" svg:x="4.426cm" svg:y="22.689cm">
          <draw:text-box>
            <text:p text:style-name="P1"><text:span text:style-name="T16">is the constant vector.</text:span></text:p>
          </draw:text-box>
        </draw:frame>
        <draw:frame draw:style-name="gr8" draw:text-style-name="P9" draw:layer="layout" svg:width="1.122cm" svg:height="0.446cm" svg:x="2.5cm" svg:y="23.483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1.411cm" svg:height="0.446cm" svg:x="3.698cm" svg:y="23.483cm">
          <draw:text-box>
            <text:p text:style-name="P1"><text:span text:style-name="T14">Since</text:span><text:span text:style-name="T15"> B</text:span></text:p>
          </draw:text-box>
        </draw:frame>
        <draw:frame draw:style-name="gr9" draw:text-style-name="P10" draw:layer="layout" svg:width="0.28cm" svg:height="0.314cm" svg:x="5.061cm" svg:y="23.44cm">
          <draw:text-box>
            <text:p text:style-name="P1"><text:span text:style-name="T20">⊤</text:span></text:p>
          </draw:text-box>
        </draw:frame>
        <draw:frame draw:style-name="gr8" draw:text-style-name="P9" draw:layer="layout" svg:width="5.561cm" svg:height="0.543cm" svg:x="5.311cm" svg:y="23.483cm">
          <draw:text-box>
            <text:p text:style-name="P1"><text:span text:style-name="T22">1</text:span><text:span text:style-name="T17"> = 0</text:span><text:span text:style-name="T14"> (column sums vanish),</text:span></text:p>
          </draw:text-box>
        </draw:frame>
        <draw:frame draw:style-name="gr8" draw:text-style-name="P9" draw:layer="layout" svg:width="3.737cm" svg:height="0.543cm" svg:x="10.651cm" svg:y="23.483cm">
          <draw:text-box>
            <text:p text:style-name="P1"><text:span text:style-name="T14">we have</text:span><text:span text:style-name="T15"> L</text:span><text:span text:style-name="T22">1</text:span><text:span text:style-name="T17"> =</text:span><text:span text:style-name="T15"> BW B</text:span></text:p>
          </draw:text-box>
        </draw:frame>
        <draw:frame draw:style-name="gr9" draw:text-style-name="P10" draw:layer="layout" svg:width="0.28cm" svg:height="0.314cm" svg:x="14.413cm" svg:y="23.44cm">
          <draw:text-box>
            <text:p text:style-name="P1"><text:span text:style-name="T20">⊤</text:span></text:p>
          </draw:text-box>
        </draw:frame>
        <draw:frame draw:style-name="gr8" draw:text-style-name="P9" draw:layer="layout" svg:width="1.194cm" svg:height="0.543cm" svg:x="14.663cm" svg:y="23.483cm">
          <draw:text-box>
            <text:p text:style-name="P1"><text:span text:style-name="T22">1</text:span><text:span text:style-name="T17"> = 0</text:span><text:span text:style-name="T14">.</text:span></text:p>
          </draw:text-box>
        </draw:frame>
        <draw:frame draw:style-name="gr8" draw:text-style-name="P9" draw:layer="layout" svg:width="2.269cm" svg:height="0.446cm" svg:x="16.2cm" svg:y="23.483cm">
          <draw:text-box>
            <text:p text:style-name="P1"><text:span text:style-name="T14">Conversely,</text:span></text:p>
          </draw:text-box>
        </draw:frame>
        <draw:frame draw:style-name="gr8" draw:text-style-name="P9" draw:layer="layout" svg:width="0.384cm" svg:height="0.446cm" svg:x="18.277cm" svg:y="23.483cm">
          <draw:text-box>
            <text:p text:style-name="P1"><text:span text:style-name="T14">if</text:span></text:p>
          </draw:text-box>
        </draw:frame>
        <draw:frame draw:style-name="gr8" draw:text-style-name="P9" draw:layer="layout" svg:width="3.456cm" svg:height="0.446cm" svg:x="2.5cm" svg:y="23.961cm">
          <draw:text-box>
            <text:p text:style-name="P1"><text:span text:style-name="T15">Lx</text:span><text:span text:style-name="T17"> = 0</text:span><text:span text:style-name="T14">, then</text:span><text:span text:style-name="T17"> 0 =</text:span><text:span text:style-name="T15"> x</text:span></text:p>
          </draw:text-box>
        </draw:frame>
        <draw:frame draw:style-name="gr9" draw:text-style-name="P10" draw:layer="layout" svg:width="0.28cm" svg:height="0.314cm" svg:x="5.789cm" svg:y="23.918cm">
          <draw:text-box>
            <text:p text:style-name="P1"><text:span text:style-name="T20">⊤</text:span></text:p>
          </draw:text-box>
        </draw:frame>
        <draw:frame draw:style-name="gr8" draw:text-style-name="P9" draw:layer="layout" svg:width="1.549cm" svg:height="0.446cm" svg:x="6.039cm" svg:y="23.961cm">
          <draw:text-box>
            <text:p text:style-name="P1"><text:span text:style-name="T15">Lx</text:span><text:span text:style-name="T17"> =</text:span><text:span text:style-name="T15"> ∥W</text:span></text:p>
          </draw:text-box>
        </draw:frame>
        <draw:frame draw:style-name="gr9" draw:text-style-name="P10" draw:layer="layout" svg:width="0.436cm" svg:height="0.327cm" svg:x="7.67cm" svg:y="23.918cm">
          <draw:text-box>
            <text:p text:style-name="P1"><text:span text:style-name="T21">1</text:span><text:span text:style-name="T20">/</text:span><text:span text:style-name="T21">2</text:span></text:p>
          </draw:text-box>
        </draw:frame>
        <draw:frame draw:style-name="gr8" draw:text-style-name="P9" draw:layer="layout" svg:width="0.384cm" svg:height="0.429cm" svg:x="8.136cm" svg:y="23.961cm">
          <draw:text-box>
            <text:p text:style-name="P1"><text:span text:style-name="T15">B</text:span></text:p>
          </draw:text-box>
        </draw:frame>
        <draw:frame draw:style-name="gr9" draw:text-style-name="P10" draw:layer="layout" svg:width="0.28cm" svg:height="0.314cm" svg:x="8.447cm" svg:y="23.918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419cm" svg:height="0.429cm" svg:x="8.697cm" svg:y="23.961cm">
          <draw:text-box>
            <text:p text:style-name="P1"><text:span text:style-name="T15">x∥</text:span></text:p>
          </draw:text-box>
        </draw:frame>
        <draw:frame draw:style-name="gr9" draw:text-style-name="P10" draw:layer="layout" svg:width="0.28cm" svg:height="0.327cm" svg:x="9.109cm" svg:y="23.918cm">
          <draw:text-box>
            <text:p text:style-name="P1"><text:span text:style-name="T21">2</text:span></text:p>
          </draw:text-box>
        </draw:frame>
        <draw:frame draw:style-name="gr8" draw:text-style-name="P9" draw:layer="layout" svg:width="1.047cm" svg:height="0.446cm" svg:x="9.276cm" svg:y="23.961cm">
          <draw:text-box>
            <text:p text:style-name="P1"><text:span text:style-name="T14">, so</text:span><text:span text:style-name="T15"> B</text:span></text:p>
          </draw:text-box>
        </draw:frame>
        <draw:frame draw:style-name="gr9" draw:text-style-name="P10" draw:layer="layout" svg:width="0.28cm" svg:height="0.314cm" svg:x="10.309cm" svg:y="23.918cm">
          <draw:text-box>
            <text:p text:style-name="P1"><text:span text:style-name="T20">⊤</text:span></text:p>
          </draw:text-box>
        </draw:frame>
        <draw:frame draw:style-name="gr8" draw:text-style-name="P9" draw:layer="layout" svg:width="1.13cm" svg:height="0.446cm" svg:x="10.559cm" svg:y="23.961cm">
          <draw:text-box>
            <text:p text:style-name="P1"><text:span text:style-name="T15">x</text:span><text:span text:style-name="T17"> = 0</text:span><text:span text:style-name="T14">.</text:span></text:p>
          </draw:text-box>
        </draw:frame>
        <draw:frame draw:style-name="gr8" draw:text-style-name="P9" draw:layer="layout" svg:width="7.545cm" svg:height="0.446cm" svg:x="11.811cm" svg:y="23.961cm">
          <draw:text-box>
            <text:p text:style-name="P1"><text:span text:style-name="T14">For a connected graph, this implies</text:span><text:span text:style-name="T15"> x</text:span><text:span text:style-name="T14"> is</text:span></text:p>
          </draw:text-box>
        </draw:frame>
        <draw:line draw:style-name="gr4" draw:text-style-name="P5" draw:layer="layout" svg:x1="18.229cm" svg:y1="24.796cm" svg:x2="18.229cm" svg:y2="24.538cm">
          <text:p/>
        </draw:line>
        <draw:line draw:style-name="gr4" draw:text-style-name="P5" draw:layer="layout" svg:x1="18.236cm" svg:y1="24.545cm" svg:x2="18.465cm" svg:y2="24.545cm">
          <text:p/>
        </draw:line>
        <draw:line draw:style-name="gr4" draw:text-style-name="P5" draw:layer="layout" svg:x1="18.236cm" svg:y1="24.789cm" svg:x2="18.465cm" svg:y2="24.789cm">
          <text:p/>
        </draw:line>
        <draw:line draw:style-name="gr4" draw:text-style-name="P5" draw:layer="layout" svg:x1="18.473cm" svg:y1="24.796cm" svg:x2="18.473cm" svg:y2="24.538cm">
          <text:p/>
        </draw:line>
        <draw:frame draw:style-name="gr8" draw:text-style-name="P9" draw:layer="layout" svg:width="1.799cm" svg:height="0.446cm" svg:x="2.5cm" svg:y="24.439cm">
          <draw:text-box>
            <text:p text:style-name="P1"><text:span text:style-name="T14">constant.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3</text:span></text:p>
          </draw:text-box>
        </draw:frame>
      </draw:page>
      <draw:page draw:name="page4" draw:style-name="dp1" draw:master-page-name="master-page67">
        <draw:frame draw:style-name="gr2" draw:text-style-name="P3" draw:layer="layout" svg:width="0.675cm" svg:height="0.497cm" svg:x="2.5cm" svg:y="2.495cm">
          <draw:text-box>
            <text:p text:style-name="P1"><text:span text:style-name="T18">2.2</text:span></text:p>
          </draw:text-box>
        </draw:frame>
        <draw:frame draw:style-name="gr2" draw:text-style-name="P3" draw:layer="layout" svg:width="4.679cm" svg:height="0.497cm" svg:x="3.581cm" svg:y="2.495cm">
          <draw:text-box>
            <text:p text:style-name="P1"><text:span text:style-name="T18">Hodge Decomposition</text:span></text:p>
          </draw:text-box>
        </draw:frame>
        <draw:frame draw:style-name="gr8" draw:text-style-name="P9" draw:layer="layout" svg:width="16.972cm" svg:height="0.446cm" svg:x="2.5cm" svg:y="3.256cm">
          <draw:text-box>
            <text:p text:style-name="P1"><text:span text:style-name="T14">The Hodge decomposition on graphs provides an orthogonal splitting of edge functions.</text:span></text:p>
          </draw:text-box>
        </draw:frame>
        <draw:frame draw:style-name="gr8" draw:text-style-name="P9" draw:layer="layout" svg:width="7.261cm" svg:height="0.446cm" svg:x="2.5cm" svg:y="4.05cm">
          <draw:text-box>
            <text:p text:style-name="P1"><text:span text:style-name="T13">Theorem 2.4</text:span><text:span text:style-name="T14"> (Hodge Decomposition)</text:span><text:span text:style-name="T13">.</text:span></text:p>
          </draw:text-box>
        </draw:frame>
        <draw:frame draw:style-name="gr8" draw:text-style-name="P9" draw:layer="layout" svg:width="10.98cm" svg:height="0.446cm" svg:x="9.327cm" svg:y="4.05cm">
          <draw:text-box>
            <text:p text:style-name="P1"><text:span text:style-name="T16">For a connected graph with positive weights, every edge</text:span></text:p>
          </draw:text-box>
        </draw:frame>
        <draw:frame draw:style-name="gr8" draw:text-style-name="P9" draw:layer="layout" svg:width="8.364cm" svg:height="0.446cm" svg:x="2.5cm" svg:y="4.528cm">
          <draw:text-box>
            <text:p text:style-name="P1"><text:span text:style-name="T16">function</text:span><text:span text:style-name="T15"> ω</text:span><text:span text:style-name="T17"> :</text:span><text:span text:style-name="T15"> E →</text:span><text:span text:style-name="T19"> R</text:span><text:span text:style-name="T16"> decomposes uniquely as</text:span></text:p>
          </draw:text-box>
        </draw:frame>
        <draw:frame draw:style-name="gr8" draw:text-style-name="P9" draw:layer="layout" svg:width="1.154cm" svg:height="0.446cm" svg:x="8.886cm" svg:y="5.393cm">
          <draw:text-box>
            <text:p text:style-name="P1"><text:span text:style-name="T15">ω</text:span><text:span text:style-name="T17"> =</text:span><text:span text:style-name="T15"> ω</text:span></text:p>
          </draw:text-box>
        </draw:frame>
        <draw:frame draw:style-name="gr9" draw:text-style-name="P10" draw:layer="layout" svg:width="0.737cm" svg:height="0.327cm" svg:x="9.892cm" svg:y="5.552cm">
          <draw:text-box>
            <text:p text:style-name="P1"><text:span text:style-name="T21">harm</text:span></text:p>
          </draw:text-box>
        </draw:frame>
        <draw:frame draw:style-name="gr8" draw:text-style-name="P9" draw:layer="layout" svg:width="0.732cm" svg:height="0.446cm" svg:x="10.676cm" svg:y="5.393cm">
          <draw:text-box>
            <text:p text:style-name="P1"><text:span text:style-name="T17">+</text:span><text:span text:style-name="T15"> ω</text:span></text:p>
          </draw:text-box>
        </draw:frame>
        <draw:frame draw:style-name="gr9" draw:text-style-name="P10" draw:layer="layout" svg:width="0.774cm" svg:height="0.327cm" svg:x="11.3cm" svg:y="5.547cm">
          <draw:text-box>
            <text:p text:style-name="P1"><text:span text:style-name="T21">exact</text:span></text:p>
          </draw:text-box>
        </draw:frame>
        <draw:frame draw:style-name="gr8" draw:text-style-name="P9" draw:layer="layout" svg:width="0.384cm" svg:height="0.429cm" svg:x="12.007cm" svg:y="5.393cm">
          <draw:text-box>
            <text:p text:style-name="P1"><text:span text:style-name="T15">,</text:span></text:p>
          </draw:text-box>
        </draw:frame>
        <draw:frame draw:style-name="gr8" draw:text-style-name="P9" draw:layer="layout" svg:width="1.323cm" svg:height="0.446cm" svg:x="2.5cm" svg:y="6.257cm">
          <draw:text-box>
            <text:p text:style-name="P1"><text:span text:style-name="T16">where:</text:span></text:p>
          </draw:text-box>
        </draw:frame>
        <draw:frame draw:style-name="gr8" draw:text-style-name="P9" draw:layer="layout" svg:width="0.794cm" svg:height="0.446cm" svg:x="3.078cm" svg:y="7.052cm">
          <draw:text-box>
            <text:p text:style-name="P1"><text:span text:style-name="T23"></text:span><text:span text:style-name="T15"> ω</text:span></text:p>
          </draw:text-box>
        </draw:frame>
        <draw:frame draw:style-name="gr9" draw:text-style-name="P10" draw:layer="layout" svg:width="0.737cm" svg:height="0.327cm" svg:x="3.702cm" svg:y="7.211cm">
          <draw:text-box>
            <text:p text:style-name="P1"><text:span text:style-name="T21">harm</text:span></text:p>
          </draw:text-box>
        </draw:frame>
        <draw:frame draw:style-name="gr8" draw:text-style-name="P9" draw:layer="layout" svg:width="7.717cm" svg:height="0.446cm" svg:x="4.507cm" svg:y="7.052cm">
          <draw:text-box>
            <text:p text:style-name="P1"><text:span text:style-name="T15">∈</text:span><text:span text:style-name="T17"> ker(</text:span><text:span text:style-name="T15">BW</text:span><text:span text:style-name="T17"> )</text:span><text:span text:style-name="T16"> is the</text:span><text:span text:style-name="T14"> harmonic</text:span><text:span text:style-name="T16"> (cyclic) part,</text:span></text:p>
          </draw:text-box>
        </draw:frame>
        <draw:frame draw:style-name="gr8" draw:text-style-name="P9" draw:layer="layout" svg:width="0.794cm" svg:height="0.446cm" svg:x="3.078cm" svg:y="7.846cm">
          <draw:text-box>
            <text:p text:style-name="P1"><text:span text:style-name="T23"></text:span><text:span text:style-name="T15"> ω</text:span></text:p>
          </draw:text-box>
        </draw:frame>
        <draw:frame draw:style-name="gr9" draw:text-style-name="P10" draw:layer="layout" svg:width="0.774cm" svg:height="0.327cm" svg:x="3.702cm" svg:y="8cm">
          <draw:text-box>
            <text:p text:style-name="P1"><text:span text:style-name="T21">exact</text:span></text:p>
          </draw:text-box>
        </draw:frame>
        <draw:frame draw:style-name="gr8" draw:text-style-name="P9" draw:layer="layout" svg:width="1.289cm" svg:height="0.446cm" svg:x="4.515cm" svg:y="7.846cm">
          <draw:text-box>
            <text:p text:style-name="P1"><text:span text:style-name="T15">∈</text:span><text:span text:style-name="T17"> im(</text:span><text:span text:style-name="T15">B</text:span></text:p>
          </draw:text-box>
        </draw:frame>
        <draw:frame draw:style-name="gr9" draw:text-style-name="P10" draw:layer="layout" svg:width="0.28cm" svg:height="0.314cm" svg:x="5.767cm" svg:y="7.803cm">
          <draw:text-box>
            <text:p text:style-name="P1"><text:span text:style-name="T20">⊤</text:span></text:p>
          </draw:text-box>
        </draw:frame>
        <draw:frame draw:style-name="gr8" draw:text-style-name="P9" draw:layer="layout" svg:width="5.604cm" svg:height="0.446cm" svg:x="6.017cm" svg:y="7.846cm">
          <draw:text-box>
            <text:p text:style-name="P1"><text:span text:style-name="T17">)</text:span><text:span text:style-name="T16"> is the</text:span><text:span text:style-name="T14"> exact</text:span><text:span text:style-name="T16"> (gradient) part.</text:span></text:p>
          </draw:text-box>
        </draw:frame>
        <draw:frame draw:style-name="gr8" draw:text-style-name="P9" draw:layer="layout" svg:width="4.524cm" svg:height="0.446cm" svg:x="2.5cm" svg:y="8.64cm">
          <draw:text-box>
            <text:p text:style-name="P1"><text:span text:style-name="T16">These subspaces are</text:span><text:span text:style-name="T15"> W</text:span></text:p>
          </draw:text-box>
        </draw:frame>
        <draw:frame draw:style-name="gr9" draw:text-style-name="P10" draw:layer="layout" svg:width="0.343cm" svg:height="0.327cm" svg:x="6.366cm" svg:y="8.597cm">
          <draw:text-box>
            <text:p text:style-name="P1"><text:span text:style-name="T20">−</text:span><text:span text:style-name="T21">1</text:span></text:p>
          </draw:text-box>
        </draw:frame>
        <draw:frame draw:style-name="gr8" draw:text-style-name="P9" draw:layer="layout" svg:width="2.363cm" svg:height="0.446cm" svg:x="6.766cm" svg:y="8.64cm">
          <draw:text-box>
            <text:p text:style-name="P1"><text:span text:style-name="T16">-orthogonal:</text:span></text:p>
          </draw:text-box>
        </draw:frame>
        <draw:frame draw:style-name="gr8" draw:text-style-name="P9" draw:layer="layout" svg:width="0.429cm" svg:height="0.429cm" svg:x="8.927cm" svg:y="8.64cm">
          <draw:text-box>
            <text:p text:style-name="P1"><text:span text:style-name="T15">⟨ω</text:span></text:p>
          </draw:text-box>
        </draw:frame>
        <draw:frame draw:style-name="gr9" draw:text-style-name="P10" draw:layer="layout" svg:width="0.737cm" svg:height="0.327cm" svg:x="9.316cm" svg:y="8.799cm">
          <draw:text-box>
            <text:p text:style-name="P1"><text:span text:style-name="T21">harm</text:span></text:p>
          </draw:text-box>
        </draw:frame>
        <draw:frame draw:style-name="gr8" draw:text-style-name="P9" draw:layer="layout" svg:width="0.516cm" svg:height="0.429cm" svg:x="10.015cm" svg:y="8.64cm">
          <draw:text-box>
            <text:p text:style-name="P1"><text:span text:style-name="T15">, ω</text:span></text:p>
          </draw:text-box>
        </draw:frame>
        <draw:frame draw:style-name="gr9" draw:text-style-name="P10" draw:layer="layout" svg:width="0.774cm" svg:height="0.327cm" svg:x="10.425cm" svg:y="8.794cm">
          <draw:text-box>
            <text:p text:style-name="P1"><text:span text:style-name="T21">exact</text:span></text:p>
          </draw:text-box>
        </draw:frame>
        <draw:frame draw:style-name="gr8" draw:text-style-name="P9" draw:layer="layout" svg:width="0.384cm" svg:height="0.429cm" svg:x="11.132cm" svg:y="8.64cm">
          <draw:text-box>
            <text:p text:style-name="P1"><text:span text:style-name="T15">⟩</text:span></text:p>
          </draw:text-box>
        </draw:frame>
        <draw:frame draw:style-name="gr9" draw:text-style-name="P10" draw:layer="layout" svg:width="0.28cm" svg:height="0.314cm" svg:x="11.281cm" svg:y="8.82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1.605cm" svg:y="8.805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0.814cm" svg:height="0.446cm" svg:x="12.079cm" svg:y="8.64cm">
          <draw:text-box>
            <text:p text:style-name="P1"><text:span text:style-name="T17">= 0</text:span><text:span text:style-name="T16">.</text:span></text:p>
          </draw:text-box>
        </draw:frame>
        <draw:frame draw:style-name="gr8" draw:text-style-name="P9" draw:layer="layout" svg:width="1.122cm" svg:height="0.446cm" svg:x="2.5cm" svg:y="9.435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11.993cm" svg:height="0.446cm" svg:x="3.698cm" svg:y="9.435cm">
          <draw:text-box>
            <text:p text:style-name="P1"><text:span text:style-name="T14">The decomposition is given by the projection</text:span><text:span text:style-name="T15"> π</text:span><text:span text:style-name="T17"> :</text:span><text:span text:style-name="T15"> ω 7→ ω − W B</text:span></text:p>
          </draw:text-box>
        </draw:frame>
        <draw:frame draw:style-name="gr9" draw:text-style-name="P10" draw:layer="layout" svg:width="0.28cm" svg:height="0.314cm" svg:x="14.474cm" svg:y="9.391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384cm" svg:height="0.429cm" svg:x="14.724cm" svg:y="9.435cm">
          <draw:text-box>
            <text:p text:style-name="P1"><text:span text:style-name="T15">L</text:span></text:p>
          </draw:text-box>
        </draw:frame>
        <draw:frame draw:style-name="gr9" draw:text-style-name="P10" draw:layer="layout" svg:width="0.28cm" svg:height="0.327cm" svg:x="14.985cm" svg:y="9.391cm">
          <draw:text-box>
            <text:p text:style-name="P1"><text:span text:style-name="T21">+</text:span></text:p>
          </draw:text-box>
        </draw:frame>
        <draw:frame draw:style-name="gr8" draw:text-style-name="P9" draw:layer="layout" svg:width="1.152cm" svg:height="0.446cm" svg:x="15.235cm" svg:y="9.435cm">
          <draw:text-box>
            <text:p text:style-name="P1"><text:span text:style-name="T15">BW ω</text:span><text:span text:style-name="T14">,</text:span></text:p>
          </draw:text-box>
        </draw:frame>
        <draw:frame draw:style-name="gr8" draw:text-style-name="P9" draw:layer="layout" svg:width="1.515cm" svg:height="0.446cm" svg:x="16.469cm" svg:y="9.435cm">
          <draw:text-box>
            <text:p text:style-name="P1"><text:span text:style-name="T14">where</text:span><text:span text:style-name="T15"> L</text:span></text:p>
          </draw:text-box>
        </draw:frame>
        <draw:frame draw:style-name="gr9" draw:text-style-name="P10" draw:layer="layout" svg:width="0.28cm" svg:height="0.327cm" svg:x="17.851cm" svg:y="9.391cm">
          <draw:text-box>
            <text:p text:style-name="P1"><text:span text:style-name="T21">+</text:span></text:p>
          </draw:text-box>
        </draw:frame>
        <draw:frame draw:style-name="gr8" draw:text-style-name="P9" draw:layer="layout" svg:width="0.384cm" svg:height="0.446cm" svg:x="18.243cm" svg:y="9.435cm">
          <draw:text-box>
            <text:p text:style-name="P1"><text:span text:style-name="T14">is</text:span></text:p>
          </draw:text-box>
        </draw:frame>
        <draw:frame draw:style-name="gr8" draw:text-style-name="P9" draw:layer="layout" svg:width="13.952cm" svg:height="0.446cm" svg:x="2.5cm" svg:y="9.913cm">
          <draw:text-box>
            <text:p text:style-name="P1"><text:span text:style-name="T14">the MoorePenrose pseudoinverse of</text:span><text:span text:style-name="T15"> L</text:span><text:span text:style-name="T14"> restricted to mean-zero functions.</text:span></text:p>
          </draw:text-box>
        </draw:frame>
        <draw:frame draw:style-name="gr8" draw:text-style-name="P9" draw:layer="layout" svg:width="4.107cm" svg:height="0.446cm" svg:x="14.902cm" svg:y="9.913cm">
          <draw:text-box>
            <text:p text:style-name="P1"><text:span text:style-name="T14">Orthogonality follows</text:span></text:p>
          </draw:text-box>
        </draw:frame>
        <draw:frame draw:style-name="gr8" draw:text-style-name="P9" draw:layer="layout" svg:width="3.07cm" svg:height="0.446cm" svg:x="2.5cm" svg:y="10.391cm">
          <draw:text-box>
            <text:p text:style-name="P1"><text:span text:style-name="T14">from</text:span><text:span text:style-name="T17"> ker(</text:span><text:span text:style-name="T15">BW</text:span><text:span text:style-name="T17"> )</text:span><text:span text:style-name="T15"> ⊥</text:span></text:p>
          </draw:text-box>
        </draw:frame>
        <draw:frame draw:style-name="gr9" draw:text-style-name="P10" draw:layer="layout" svg:width="0.28cm" svg:height="0.314cm" svg:x="5.351cm" svg:y="10.57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5.675cm" svg:y="10.555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0.892cm" svg:height="0.446cm" svg:x="6.149cm" svg:y="10.391cm">
          <draw:text-box>
            <text:p text:style-name="P1"><text:span text:style-name="T17">im(</text:span><text:span text:style-name="T15">B</text:span></text:p>
          </draw:text-box>
        </draw:frame>
        <draw:frame draw:style-name="gr9" draw:text-style-name="P10" draw:layer="layout" svg:width="0.28cm" svg:height="0.314cm" svg:x="7.037cm" svg:y="10.347cm">
          <draw:text-box>
            <text:p text:style-name="P1"><text:span text:style-name="T20">⊤</text:span></text:p>
          </draw:text-box>
        </draw:frame>
        <draw:line draw:style-name="gr4" draw:text-style-name="P5" draw:layer="layout" svg:x1="18.229cm" svg:y1="10.747cm" svg:x2="18.229cm" svg:y2="10.489cm">
          <text:p/>
        </draw:line>
        <draw:line draw:style-name="gr4" draw:text-style-name="P5" draw:layer="layout" svg:x1="18.236cm" svg:y1="10.496cm" svg:x2="18.465cm" svg:y2="10.496cm">
          <text:p/>
        </draw:line>
        <draw:line draw:style-name="gr4" draw:text-style-name="P5" draw:layer="layout" svg:x1="18.236cm" svg:y1="10.74cm" svg:x2="18.465cm" svg:y2="10.74cm">
          <text:p/>
        </draw:line>
        <draw:line draw:style-name="gr4" draw:text-style-name="P5" draw:layer="layout" svg:x1="18.473cm" svg:y1="10.747cm" svg:x2="18.473cm" svg:y2="10.489cm">
          <text:p/>
        </draw:line>
        <draw:frame draw:style-name="gr8" draw:text-style-name="P9" draw:layer="layout" svg:width="0.384cm" svg:height="0.446cm" svg:x="7.287cm" svg:y="10.391cm">
          <draw:text-box>
            <text:p text:style-name="P1"><text:span text:style-name="T17">)</text:span><text:span text:style-name="T14">.</text:span></text:p>
          </draw:text-box>
        </draw:frame>
        <draw:frame draw:style-name="gr8" draw:text-style-name="P9" draw:layer="layout" svg:width="6.284cm" svg:height="0.446cm" svg:x="2.5cm" svg:y="11.185cm">
          <draw:text-box>
            <text:p text:style-name="P1"><text:span text:style-name="T13">Denition 2.5</text:span><text:span text:style-name="T14"> (Laplacian Inverse)</text:span><text:span text:style-name="T13">.</text:span></text:p>
          </draw:text-box>
        </draw:frame>
        <draw:frame draw:style-name="gr8" draw:text-style-name="P9" draw:layer="layout" svg:width="4.534cm" svg:height="0.446cm" svg:x="8.776cm" svg:y="11.185cm">
          <draw:text-box>
            <text:p text:style-name="P1"><text:span text:style-name="T14">The</text:span><text:span text:style-name="T16"> Laplacian inverse</text:span><text:span text:style-name="T15"> L</text:span></text:p>
          </draw:text-box>
        </draw:frame>
        <draw:frame draw:style-name="gr9" draw:text-style-name="P10" draw:layer="layout" svg:width="0.28cm" svg:height="0.327cm" svg:x="12.899cm" svg:y="11.141cm">
          <draw:text-box>
            <text:p text:style-name="P1"><text:span text:style-name="T21">+</text:span></text:p>
          </draw:text-box>
        </draw:frame>
        <draw:frame draw:style-name="gr8" draw:text-style-name="P9" draw:layer="layout" svg:width="5.993cm" svg:height="0.446cm" svg:x="13.277cm" svg:y="11.185cm">
          <draw:text-box>
            <text:p text:style-name="P1"><text:span text:style-name="T14">is the unique matrix satisfying:</text:span></text:p>
          </draw:text-box>
        </draw:frame>
        <draw:frame draw:style-name="gr8" draw:text-style-name="P9" draw:layer="layout" svg:width="0.946cm" svg:height="0.446cm" svg:x="2.866cm" svg:y="11.979cm">
          <draw:text-box>
            <text:p text:style-name="P1"><text:span text:style-name="T14">(i)</text:span><text:span text:style-name="T15"> LL</text:span></text:p>
          </draw:text-box>
        </draw:frame>
        <draw:frame draw:style-name="gr9" draw:text-style-name="P10" draw:layer="layout" svg:width="0.28cm" svg:height="0.327cm" svg:x="3.986cm" svg:y="11.936cm">
          <draw:text-box>
            <text:p text:style-name="P1"><text:span text:style-name="T21">+</text:span></text:p>
          </draw:text-box>
        </draw:frame>
        <draw:frame draw:style-name="gr8" draw:text-style-name="P9" draw:layer="layout" svg:width="2.15cm" svg:height="0.446cm" svg:x="4.236cm" svg:y="11.979cm">
          <draw:text-box>
            <text:p text:style-name="P1"><text:span text:style-name="T15">L</text:span><text:span text:style-name="T17"> =</text:span><text:span text:style-name="T15"> L</text:span><text:span text:style-name="T14"> and</text:span><text:span text:style-name="T15"> L</text:span></text:p>
          </draw:text-box>
        </draw:frame>
        <draw:frame draw:style-name="gr9" draw:text-style-name="P10" draw:layer="layout" svg:width="0.28cm" svg:height="0.327cm" svg:x="6.406cm" svg:y="11.936cm">
          <draw:text-box>
            <text:p text:style-name="P1"><text:span text:style-name="T21">+</text:span></text:p>
          </draw:text-box>
        </draw:frame>
        <draw:frame draw:style-name="gr8" draw:text-style-name="P9" draw:layer="layout" svg:width="0.43cm" svg:height="0.429cm" svg:x="6.656cm" svg:y="11.979cm">
          <draw:text-box>
            <text:p text:style-name="P1"><text:span text:style-name="T15">LL</text:span></text:p>
          </draw:text-box>
        </draw:frame>
        <draw:frame draw:style-name="gr9" draw:text-style-name="P10" draw:layer="layout" svg:width="0.28cm" svg:height="0.327cm" svg:x="7.18cm" svg:y="11.936cm">
          <draw:text-box>
            <text:p text:style-name="P1"><text:span text:style-name="T21">+</text:span></text:p>
          </draw:text-box>
        </draw:frame>
        <draw:frame draw:style-name="gr8" draw:text-style-name="P9" draw:layer="layout" svg:width="0.646cm" svg:height="0.446cm" svg:x="7.537cm" svg:y="11.979cm">
          <draw:text-box>
            <text:p text:style-name="P1"><text:span text:style-name="T17">=</text:span><text:span text:style-name="T15"> L</text:span></text:p>
          </draw:text-box>
        </draw:frame>
        <draw:frame draw:style-name="gr9" draw:text-style-name="P10" draw:layer="layout" svg:width="0.28cm" svg:height="0.327cm" svg:x="8.205cm" svg:y="11.936cm">
          <draw:text-box>
            <text:p text:style-name="P1"><text:span text:style-name="T21">+</text:span></text:p>
          </draw:text-box>
        </draw:frame>
        <draw:frame draw:style-name="gr8" draw:text-style-name="P9" draw:layer="layout" svg:width="0.384cm" svg:height="0.446cm" svg:x="8.455cm" svg:y="11.979cm">
          <draw:text-box>
            <text:p text:style-name="P1"><text:span text:style-name="T14">,</text:span></text:p>
          </draw:text-box>
        </draw:frame>
        <draw:frame draw:style-name="gr8" draw:text-style-name="P9" draw:layer="layout" svg:width="0.838cm" svg:height="0.446cm" svg:x="2.759cm" svg:y="12.773cm">
          <draw:text-box>
            <text:p text:style-name="P1"><text:span text:style-name="T14">(ii)</text:span><text:span text:style-name="T15"> L</text:span></text:p>
          </draw:text-box>
        </draw:frame>
        <draw:frame draw:style-name="gr9" draw:text-style-name="P10" draw:layer="layout" svg:width="0.28cm" svg:height="0.327cm" svg:x="3.724cm" svg:y="12.73cm">
          <draw:text-box>
            <text:p text:style-name="P1"><text:span text:style-name="T21">+</text:span></text:p>
          </draw:text-box>
        </draw:frame>
        <draw:frame draw:style-name="gr8" draw:text-style-name="P9" draw:layer="layout" svg:width="5.73cm" svg:height="0.543cm" svg:x="3.974cm" svg:y="12.773cm">
          <draw:text-box>
            <text:p text:style-name="P1"><text:span text:style-name="T22">1</text:span><text:span text:style-name="T17"> = 0</text:span><text:span text:style-name="T14"> (annihilates constants),</text:span></text:p>
          </draw:text-box>
        </draw:frame>
        <draw:frame draw:style-name="gr8" draw:text-style-name="P9" draw:layer="layout" svg:width="1.111cm" svg:height="0.446cm" svg:x="2.653cm" svg:y="13.568cm">
          <draw:text-box>
            <text:p text:style-name="P1"><text:span text:style-name="T14">(iii)</text:span><text:span text:style-name="T17"> (</text:span><text:span text:style-name="T15">L</text:span></text:p>
          </draw:text-box>
        </draw:frame>
        <draw:frame draw:style-name="gr9" draw:text-style-name="P10" draw:layer="layout" svg:width="0.28cm" svg:height="0.327cm" svg:x="3.874cm" svg:y="13.524cm">
          <draw:text-box>
            <text:p text:style-name="P1"><text:span text:style-name="T21">+</text:span></text:p>
          </draw:text-box>
        </draw:frame>
        <draw:frame draw:style-name="gr8" draw:text-style-name="P9" draw:layer="layout" svg:width="0.384cm" svg:height="0.446cm" svg:x="4.124cm" svg:y="13.568cm">
          <draw:text-box>
            <text:p text:style-name="P1"><text:span text:style-name="T17">)</text:span></text:p>
          </draw:text-box>
        </draw:frame>
        <draw:frame draw:style-name="gr9" draw:text-style-name="P10" draw:layer="layout" svg:width="0.28cm" svg:height="0.314cm" svg:x="4.273cm" svg:y="13.524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646cm" svg:height="0.446cm" svg:x="4.63cm" svg:y="13.568cm">
          <draw:text-box>
            <text:p text:style-name="P1"><text:span text:style-name="T17">=</text:span><text:span text:style-name="T15"> L</text:span></text:p>
          </draw:text-box>
        </draw:frame>
        <draw:frame draw:style-name="gr9" draw:text-style-name="P10" draw:layer="layout" svg:width="0.28cm" svg:height="0.327cm" svg:x="5.298cm" svg:y="13.524cm">
          <draw:text-box>
            <text:p text:style-name="P1"><text:span text:style-name="T21">+</text:span></text:p>
          </draw:text-box>
        </draw:frame>
        <draw:frame draw:style-name="gr8" draw:text-style-name="P9" draw:layer="layout" svg:width="2.47cm" svg:height="0.446cm" svg:x="5.676cm" svg:y="13.568cm">
          <draw:text-box>
            <text:p text:style-name="P1"><text:span text:style-name="T14">(symmetric).</text:span></text:p>
          </draw:text-box>
        </draw:frame>
        <draw:frame draw:style-name="gr8" draw:text-style-name="P9" draw:layer="layout" svg:width="7.106cm" svg:height="0.446cm" svg:x="3.097cm" svg:y="14.362cm">
          <draw:text-box>
            <text:p text:style-name="P1"><text:span text:style-name="T14">The projection onto</text:span><text:span text:style-name="T17"> ker(</text:span><text:span text:style-name="T15">BW</text:span><text:span text:style-name="T17"> )</text:span><text:span text:style-name="T14"> is then:</text:span></text:p>
          </draw:text-box>
        </draw:frame>
        <draw:frame draw:style-name="gr8" draw:text-style-name="P9" draw:layer="layout" svg:width="2.88cm" svg:height="0.446cm" svg:x="8.199cm" svg:y="15.227cm">
          <draw:text-box>
            <text:p text:style-name="P1"><text:span text:style-name="T15">π</text:span><text:span text:style-name="T17">(</text:span><text:span text:style-name="T15">ω</text:span><text:span text:style-name="T17">) =</text:span><text:span text:style-name="T15"> ω − W B</text:span></text:p>
          </draw:text-box>
        </draw:frame>
        <draw:frame draw:style-name="gr9" draw:text-style-name="P10" draw:layer="layout" svg:width="0.28cm" svg:height="0.314cm" svg:x="10.95cm" svg:y="15.164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384cm" svg:height="0.429cm" svg:x="11.2cm" svg:y="15.227cm">
          <draw:text-box>
            <text:p text:style-name="P1"><text:span text:style-name="T15">L</text:span></text:p>
          </draw:text-box>
        </draw:frame>
        <draw:frame draw:style-name="gr9" draw:text-style-name="P10" draw:layer="layout" svg:width="0.28cm" svg:height="0.327cm" svg:x="11.462cm" svg:y="15.164cm">
          <draw:text-box>
            <text:p text:style-name="P1"><text:span text:style-name="T21">+</text:span></text:p>
          </draw:text-box>
        </draw:frame>
        <draw:frame draw:style-name="gr8" draw:text-style-name="P9" draw:layer="layout" svg:width="1.137cm" svg:height="0.429cm" svg:x="11.712cm" svg:y="15.227cm">
          <draw:text-box>
            <text:p text:style-name="P1"><text:span text:style-name="T15">BW ω.</text:span></text:p>
          </draw:text-box>
        </draw:frame>
        <draw:frame draw:style-name="gr7" draw:text-style-name="P8" draw:layer="layout" svg:width="0.505cm" svg:height="0.59cm" svg:x="2.5cm" svg:y="16.327cm">
          <draw:text-box>
            <text:p text:style-name="P1"><text:span text:style-name="T12">3</text:span></text:p>
          </draw:text-box>
        </draw:frame>
        <draw:frame draw:style-name="gr7" draw:text-style-name="P8" draw:layer="layout" svg:width="8.257cm" svg:height="0.59cm" svg:x="3.335cm" svg:y="16.327cm">
          <draw:text-box>
            <text:p text:style-name="P1"><text:span text:style-name="T12">The OnsagerRayleigh Functional</text:span></text:p>
          </draw:text-box>
        </draw:frame>
        <draw:frame draw:style-name="gr8" draw:text-style-name="P9" draw:layer="layout" svg:width="9.317cm" svg:height="0.446cm" svg:x="2.5cm" svg:y="17.298cm">
          <draw:text-box>
            <text:p text:style-name="P1"><text:span text:style-name="T14">We now introduce the central variational object.</text:span></text:p>
          </draw:text-box>
        </draw:frame>
        <draw:frame draw:style-name="gr2" draw:text-style-name="P3" draw:layer="layout" svg:width="0.675cm" svg:height="0.497cm" svg:x="2.5cm" svg:y="18.294cm">
          <draw:text-box>
            <text:p text:style-name="P1"><text:span text:style-name="T18">3.1</text:span></text:p>
          </draw:text-box>
        </draw:frame>
        <draw:frame draw:style-name="gr2" draw:text-style-name="P3" draw:layer="layout" svg:width="7.641cm" svg:height="0.497cm" svg:x="3.581cm" svg:y="18.294cm">
          <draw:text-box>
            <text:p text:style-name="P1"><text:span text:style-name="T18">Denition and Physical Interpretation</text:span></text:p>
          </draw:text-box>
        </draw:frame>
        <draw:frame draw:style-name="gr8" draw:text-style-name="P9" draw:layer="layout" svg:width="8.326cm" svg:height="0.446cm" svg:x="2.5cm" svg:y="19.055cm">
          <draw:text-box>
            <text:p text:style-name="P1"><text:span text:style-name="T13">Denition 3.1</text:span><text:span text:style-name="T14"> (OnsagerRayleigh Functional)</text:span><text:span text:style-name="T13">.</text:span></text:p>
          </draw:text-box>
        </draw:frame>
        <draw:frame draw:style-name="gr8" draw:text-style-name="P9" draw:layer="layout" svg:width="3.962cm" svg:height="0.446cm" svg:x="10.902cm" svg:y="19.055cm">
          <draw:text-box>
            <text:p text:style-name="P1"><text:span text:style-name="T14">For edge weights</text:span><text:span text:style-name="T15"> w</text:span><text:span text:style-name="T17"> :</text:span></text:p>
          </draw:text-box>
        </draw:frame>
        <draw:frame draw:style-name="gr8" draw:text-style-name="P9" draw:layer="layout" svg:width="1.141cm" svg:height="0.446cm" svg:x="14.666cm" svg:y="19.055cm">
          <draw:text-box>
            <text:p text:style-name="P1"><text:span text:style-name="T15">E →</text:span><text:span text:style-name="T19"> R</text:span></text:p>
          </draw:text-box>
        </draw:frame>
        <draw:frame draw:style-name="gr9" draw:text-style-name="P10" draw:layer="layout" svg:width="0.343cm" svg:height="0.327cm" svg:x="15.974cm" svg:y="19.209cm">
          <draw:text-box>
            <text:p text:style-name="P1"><text:span text:style-name="T20">&gt;</text:span><text:span text:style-name="T21">0</text:span></text:p>
          </draw:text-box>
        </draw:frame>
        <draw:frame draw:style-name="gr8" draw:text-style-name="P9" draw:layer="layout" svg:width="2.183cm" svg:height="0.446cm" svg:x="16.539cm" svg:y="19.055cm">
          <draw:text-box>
            <text:p text:style-name="P1"><text:span text:style-name="T14">and driving</text:span></text:p>
          </draw:text-box>
        </draw:frame>
        <draw:frame draw:style-name="gr8" draw:text-style-name="P9" draw:layer="layout" svg:width="9.42cm" svg:height="0.446cm" svg:x="2.5cm" svg:y="19.533cm">
          <draw:text-box>
            <text:p text:style-name="P1"><text:span text:style-name="T14">forces</text:span><text:span text:style-name="T15"> ω</text:span><text:span text:style-name="T17"> :</text:span><text:span text:style-name="T15"> E →</text:span><text:span text:style-name="T19"> R</text:span><text:span text:style-name="T14">, the</text:span><text:span text:style-name="T16"> OnsagerRayleigh functional</text:span></text:p>
          </draw:text-box>
        </draw:frame>
        <draw:frame draw:style-name="gr8" draw:text-style-name="P9" draw:layer="layout" svg:width="0.384cm" svg:height="0.446cm" svg:x="11.156cm" svg:y="19.533cm">
          <draw:text-box>
            <text:p text:style-name="P1"><text:span text:style-name="T14">is</text:span></text:p>
          </draw:text-box>
        </draw:frame>
        <draw:frame draw:style-name="gr8" draw:text-style-name="P9" draw:layer="layout" svg:width="1.299cm" svg:height="0.446cm" svg:x="6.155cm" svg:y="20.611cm">
          <draw:text-box>
            <text:p text:style-name="P1"><text:span text:style-name="T15">F</text:span><text:span text:style-name="T17"> (</text:span><text:span text:style-name="T15">J</text:span><text:span text:style-name="T17">) =</text:span></text:p>
          </draw:text-box>
        </draw:frame>
        <draw:line draw:style-name="gr11" draw:text-style-name="P5" draw:layer="layout" svg:x1="7.561cm" svg:y1="20.871cm" svg:x2="7.753cm" svg:y2="20.871cm">
          <text:p/>
        </draw:line>
        <draw:frame draw:style-name="gr8" draw:text-style-name="P9" draw:layer="layout" svg:width="0.384cm" svg:height="0.446cm" svg:x="7.561cm" svg:y="20.35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7.561cm" svg:y="20.875cm">
          <draw:text-box>
            <text:p text:style-name="P1"><text:span text:style-name="T17">2</text:span></text:p>
          </draw:text-box>
        </draw:frame>
        <draw:frame draw:style-name="gr8" draw:text-style-name="P9" draw:layer="layout" svg:width="0.962cm" svg:height="0.429cm" svg:x="7.796cm" svg:y="20.611cm">
          <draw:text-box>
            <text:p text:style-name="P1"><text:span text:style-name="T15">⟨J, J ⟩</text:span></text:p>
          </draw:text-box>
        </draw:frame>
        <draw:frame draw:style-name="gr9" draw:text-style-name="P10" draw:layer="layout" svg:width="0.28cm" svg:height="0.314cm" svg:x="8.724cm" svg:y="20.79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9.047cm" svg:y="20.776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1.74cm" svg:height="0.446cm" svg:x="9.5cm" svg:y="20.611cm">
          <draw:text-box>
            <text:p text:style-name="P1"><text:span text:style-name="T15">− ⟨ω, J⟩</text:span><text:span text:style-name="T17"> =</text:span></text:p>
          </draw:text-box>
        </draw:frame>
        <draw:line draw:style-name="gr11" draw:text-style-name="P5" draw:layer="layout" svg:x1="11.414cm" svg:y1="20.871cm" svg:x2="11.606cm" svg:y2="20.871cm">
          <text:p/>
        </draw:line>
        <draw:frame draw:style-name="gr8" draw:text-style-name="P9" draw:layer="layout" svg:width="0.384cm" svg:height="0.446cm" svg:x="11.414cm" svg:y="20.35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1.414cm" svg:y="20.875cm">
          <draw:text-box>
            <text:p text:style-name="P1"><text:span text:style-name="T17">2</text:span></text:p>
          </draw:text-box>
        </draw:frame>
        <draw:frame draw:style-name="gr8" draw:text-style-name="P9" draw:layer="layout" svg:width="0.384cm" svg:height="0.446cm" svg:x="11.721cm" svg:y="20.245cm">
          <draw:text-box>
            <text:p text:style-name="P1"><text:span text:style-name="T17">X</text:span></text:p>
          </draw:text-box>
        </draw:frame>
        <draw:frame draw:style-name="gr9" draw:text-style-name="P10" draw:layer="layout" svg:width="0.543cm" svg:height="0.314cm" svg:x="11.713cm" svg:y="21.175cm">
          <draw:text-box>
            <text:p text:style-name="P1"><text:span text:style-name="T20">e∈E</text:span></text:p>
          </draw:text-box>
        </draw:frame>
        <draw:frame draw:style-name="gr8" draw:text-style-name="P9" draw:layer="layout" svg:width="0.384cm" svg:height="0.429cm" svg:x="12.399cm" svg:y="20.35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27cm" svg:x="12.649cm" svg:y="20.307cm">
          <draw:text-box>
            <text:p text:style-name="P1"><text:span text:style-name="T21">2</text:span></text:p>
          </draw:text-box>
        </draw:frame>
        <draw:line draw:style-name="gr11" draw:text-style-name="P5" draw:layer="layout" svg:x1="12.391cm" svg:y1="20.871cm" svg:x2="12.823cm" svg:y2="20.871cm">
          <text:p/>
        </draw:line>
        <draw:frame draw:style-name="gr9" draw:text-style-name="P10" draw:layer="layout" svg:width="0.28cm" svg:height="0.314cm" svg:x="12.612cm" svg:y="20.542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2.392cm" svg:y="20.875cm">
          <draw:text-box>
            <text:p text:style-name="P1"><text:span text:style-name="T15">w</text:span></text:p>
          </draw:text-box>
        </draw:frame>
        <draw:frame draw:style-name="gr9" draw:text-style-name="P10" draw:layer="layout" svg:width="0.28cm" svg:height="0.314cm" svg:x="12.667cm" svg:y="21.029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2.951cm" svg:y="20.611cm">
          <draw:text-box>
            <text:p text:style-name="P1"><text:span text:style-name="T15">−</text:span></text:p>
          </draw:text-box>
        </draw:frame>
        <draw:frame draw:style-name="gr8" draw:text-style-name="P9" draw:layer="layout" svg:width="0.384cm" svg:height="0.446cm" svg:x="13.344cm" svg:y="20.245cm">
          <draw:text-box>
            <text:p text:style-name="P1"><text:span text:style-name="T17">X</text:span></text:p>
          </draw:text-box>
        </draw:frame>
        <draw:frame draw:style-name="gr9" draw:text-style-name="P10" draw:layer="layout" svg:width="0.543cm" svg:height="0.314cm" svg:x="13.336cm" svg:y="21.175cm">
          <draw:text-box>
            <text:p text:style-name="P1"><text:span text:style-name="T20">e∈E</text:span></text:p>
          </draw:text-box>
        </draw:frame>
        <draw:frame draw:style-name="gr8" draw:text-style-name="P9" draw:layer="layout" svg:width="0.384cm" svg:height="0.429cm" svg:x="13.973cm" svg:y="20.611cm">
          <draw:text-box>
            <text:p text:style-name="P1"><text:span text:style-name="T15">ω</text:span></text:p>
          </draw:text-box>
        </draw:frame>
        <draw:frame draw:style-name="gr9" draw:text-style-name="P10" draw:layer="layout" svg:width="0.28cm" svg:height="0.314cm" svg:x="14.212cm" svg:y="20.765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4.368cm" svg:y="20.611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14cm" svg:x="14.582cm" svg:y="20.765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4.738cm" svg:y="20.611cm">
          <draw:text-box>
            <text:p text:style-name="P1"><text:span text:style-name="T15">.</text:span></text:p>
          </draw:text-box>
        </draw:frame>
        <draw:frame draw:style-name="gr8" draw:text-style-name="P9" draw:layer="layout" svg:width="5.765cm" svg:height="0.446cm" svg:x="3.097cm" svg:y="21.822cm">
          <draw:text-box>
            <text:p text:style-name="P1"><text:span text:style-name="T14">The physical interpretation is:</text:span></text:p>
          </draw:text-box>
        </draw:frame>
        <draw:frame draw:style-name="gr8" draw:text-style-name="P9" draw:layer="layout" svg:width="0.687cm" svg:height="0.446cm" svg:x="3.078cm" svg:y="22.616cm">
          <draw:text-box>
            <text:p text:style-name="P1"><text:span text:style-name="T23"></text:span><text:span text:style-name="T15"> J</text:span></text:p>
          </draw:text-box>
        </draw:frame>
        <draw:frame draw:style-name="gr9" draw:text-style-name="P10" draw:layer="layout" svg:width="0.28cm" svg:height="0.314cm" svg:x="3.676cm" svg:y="22.77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3.832cm" svg:y="22.616cm">
          <draw:text-box>
            <text:p text:style-name="P1"><text:span text:style-name="T14">:</text:span></text:p>
          </draw:text-box>
        </draw:frame>
        <draw:frame draw:style-name="gr8" draw:text-style-name="P9" draw:layer="layout" svg:width="5.475cm" svg:height="0.446cm" svg:x="4.108cm" svg:y="22.616cm">
          <draw:text-box>
            <text:p text:style-name="P1"><text:span text:style-name="T14">ux (current) through edge</text:span><text:span text:style-name="T15"> e</text:span><text:span text:style-name="T14">,</text:span></text:p>
          </draw:text-box>
        </draw:frame>
        <draw:frame draw:style-name="gr8" draw:text-style-name="P9" draw:layer="layout" svg:width="0.772cm" svg:height="0.446cm" svg:x="3.078cm" svg:y="23.41cm">
          <draw:text-box>
            <text:p text:style-name="P1"><text:span text:style-name="T23"></text:span><text:span text:style-name="T15"> w</text:span></text:p>
          </draw:text-box>
        </draw:frame>
        <draw:frame draw:style-name="gr9" draw:text-style-name="P10" draw:layer="layout" svg:width="0.28cm" svg:height="0.314cm" svg:x="3.738cm" svg:y="23.564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3.894cm" svg:y="23.41cm">
          <draw:text-box>
            <text:p text:style-name="P1"><text:span text:style-name="T14">:</text:span></text:p>
          </draw:text-box>
        </draw:frame>
        <draw:frame draw:style-name="gr8" draw:text-style-name="P9" draw:layer="layout" svg:width="7.959cm" svg:height="0.446cm" svg:x="4.17cm" svg:y="23.41cm">
          <draw:text-box>
            <text:p text:style-name="P1"><text:span text:style-name="T14">conductance (kinetic coecient) of edge</text:span><text:span text:style-name="T15"> e</text:span><text:span text:style-name="T14">,</text:span></text:p>
          </draw:text-box>
        </draw:frame>
        <draw:frame draw:style-name="gr8" draw:text-style-name="P9" draw:layer="layout" svg:width="0.794cm" svg:height="0.446cm" svg:x="3.078cm" svg:y="24.205cm">
          <draw:text-box>
            <text:p text:style-name="P1"><text:span text:style-name="T23"></text:span><text:span text:style-name="T15"> ω</text:span></text:p>
          </draw:text-box>
        </draw:frame>
        <draw:frame draw:style-name="gr9" draw:text-style-name="P10" draw:layer="layout" svg:width="0.28cm" svg:height="0.314cm" svg:x="3.702cm" svg:y="24.359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3.858cm" svg:y="24.205cm">
          <draw:text-box>
            <text:p text:style-name="P1"><text:span text:style-name="T14">:</text:span></text:p>
          </draw:text-box>
        </draw:frame>
        <draw:frame draw:style-name="gr8" draw:text-style-name="P9" draw:layer="layout" svg:width="9.128cm" svg:height="0.446cm" svg:x="4.134cm" svg:y="24.205cm">
          <draw:text-box>
            <text:p text:style-name="P1"><text:span text:style-name="T14">thermodynamic driving force (anity) on edge</text:span><text:span text:style-name="T15"> e</text:span><text:span text:style-name="T14">,</text:span></text:p>
          </draw:text-box>
        </draw:frame>
        <draw:frame draw:style-name="gr8" draw:text-style-name="P9" draw:layer="layout" svg:width="0.387cm" svg:height="0.446cm" svg:x="3.078cm" svg:y="24.999cm">
          <draw:text-box>
            <text:p text:style-name="P1"><text:span text:style-name="T23"></text:span></text:p>
          </draw:text-box>
        </draw:frame>
        <draw:line draw:style-name="gr11" draw:text-style-name="P5" draw:layer="layout" svg:x1="3.504cm" svg:y1="25.259cm" svg:x2="3.653cm" svg:y2="25.259cm">
          <text:p/>
        </draw:line>
        <draw:frame draw:style-name="gr9" draw:text-style-name="P10" draw:layer="layout" svg:width="0.28cm" svg:height="0.327cm" svg:x="3.504cm" svg:y="24.944cm">
          <draw:text-box>
            <text:p text:style-name="P1"><text:span text:style-name="T21">1</text:span></text:p>
          </draw:text-box>
        </draw:frame>
        <draw:frame draw:style-name="gr9" draw:text-style-name="P10" draw:layer="layout" svg:width="0.28cm" svg:height="0.327cm" svg:x="3.504cm" svg:y="25.228cm">
          <draw:text-box>
            <text:p text:style-name="P1"><text:span text:style-name="T21">2</text:span></text:p>
          </draw:text-box>
        </draw:frame>
        <draw:frame draw:style-name="gr8" draw:text-style-name="P9" draw:layer="layout" svg:width="0.962cm" svg:height="0.429cm" svg:x="3.696cm" svg:y="24.999cm">
          <draw:text-box>
            <text:p text:style-name="P1"><text:span text:style-name="T15">⟨J, J ⟩</text:span></text:p>
          </draw:text-box>
        </draw:frame>
        <draw:frame draw:style-name="gr9" draw:text-style-name="P10" draw:layer="layout" svg:width="0.28cm" svg:height="0.314cm" svg:x="4.624cm" svg:y="25.179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4.948cm" svg:y="25.164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0.384cm" svg:height="0.446cm" svg:x="5.315cm" svg:y="24.999cm">
          <draw:text-box>
            <text:p text:style-name="P1"><text:span text:style-name="T14">:</text:span></text:p>
          </draw:text-box>
        </draw:frame>
        <draw:frame draw:style-name="gr8" draw:text-style-name="P9" draw:layer="layout" svg:width="3.108cm" svg:height="0.446cm" svg:x="5.591cm" svg:y="24.999cm">
          <draw:text-box>
            <text:p text:style-name="P1"><text:span text:style-name="T14">dissipation rate,</text:span></text:p>
          </draw:text-box>
        </draw:frame>
        <draw:frame draw:style-name="gr8" draw:text-style-name="P9" draw:layer="layout" svg:width="1.692cm" svg:height="0.446cm" svg:x="3.078cm" svg:y="25.793cm">
          <draw:text-box>
            <text:p text:style-name="P1"><text:span text:style-name="T23"></text:span><text:span text:style-name="T15"> ⟨ω, J ⟩</text:span><text:span text:style-name="T14">:</text:span></text:p>
          </draw:text-box>
        </draw:frame>
        <draw:frame draw:style-name="gr8" draw:text-style-name="P9" draw:layer="layout" svg:width="6.214cm" svg:height="0.446cm" svg:x="4.713cm" svg:y="25.793cm">
          <draw:text-box>
            <text:p text:style-name="P1"><text:span text:style-name="T14">power input from driving forces.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4</text:span></text:p>
          </draw:text-box>
        </draw:frame>
      </draw:page>
      <draw:page draw:name="page5" draw:style-name="dp1" draw:master-page-name="master-page67">
        <draw:frame draw:style-name="gr2" draw:text-style-name="P3" draw:layer="layout" svg:width="0.675cm" svg:height="0.497cm" svg:x="2.5cm" svg:y="2.495cm">
          <draw:text-box>
            <text:p text:style-name="P1"><text:span text:style-name="T18">3.2</text:span></text:p>
          </draw:text-box>
        </draw:frame>
        <draw:frame draw:style-name="gr2" draw:text-style-name="P3" draw:layer="layout" svg:width="2.691cm" svg:height="0.497cm" svg:x="3.581cm" svg:y="2.495cm">
          <draw:text-box>
            <text:p text:style-name="P1"><text:span text:style-name="T18">Optimal Flux</text:span></text:p>
          </draw:text-box>
        </draw:frame>
        <draw:frame draw:style-name="gr8" draw:text-style-name="P9" draw:layer="layout" svg:width="10.968cm" svg:height="0.446cm" svg:x="2.5cm" svg:y="3.256cm">
          <draw:text-box>
            <text:p text:style-name="P1"><text:span text:style-name="T14">The steady-state ux satises conservation at each vertex:</text:span></text:p>
          </draw:text-box>
        </draw:frame>
        <draw:frame draw:style-name="gr8" draw:text-style-name="P9" draw:layer="layout" svg:width="0.384cm" svg:height="0.446cm" svg:x="12.431cm" svg:y="2.967cm">
          <draw:text-box>
            <text:p text:style-name="P1"><text:span text:style-name="T17">P</text:span></text:p>
          </draw:text-box>
        </draw:frame>
        <draw:frame draw:style-name="gr9" draw:text-style-name="P10" draw:layer="layout" svg:width="0.28cm" svg:height="0.314cm" svg:x="12.838cm" svg:y="3.466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3.058cm" svg:y="3.256cm">
          <draw:text-box>
            <text:p text:style-name="P1"><text:span text:style-name="T15">B</text:span></text:p>
          </draw:text-box>
        </draw:frame>
        <draw:frame draw:style-name="gr9" draw:text-style-name="P10" draw:layer="layout" svg:width="0.297cm" svg:height="0.314cm" svg:x="13.35cm" svg:y="3.41cm">
          <draw:text-box>
            <text:p text:style-name="P1"><text:span text:style-name="T20">ve</text:span></text:p>
          </draw:text-box>
        </draw:frame>
        <draw:frame draw:style-name="gr8" draw:text-style-name="P9" draw:layer="layout" svg:width="0.384cm" svg:height="0.429cm" svg:x="13.661cm" svg:y="3.256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14cm" svg:x="13.875cm" svg:y="3.41cm">
          <draw:text-box>
            <text:p text:style-name="P1"><text:span text:style-name="T20">e</text:span></text:p>
          </draw:text-box>
        </draw:frame>
        <draw:frame draw:style-name="gr8" draw:text-style-name="P9" draw:layer="layout" svg:width="3.75cm" svg:height="0.446cm" svg:x="14.138cm" svg:y="3.256cm">
          <draw:text-box>
            <text:p text:style-name="P1"><text:span text:style-name="T17">= 0</text:span><text:span text:style-name="T14">, i.e.,</text:span><text:span text:style-name="T15"> J ∈</text:span><text:span text:style-name="T17"> ker(</text:span><text:span text:style-name="T15">B</text:span><text:span text:style-name="T17">)</text:span><text:span text:style-name="T14">.</text:span></text:p>
          </draw:text-box>
        </draw:frame>
        <draw:frame draw:style-name="gr8" draw:text-style-name="P9" draw:layer="layout" svg:width="5.352cm" svg:height="0.446cm" svg:x="2.5cm" svg:y="3.978cm">
          <draw:text-box>
            <text:p text:style-name="P1"><text:span text:style-name="T13">Denition 3.2</text:span><text:span text:style-name="T14"> (Optimal Flux)</text:span><text:span text:style-name="T13">.</text:span></text:p>
          </draw:text-box>
        </draw:frame>
        <draw:frame draw:style-name="gr8" draw:text-style-name="P9" draw:layer="layout" svg:width="2.297cm" svg:height="0.446cm" svg:x="8.136cm" svg:y="3.978cm">
          <draw:text-box>
            <text:p text:style-name="P1"><text:span text:style-name="T14">The</text:span><text:span text:style-name="T16"> optimal</text:span></text:p>
          </draw:text-box>
        </draw:frame>
        <draw:frame draw:style-name="gr8" draw:text-style-name="P9" draw:layer="layout" svg:width="0.904cm" svg:height="0.446cm" svg:x="10.299cm" svg:y="3.978cm">
          <draw:text-box>
            <text:p text:style-name="P1"><text:span text:style-name="T16">ux</text:span><text:span text:style-name="T14"> is</text:span></text:p>
          </draw:text-box>
        </draw:frame>
        <draw:frame draw:style-name="gr8" draw:text-style-name="P9" draw:layer="layout" svg:width="0.384cm" svg:height="0.429cm" svg:x="7.232cm" svg:y="4.852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14cm" svg:x="7.482cm" svg:y="4.79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678cm" svg:height="0.446cm" svg:x="7.756cm" svg:y="4.852cm">
          <draw:text-box>
            <text:p text:style-name="P1"><text:span text:style-name="T17">=</text:span><text:span text:style-name="T15"> W π</text:span><text:span text:style-name="T17">(</text:span><text:span text:style-name="T15">ω</text:span><text:span text:style-name="T17">) =</text:span><text:span text:style-name="T15"> W</text:span></text:p>
          </draw:text-box>
        </draw:frame>
        <draw:frame draw:style-name="gr8" draw:text-style-name="P9" draw:layer="layout" svg:width="0.384cm" svg:height="0.446cm" svg:x="10.359cm" svg:y="4.425cm">
          <draw:text-box>
            <text:p text:style-name="P1"><text:span text:style-name="T17"/></text:p>
          </draw:text-box>
        </draw:frame>
        <draw:frame draw:style-name="gr8" draw:text-style-name="P9" draw:layer="layout" svg:width="0.998cm" svg:height="0.429cm" svg:x="10.589cm" svg:y="4.852cm">
          <draw:text-box>
            <text:p text:style-name="P1"><text:span text:style-name="T15">ω − B</text:span></text:p>
          </draw:text-box>
        </draw:frame>
        <draw:frame draw:style-name="gr9" draw:text-style-name="P10" draw:layer="layout" svg:width="0.28cm" svg:height="0.314cm" svg:x="11.624cm" svg:y="4.79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384cm" svg:height="0.429cm" svg:x="11.874cm" svg:y="4.852cm">
          <draw:text-box>
            <text:p text:style-name="P1"><text:span text:style-name="T15">L</text:span></text:p>
          </draw:text-box>
        </draw:frame>
        <draw:frame draw:style-name="gr9" draw:text-style-name="P10" draw:layer="layout" svg:width="0.28cm" svg:height="0.327cm" svg:x="12.136cm" svg:y="4.79cm">
          <draw:text-box>
            <text:p text:style-name="P1"><text:span text:style-name="T21">+</text:span></text:p>
          </draw:text-box>
        </draw:frame>
        <draw:frame draw:style-name="gr8" draw:text-style-name="P9" draw:layer="layout" svg:width="0.923cm" svg:height="0.429cm" svg:x="12.386cm" svg:y="4.852cm">
          <draw:text-box>
            <text:p text:style-name="P1"><text:span text:style-name="T15">BWω</text:span></text:p>
          </draw:text-box>
        </draw:frame>
        <draw:frame draw:style-name="gr8" draw:text-style-name="P9" draw:layer="layout" svg:width="0.384cm" svg:height="0.446cm" svg:x="13.367cm" svg:y="4.425cm">
          <draw:text-box>
            <text:p text:style-name="P1"><text:span text:style-name="T17"/></text:p>
          </draw:text-box>
        </draw:frame>
        <draw:frame draw:style-name="gr8" draw:text-style-name="P9" draw:layer="layout" svg:width="0.384cm" svg:height="0.429cm" svg:x="13.661cm" svg:y="4.852cm">
          <draw:text-box>
            <text:p text:style-name="P1"><text:span text:style-name="T15">,</text:span></text:p>
          </draw:text-box>
        </draw:frame>
        <draw:frame draw:style-name="gr8" draw:text-style-name="P9" draw:layer="layout" svg:width="7.695cm" svg:height="0.446cm" svg:x="2.5cm" svg:y="5.727cm">
          <draw:text-box>
            <text:p text:style-name="P1"><text:span text:style-name="T14">where</text:span><text:span text:style-name="T15"> π</text:span><text:span text:style-name="T14"> is the projection onto</text:span><text:span text:style-name="T17"> ker(</text:span><text:span text:style-name="T15">BW</text:span><text:span text:style-name="T17"> )</text:span><text:span text:style-name="T14">.</text:span></text:p>
          </draw:text-box>
        </draw:frame>
        <draw:frame draw:style-name="gr8" draw:text-style-name="P9" draw:layer="layout" svg:width="4.686cm" svg:height="0.446cm" svg:x="2.5cm" svg:y="6.449cm">
          <draw:text-box>
            <text:p text:style-name="P1"><text:span text:style-name="T13">Proposition 3.3</text:span><text:span text:style-name="T14"> (Optimal</text:span></text:p>
          </draw:text-box>
        </draw:frame>
        <draw:frame draw:style-name="gr8" draw:text-style-name="P9" draw:layer="layout" svg:width="2.907cm" svg:height="0.446cm" svg:x="7.395cm" svg:y="6.449cm">
          <draw:text-box>
            <text:p text:style-name="P1"><text:span text:style-name="T14">Flux in Kernel)</text:span><text:span text:style-name="T13">.</text:span></text:p>
          </draw:text-box>
        </draw:frame>
        <draw:frame draw:style-name="gr8" draw:text-style-name="P9" draw:layer="layout" svg:width="2.298cm" svg:height="0.446cm" svg:x="10.41cm" svg:y="6.449cm">
          <draw:text-box>
            <text:p text:style-name="P1"><text:span text:style-name="T16">The optimal</text:span></text:p>
          </draw:text-box>
        </draw:frame>
        <draw:frame draw:style-name="gr8" draw:text-style-name="P9" draw:layer="layout" svg:width="2.487cm" svg:height="0.446cm" svg:x="12.651cm" svg:y="6.449cm">
          <draw:text-box>
            <text:p text:style-name="P1"><text:span text:style-name="T16">ux satises</text:span><text:span text:style-name="T15"> BJ</text:span></text:p>
          </draw:text-box>
        </draw:frame>
        <draw:frame draw:style-name="gr9" draw:text-style-name="P10" draw:layer="layout" svg:width="0.28cm" svg:height="0.314cm" svg:x="15.474cm" svg:y="6.405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814cm" svg:height="0.446cm" svg:x="15.825cm" svg:y="6.449cm">
          <draw:text-box>
            <text:p text:style-name="P1"><text:span text:style-name="T17">= 0</text:span><text:span text:style-name="T16">,</text:span></text:p>
          </draw:text-box>
        </draw:frame>
        <draw:frame draw:style-name="gr8" draw:text-style-name="P9" draw:layer="layout" svg:width="0.713cm" svg:height="0.446cm" svg:x="16.808cm" svg:y="6.449cm">
          <draw:text-box>
            <text:p text:style-name="P1"><text:span text:style-name="T16">i.e.,</text:span></text:p>
          </draw:text-box>
        </draw:frame>
        <draw:frame draw:style-name="gr8" draw:text-style-name="P9" draw:layer="layout" svg:width="0.384cm" svg:height="0.429cm" svg:x="17.642cm" svg:y="6.449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14cm" svg:x="17.892cm" svg:y="6.405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384cm" svg:height="0.429cm" svg:x="18.243cm" svg:y="6.449cm">
          <draw:text-box>
            <text:p text:style-name="P1"><text:span text:style-name="T15">∈</text:span></text:p>
          </draw:text-box>
        </draw:frame>
        <draw:frame draw:style-name="gr8" draw:text-style-name="P9" draw:layer="layout" svg:width="1.3cm" svg:height="0.446cm" svg:x="2.5cm" svg:y="6.927cm">
          <draw:text-box>
            <text:p text:style-name="P1"><text:span text:style-name="T17">ker(</text:span><text:span text:style-name="T15">B</text:span><text:span text:style-name="T17">)</text:span><text:span text:style-name="T16">.</text:span></text:p>
          </draw:text-box>
        </draw:frame>
        <draw:frame draw:style-name="gr8" draw:text-style-name="P9" draw:layer="layout" svg:width="1.122cm" svg:height="0.446cm" svg:x="2.5cm" svg:y="7.649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0.452cm" svg:height="0.429cm" svg:x="3.698cm" svg:y="7.649cm">
          <draw:text-box>
            <text:p text:style-name="P1"><text:span text:style-name="T15">BJ</text:span></text:p>
          </draw:text-box>
        </draw:frame>
        <draw:frame draw:style-name="gr9" draw:text-style-name="P10" draw:layer="layout" svg:width="0.28cm" svg:height="0.314cm" svg:x="4.26cm" svg:y="7.606cm">
          <draw:text-box>
            <text:p text:style-name="P1"><text:span text:style-name="T20">∗</text:span></text:p>
          </draw:text-box>
        </draw:frame>
        <draw:line draw:style-name="gr4" draw:text-style-name="P5" draw:layer="layout" svg:x1="18.229cm" svg:y1="8.006cm" svg:x2="18.229cm" svg:y2="7.748cm">
          <text:p/>
        </draw:line>
        <draw:line draw:style-name="gr4" draw:text-style-name="P5" draw:layer="layout" svg:x1="18.236cm" svg:y1="7.755cm" svg:x2="18.465cm" svg:y2="7.755cm">
          <text:p/>
        </draw:line>
        <draw:line draw:style-name="gr4" draw:text-style-name="P5" draw:layer="layout" svg:x1="18.236cm" svg:y1="7.999cm" svg:x2="18.465cm" svg:y2="7.999cm">
          <text:p/>
        </draw:line>
        <draw:line draw:style-name="gr4" draw:text-style-name="P5" draw:layer="layout" svg:x1="18.473cm" svg:y1="8.006cm" svg:x2="18.473cm" svg:y2="7.748cm">
          <text:p/>
        </draw:line>
        <draw:frame draw:style-name="gr8" draw:text-style-name="P9" draw:layer="layout" svg:width="7.208cm" svg:height="0.446cm" svg:x="4.533cm" svg:y="7.649cm">
          <draw:text-box>
            <text:p text:style-name="P1"><text:span text:style-name="T17">=</text:span><text:span text:style-name="T15"> BW π</text:span><text:span text:style-name="T17">(</text:span><text:span text:style-name="T15">ω</text:span><text:span text:style-name="T17">) = 0</text:span><text:span text:style-name="T14"> since</text:span><text:span text:style-name="T15"> π</text:span><text:span text:style-name="T17">(</text:span><text:span text:style-name="T15">ω</text:span><text:span text:style-name="T17">)</text:span><text:span text:style-name="T15"> ∈</text:span><text:span text:style-name="T17"> ker(</text:span><text:span text:style-name="T15">BW</text:span><text:span text:style-name="T17"> )</text:span><text:span text:style-name="T14">.</text:span></text:p>
          </draw:text-box>
        </draw:frame>
        <draw:frame draw:style-name="gr7" draw:text-style-name="P8" draw:layer="layout" svg:width="0.505cm" svg:height="0.59cm" svg:x="2.5cm" svg:y="8.736cm">
          <draw:text-box>
            <text:p text:style-name="P1"><text:span text:style-name="T12">4</text:span></text:p>
          </draw:text-box>
        </draw:frame>
        <draw:frame draw:style-name="gr7" draw:text-style-name="P8" draw:layer="layout" svg:width="9.585cm" svg:height="0.59cm" svg:x="3.335cm" svg:y="8.736cm">
          <draw:text-box>
            <text:p text:style-name="P1"><text:span text:style-name="T12">Optimality and Uniqueness Theorems</text:span></text:p>
          </draw:text-box>
        </draw:frame>
        <draw:frame draw:style-name="gr8" draw:text-style-name="P9" draw:layer="layout" svg:width="8.941cm" svg:height="0.446cm" svg:x="2.5cm" svg:y="9.707cm">
          <draw:text-box>
            <text:p text:style-name="P1"><text:span text:style-name="T14">We now establish the main variational results.</text:span></text:p>
          </draw:text-box>
        </draw:frame>
        <draw:frame draw:style-name="gr2" draw:text-style-name="P3" draw:layer="layout" svg:width="0.675cm" svg:height="0.497cm" svg:x="2.5cm" svg:y="10.69cm">
          <draw:text-box>
            <text:p text:style-name="P1"><text:span text:style-name="T18">4.1</text:span></text:p>
          </draw:text-box>
        </draw:frame>
        <draw:frame draw:style-name="gr2" draw:text-style-name="P3" draw:layer="layout" svg:width="3.191cm" svg:height="0.497cm" svg:x="3.581cm" svg:y="10.69cm">
          <draw:text-box>
            <text:p text:style-name="P1"><text:span text:style-name="T18">KKT Conditions</text:span></text:p>
          </draw:text-box>
        </draw:frame>
        <draw:frame draw:style-name="gr8" draw:text-style-name="P9" draw:layer="layout" svg:width="6.118cm" svg:height="0.446cm" svg:x="2.5cm" svg:y="11.45cm">
          <draw:text-box>
            <text:p text:style-name="P1"><text:span text:style-name="T13">Theorem 4.1</text:span><text:span text:style-name="T14"> (KKT Stationarity)</text:span><text:span text:style-name="T13">.</text:span></text:p>
          </draw:text-box>
        </draw:frame>
        <draw:frame draw:style-name="gr8" draw:text-style-name="P9" draw:layer="layout" svg:width="3.192cm" svg:height="0.446cm" svg:x="8.601cm" svg:y="11.45cm">
          <draw:text-box>
            <text:p text:style-name="P1"><text:span text:style-name="T16">The optimal ux</text:span><text:span text:style-name="T15"> J</text:span></text:p>
          </draw:text-box>
        </draw:frame>
        <draw:frame draw:style-name="gr9" draw:text-style-name="P10" draw:layer="layout" svg:width="0.28cm" svg:height="0.314cm" svg:x="11.706cm" svg:y="11.407cm">
          <draw:text-box>
            <text:p text:style-name="P1"><text:span text:style-name="T20">∗</text:span></text:p>
          </draw:text-box>
        </draw:frame>
        <draw:frame draw:style-name="gr8" draw:text-style-name="P9" draw:layer="layout" svg:width="6.796cm" svg:height="0.446cm" svg:x="11.995cm" svg:y="11.45cm">
          <draw:text-box>
            <text:p text:style-name="P1"><text:span text:style-name="T16">satises the KarushKuhnTucker con-</text:span></text:p>
          </draw:text-box>
        </draw:frame>
        <draw:frame draw:style-name="gr8" draw:text-style-name="P9" draw:layer="layout" svg:width="1.422cm" svg:height="0.446cm" svg:x="2.5cm" svg:y="11.928cm">
          <draw:text-box>
            <text:p text:style-name="P1"><text:span text:style-name="T16">ditions:</text:span></text:p>
          </draw:text-box>
        </draw:frame>
        <draw:frame draw:style-name="gr8" draw:text-style-name="P9" draw:layer="layout" svg:width="10.257cm" svg:height="0.446cm" svg:x="3.915cm" svg:y="11.928cm">
          <draw:text-box>
            <text:p text:style-name="P1"><text:span text:style-name="T16">there exists a Lagrange multiplier</text:span><text:span text:style-name="T15"> λ</text:span><text:span text:style-name="T17"> :</text:span><text:span text:style-name="T15"> V →</text:span><text:span text:style-name="T19"> R</text:span><text:span text:style-name="T16"> such that</text:span></text:p>
          </draw:text-box>
        </draw:frame>
        <draw:frame draw:style-name="gr8" draw:text-style-name="P9" draw:layer="layout" svg:width="0.384cm" svg:height="0.429cm" svg:x="7.467cm" svg:y="12.609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14cm" svg:x="7.717cm" svg:y="12.566cm">
          <draw:text-box>
            <text:p text:style-name="P1"><text:span text:style-name="T20">∗</text:span></text:p>
          </draw:text-box>
        </draw:frame>
        <draw:line draw:style-name="gr11" draw:text-style-name="P5" draw:layer="layout" svg:x1="7.459cm" svg:y1="13.13cm" svg:x2="7.891cm" svg:y2="13.13cm">
          <text:p/>
        </draw:line>
        <draw:frame draw:style-name="gr9" draw:text-style-name="P10" draw:layer="layout" svg:width="0.28cm" svg:height="0.314cm" svg:x="7.68cm" svg:y="12.8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7.46cm" svg:y="13.133cm">
          <draw:text-box>
            <text:p text:style-name="P1"><text:span text:style-name="T15">w</text:span></text:p>
          </draw:text-box>
        </draw:frame>
        <draw:frame draw:style-name="gr9" draw:text-style-name="P10" draw:layer="layout" svg:width="0.28cm" svg:height="0.314cm" svg:x="7.735cm" svg:y="13.287cm">
          <draw:text-box>
            <text:p text:style-name="P1"><text:span text:style-name="T20">e</text:span></text:p>
          </draw:text-box>
        </draw:frame>
        <draw:frame draw:style-name="gr8" draw:text-style-name="P9" draw:layer="layout" svg:width="0.732cm" svg:height="0.446cm" svg:x="8.04cm" svg:y="12.869cm">
          <draw:text-box>
            <text:p text:style-name="P1"><text:span text:style-name="T17">=</text:span><text:span text:style-name="T15"> ω</text:span></text:p>
          </draw:text-box>
        </draw:frame>
        <draw:frame draw:style-name="gr9" draw:text-style-name="P10" draw:layer="layout" svg:width="0.28cm" svg:height="0.314cm" svg:x="8.686cm" svg:y="13.023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8.928cm" svg:y="12.869cm">
          <draw:text-box>
            <text:p text:style-name="P1"><text:span text:style-name="T17">+</text:span></text:p>
          </draw:text-box>
        </draw:frame>
        <draw:frame draw:style-name="gr8" draw:text-style-name="P9" draw:layer="layout" svg:width="0.384cm" svg:height="0.446cm" svg:x="9.332cm" svg:y="12.504cm">
          <draw:text-box>
            <text:p text:style-name="P1"><text:span text:style-name="T17">X</text:span></text:p>
          </draw:text-box>
        </draw:frame>
        <draw:frame draw:style-name="gr9" draw:text-style-name="P10" draw:layer="layout" svg:width="0.527cm" svg:height="0.314cm" svg:x="9.313cm" svg:y="13.434cm">
          <draw:text-box>
            <text:p text:style-name="P1"><text:span text:style-name="T20">v∈V</text:span></text:p>
          </draw:text-box>
        </draw:frame>
        <draw:frame draw:style-name="gr8" draw:text-style-name="P9" draw:layer="layout" svg:width="0.384cm" svg:height="0.429cm" svg:x="9.972cm" svg:y="12.869cm">
          <draw:text-box>
            <text:p text:style-name="P1"><text:span text:style-name="T15">B</text:span></text:p>
          </draw:text-box>
        </draw:frame>
        <draw:frame draw:style-name="gr9" draw:text-style-name="P10" draw:layer="layout" svg:width="0.297cm" svg:height="0.314cm" svg:x="10.264cm" svg:y="13.023cm">
          <draw:text-box>
            <text:p text:style-name="P1"><text:span text:style-name="T20">ve</text:span></text:p>
          </draw:text-box>
        </draw:frame>
        <draw:frame draw:style-name="gr8" draw:text-style-name="P9" draw:layer="layout" svg:width="0.384cm" svg:height="0.429cm" svg:x="10.575cm" svg:y="12.869cm">
          <draw:text-box>
            <text:p text:style-name="P1"><text:span text:style-name="T15">λ</text:span></text:p>
          </draw:text-box>
        </draw:frame>
        <draw:frame draw:style-name="gr9" draw:text-style-name="P10" draw:layer="layout" svg:width="0.28cm" svg:height="0.314cm" svg:x="10.8cm" svg:y="13.023cm">
          <draw:text-box>
            <text:p text:style-name="P1"><text:span text:style-name="T20">v</text:span></text:p>
          </draw:text-box>
        </draw:frame>
        <draw:frame draw:style-name="gr8" draw:text-style-name="P9" draw:layer="layout" svg:width="1.104cm" svg:height="0.446cm" svg:x="11.363cm" svg:y="12.869cm">
          <draw:text-box>
            <text:p text:style-name="P1"><text:span text:style-name="T16">for all</text:span></text:p>
          </draw:text-box>
        </draw:frame>
        <draw:frame draw:style-name="gr8" draw:text-style-name="P9" draw:layer="layout" svg:width="1.069cm" svg:height="0.429cm" svg:x="12.52cm" svg:y="12.869cm">
          <draw:text-box>
            <text:p text:style-name="P1"><text:span text:style-name="T15">e ∈ E.</text:span></text:p>
          </draw:text-box>
        </draw:frame>
        <draw:frame draw:style-name="gr8" draw:text-style-name="P9" draw:layer="layout" svg:width="2.802cm" svg:height="0.446cm" svg:x="2.5cm" svg:y="14.064cm">
          <draw:text-box>
            <text:p text:style-name="P1"><text:span text:style-name="T16">Equivalently,</text:span><text:span text:style-name="T15"> J</text:span></text:p>
          </draw:text-box>
        </draw:frame>
        <draw:frame draw:style-name="gr9" draw:text-style-name="P10" draw:layer="layout" svg:width="0.28cm" svg:height="0.314cm" svg:x="5.029cm" svg:y="14.02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606cm" svg:height="0.446cm" svg:x="5.196cm" svg:y="14.064cm">
          <draw:text-box>
            <text:p text:style-name="P1"><text:span text:style-name="T15">/W − ω ∈</text:span><text:span text:style-name="T17"> im(</text:span><text:span text:style-name="T15">B</text:span></text:p>
          </draw:text-box>
        </draw:frame>
        <draw:frame draw:style-name="gr9" draw:text-style-name="P10" draw:layer="layout" svg:width="0.28cm" svg:height="0.314cm" svg:x="7.888cm" svg:y="14.02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384cm" svg:height="0.446cm" svg:x="8.138cm" svg:y="14.064cm">
          <draw:text-box>
            <text:p text:style-name="P1"><text:span text:style-name="T17">)</text:span><text:span text:style-name="T16">.</text:span></text:p>
          </draw:text-box>
        </draw:frame>
        <draw:frame draw:style-name="gr8" draw:text-style-name="P9" draw:layer="layout" svg:width="1.122cm" svg:height="0.446cm" svg:x="2.5cm" svg:y="14.786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5.376cm" svg:height="0.446cm" svg:x="3.698cm" svg:y="14.786cm">
          <draw:text-box>
            <text:p text:style-name="P1"><text:span text:style-name="T14">The stationarity condition</text:span><text:span text:style-name="T15"> ∇</text:span></text:p>
          </draw:text-box>
        </draw:frame>
        <draw:frame draw:style-name="gr9" draw:text-style-name="P10" draw:layer="layout" svg:width="0.28cm" svg:height="0.314cm" svg:x="8.708cm" svg:y="14.942cm">
          <draw:text-box>
            <text:p text:style-name="P1"><text:span text:style-name="T20">J</text:span></text:p>
          </draw:text-box>
        </draw:frame>
        <draw:frame draw:style-name="gr8" draw:text-style-name="P9" draw:layer="layout" svg:width="0.703cm" svg:height="0.446cm" svg:x="8.916cm" svg:y="14.786cm">
          <draw:text-box>
            <text:p text:style-name="P1"><text:span text:style-name="T15">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9.617cm" svg:y="14.743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384cm" svg:height="0.446cm" svg:x="9.784cm" svg:y="14.786cm">
          <draw:text-box>
            <text:p text:style-name="P1"><text:span text:style-name="T17">)</text:span></text:p>
          </draw:text-box>
        </draw:frame>
        <draw:frame draw:style-name="gr8" draw:text-style-name="P9" draw:layer="layout" svg:width="1.289cm" svg:height="0.446cm" svg:x="10.129cm" svg:y="14.786cm">
          <draw:text-box>
            <text:p text:style-name="P1"><text:span text:style-name="T15">∈</text:span><text:span text:style-name="T17"> im(</text:span><text:span text:style-name="T15">B</text:span></text:p>
          </draw:text-box>
        </draw:frame>
        <draw:frame draw:style-name="gr9" draw:text-style-name="P10" draw:layer="layout" svg:width="0.28cm" svg:height="0.314cm" svg:x="11.47cm" svg:y="14.743cm">
          <draw:text-box>
            <text:p text:style-name="P1"><text:span text:style-name="T20">⊤</text:span></text:p>
          </draw:text-box>
        </draw:frame>
        <draw:frame draw:style-name="gr8" draw:text-style-name="P9" draw:layer="layout" svg:width="1.592cm" svg:height="0.446cm" svg:x="11.72cm" svg:y="14.786cm">
          <draw:text-box>
            <text:p text:style-name="P1"><text:span text:style-name="T17">)</text:span><text:span text:style-name="T14"> gives</text:span><text:span text:style-name="T15"> J</text:span></text:p>
          </draw:text-box>
        </draw:frame>
        <draw:frame draw:style-name="gr9" draw:text-style-name="P10" draw:layer="layout" svg:width="0.28cm" svg:height="0.314cm" svg:x="13.291cm" svg:y="14.743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021cm" svg:height="0.446cm" svg:x="13.458cm" svg:y="14.786cm">
          <draw:text-box>
            <text:p text:style-name="P1"><text:span text:style-name="T15">/W − ω</text:span><text:span text:style-name="T17"> =</text:span><text:span text:style-name="T15"> B</text:span></text:p>
          </draw:text-box>
        </draw:frame>
        <draw:frame draw:style-name="gr9" draw:text-style-name="P10" draw:layer="layout" svg:width="0.28cm" svg:height="0.314cm" svg:x="15.865cm" svg:y="14.743cm">
          <draw:text-box>
            <text:p text:style-name="P1"><text:span text:style-name="T20">⊤</text:span></text:p>
          </draw:text-box>
        </draw:frame>
        <draw:frame draw:style-name="gr8" draw:text-style-name="P9" draw:layer="layout" svg:width="2.434cm" svg:height="0.446cm" svg:x="16.114cm" svg:y="14.786cm">
          <draw:text-box>
            <text:p text:style-name="P1"><text:span text:style-name="T15">λ</text:span><text:span text:style-name="T14"> for some</text:span><text:span text:style-name="T15"> λ</text:span><text:span text:style-name="T14">.</text:span></text:p>
          </draw:text-box>
        </draw:frame>
        <draw:frame draw:style-name="gr8" draw:text-style-name="P9" draw:layer="layout" svg:width="2.922cm" svg:height="0.446cm" svg:x="2.5cm" svg:y="15.264cm">
          <draw:text-box>
            <text:p text:style-name="P1"><text:span text:style-name="T14">Explicitly,</text:span><text:span text:style-name="T15"> λ</text:span><text:span text:style-name="T17"> =</text:span><text:span text:style-name="T15"> L</text:span></text:p>
          </draw:text-box>
        </draw:frame>
        <draw:frame draw:style-name="gr9" draw:text-style-name="P10" draw:layer="layout" svg:width="0.28cm" svg:height="0.327cm" svg:x="5.323cm" svg:y="15.221cm">
          <draw:text-box>
            <text:p text:style-name="P1"><text:span text:style-name="T21">+</text:span></text:p>
          </draw:text-box>
        </draw:frame>
        <draw:line draw:style-name="gr4" draw:text-style-name="P5" draw:layer="layout" svg:x1="18.229cm" svg:y1="15.621cm" svg:x2="18.229cm" svg:y2="15.362cm">
          <text:p/>
        </draw:line>
        <draw:line draw:style-name="gr4" draw:text-style-name="P5" draw:layer="layout" svg:x1="18.236cm" svg:y1="15.369cm" svg:x2="18.465cm" svg:y2="15.369cm">
          <text:p/>
        </draw:line>
        <draw:line draw:style-name="gr4" draw:text-style-name="P5" draw:layer="layout" svg:x1="18.236cm" svg:y1="15.614cm" svg:x2="18.465cm" svg:y2="15.614cm">
          <text:p/>
        </draw:line>
        <draw:line draw:style-name="gr4" draw:text-style-name="P5" draw:layer="layout" svg:x1="18.473cm" svg:y1="15.621cm" svg:x2="18.473cm" svg:y2="15.362cm">
          <text:p/>
        </draw:line>
        <draw:frame draw:style-name="gr8" draw:text-style-name="P9" draw:layer="layout" svg:width="1.152cm" svg:height="0.446cm" svg:x="5.573cm" svg:y="15.264cm">
          <draw:text-box>
            <text:p text:style-name="P1"><text:span text:style-name="T15">BW ω</text:span><text:span text:style-name="T14">.</text:span></text:p>
          </draw:text-box>
        </draw:frame>
        <draw:frame draw:style-name="gr2" draw:text-style-name="P3" draw:layer="layout" svg:width="0.675cm" svg:height="0.497cm" svg:x="2.5cm" svg:y="16.247cm">
          <draw:text-box>
            <text:p text:style-name="P1"><text:span text:style-name="T18">4.2</text:span></text:p>
          </draw:text-box>
        </draw:frame>
        <draw:frame draw:style-name="gr2" draw:text-style-name="P3" draw:layer="layout" svg:width="2.211cm" svg:height="0.497cm" svg:x="3.581cm" svg:y="16.247cm">
          <draw:text-box>
            <text:p text:style-name="P1"><text:span text:style-name="T18">Optimality</text:span></text:p>
          </draw:text-box>
        </draw:frame>
        <draw:frame draw:style-name="gr8" draw:text-style-name="P9" draw:layer="layout" svg:width="5.015cm" svg:height="0.446cm" svg:x="2.5cm" svg:y="17.007cm">
          <draw:text-box>
            <text:p text:style-name="P1"><text:span text:style-name="T13">Theorem 4.2</text:span><text:span text:style-name="T14"> (Optimality)</text:span><text:span text:style-name="T13">.</text:span></text:p>
          </draw:text-box>
        </draw:frame>
        <draw:frame draw:style-name="gr8" draw:text-style-name="P9" draw:layer="layout" svg:width="6.101cm" svg:height="0.446cm" svg:x="7.497cm" svg:y="17.007cm">
          <draw:text-box>
            <text:p text:style-name="P1"><text:span text:style-name="T16">For any</text:span><text:span text:style-name="T15"> J ∈</text:span><text:span text:style-name="T17"> ker(</text:span><text:span text:style-name="T15">B</text:span><text:span text:style-name="T17">)</text:span><text:span text:style-name="T16">, we have</text:span><text:span text:style-name="T15"> 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13.186cm" svg:y="16.964cm">
          <draw:text-box>
            <text:p text:style-name="P1"><text:span text:style-name="T20">∗</text:span></text:p>
          </draw:text-box>
        </draw:frame>
        <draw:frame draw:style-name="gr8" draw:text-style-name="P9" draw:layer="layout" svg:width="1.551cm" svg:height="0.446cm" svg:x="13.353cm" svg:y="17.007cm">
          <draw:text-box>
            <text:p text:style-name="P1"><text:span text:style-name="T17">)</text:span><text:span text:style-name="T15"> ≤ F</text:span><text:span text:style-name="T17"> (</text:span><text:span text:style-name="T15">J</text:span><text:span text:style-name="T17">)</text:span><text:span text:style-name="T16">.</text:span></text:p>
          </draw:text-box>
        </draw:frame>
        <draw:frame draw:style-name="gr8" draw:text-style-name="P9" draw:layer="layout" svg:width="1.122cm" svg:height="0.446cm" svg:x="2.5cm" svg:y="17.73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2.081cm" svg:height="0.446cm" svg:x="3.698cm" svg:y="17.73cm">
          <draw:text-box>
            <text:p text:style-name="P1"><text:span text:style-name="T14">Write</text:span><text:span text:style-name="T15"> J</text:span><text:span text:style-name="T17"> =</text:span><text:span text:style-name="T15"> J</text:span></text:p>
          </draw:text-box>
        </draw:frame>
        <draw:frame draw:style-name="gr9" draw:text-style-name="P10" draw:layer="layout" svg:width="0.28cm" svg:height="0.314cm" svg:x="5.775cm" svg:y="17.686cm">
          <draw:text-box>
            <text:p text:style-name="P1"><text:span text:style-name="T20">∗</text:span></text:p>
          </draw:text-box>
        </draw:frame>
        <draw:frame draw:style-name="gr8" draw:text-style-name="P9" draw:layer="layout" svg:width="4.083cm" svg:height="0.446cm" svg:x="6.027cm" svg:y="17.73cm">
          <draw:text-box>
            <text:p text:style-name="P1"><text:span text:style-name="T17">+</text:span><text:span text:style-name="T15"> h</text:span><text:span text:style-name="T14"> where</text:span><text:span text:style-name="T15"> h ∈</text:span><text:span text:style-name="T17"> ker(</text:span><text:span text:style-name="T15">B</text:span><text:span text:style-name="T17">)</text:span><text:span text:style-name="T14">.</text:span></text:p>
          </draw:text-box>
        </draw:frame>
        <draw:frame draw:style-name="gr8" draw:text-style-name="P9" draw:layer="layout" svg:width="0.963cm" svg:height="0.446cm" svg:x="9.96cm" svg:y="17.73cm">
          <draw:text-box>
            <text:p text:style-name="P1"><text:span text:style-name="T14">Then</text:span></text:p>
          </draw:text-box>
        </draw:frame>
        <draw:frame draw:style-name="gr8" draw:text-style-name="P9" draw:layer="layout" svg:width="1.993cm" svg:height="0.446cm" svg:x="6.094cm" svg:y="18.67cm">
          <draw:text-box>
            <text:p text:style-name="P1"><text:span text:style-name="T15">F</text:span><text:span text:style-name="T17"> (</text:span><text:span text:style-name="T15">J</text:span><text:span text:style-name="T17">)</text:span><text:span text:style-name="T15"> − 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8.116cm" svg:y="18.607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598cm" svg:height="0.446cm" svg:x="8.283cm" svg:y="18.67cm">
          <draw:text-box>
            <text:p text:style-name="P1"><text:span text:style-name="T17">) =</text:span></text:p>
          </draw:text-box>
        </draw:frame>
        <draw:line draw:style-name="gr11" draw:text-style-name="P5" draw:layer="layout" svg:x1="8.988cm" svg:y1="18.93cm" svg:x2="9.18cm" svg:y2="18.93cm">
          <text:p/>
        </draw:line>
        <draw:frame draw:style-name="gr8" draw:text-style-name="P9" draw:layer="layout" svg:width="0.384cm" svg:height="0.446cm" svg:x="8.988cm" svg:y="18.409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8.988cm" svg:y="18.934cm">
          <draw:text-box>
            <text:p text:style-name="P1"><text:span text:style-name="T17">2</text:span></text:p>
          </draw:text-box>
        </draw:frame>
        <draw:frame draw:style-name="gr8" draw:text-style-name="P9" draw:layer="layout" svg:width="0.384cm" svg:height="0.429cm" svg:x="9.223cm" svg:y="18.67cm">
          <draw:text-box>
            <text:p text:style-name="P1"><text:span text:style-name="T15">⟨J</text:span></text:p>
          </draw:text-box>
        </draw:frame>
        <draw:frame draw:style-name="gr9" draw:text-style-name="P10" draw:layer="layout" svg:width="0.28cm" svg:height="0.314cm" svg:x="9.623cm" svg:y="18.607cm">
          <draw:text-box>
            <text:p text:style-name="P1"><text:span text:style-name="T20">∗</text:span></text:p>
          </draw:text-box>
        </draw:frame>
        <draw:frame draw:style-name="gr8" draw:text-style-name="P9" draw:layer="layout" svg:width="1.053cm" svg:height="0.446cm" svg:x="9.875cm" svg:y="18.67cm">
          <draw:text-box>
            <text:p text:style-name="P1"><text:span text:style-name="T17">+</text:span><text:span text:style-name="T15"> h, J</text:span></text:p>
          </draw:text-box>
        </draw:frame>
        <draw:frame draw:style-name="gr9" draw:text-style-name="P10" draw:layer="layout" svg:width="0.28cm" svg:height="0.314cm" svg:x="10.903cm" svg:y="18.607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773cm" svg:height="0.446cm" svg:x="11.156cm" svg:y="18.67cm">
          <draw:text-box>
            <text:p text:style-name="P1"><text:span text:style-name="T17">+</text:span><text:span text:style-name="T15"> h⟩</text:span></text:p>
          </draw:text-box>
        </draw:frame>
        <draw:frame draw:style-name="gr9" draw:text-style-name="P10" draw:layer="layout" svg:width="0.28cm" svg:height="0.314cm" svg:x="11.912cm" svg:y="18.849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2.235cm" svg:y="18.835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1.168cm" svg:height="0.429cm" svg:x="12.688cm" svg:y="18.67cm">
          <draw:text-box>
            <text:p text:style-name="P1"><text:span text:style-name="T15">− ⟨ω, J</text:span></text:p>
          </draw:text-box>
        </draw:frame>
        <draw:frame draw:style-name="gr9" draw:text-style-name="P10" draw:layer="layout" svg:width="0.28cm" svg:height="0.314cm" svg:x="13.897cm" svg:y="18.607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773cm" svg:height="0.446cm" svg:x="14.15cm" svg:y="18.67cm">
          <draw:text-box>
            <text:p text:style-name="P1"><text:span text:style-name="T17">+</text:span><text:span text:style-name="T15"> h⟩</text:span></text:p>
          </draw:text-box>
        </draw:frame>
        <draw:frame draw:style-name="gr8" draw:text-style-name="P9" draw:layer="layout" svg:width="0.384cm" svg:height="0.429cm" svg:x="8.901cm" svg:y="19.583cm">
          <draw:text-box>
            <text:p text:style-name="P1"><text:span text:style-name="T15">−</text:span></text:p>
          </draw:text-box>
        </draw:frame>
        <draw:line draw:style-name="gr11" draw:text-style-name="P5" draw:layer="layout" svg:x1="9.327cm" svg:y1="19.843cm" svg:x2="9.52cm" svg:y2="19.843cm">
          <text:p/>
        </draw:line>
        <draw:frame draw:style-name="gr8" draw:text-style-name="P9" draw:layer="layout" svg:width="0.384cm" svg:height="0.446cm" svg:x="9.328cm" svg:y="19.322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9.328cm" svg:y="19.847cm">
          <draw:text-box>
            <text:p text:style-name="P1"><text:span text:style-name="T17">2</text:span></text:p>
          </draw:text-box>
        </draw:frame>
        <draw:frame draw:style-name="gr8" draw:text-style-name="P9" draw:layer="layout" svg:width="0.384cm" svg:height="0.429cm" svg:x="9.563cm" svg:y="19.583cm">
          <draw:text-box>
            <text:p text:style-name="P1"><text:span text:style-name="T15">⟨J</text:span></text:p>
          </draw:text-box>
        </draw:frame>
        <draw:frame draw:style-name="gr9" draw:text-style-name="P10" draw:layer="layout" svg:width="0.28cm" svg:height="0.314cm" svg:x="9.963cm" svg:y="19.52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409cm" svg:height="0.429cm" svg:x="10.13cm" svg:y="19.583cm">
          <draw:text-box>
            <text:p text:style-name="P1"><text:span text:style-name="T15">, J</text:span></text:p>
          </draw:text-box>
        </draw:frame>
        <draw:frame draw:style-name="gr9" draw:text-style-name="P10" draw:layer="layout" svg:width="0.28cm" svg:height="0.314cm" svg:x="10.551cm" svg:y="19.52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384cm" svg:height="0.429cm" svg:x="10.718cm" svg:y="19.583cm">
          <draw:text-box>
            <text:p text:style-name="P1"><text:span text:style-name="T15">⟩</text:span></text:p>
          </draw:text-box>
        </draw:frame>
        <draw:frame draw:style-name="gr9" draw:text-style-name="P10" draw:layer="layout" svg:width="0.28cm" svg:height="0.314cm" svg:x="10.868cm" svg:y="19.762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1.191cm" svg:y="19.747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1.266cm" svg:height="0.446cm" svg:x="11.644cm" svg:y="19.583cm">
          <draw:text-box>
            <text:p text:style-name="P1"><text:span text:style-name="T17">+</text:span><text:span text:style-name="T15"> ⟨ω, J</text:span></text:p>
          </draw:text-box>
        </draw:frame>
        <draw:frame draw:style-name="gr9" draw:text-style-name="P10" draw:layer="layout" svg:width="0.28cm" svg:height="0.314cm" svg:x="12.853cm" svg:y="19.52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384cm" svg:height="0.429cm" svg:x="13.02cm" svg:y="19.583cm">
          <draw:text-box>
            <text:p text:style-name="P1"><text:span text:style-name="T15">⟩</text:span></text:p>
          </draw:text-box>
        </draw:frame>
        <draw:frame draw:style-name="gr8" draw:text-style-name="P9" draw:layer="layout" svg:width="0.752cm" svg:height="0.446cm" svg:x="8.54cm" svg:y="20.496cm">
          <draw:text-box>
            <text:p text:style-name="P1"><text:span text:style-name="T17">=</text:span><text:span text:style-name="T15"> ⟨J</text:span></text:p>
          </draw:text-box>
        </draw:frame>
        <draw:frame draw:style-name="gr9" draw:text-style-name="P10" draw:layer="layout" svg:width="0.28cm" svg:height="0.314cm" svg:x="9.346cm" svg:y="20.433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557cm" svg:height="0.429cm" svg:x="9.513cm" svg:y="20.496cm">
          <draw:text-box>
            <text:p text:style-name="P1"><text:span text:style-name="T15">, h⟩</text:span></text:p>
          </draw:text-box>
        </draw:frame>
        <draw:frame draw:style-name="gr9" draw:text-style-name="P10" draw:layer="layout" svg:width="0.28cm" svg:height="0.314cm" svg:x="10.055cm" svg:y="20.675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0.379cm" svg:y="20.66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1.761cm" svg:height="0.446cm" svg:x="10.831cm" svg:y="20.496cm">
          <draw:text-box>
            <text:p text:style-name="P1"><text:span text:style-name="T15">− ⟨ω, h⟩</text:span><text:span text:style-name="T17"> +</text:span></text:p>
          </draw:text-box>
        </draw:frame>
        <draw:line draw:style-name="gr11" draw:text-style-name="P5" draw:layer="layout" svg:x1="12.674cm" svg:y1="20.756cm" svg:x2="12.866cm" svg:y2="20.756cm">
          <text:p/>
        </draw:line>
        <draw:frame draw:style-name="gr8" draw:text-style-name="P9" draw:layer="layout" svg:width="0.384cm" svg:height="0.446cm" svg:x="12.674cm" svg:y="20.235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2.674cm" svg:y="20.76cm">
          <draw:text-box>
            <text:p text:style-name="P1"><text:span text:style-name="T17">2</text:span></text:p>
          </draw:text-box>
        </draw:frame>
        <draw:frame draw:style-name="gr8" draw:text-style-name="P9" draw:layer="layout" svg:width="0.899cm" svg:height="0.429cm" svg:x="12.909cm" svg:y="20.496cm">
          <draw:text-box>
            <text:p text:style-name="P1"><text:span text:style-name="T15">⟨h, h⟩</text:span></text:p>
          </draw:text-box>
        </draw:frame>
        <draw:frame draw:style-name="gr9" draw:text-style-name="P10" draw:layer="layout" svg:width="0.28cm" svg:height="0.314cm" svg:x="13.823cm" svg:y="20.675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4.146cm" svg:y="20.66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0.752cm" svg:height="0.446cm" svg:x="8.54cm" svg:y="21.409cm">
          <draw:text-box>
            <text:p text:style-name="P1"><text:span text:style-name="T17">=</text:span><text:span text:style-name="T15"> ⟨J</text:span></text:p>
          </draw:text-box>
        </draw:frame>
        <draw:frame draw:style-name="gr9" draw:text-style-name="P10" draw:layer="layout" svg:width="0.28cm" svg:height="0.314cm" svg:x="9.346cm" svg:y="21.346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212cm" svg:height="0.446cm" svg:x="9.513cm" svg:y="21.409cm">
          <draw:text-box>
            <text:p text:style-name="P1"><text:span text:style-name="T15">/W − ω, h⟩</text:span><text:span text:style-name="T17"> +</text:span></text:p>
          </draw:text-box>
        </draw:frame>
        <draw:line draw:style-name="gr11" draw:text-style-name="P5" draw:layer="layout" svg:x1="11.9cm" svg:y1="21.669cm" svg:x2="12.093cm" svg:y2="21.669cm">
          <text:p/>
        </draw:line>
        <draw:frame draw:style-name="gr8" draw:text-style-name="P9" draw:layer="layout" svg:width="0.384cm" svg:height="0.446cm" svg:x="11.901cm" svg:y="21.148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1.901cm" svg:y="21.673cm">
          <draw:text-box>
            <text:p text:style-name="P1"><text:span text:style-name="T17">2</text:span></text:p>
          </draw:text-box>
        </draw:frame>
        <draw:frame draw:style-name="gr8" draw:text-style-name="P9" draw:layer="layout" svg:width="0.899cm" svg:height="0.429cm" svg:x="12.136cm" svg:y="21.409cm">
          <draw:text-box>
            <text:p text:style-name="P1"><text:span text:style-name="T15">⟨h, h⟩</text:span></text:p>
          </draw:text-box>
        </draw:frame>
        <draw:frame draw:style-name="gr9" draw:text-style-name="P10" draw:layer="layout" svg:width="0.28cm" svg:height="0.314cm" svg:x="13.049cm" svg:y="21.588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3.373cm" svg:y="21.573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0.384cm" svg:height="0.429cm" svg:x="13.74cm" svg:y="21.409cm">
          <draw:text-box>
            <text:p text:style-name="P1"><text:span text:style-name="T15">.</text:span></text:p>
          </draw:text-box>
        </draw:frame>
        <draw:frame draw:style-name="gr8" draw:text-style-name="P9" draw:layer="layout" svg:width="4.661cm" svg:height="0.446cm" svg:x="2.5cm" svg:y="22.343cm">
          <draw:text-box>
            <text:p text:style-name="P1"><text:span text:style-name="T14">By KKT (Theorem 4.1),</text:span><text:span text:style-name="T15"> J</text:span></text:p>
          </draw:text-box>
        </draw:frame>
        <draw:frame draw:style-name="gr9" draw:text-style-name="P10" draw:layer="layout" svg:width="0.28cm" svg:height="0.314cm" svg:x="6.986cm" svg:y="22.299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021cm" svg:height="0.446cm" svg:x="7.153cm" svg:y="22.343cm">
          <draw:text-box>
            <text:p text:style-name="P1"><text:span text:style-name="T15">/W − ω</text:span><text:span text:style-name="T17"> =</text:span><text:span text:style-name="T15"> B</text:span></text:p>
          </draw:text-box>
        </draw:frame>
        <draw:frame draw:style-name="gr9" draw:text-style-name="P10" draw:layer="layout" svg:width="0.28cm" svg:height="0.314cm" svg:x="9.31cm" svg:y="22.299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873cm" svg:height="0.446cm" svg:x="9.56cm" svg:y="22.343cm">
          <draw:text-box>
            <text:p text:style-name="P1"><text:span text:style-name="T15">λ</text:span><text:span text:style-name="T14">, so</text:span></text:p>
          </draw:text-box>
        </draw:frame>
        <draw:frame draw:style-name="gr8" draw:text-style-name="P9" draw:layer="layout" svg:width="0.384cm" svg:height="0.429cm" svg:x="7.06cm" svg:y="23.121cm">
          <draw:text-box>
            <text:p text:style-name="P1"><text:span text:style-name="T15">⟨J</text:span></text:p>
          </draw:text-box>
        </draw:frame>
        <draw:frame draw:style-name="gr9" draw:text-style-name="P10" draw:layer="layout" svg:width="0.28cm" svg:height="0.314cm" svg:x="7.46cm" svg:y="23.058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703cm" svg:height="0.446cm" svg:x="7.627cm" svg:y="23.121cm">
          <draw:text-box>
            <text:p text:style-name="P1"><text:span text:style-name="T15">/W − ω, h⟩</text:span><text:span text:style-name="T17"> =</text:span><text:span text:style-name="T15"> ⟨B</text:span></text:p>
          </draw:text-box>
        </draw:frame>
        <draw:frame draw:style-name="gr9" draw:text-style-name="P10" draw:layer="layout" svg:width="0.28cm" svg:height="0.314cm" svg:x="10.477cm" svg:y="23.058cm">
          <draw:text-box>
            <text:p text:style-name="P1"><text:span text:style-name="T20">⊤</text:span></text:p>
          </draw:text-box>
        </draw:frame>
        <draw:frame draw:style-name="gr8" draw:text-style-name="P9" draw:layer="layout" svg:width="3.241cm" svg:height="0.446cm" svg:x="10.727cm" svg:y="23.121cm">
          <draw:text-box>
            <text:p text:style-name="P1"><text:span text:style-name="T15">λ, h⟩</text:span><text:span text:style-name="T17"> =</text:span><text:span text:style-name="T15"> ⟨λ, Bh⟩</text:span><text:span text:style-name="T17"> = 0</text:span></text:p>
          </draw:text-box>
        </draw:frame>
        <draw:frame draw:style-name="gr8" draw:text-style-name="P9" draw:layer="layout" svg:width="3.126cm" svg:height="0.446cm" svg:x="2.5cm" svg:y="23.899cm">
          <draw:text-box>
            <text:p text:style-name="P1"><text:span text:style-name="T14">since</text:span><text:span text:style-name="T15"> h ∈</text:span><text:span text:style-name="T17"> ker(</text:span><text:span text:style-name="T15">B</text:span><text:span text:style-name="T17">)</text:span><text:span text:style-name="T14">.</text:span></text:p>
          </draw:text-box>
        </draw:frame>
        <draw:frame draw:style-name="gr8" draw:text-style-name="P9" draw:layer="layout" svg:width="3.024cm" svg:height="0.446cm" svg:x="5.531cm" svg:y="23.899cm">
          <draw:text-box>
            <text:p text:style-name="P1"><text:span text:style-name="T14">Thus</text:span><text:span text:style-name="T15"> F</text:span><text:span text:style-name="T17"> (</text:span><text:span text:style-name="T15">J</text:span><text:span text:style-name="T17">)</text:span><text:span text:style-name="T15"> − 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8.522cm" svg:y="23.856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598cm" svg:height="0.446cm" svg:x="8.689cm" svg:y="23.899cm">
          <draw:text-box>
            <text:p text:style-name="P1"><text:span text:style-name="T17">) =</text:span></text:p>
          </draw:text-box>
        </draw:frame>
        <draw:line draw:style-name="gr11" draw:text-style-name="P5" draw:layer="layout" svg:x1="9.394cm" svg:y1="24.16cm" svg:x2="9.543cm" svg:y2="24.16cm">
          <text:p/>
        </draw:line>
        <draw:frame draw:style-name="gr9" draw:text-style-name="P10" draw:layer="layout" svg:width="0.28cm" svg:height="0.327cm" svg:x="9.394cm" svg:y="23.844cm">
          <draw:text-box>
            <text:p text:style-name="P1"><text:span text:style-name="T21">1</text:span></text:p>
          </draw:text-box>
        </draw:frame>
        <draw:frame draw:style-name="gr9" draw:text-style-name="P10" draw:layer="layout" svg:width="0.28cm" svg:height="0.327cm" svg:x="9.394cm" svg:y="24.128cm">
          <draw:text-box>
            <text:p text:style-name="P1"><text:span text:style-name="T21">2</text:span></text:p>
          </draw:text-box>
        </draw:frame>
        <draw:frame draw:style-name="gr8" draw:text-style-name="P9" draw:layer="layout" svg:width="0.899cm" svg:height="0.429cm" svg:x="9.586cm" svg:y="23.899cm">
          <draw:text-box>
            <text:p text:style-name="P1"><text:span text:style-name="T15">⟨h, h⟩</text:span></text:p>
          </draw:text-box>
        </draw:frame>
        <draw:frame draw:style-name="gr9" draw:text-style-name="P10" draw:layer="layout" svg:width="0.28cm" svg:height="0.314cm" svg:x="10.5cm" svg:y="24.079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0.823cm" svg:y="24.064cm">
          <draw:text-box>
            <text:p text:style-name="P1"><text:span text:style-name="T24">−</text:span><text:span text:style-name="T25">1</text:span></text:p>
          </draw:text-box>
        </draw:frame>
        <draw:line draw:style-name="gr4" draw:text-style-name="P5" draw:layer="layout" svg:x1="18.229cm" svg:y1="24.256cm" svg:x2="18.229cm" svg:y2="23.998cm">
          <text:p/>
        </draw:line>
        <draw:line draw:style-name="gr4" draw:text-style-name="P5" draw:layer="layout" svg:x1="18.236cm" svg:y1="24.005cm" svg:x2="18.465cm" svg:y2="24.005cm">
          <text:p/>
        </draw:line>
        <draw:line draw:style-name="gr4" draw:text-style-name="P5" draw:layer="layout" svg:x1="18.236cm" svg:y1="24.249cm" svg:x2="18.465cm" svg:y2="24.249cm">
          <text:p/>
        </draw:line>
        <draw:line draw:style-name="gr4" draw:text-style-name="P5" draw:layer="layout" svg:x1="18.473cm" svg:y1="24.256cm" svg:x2="18.473cm" svg:y2="23.998cm">
          <text:p/>
        </draw:line>
        <draw:frame draw:style-name="gr8" draw:text-style-name="P9" draw:layer="layout" svg:width="0.703cm" svg:height="0.446cm" svg:x="11.297cm" svg:y="23.899cm">
          <draw:text-box>
            <text:p text:style-name="P1"><text:span text:style-name="T15">≥</text:span><text:span text:style-name="T17"> 0</text:span><text:span text:style-name="T14">.</text:span></text:p>
          </draw:text-box>
        </draw:frame>
        <draw:frame draw:style-name="gr2" draw:text-style-name="P3" draw:layer="layout" svg:width="0.675cm" svg:height="0.497cm" svg:x="2.5cm" svg:y="24.882cm">
          <draw:text-box>
            <text:p text:style-name="P1"><text:span text:style-name="T18">4.3</text:span></text:p>
          </draw:text-box>
        </draw:frame>
        <draw:frame draw:style-name="gr2" draw:text-style-name="P3" draw:layer="layout" svg:width="2.465cm" svg:height="0.497cm" svg:x="3.581cm" svg:y="24.882cm">
          <draw:text-box>
            <text:p text:style-name="P1"><text:span text:style-name="T18">Uniqueness</text:span></text:p>
          </draw:text-box>
        </draw:frame>
        <draw:frame draw:style-name="gr8" draw:text-style-name="P9" draw:layer="layout" svg:width="5.258cm" svg:height="0.446cm" svg:x="2.5cm" svg:y="25.643cm">
          <draw:text-box>
            <text:p text:style-name="P1"><text:span text:style-name="T13">Corollary 4.3</text:span><text:span text:style-name="T14"> (Uniqueness)</text:span><text:span text:style-name="T13">.</text:span></text:p>
          </draw:text-box>
        </draw:frame>
        <draw:frame draw:style-name="gr8" draw:text-style-name="P9" draw:layer="layout" svg:width="5.899cm" svg:height="0.446cm" svg:x="7.639cm" svg:y="25.643cm">
          <draw:text-box>
            <text:p text:style-name="P1"><text:span text:style-name="T16">If</text:span><text:span text:style-name="T15"> J ∈</text:span><text:span text:style-name="T17"> ker(</text:span><text:span text:style-name="T15">B</text:span><text:span text:style-name="T17">)</text:span><text:span text:style-name="T16"> satises</text:span><text:span text:style-name="T15"> F</text:span><text:span text:style-name="T17"> (</text:span><text:span text:style-name="T15">J</text:span><text:span text:style-name="T17">) =</text:span><text:span text:style-name="T15"> 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13.522cm" svg:y="25.599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318cm" svg:height="0.446cm" svg:x="13.689cm" svg:y="25.643cm">
          <draw:text-box>
            <text:p text:style-name="P1"><text:span text:style-name="T17">)</text:span><text:span text:style-name="T16">, then</text:span><text:span text:style-name="T15"> J</text:span><text:span text:style-name="T17"> =</text:span><text:span text:style-name="T15"> J</text:span></text:p>
          </draw:text-box>
        </draw:frame>
        <draw:frame draw:style-name="gr9" draw:text-style-name="P10" draw:layer="layout" svg:width="0.28cm" svg:height="0.314cm" svg:x="15.955cm" svg:y="25.599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384cm" svg:height="0.446cm" svg:x="16.122cm" svg:y="25.643cm">
          <draw:text-box>
            <text:p text:style-name="P1"><text:span text:style-name="T16">.</text:span></text:p>
          </draw:text-box>
        </draw:frame>
        <draw:frame draw:style-name="gr8" draw:text-style-name="P9" draw:layer="layout" svg:width="1.122cm" svg:height="0.446cm" svg:x="2.5cm" svg:y="26.365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6.077cm" svg:height="0.446cm" svg:x="3.698cm" svg:y="26.365cm">
          <draw:text-box>
            <text:p text:style-name="P1"><text:span text:style-name="T14">From the proof of Theorem 4.2,</text:span></text:p>
          </draw:text-box>
        </draw:frame>
        <draw:frame draw:style-name="gr8" draw:text-style-name="P9" draw:layer="layout" svg:width="2.107cm" svg:height="0.446cm" svg:x="9.202cm" svg:y="26.365cm">
          <draw:text-box>
            <text:p text:style-name="P1"><text:span text:style-name="T15">F</text:span><text:span text:style-name="T17"> (</text:span><text:span text:style-name="T15">J</text:span><text:span text:style-name="T17">) =</text:span><text:span text:style-name="T15"> 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11.303cm" svg:y="26.321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657cm" svg:height="0.446cm" svg:x="11.47cm" svg:y="26.365cm">
          <draw:text-box>
            <text:p text:style-name="P1"><text:span text:style-name="T17">)</text:span><text:span text:style-name="T14"> implies</text:span><text:span text:style-name="T15"> ⟨h, h⟩</text:span></text:p>
          </draw:text-box>
        </draw:frame>
        <draw:frame draw:style-name="gr9" draw:text-style-name="P10" draw:layer="layout" svg:width="0.28cm" svg:height="0.314cm" svg:x="13.981cm" svg:y="26.545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4.305cm" svg:y="26.53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0.814cm" svg:height="0.446cm" svg:x="14.796cm" svg:y="26.365cm">
          <draw:text-box>
            <text:p text:style-name="P1"><text:span text:style-name="T17">= 0</text:span><text:span text:style-name="T14">.</text:span></text:p>
          </draw:text-box>
        </draw:frame>
        <draw:frame draw:style-name="gr8" draw:text-style-name="P9" draw:layer="layout" svg:width="1.432cm" svg:height="0.446cm" svg:x="15.721cm" svg:y="26.365cm">
          <draw:text-box>
            <text:p text:style-name="P1"><text:span text:style-name="T14">Since</text:span><text:span text:style-name="T15"> w</text:span></text:p>
          </draw:text-box>
        </draw:frame>
        <draw:frame draw:style-name="gr9" draw:text-style-name="P10" draw:layer="layout" svg:width="0.28cm" svg:height="0.314cm" svg:x="17.007cm" svg:y="26.519cm">
          <draw:text-box>
            <text:p text:style-name="P1"><text:span text:style-name="T20">e</text:span></text:p>
          </draw:text-box>
        </draw:frame>
        <draw:frame draw:style-name="gr8" draw:text-style-name="P9" draw:layer="layout" svg:width="1.247cm" svg:height="0.446cm" svg:x="17.288cm" svg:y="26.365cm">
          <draw:text-box>
            <text:p text:style-name="P1"><text:span text:style-name="T15">&gt;</text:span><text:span text:style-name="T17"> 0</text:span><text:span text:style-name="T14"> for</text:span></text:p>
          </draw:text-box>
        </draw:frame>
        <draw:frame draw:style-name="gr8" draw:text-style-name="P9" draw:layer="layout" svg:width="6.621cm" svg:height="0.446cm" svg:x="2.5cm" svg:y="26.843cm">
          <draw:text-box>
            <text:p text:style-name="P1"><text:span text:style-name="T14">all</text:span><text:span text:style-name="T15"> e</text:span><text:span text:style-name="T14">, this forces</text:span><text:span text:style-name="T15"> h</text:span><text:span text:style-name="T17"> = 0</text:span><text:span text:style-name="T14">, hence</text:span><text:span text:style-name="T15"> J</text:span><text:span text:style-name="T17"> =</text:span><text:span text:style-name="T15"> J</text:span></text:p>
          </draw:text-box>
        </draw:frame>
        <draw:frame draw:style-name="gr9" draw:text-style-name="P10" draw:layer="layout" svg:width="0.28cm" svg:height="0.314cm" svg:x="8.505cm" svg:y="26.799cm">
          <draw:text-box>
            <text:p text:style-name="P1"><text:span text:style-name="T20">∗</text:span></text:p>
          </draw:text-box>
        </draw:frame>
        <draw:line draw:style-name="gr4" draw:text-style-name="P5" draw:layer="layout" svg:x1="18.229cm" svg:y1="27.2cm" svg:x2="18.229cm" svg:y2="26.941cm">
          <text:p/>
        </draw:line>
        <draw:line draw:style-name="gr4" draw:text-style-name="P5" draw:layer="layout" svg:x1="18.236cm" svg:y1="26.948cm" svg:x2="18.465cm" svg:y2="26.948cm">
          <text:p/>
        </draw:line>
        <draw:line draw:style-name="gr4" draw:text-style-name="P5" draw:layer="layout" svg:x1="18.236cm" svg:y1="27.192cm" svg:x2="18.465cm" svg:y2="27.192cm">
          <text:p/>
        </draw:line>
        <draw:line draw:style-name="gr4" draw:text-style-name="P5" draw:layer="layout" svg:x1="18.473cm" svg:y1="27.2cm" svg:x2="18.473cm" svg:y2="26.941cm">
          <text:p/>
        </draw:line>
        <draw:frame draw:style-name="gr8" draw:text-style-name="P9" draw:layer="layout" svg:width="0.384cm" svg:height="0.446cm" svg:x="8.672cm" svg:y="26.843cm">
          <draw:text-box>
            <text:p text:style-name="P1"><text:span text:style-name="T14">.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5</text:span></text:p>
          </draw:text-box>
        </draw:frame>
      </draw:page>
      <draw:page draw:name="page6" draw:style-name="dp1" draw:master-page-name="master-page67">
        <draw:frame draw:style-name="gr2" draw:text-style-name="P3" draw:layer="layout" svg:width="0.675cm" svg:height="0.497cm" svg:x="2.5cm" svg:y="2.495cm">
          <draw:text-box>
            <text:p text:style-name="P1"><text:span text:style-name="T18">4.4</text:span></text:p>
          </draw:text-box>
        </draw:frame>
        <draw:frame draw:style-name="gr2" draw:text-style-name="P3" draw:layer="layout" svg:width="4.396cm" svg:height="0.497cm" svg:x="3.581cm" svg:y="2.495cm">
          <draw:text-box>
            <text:p text:style-name="P1"><text:span text:style-name="T18">Quadratic Expansion</text:span></text:p>
          </draw:text-box>
        </draw:frame>
        <draw:frame draw:style-name="gr8" draw:text-style-name="P9" draw:layer="layout" svg:width="7.004cm" svg:height="0.446cm" svg:x="2.5cm" svg:y="3.256cm">
          <draw:text-box>
            <text:p text:style-name="P1"><text:span text:style-name="T13">Theorem 4.4</text:span><text:span text:style-name="T14"> (Quadratic Expansion)</text:span><text:span text:style-name="T13">.</text:span></text:p>
          </draw:text-box>
        </draw:frame>
        <draw:frame draw:style-name="gr8" draw:text-style-name="P9" draw:layer="layout" svg:width="3.571cm" svg:height="0.446cm" svg:x="9.216cm" svg:y="3.256cm">
          <draw:text-box>
            <text:p text:style-name="P1"><text:span text:style-name="T16">For any</text:span><text:span text:style-name="T15"> h ∈</text:span><text:span text:style-name="T17"> ker(</text:span><text:span text:style-name="T15">B</text:span><text:span text:style-name="T17">)</text:span><text:span text:style-name="T16">,</text:span></text:p>
          </draw:text-box>
        </draw:frame>
        <draw:frame draw:style-name="gr8" draw:text-style-name="P9" draw:layer="layout" svg:width="0.703cm" svg:height="0.446cm" svg:x="6.647cm" svg:y="4.355cm">
          <draw:text-box>
            <text:p text:style-name="P1"><text:span text:style-name="T15">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7.348cm" svg:y="4.292cm">
          <draw:text-box>
            <text:p text:style-name="P1"><text:span text:style-name="T20">∗</text:span></text:p>
          </draw:text-box>
        </draw:frame>
        <draw:frame draw:style-name="gr8" draw:text-style-name="P9" draw:layer="layout" svg:width="1.936cm" svg:height="0.446cm" svg:x="7.601cm" svg:y="4.355cm">
          <draw:text-box>
            <text:p text:style-name="P1"><text:span text:style-name="T17">+</text:span><text:span text:style-name="T15"> h</text:span><text:span text:style-name="T17">)</text:span><text:span text:style-name="T15"> − 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9.528cm" svg:y="4.292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598cm" svg:height="0.446cm" svg:x="9.695cm" svg:y="4.355cm">
          <draw:text-box>
            <text:p text:style-name="P1"><text:span text:style-name="T17">) =</text:span></text:p>
          </draw:text-box>
        </draw:frame>
        <draw:line draw:style-name="gr11" draw:text-style-name="P5" draw:layer="layout" svg:x1="10.4cm" svg:y1="4.616cm" svg:x2="10.592cm" svg:y2="4.616cm">
          <text:p/>
        </draw:line>
        <draw:frame draw:style-name="gr8" draw:text-style-name="P9" draw:layer="layout" svg:width="0.384cm" svg:height="0.446cm" svg:x="10.4cm" svg:y="4.095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0.4cm" svg:y="4.619cm">
          <draw:text-box>
            <text:p text:style-name="P1"><text:span text:style-name="T17">2</text:span></text:p>
          </draw:text-box>
        </draw:frame>
        <draw:frame draw:style-name="gr8" draw:text-style-name="P9" draw:layer="layout" svg:width="0.899cm" svg:height="0.429cm" svg:x="10.635cm" svg:y="4.355cm">
          <draw:text-box>
            <text:p text:style-name="P1"><text:span text:style-name="T15">⟨h, h⟩</text:span></text:p>
          </draw:text-box>
        </draw:frame>
        <draw:frame draw:style-name="gr9" draw:text-style-name="P10" draw:layer="layout" svg:width="0.28cm" svg:height="0.314cm" svg:x="11.549cm" svg:y="4.535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1.872cm" svg:y="4.52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0.384cm" svg:height="0.446cm" svg:x="12.346cm" svg:y="4.355cm">
          <draw:text-box>
            <text:p text:style-name="P1"><text:span text:style-name="T17">=</text:span></text:p>
          </draw:text-box>
        </draw:frame>
        <draw:line draw:style-name="gr11" draw:text-style-name="P5" draw:layer="layout" svg:x1="12.794cm" svg:y1="4.616cm" svg:x2="12.986cm" svg:y2="4.616cm">
          <text:p/>
        </draw:line>
        <draw:frame draw:style-name="gr8" draw:text-style-name="P9" draw:layer="layout" svg:width="0.384cm" svg:height="0.446cm" svg:x="12.794cm" svg:y="4.095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2.794cm" svg:y="4.619cm">
          <draw:text-box>
            <text:p text:style-name="P1"><text:span text:style-name="T17">2</text:span></text:p>
          </draw:text-box>
        </draw:frame>
        <draw:frame draw:style-name="gr8" draw:text-style-name="P9" draw:layer="layout" svg:width="0.384cm" svg:height="0.446cm" svg:x="13.101cm" svg:y="3.99cm">
          <draw:text-box>
            <text:p text:style-name="P1"><text:span text:style-name="T17">X</text:span></text:p>
          </draw:text-box>
        </draw:frame>
        <draw:frame draw:style-name="gr9" draw:text-style-name="P10" draw:layer="layout" svg:width="0.543cm" svg:height="0.314cm" svg:x="13.093cm" svg:y="4.919cm">
          <draw:text-box>
            <text:p text:style-name="P1"><text:span text:style-name="T20">e∈E</text:span></text:p>
          </draw:text-box>
        </draw:frame>
        <draw:frame draw:style-name="gr8" draw:text-style-name="P9" draw:layer="layout" svg:width="0.384cm" svg:height="0.429cm" svg:x="13.793cm" svg:y="4.095cm">
          <draw:text-box>
            <text:p text:style-name="P1"><text:span text:style-name="T15">h</text:span></text:p>
          </draw:text-box>
        </draw:frame>
        <draw:frame draw:style-name="gr9" draw:text-style-name="P10" draw:layer="layout" svg:width="0.28cm" svg:height="0.327cm" svg:x="14.015cm" svg:y="4.051cm">
          <draw:text-box>
            <text:p text:style-name="P1"><text:span text:style-name="T21">2</text:span></text:p>
          </draw:text-box>
        </draw:frame>
        <draw:line draw:style-name="gr11" draw:text-style-name="P5" draw:layer="layout" svg:x1="13.771cm" svg:y1="4.616cm" svg:x2="14.203cm" svg:y2="4.616cm">
          <text:p/>
        </draw:line>
        <draw:frame draw:style-name="gr9" draw:text-style-name="P10" draw:layer="layout" svg:width="0.28cm" svg:height="0.314cm" svg:x="14.015cm" svg:y="4.286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3.772cm" svg:y="4.619cm">
          <draw:text-box>
            <text:p text:style-name="P1"><text:span text:style-name="T15">w</text:span></text:p>
          </draw:text-box>
        </draw:frame>
        <draw:frame draw:style-name="gr9" draw:text-style-name="P10" draw:layer="layout" svg:width="0.28cm" svg:height="0.314cm" svg:x="14.047cm" svg:y="4.773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4.246cm" svg:y="4.355cm">
          <draw:text-box>
            <text:p text:style-name="P1"><text:span text:style-name="T15">.</text:span></text:p>
          </draw:text-box>
        </draw:frame>
        <draw:frame draw:style-name="gr8" draw:text-style-name="P9" draw:layer="layout" svg:width="1.122cm" svg:height="0.446cm" svg:x="2.5cm" svg:y="5.566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8.197cm" svg:height="0.446cm" svg:x="3.698cm" svg:y="5.566cm">
          <draw:text-box>
            <text:p text:style-name="P1"><text:span text:style-name="T14">Immediate from the proof of Theorem 4.2:</text:span></text:p>
          </draw:text-box>
        </draw:frame>
        <draw:frame draw:style-name="gr8" draw:text-style-name="P9" draw:layer="layout" svg:width="8.755cm" svg:height="0.446cm" svg:x="10.852cm" svg:y="5.566cm">
          <draw:text-box>
            <text:p text:style-name="P1"><text:span text:style-name="T14">the linear term vanishes by KKT, leaving only</text:span></text:p>
          </draw:text-box>
        </draw:frame>
        <draw:line draw:style-name="gr4" draw:text-style-name="P5" draw:layer="layout" svg:x1="18.229cm" svg:y1="6.401cm" svg:x2="18.229cm" svg:y2="6.142cm">
          <text:p/>
        </draw:line>
        <draw:line draw:style-name="gr4" draw:text-style-name="P5" draw:layer="layout" svg:x1="18.236cm" svg:y1="6.149cm" svg:x2="18.465cm" svg:y2="6.149cm">
          <text:p/>
        </draw:line>
        <draw:line draw:style-name="gr4" draw:text-style-name="P5" draw:layer="layout" svg:x1="18.236cm" svg:y1="6.394cm" svg:x2="18.465cm" svg:y2="6.394cm">
          <text:p/>
        </draw:line>
        <draw:line draw:style-name="gr4" draw:text-style-name="P5" draw:layer="layout" svg:x1="18.473cm" svg:y1="6.401cm" svg:x2="18.473cm" svg:y2="6.142cm">
          <text:p/>
        </draw:line>
        <draw:frame draw:style-name="gr8" draw:text-style-name="P9" draw:layer="layout" svg:width="3.757cm" svg:height="0.446cm" svg:x="2.5cm" svg:y="6.044cm">
          <draw:text-box>
            <text:p text:style-name="P1"><text:span text:style-name="T14">the quadratic term.</text:span></text:p>
          </draw:text-box>
        </draw:frame>
        <draw:frame draw:style-name="gr8" draw:text-style-name="P9" draw:layer="layout" svg:width="4.148cm" svg:height="0.446cm" svg:x="3.097cm" svg:y="6.838cm">
          <draw:text-box>
            <text:p text:style-name="P1"><text:span text:style-name="T14">This identity is</text:span><text:span text:style-name="T16"> sharp</text:span><text:span text:style-name="T14">:</text:span></text:p>
          </draw:text-box>
        </draw:frame>
        <draw:frame draw:style-name="gr8" draw:text-style-name="P9" draw:layer="layout" svg:width="6.789cm" svg:height="0.446cm" svg:x="6.973cm" svg:y="6.838cm">
          <draw:text-box>
            <text:p text:style-name="P1"><text:span text:style-name="T14">there is no higher-order correction.</text:span></text:p>
          </draw:text-box>
        </draw:frame>
        <draw:frame draw:style-name="gr2" draw:text-style-name="P3" draw:layer="layout" svg:width="0.675cm" svg:height="0.497cm" svg:x="2.5cm" svg:y="7.835cm">
          <draw:text-box>
            <text:p text:style-name="P1"><text:span text:style-name="T18">4.5</text:span></text:p>
          </draw:text-box>
        </draw:frame>
        <draw:frame draw:style-name="gr2" draw:text-style-name="P3" draw:layer="layout" svg:width="4.021cm" svg:height="0.497cm" svg:x="3.581cm" svg:y="7.835cm">
          <draw:text-box>
            <text:p text:style-name="P1"><text:span text:style-name="T18">Lyapunov Function</text:span></text:p>
          </draw:text-box>
        </draw:frame>
        <draw:frame draw:style-name="gr8" draw:text-style-name="P9" draw:layer="layout" svg:width="14.259cm" svg:height="0.446cm" svg:x="2.5cm" svg:y="8.595cm">
          <draw:text-box>
            <text:p text:style-name="P1"><text:span text:style-name="T13">Corollary 4.5</text:span><text:span text:style-name="T14"> (Lyapunov Characterization)</text:span><text:span text:style-name="T13">.</text:span><text:span text:style-name="T16"> The function</text:span><text:span text:style-name="T15"> V</text:span><text:span text:style-name="T17"> (</text:span><text:span text:style-name="T15">J</text:span><text:span text:style-name="T17">) =</text:span><text:span text:style-name="T15"> F</text:span><text:span text:style-name="T17"> (</text:span><text:span text:style-name="T15">J</text:span><text:span text:style-name="T17">)</text:span><text:span text:style-name="T15"> − F</text:span><text:span text:style-name="T17"> (</text:span><text:span text:style-name="T15">J</text:span></text:p>
          </draw:text-box>
        </draw:frame>
        <draw:frame draw:style-name="gr9" draw:text-style-name="P10" draw:layer="layout" svg:width="0.28cm" svg:height="0.314cm" svg:x="15.764cm" svg:y="8.552cm">
          <draw:text-box>
            <text:p text:style-name="P1"><text:span text:style-name="T20">∗</text:span></text:p>
          </draw:text-box>
        </draw:frame>
        <draw:frame draw:style-name="gr8" draw:text-style-name="P9" draw:layer="layout" svg:width="2.938cm" svg:height="0.446cm" svg:x="15.931cm" svg:y="8.595cm">
          <draw:text-box>
            <text:p text:style-name="P1"><text:span text:style-name="T17">)</text:span><text:span text:style-name="T16"> is a Lyapunov</text:span></text:p>
          </draw:text-box>
        </draw:frame>
        <draw:frame draw:style-name="gr8" draw:text-style-name="P9" draw:layer="layout" svg:width="3.606cm" svg:height="0.446cm" svg:x="2.5cm" svg:y="9.073cm">
          <draw:text-box>
            <text:p text:style-name="P1"><text:span text:style-name="T16">function on</text:span><text:span text:style-name="T17"> ker(</text:span><text:span text:style-name="T15">B</text:span><text:span text:style-name="T17">)</text:span><text:span text:style-name="T16">:</text:span></text:p>
          </draw:text-box>
        </draw:frame>
        <draw:frame draw:style-name="gr8" draw:text-style-name="P9" draw:layer="layout" svg:width="3.424cm" svg:height="0.446cm" svg:x="2.84cm" svg:y="9.868cm">
          <draw:text-box>
            <text:p text:style-name="P1"><text:span text:style-name="T16">(i)</text:span><text:span text:style-name="T15"> V</text:span><text:span text:style-name="T17"> (</text:span><text:span text:style-name="T15">J</text:span><text:span text:style-name="T17"> )</text:span><text:span text:style-name="T15"> ≥</text:span><text:span text:style-name="T17"> 0</text:span><text:span text:style-name="T16"> for all</text:span></text:p>
          </draw:text-box>
        </draw:frame>
        <draw:frame draw:style-name="gr8" draw:text-style-name="P9" draw:layer="layout" svg:width="1.997cm" svg:height="0.446cm" svg:x="6.321cm" svg:y="9.868cm">
          <draw:text-box>
            <text:p text:style-name="P1"><text:span text:style-name="T15">J ∈</text:span><text:span text:style-name="T17"> ker(</text:span><text:span text:style-name="T15">B</text:span><text:span text:style-name="T17">)</text:span><text:span text:style-name="T16">,</text:span></text:p>
          </draw:text-box>
        </draw:frame>
        <draw:frame draw:style-name="gr8" draw:text-style-name="P9" draw:layer="layout" svg:width="5.993cm" svg:height="0.446cm" svg:x="2.723cm" svg:y="10.662cm">
          <draw:text-box>
            <text:p text:style-name="P1"><text:span text:style-name="T16">(ii)</text:span><text:span text:style-name="T15"> V</text:span><text:span text:style-name="T17"> (</text:span><text:span text:style-name="T15">J</text:span><text:span text:style-name="T17"> ) = 0</text:span><text:span text:style-name="T16"> if and only if</text:span><text:span text:style-name="T15"> J</text:span><text:span text:style-name="T17"> =</text:span><text:span text:style-name="T15"> J</text:span></text:p>
          </draw:text-box>
        </draw:frame>
        <draw:frame draw:style-name="gr9" draw:text-style-name="P10" draw:layer="layout" svg:width="0.28cm" svg:height="0.314cm" svg:x="8.491cm" svg:y="10.618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384cm" svg:height="0.446cm" svg:x="8.658cm" svg:y="10.662cm">
          <draw:text-box>
            <text:p text:style-name="P1"><text:span text:style-name="T16">.</text:span></text:p>
          </draw:text-box>
        </draw:frame>
        <draw:frame draw:style-name="gr7" draw:text-style-name="P8" draw:layer="layout" svg:width="0.505cm" svg:height="0.59cm" svg:x="2.5cm" svg:y="11.762cm">
          <draw:text-box>
            <text:p text:style-name="P1"><text:span text:style-name="T12">5</text:span></text:p>
          </draw:text-box>
        </draw:frame>
        <draw:frame draw:style-name="gr7" draw:text-style-name="P8" draw:layer="layout" svg:width="8.959cm" svg:height="0.59cm" svg:x="3.335cm" svg:y="11.762cm">
          <draw:text-box>
            <text:p text:style-name="P1"><text:span text:style-name="T12">Chemical Reaction Network Theory</text:span></text:p>
          </draw:text-box>
        </draw:frame>
        <draw:frame draw:style-name="gr8" draw:text-style-name="P9" draw:layer="layout" svg:width="18.176cm" svg:height="0.446cm" svg:x="2.5cm" svg:y="12.733cm">
          <draw:text-box>
            <text:p text:style-name="P1"><text:span text:style-name="T14">We now extend the framework to incorporate species structure, connecting to classical CRNT.</text:span></text:p>
          </draw:text-box>
        </draw:frame>
        <draw:frame draw:style-name="gr2" draw:text-style-name="P3" draw:layer="layout" svg:width="0.675cm" svg:height="0.497cm" svg:x="2.5cm" svg:y="13.729cm">
          <draw:text-box>
            <text:p text:style-name="P1"><text:span text:style-name="T18">5.1</text:span></text:p>
          </draw:text-box>
        </draw:frame>
        <draw:frame draw:style-name="gr2" draw:text-style-name="P3" draw:layer="layout" svg:width="5.042cm" svg:height="0.497cm" svg:x="3.581cm" svg:y="13.729cm">
          <draw:text-box>
            <text:p text:style-name="P1"><text:span text:style-name="T18">Species and Complexes</text:span></text:p>
          </draw:text-box>
        </draw:frame>
        <draw:frame draw:style-name="gr8" draw:text-style-name="P9" draw:layer="layout" svg:width="8.236cm" svg:height="0.446cm" svg:x="2.5cm" svg:y="14.49cm">
          <draw:text-box>
            <text:p text:style-name="P1"><text:span text:style-name="T13">Denition 5.1</text:span><text:span text:style-name="T14"> (Chemical Reaction Network)</text:span><text:span text:style-name="T13">.</text:span></text:p>
          </draw:text-box>
        </draw:frame>
        <draw:frame draw:style-name="gr8" draw:text-style-name="P9" draw:layer="layout" svg:width="2.119cm" svg:height="0.446cm" svg:x="10.52cm" svg:y="14.49cm">
          <draw:text-box>
            <text:p text:style-name="P1"><text:span text:style-name="T14">A</text:span><text:span text:style-name="T16"> chemical</text:span></text:p>
          </draw:text-box>
        </draw:frame>
        <draw:frame draw:style-name="gr8" draw:text-style-name="P9" draw:layer="layout" svg:width="6.816cm" svg:height="0.446cm" svg:x="12.489cm" svg:y="14.49cm">
          <draw:text-box>
            <text:p text:style-name="P1"><text:span text:style-name="T16">reaction network</text:span><text:span text:style-name="T14"> (CRN) consists of:</text:span></text:p>
          </draw:text-box>
        </draw:frame>
        <draw:frame draw:style-name="gr8" draw:text-style-name="P9" draw:layer="layout" svg:width="4.887cm" svg:height="0.446cm" svg:x="3.078cm" svg:y="15.284cm">
          <draw:text-box>
            <text:p text:style-name="P1"><text:span text:style-name="T23"></text:span><text:span text:style-name="T14"> A nite set</text:span><text:span text:style-name="T15"> S</text:span><text:span text:style-name="T14"> of</text:span><text:span text:style-name="T16"> species</text:span><text:span text:style-name="T14">,</text:span></text:p>
          </draw:text-box>
        </draw:frame>
        <draw:frame draw:style-name="gr8" draw:text-style-name="P9" draw:layer="layout" svg:width="5.525cm" svg:height="0.446cm" svg:x="3.078cm" svg:y="16.079cm">
          <draw:text-box>
            <text:p text:style-name="P1"><text:span text:style-name="T23"></text:span><text:span text:style-name="T14"> A nite set</text:span><text:span text:style-name="T15"> V</text:span><text:span text:style-name="T14"> of</text:span><text:span text:style-name="T16"> complexes</text:span><text:span text:style-name="T14">,</text:span></text:p>
          </draw:text-box>
        </draw:frame>
        <draw:frame draw:style-name="gr8" draw:text-style-name="P9" draw:layer="layout" svg:width="12.519cm" svg:height="0.446cm" svg:x="3.078cm" svg:y="16.873cm">
          <draw:text-box>
            <text:p text:style-name="P1"><text:span text:style-name="T23"></text:span><text:span text:style-name="T14"> A nite set</text:span><text:span text:style-name="T15"> E</text:span><text:span text:style-name="T14"> of</text:span><text:span text:style-name="T16"> reactions</text:span><text:span text:style-name="T14"> (directed edges between complexes),</text:span></text:p>
          </draw:text-box>
        </draw:frame>
        <draw:frame draw:style-name="gr8" draw:text-style-name="P9" draw:layer="layout" svg:width="5.498cm" svg:height="0.446cm" svg:x="3.078cm" svg:y="17.667cm">
          <draw:text-box>
            <text:p text:style-name="P1"><text:span text:style-name="T23"></text:span><text:span text:style-name="T14"> An incidence matrix</text:span><text:span text:style-name="T15"> B ∈</text:span><text:span text:style-name="T19"> R</text:span></text:p>
          </draw:text-box>
        </draw:frame>
        <draw:frame draw:style-name="gr9" draw:text-style-name="P10" draw:layer="layout" svg:width="0.616cm" svg:height="0.314cm" svg:x="8.051cm" svg:y="17.624cm">
          <draw:text-box>
            <text:p text:style-name="P1"><text:span text:style-name="T20">V ×E</text:span></text:p>
          </draw:text-box>
        </draw:frame>
        <draw:frame draw:style-name="gr8" draw:text-style-name="P9" draw:layer="layout" svg:width="0.384cm" svg:height="0.446cm" svg:x="8.776cm" svg:y="17.667cm">
          <draw:text-box>
            <text:p text:style-name="P1"><text:span text:style-name="T14">,</text:span></text:p>
          </draw:text-box>
        </draw:frame>
        <draw:frame draw:style-name="gr8" draw:text-style-name="P9" draw:layer="layout" svg:width="7.52cm" svg:height="0.446cm" svg:x="3.078cm" svg:y="18.462cm">
          <draw:text-box>
            <text:p text:style-name="P1"><text:span text:style-name="T23"></text:span><text:span text:style-name="T14"> A</text:span><text:span text:style-name="T16"> complex composition matrix</text:span><text:span text:style-name="T15"> Y ∈</text:span><text:span text:style-name="T19"> R</text:span></text:p>
          </draw:text-box>
        </draw:frame>
        <draw:frame draw:style-name="gr9" draw:text-style-name="P10" draw:layer="layout" svg:width="0.538cm" svg:height="0.314cm" svg:x="9.973cm" svg:y="18.418cm">
          <draw:text-box>
            <text:p text:style-name="P1"><text:span text:style-name="T20">S×V</text:span></text:p>
          </draw:text-box>
        </draw:frame>
        <draw:frame draw:style-name="gr8" draw:text-style-name="P9" draw:layer="layout" svg:width="0.384cm" svg:height="0.446cm" svg:x="10.665cm" svg:y="18.462cm">
          <draw:text-box>
            <text:p text:style-name="P1"><text:span text:style-name="T14">,</text:span></text:p>
          </draw:text-box>
        </draw:frame>
        <draw:frame draw:style-name="gr8" draw:text-style-name="P9" draw:layer="layout" svg:width="1.558cm" svg:height="0.446cm" svg:x="10.94cm" svg:y="18.462cm">
          <draw:text-box>
            <text:p text:style-name="P1"><text:span text:style-name="T14">where</text:span><text:span text:style-name="T15"> Y</text:span></text:p>
          </draw:text-box>
        </draw:frame>
        <draw:frame draw:style-name="gr9" draw:text-style-name="P10" draw:layer="layout" svg:width="0.281cm" svg:height="0.314cm" svg:x="12.301cm" svg:y="18.616cm">
          <draw:text-box>
            <text:p text:style-name="P1"><text:span text:style-name="T20">sv</text:span></text:p>
          </draw:text-box>
        </draw:frame>
        <draw:frame draw:style-name="gr8" draw:text-style-name="P9" draw:layer="layout" svg:width="6.172cm" svg:height="0.446cm" svg:x="12.773cm" svg:y="18.462cm">
          <draw:text-box>
            <text:p text:style-name="P1"><text:span text:style-name="T14">is the stoichiometric coecient of</text:span></text:p>
          </draw:text-box>
        </draw:frame>
        <draw:frame draw:style-name="gr8" draw:text-style-name="P9" draw:layer="layout" svg:width="4.398cm" svg:height="0.446cm" svg:x="3.462cm" svg:y="18.94cm">
          <draw:text-box>
            <text:p text:style-name="P1"><text:span text:style-name="T14">species</text:span><text:span text:style-name="T15"> s</text:span><text:span text:style-name="T14"> in complex</text:span><text:span text:style-name="T15"> v</text:span><text:span text:style-name="T14">.</text:span></text:p>
          </draw:text-box>
        </draw:frame>
        <draw:frame draw:style-name="gr8" draw:text-style-name="P9" draw:layer="layout" svg:width="7.018cm" svg:height="0.446cm" svg:x="2.5cm" svg:y="19.734cm">
          <draw:text-box>
            <text:p text:style-name="P1"><text:span text:style-name="T13">Denition 5.2</text:span><text:span text:style-name="T14"> (Stoichiometric Matrix)</text:span><text:span text:style-name="T13">.</text:span></text:p>
          </draw:text-box>
        </draw:frame>
        <draw:frame draw:style-name="gr8" draw:text-style-name="P9" draw:layer="layout" svg:width="7.712cm" svg:height="0.446cm" svg:x="9.476cm" svg:y="19.734cm">
          <draw:text-box>
            <text:p text:style-name="P1"><text:span text:style-name="T14">The</text:span><text:span text:style-name="T16"> stoichiometric matrix</text:span><text:span text:style-name="T14"> is</text:span><text:span text:style-name="T15"> N</text:span><text:span text:style-name="T17"> =</text:span><text:span text:style-name="T15"> Y B ∈</text:span><text:span text:style-name="T19"> R</text:span></text:p>
          </draw:text-box>
        </draw:frame>
        <draw:frame draw:style-name="gr9" draw:text-style-name="P10" draw:layer="layout" svg:width="0.538cm" svg:height="0.314cm" svg:x="16.579cm" svg:y="19.691cm">
          <draw:text-box>
            <text:p text:style-name="P1"><text:span text:style-name="T20">S×E</text:span></text:p>
          </draw:text-box>
        </draw:frame>
        <draw:frame draw:style-name="gr8" draw:text-style-name="P9" draw:layer="layout" svg:width="0.384cm" svg:height="0.446cm" svg:x="17.266cm" svg:y="19.734cm">
          <draw:text-box>
            <text:p text:style-name="P1"><text:span text:style-name="T14">.</text:span></text:p>
          </draw:text-box>
        </draw:frame>
        <draw:frame draw:style-name="gr8" draw:text-style-name="P9" draw:layer="layout" svg:width="1.027cm" svg:height="0.446cm" svg:x="17.538cm" svg:y="19.734cm">
          <draw:text-box>
            <text:p text:style-name="P1"><text:span text:style-name="T14">Entry</text:span></text:p>
          </draw:text-box>
        </draw:frame>
        <draw:frame draw:style-name="gr8" draw:text-style-name="P9" draw:layer="layout" svg:width="0.384cm" svg:height="0.429cm" svg:x="2.5cm" svg:y="20.212cm">
          <draw:text-box>
            <text:p text:style-name="P1"><text:span text:style-name="T15">N</text:span></text:p>
          </draw:text-box>
        </draw:frame>
        <draw:frame draw:style-name="gr9" draw:text-style-name="P10" draw:layer="layout" svg:width="0.297cm" svg:height="0.314cm" svg:x="2.809cm" svg:y="20.366cm">
          <draw:text-box>
            <text:p text:style-name="P1"><text:span text:style-name="T20">se</text:span></text:p>
          </draw:text-box>
        </draw:frame>
        <draw:frame draw:style-name="gr8" draw:text-style-name="P9" draw:layer="layout" svg:width="9.908cm" svg:height="0.446cm" svg:x="3.231cm" svg:y="20.212cm">
          <draw:text-box>
            <text:p text:style-name="P1"><text:span text:style-name="T14">gives the net change in species</text:span><text:span text:style-name="T15"> s</text:span><text:span text:style-name="T14"> due to reaction</text:span><text:span text:style-name="T15"> e</text:span><text:span text:style-name="T14">.</text:span></text:p>
          </draw:text-box>
        </draw:frame>
        <draw:frame draw:style-name="gr2" draw:text-style-name="P3" draw:layer="layout" svg:width="0.675cm" svg:height="0.497cm" svg:x="2.5cm" svg:y="21.208cm">
          <draw:text-box>
            <text:p text:style-name="P1"><text:span text:style-name="T18">5.2</text:span></text:p>
          </draw:text-box>
        </draw:frame>
        <draw:frame draw:style-name="gr2" draw:text-style-name="P3" draw:layer="layout" svg:width="1.951cm" svg:height="0.497cm" svg:x="3.581cm" svg:y="21.208cm">
          <draw:text-box>
            <text:p text:style-name="P1"><text:span text:style-name="T18">Deciency</text:span></text:p>
          </draw:text-box>
        </draw:frame>
        <draw:frame draw:style-name="gr8" draw:text-style-name="P9" draw:layer="layout" svg:width="5.861cm" svg:height="0.446cm" svg:x="2.5cm" svg:y="21.969cm">
          <draw:text-box>
            <text:p text:style-name="P1"><text:span text:style-name="T13">Denition 5.3</text:span><text:span text:style-name="T14"> (CRNT Deciency)</text:span><text:span text:style-name="T13">.</text:span></text:p>
          </draw:text-box>
        </draw:frame>
        <draw:frame draw:style-name="gr8" draw:text-style-name="P9" draw:layer="layout" svg:width="4.792cm" svg:height="0.446cm" svg:x="8.811cm" svg:y="21.969cm">
          <draw:text-box>
            <text:p text:style-name="P1"><text:span text:style-name="T14">The</text:span><text:span text:style-name="T16"> deciency</text:span><text:span text:style-name="T14"> of a CRN is</text:span></text:p>
          </draw:text-box>
        </draw:frame>
        <draw:frame draw:style-name="gr8" draw:text-style-name="P9" draw:layer="layout" svg:width="2.285cm" svg:height="0.446cm" svg:x="9.341cm" svg:y="22.833cm">
          <draw:text-box>
            <text:p text:style-name="P1"><text:span text:style-name="T15">δ</text:span><text:span text:style-name="T17"> =</text:span><text:span text:style-name="T15"> n − ℓ − s,</text:span></text:p>
          </draw:text-box>
        </draw:frame>
        <draw:frame draw:style-name="gr8" draw:text-style-name="P9" draw:layer="layout" svg:width="18.687cm" svg:height="0.446cm" svg:x="2.5cm" svg:y="23.698cm">
          <draw:text-box>
            <text:p text:style-name="P1"><text:span text:style-name="T14">where</text:span><text:span text:style-name="T15"> n</text:span><text:span text:style-name="T17"> =</text:span><text:span text:style-name="T15"> |V |</text:span><text:span text:style-name="T14"> is the number of complexes,</text:span><text:span text:style-name="T15"> ℓ</text:span><text:span text:style-name="T14"> is the number of linkage classes (connected compo-</text:span></text:p>
          </draw:text-box>
        </draw:frame>
        <draw:frame draw:style-name="gr8" draw:text-style-name="P9" draw:layer="layout" svg:width="12.404cm" svg:height="0.446cm" svg:x="2.5cm" svg:y="24.176cm">
          <draw:text-box>
            <text:p text:style-name="P1"><text:span text:style-name="T14">nents), and</text:span><text:span text:style-name="T15"> s</text:span><text:span text:style-name="T17"> = rank(</text:span><text:span text:style-name="T15">N</text:span><text:span text:style-name="T17"> )</text:span><text:span text:style-name="T14"> is the rank of the stoichiometric matrix.</text:span></text:p>
          </draw:text-box>
        </draw:frame>
        <draw:frame draw:style-name="gr8" draw:text-style-name="P9" draw:layer="layout" svg:width="7.713cm" svg:height="0.446cm" svg:x="2.5cm" svg:y="24.97cm">
          <draw:text-box>
            <text:p text:style-name="P1"><text:span text:style-name="T16">Remark</text:span><text:span text:style-name="T14"> 5.4 (Graph vs. CRNT Deciency)</text:span><text:span text:style-name="T16">.</text:span></text:p>
          </draw:text-box>
        </draw:frame>
        <draw:frame draw:style-name="gr8" draw:text-style-name="P9" draw:layer="layout" svg:width="4.133cm" svg:height="0.446cm" svg:x="9.799cm" svg:y="24.97cm">
          <draw:text-box>
            <text:p text:style-name="P1"><text:span text:style-name="T14">The</text:span><text:span text:style-name="T16"> graph deciency</text:span><text:span text:style-name="T15"> δ</text:span></text:p>
          </draw:text-box>
        </draw:frame>
        <draw:frame draw:style-name="gr9" draw:text-style-name="P10" draw:layer="layout" svg:width="0.82cm" svg:height="0.327cm" svg:x="13.532cm" svg:y="25.129cm">
          <draw:text-box>
            <text:p text:style-name="P1"><text:span text:style-name="T21">graph</text:span></text:p>
          </draw:text-box>
        </draw:frame>
        <draw:frame draw:style-name="gr8" draw:text-style-name="P9" draw:layer="layout" svg:width="4.475cm" svg:height="0.446cm" svg:x="14.403cm" svg:y="24.97cm">
          <draw:text-box>
            <text:p text:style-name="P1"><text:span text:style-name="T17">=</text:span><text:span text:style-name="T15"> n − ℓ −</text:span><text:span text:style-name="T17"> rank(</text:span><text:span text:style-name="T15">B</text:span><text:span text:style-name="T17">)</text:span><text:span text:style-name="T14"> equals</text:span></text:p>
          </draw:text-box>
        </draw:frame>
        <draw:frame draw:style-name="gr8" draw:text-style-name="P9" draw:layer="layout" svg:width="5.83cm" svg:height="0.446cm" svg:x="2.5cm" svg:y="25.448cm">
          <draw:text-box>
            <text:p text:style-name="P1"><text:span text:style-name="T14">zero for any connected graph.</text:span></text:p>
          </draw:text-box>
        </draw:frame>
        <draw:frame draw:style-name="gr8" draw:text-style-name="P9" draw:layer="layout" svg:width="8.907cm" svg:height="0.446cm" svg:x="7.729cm" svg:y="25.448cm">
          <draw:text-box>
            <text:p text:style-name="P1"><text:span text:style-name="T14">The CRNT deciency uses</text:span><text:span text:style-name="T17"> rank(</text:span><text:span text:style-name="T15">N</text:span><text:span text:style-name="T17"> ) = rank(</text:span><text:span text:style-name="T15">Y B</text:span><text:span text:style-name="T17">)</text:span><text:span text:style-name="T14">,</text:span></text:p>
          </draw:text-box>
        </draw:frame>
        <draw:frame draw:style-name="gr8" draw:text-style-name="P9" draw:layer="layout" svg:width="2.543cm" svg:height="0.446cm" svg:x="16.283cm" svg:y="25.448cm">
          <draw:text-box>
            <text:p text:style-name="P1"><text:span text:style-name="T14">which can be</text:span></text:p>
          </draw:text-box>
        </draw:frame>
        <draw:frame draw:style-name="gr8" draw:text-style-name="P9" draw:layer="layout" svg:width="16.737cm" svg:height="0.446cm" svg:x="2.5cm" svg:y="25.926cm">
          <draw:text-box>
            <text:p text:style-name="P1"><text:span text:style-name="T14">strictly less than</text:span><text:span text:style-name="T17"> rank(</text:span><text:span text:style-name="T15">B</text:span><text:span text:style-name="T17">)</text:span><text:span text:style-name="T14"> when dierent complexes have the same species composition,</text:span></text:p>
          </draw:text-box>
        </draw:frame>
        <draw:frame draw:style-name="gr8" draw:text-style-name="P9" draw:layer="layout" svg:width="1.177cm" svg:height="0.446cm" svg:x="17.49cm" svg:y="25.926cm">
          <draw:text-box>
            <text:p text:style-name="P1"><text:span text:style-name="T14">giving</text:span></text:p>
          </draw:text-box>
        </draw:frame>
        <draw:frame draw:style-name="gr8" draw:text-style-name="P9" draw:layer="layout" svg:width="1.038cm" svg:height="0.446cm" svg:x="2.5cm" svg:y="26.404cm">
          <draw:text-box>
            <text:p text:style-name="P1"><text:span text:style-name="T15">δ &gt;</text:span><text:span text:style-name="T17"> 0</text:span><text:span text:style-name="T14">.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6</text:span></text:p>
          </draw:text-box>
        </draw:frame>
      </draw:page>
      <draw:page draw:name="page7" draw:style-name="dp1" draw:master-page-name="master-page56">
        <draw:frame draw:style-name="gr8" draw:text-style-name="P9" draw:layer="layout" svg:width="9.385cm" svg:height="0.446cm" svg:x="2.5cm" svg:y="2.529cm">
          <draw:text-box>
            <text:p text:style-name="P1"><text:span text:style-name="T16">Remark</text:span><text:span text:style-name="T14"> 5.5 (FeinbergHornJackson Conventions)</text:span><text:span text:style-name="T16">.</text:span></text:p>
          </draw:text-box>
        </draw:frame>
        <draw:frame draw:style-name="gr8" draw:text-style-name="P9" draw:layer="layout" svg:width="7.93cm" svg:height="0.446cm" svg:x="11.32cm" svg:y="2.529cm">
          <draw:text-box>
            <text:p text:style-name="P1"><text:span text:style-name="T14">We follow the standard denitions of Fein-</text:span></text:p>
          </draw:text-box>
        </draw:frame>
        <draw:frame draw:style-name="gr8" draw:text-style-name="P9" draw:layer="layout" svg:width="6.394cm" svg:height="0.446cm" svg:x="2.5cm" svg:y="3.007cm">
          <draw:text-box>
            <text:p text:style-name="P1"><text:span text:style-name="T14">berg, Horn, and Jackson [5, 7, 6]:</text:span></text:p>
          </draw:text-box>
        </draw:frame>
        <draw:frame draw:style-name="gr8" draw:text-style-name="P9" draw:layer="layout" svg:width="4.11cm" svg:height="0.446cm" svg:x="3.078cm" svg:y="3.661cm">
          <draw:text-box>
            <text:p text:style-name="P1"><text:span text:style-name="T23"></text:span><text:span text:style-name="T13"> Weak reversibility</text:span><text:span text:style-name="T14">:</text:span></text:p>
          </draw:text-box>
        </draw:frame>
        <draw:frame draw:style-name="gr8" draw:text-style-name="P9" draw:layer="layout" svg:width="5.514cm" svg:height="0.446cm" svg:x="7.341cm" svg:y="3.661cm">
          <draw:text-box>
            <text:p text:style-name="P1"><text:span text:style-name="T14">A CRN is</text:span><text:span text:style-name="T16"> weakly reversible</text:span><text:span text:style-name="T14"> if</text:span></text:p>
          </draw:text-box>
        </draw:frame>
        <draw:frame draw:style-name="gr8" draw:text-style-name="P9" draw:layer="layout" svg:width="6.766cm" svg:height="0.446cm" svg:x="12.571cm" svg:y="3.661cm">
          <draw:text-box>
            <text:p text:style-name="P1"><text:span text:style-name="T14">every linkage class is strongly con-</text:span></text:p>
          </draw:text-box>
        </draw:frame>
        <draw:frame draw:style-name="gr8" draw:text-style-name="P9" draw:layer="layout" svg:width="1.45cm" svg:height="0.446cm" svg:x="3.462cm" svg:y="4.139cm">
          <draw:text-box>
            <text:p text:style-name="P1"><text:span text:style-name="T14">nected.</text:span></text:p>
          </draw:text-box>
        </draw:frame>
        <draw:frame draw:style-name="gr8" draw:text-style-name="P9" draw:layer="layout" svg:width="4.538cm" svg:height="0.446cm" svg:x="3.078cm" svg:y="4.877cm">
          <draw:text-box>
            <text:p text:style-name="P1"><text:span text:style-name="T23"></text:span><text:span text:style-name="T13"> Mass-action kinetics</text:span><text:span text:style-name="T14">:</text:span></text:p>
          </draw:text-box>
        </draw:frame>
        <draw:frame draw:style-name="gr8" draw:text-style-name="P9" draw:layer="layout" svg:width="5.644cm" svg:height="0.446cm" svg:x="7.637cm" svg:y="4.877cm">
          <draw:text-box>
            <text:p text:style-name="P1"><text:span text:style-name="T14">The reaction rate for</text:span><text:span text:style-name="T15"> e</text:span><text:span text:style-name="T17"> :</text:span><text:span text:style-name="T15"> y → y</text:span></text:p>
          </draw:text-box>
        </draw:frame>
        <draw:frame draw:style-name="gr9" draw:text-style-name="P10" draw:layer="layout" svg:width="0.28cm" svg:height="0.314cm" svg:x="12.766cm" svg:y="4.834cm">
          <draw:text-box>
            <text:p text:style-name="P1"><text:span text:style-name="T20">′</text:span></text:p>
          </draw:text-box>
        </draw:frame>
        <draw:frame draw:style-name="gr8" draw:text-style-name="P9" draw:layer="layout" svg:width="0.61cm" svg:height="0.446cm" svg:x="12.992cm" svg:y="4.877cm">
          <draw:text-box>
            <text:p text:style-name="P1"><text:span text:style-name="T14">is</text:span><text:span text:style-name="T15"> v</text:span></text:p>
          </draw:text-box>
        </draw:frame>
        <draw:frame draw:style-name="gr9" draw:text-style-name="P10" draw:layer="layout" svg:width="0.28cm" svg:height="0.314cm" svg:x="13.563cm" svg:y="5.031cm">
          <draw:text-box>
            <text:p text:style-name="P1"><text:span text:style-name="T20">e</text:span></text:p>
          </draw:text-box>
        </draw:frame>
        <draw:frame draw:style-name="gr8" draw:text-style-name="P9" draw:layer="layout" svg:width="1.241cm" svg:height="0.446cm" svg:x="13.719cm" svg:y="4.877cm">
          <draw:text-box>
            <text:p text:style-name="P1"><text:span text:style-name="T17">(</text:span><text:span text:style-name="T15">c</text:span><text:span text:style-name="T17">) =</text:span><text:span text:style-name="T15"> k</text:span></text:p>
          </draw:text-box>
        </draw:frame>
        <draw:frame draw:style-name="gr9" draw:text-style-name="P10" draw:layer="layout" svg:width="0.28cm" svg:height="0.314cm" svg:x="14.899cm" svg:y="5.031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15.119cm" svg:y="4.589cm">
          <draw:text-box>
            <text:p text:style-name="P1"><text:span text:style-name="T17">Q</text:span></text:p>
          </draw:text-box>
        </draw:frame>
        <draw:frame draw:style-name="gr9" draw:text-style-name="P10" draw:layer="layout" svg:width="0.28cm" svg:height="0.314cm" svg:x="15.483cm" svg:y="5.087cm">
          <draw:text-box>
            <text:p text:style-name="P1"><text:span text:style-name="T20">s</text:span></text:p>
          </draw:text-box>
        </draw:frame>
        <draw:frame draw:style-name="gr8" draw:text-style-name="P9" draw:layer="layout" svg:width="0.384cm" svg:height="0.429cm" svg:x="15.702cm" svg:y="4.877cm">
          <draw:text-box>
            <text:p text:style-name="P1"><text:span text:style-name="T15">c</text:span></text:p>
          </draw:text-box>
        </draw:frame>
        <draw:frame draw:style-name="gr9" draw:text-style-name="P10" draw:layer="layout" svg:width="0.28cm" svg:height="0.314cm" svg:x="15.869cm" svg:y="4.765cm">
          <draw:text-box>
            <text:p text:style-name="P1"><text:span text:style-name="T20">Y</text:span></text:p>
          </draw:text-box>
        </draw:frame>
        <draw:frame draw:style-name="gr10" draw:text-style-name="P11" draw:layer="layout" svg:width="0.214cm" svg:height="0.239cm" svg:x="16.042cm" svg:y="4.865cm">
          <draw:text-box>
            <text:p text:style-name="P1"><text:span text:style-name="T24">sy</text:span></text:p>
          </draw:text-box>
        </draw:frame>
        <draw:frame draw:style-name="gr9" draw:text-style-name="P10" draw:layer="layout" svg:width="0.28cm" svg:height="0.314cm" svg:x="15.869cm" svg:y="5.023cm">
          <draw:text-box>
            <text:p text:style-name="P1"><text:span text:style-name="T20">s</text:span></text:p>
          </draw:text-box>
        </draw:frame>
        <draw:frame draw:style-name="gr8" draw:text-style-name="P9" draw:layer="layout" svg:width="0.384cm" svg:height="0.446cm" svg:x="16.342cm" svg:y="4.877cm">
          <draw:text-box>
            <text:p text:style-name="P1"><text:span text:style-name="T14">.</text:span></text:p>
          </draw:text-box>
        </draw:frame>
        <draw:frame draw:style-name="gr8" draw:text-style-name="P9" draw:layer="layout" svg:width="2.881cm" svg:height="0.446cm" svg:x="3.078cm" svg:y="5.615cm">
          <draw:text-box>
            <text:p text:style-name="P1"><text:span text:style-name="T23"></text:span><text:span text:style-name="T13"> Uniqueness</text:span><text:span text:style-name="T14">:</text:span></text:p>
          </draw:text-box>
        </draw:frame>
        <draw:frame draw:style-name="gr8" draw:text-style-name="P9" draw:layer="layout" svg:width="14.801cm" svg:height="0.446cm" svg:x="5.898cm" svg:y="5.615cm">
          <draw:text-box>
            <text:p text:style-name="P1"><text:span text:style-name="T14">In the deciency zero theorem, uniqueness is</text:span><text:span text:style-name="T16"> per stoichiometric compatibility</text:span></text:p>
          </draw:text-box>
        </draw:frame>
        <draw:frame draw:style-name="gr8" draw:text-style-name="P9" draw:layer="layout" svg:width="2.683cm" svg:height="0.446cm" svg:x="3.462cm" svg:y="6.093cm">
          <draw:text-box>
            <text:p text:style-name="P1"><text:span text:style-name="T16">class</text:span><text:span text:style-name="T15"> {c</text:span><text:span text:style-name="T17"> :</text:span><text:span text:style-name="T15"> c</text:span><text:span text:style-name="T17"> =</text:span><text:span text:style-name="T15"> c</text:span></text:p>
          </draw:text-box>
        </draw:frame>
        <draw:frame draw:style-name="gr9" draw:text-style-name="P10" draw:layer="layout" svg:width="0.28cm" svg:height="0.327cm" svg:x="5.928cm" svg:y="6.247cm">
          <draw:text-box>
            <text:p text:style-name="P1"><text:span text:style-name="T21">0</text:span></text:p>
          </draw:text-box>
        </draw:frame>
        <draw:frame draw:style-name="gr8" draw:text-style-name="P9" draw:layer="layout" svg:width="4.056cm" svg:height="0.446cm" svg:x="6.18cm" svg:y="6.093cm">
          <draw:text-box>
            <text:p text:style-name="P1"><text:span text:style-name="T17">+ im(</text:span><text:span text:style-name="T15">N</text:span><text:span text:style-name="T17"> )</text:span><text:span text:style-name="T15">}</text:span><text:span text:style-name="T14">, not global.</text:span></text:p>
          </draw:text-box>
        </draw:frame>
        <draw:frame draw:style-name="gr2" draw:text-style-name="P3" draw:layer="layout" svg:width="0.675cm" svg:height="0.497cm" svg:x="2.5cm" svg:y="7.063cm">
          <draw:text-box>
            <text:p text:style-name="P1"><text:span text:style-name="T18">5.3</text:span></text:p>
          </draw:text-box>
        </draw:frame>
        <draw:frame draw:style-name="gr2" draw:text-style-name="P3" draw:layer="layout" svg:width="4.349cm" svg:height="0.497cm" svg:x="3.581cm" svg:y="7.063cm">
          <draw:text-box>
            <text:p text:style-name="P1"><text:span text:style-name="T18">Mass-Action Kinetics</text:span></text:p>
          </draw:text-box>
        </draw:frame>
        <draw:frame draw:style-name="gr8" draw:text-style-name="P9" draw:layer="layout" svg:width="6.241cm" svg:height="0.446cm" svg:x="2.5cm" svg:y="7.824cm">
          <draw:text-box>
            <text:p text:style-name="P1"><text:span text:style-name="T13">Denition 5.6</text:span><text:span text:style-name="T14"> (Mass-Action Rate)</text:span><text:span text:style-name="T13">.</text:span></text:p>
          </draw:text-box>
        </draw:frame>
        <draw:frame draw:style-name="gr8" draw:text-style-name="P9" draw:layer="layout" svg:width="5.825cm" svg:height="0.446cm" svg:x="8.932cm" svg:y="7.824cm">
          <draw:text-box>
            <text:p text:style-name="P1"><text:span text:style-name="T14">For concentration vector</text:span><text:span text:style-name="T15"> c ∈</text:span><text:span text:style-name="T19"> R</text:span></text:p>
          </draw:text-box>
        </draw:frame>
        <draw:frame draw:style-name="gr9" draw:text-style-name="P10" draw:layer="layout" svg:width="0.28cm" svg:height="0.314cm" svg:x="14.204cm" svg:y="7.78cm">
          <draw:text-box>
            <text:p text:style-name="P1"><text:span text:style-name="T20">S</text:span></text:p>
          </draw:text-box>
        </draw:frame>
        <draw:frame draw:style-name="gr9" draw:text-style-name="P10" draw:layer="layout" svg:width="0.343cm" svg:height="0.327cm" svg:x="14.204cm" svg:y="8.023cm">
          <draw:text-box>
            <text:p text:style-name="P1"><text:span text:style-name="T20">&gt;</text:span><text:span text:style-name="T21">0</text:span></text:p>
          </draw:text-box>
        </draw:frame>
        <draw:frame draw:style-name="gr8" draw:text-style-name="P9" draw:layer="layout" svg:width="4.182cm" svg:height="0.446cm" svg:x="14.752cm" svg:y="7.824cm">
          <draw:text-box>
            <text:p text:style-name="P1"><text:span text:style-name="T14">and rate constants</text:span><text:span text:style-name="T15"> k</text:span><text:span text:style-name="T17"> :</text:span></text:p>
          </draw:text-box>
        </draw:frame>
        <draw:frame draw:style-name="gr8" draw:text-style-name="P9" draw:layer="layout" svg:width="1.141cm" svg:height="0.446cm" svg:x="2.5cm" svg:y="8.302cm">
          <draw:text-box>
            <text:p text:style-name="P1"><text:span text:style-name="T15">E →</text:span><text:span text:style-name="T19"> R</text:span></text:p>
          </draw:text-box>
        </draw:frame>
        <draw:frame draw:style-name="gr9" draw:text-style-name="P10" draw:layer="layout" svg:width="0.343cm" svg:height="0.327cm" svg:x="3.683cm" svg:y="8.456cm">
          <draw:text-box>
            <text:p text:style-name="P1"><text:span text:style-name="T20">&gt;</text:span><text:span text:style-name="T21">0</text:span></text:p>
          </draw:text-box>
        </draw:frame>
        <draw:frame draw:style-name="gr8" draw:text-style-name="P9" draw:layer="layout" svg:width="10.281cm" svg:height="0.446cm" svg:x="4.082cm" svg:y="8.302cm">
          <draw:text-box>
            <text:p text:style-name="P1"><text:span text:style-name="T14">, the</text:span><text:span text:style-name="T16"> mass-action rate</text:span><text:span text:style-name="T14"> of reaction</text:span><text:span text:style-name="T15"> e</text:span><text:span text:style-name="T14"> from complex</text:span><text:span text:style-name="T15"> y</text:span><text:span text:style-name="T14"> is</text:span></text:p>
          </draw:text-box>
        </draw:frame>
        <draw:frame draw:style-name="gr8" draw:text-style-name="P9" draw:layer="layout" svg:width="0.384cm" svg:height="0.429cm" svg:x="8.149cm" svg:y="9.034cm">
          <draw:text-box>
            <text:p text:style-name="P1"><text:span text:style-name="T15">v</text:span></text:p>
          </draw:text-box>
        </draw:frame>
        <draw:frame draw:style-name="gr9" draw:text-style-name="P10" draw:layer="layout" svg:width="0.28cm" svg:height="0.314cm" svg:x="8.336cm" svg:y="9.188cm">
          <draw:text-box>
            <text:p text:style-name="P1"><text:span text:style-name="T20">e</text:span></text:p>
          </draw:text-box>
        </draw:frame>
        <draw:frame draw:style-name="gr8" draw:text-style-name="P9" draw:layer="layout" svg:width="1.241cm" svg:height="0.446cm" svg:x="8.492cm" svg:y="9.034cm">
          <draw:text-box>
            <text:p text:style-name="P1"><text:span text:style-name="T17">(</text:span><text:span text:style-name="T15">c</text:span><text:span text:style-name="T17">) =</text:span><text:span text:style-name="T15"> k</text:span></text:p>
          </draw:text-box>
        </draw:frame>
        <draw:frame draw:style-name="gr9" draw:text-style-name="P10" draw:layer="layout" svg:width="0.28cm" svg:height="0.314cm" svg:x="9.671cm" svg:y="9.188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9.915cm" svg:y="8.669cm">
          <draw:text-box>
            <text:p text:style-name="P1"><text:span text:style-name="T17">Y</text:span></text:p>
          </draw:text-box>
        </draw:frame>
        <draw:frame draw:style-name="gr9" draw:text-style-name="P10" draw:layer="layout" svg:width="0.527cm" svg:height="0.314cm" svg:x="9.892cm" svg:y="9.598cm">
          <draw:text-box>
            <text:p text:style-name="P1"><text:span text:style-name="T20">s∈S</text:span></text:p>
          </draw:text-box>
        </draw:frame>
        <draw:frame draw:style-name="gr8" draw:text-style-name="P9" draw:layer="layout" svg:width="0.384cm" svg:height="0.429cm" svg:x="10.495cm" svg:y="9.034cm">
          <draw:text-box>
            <text:p text:style-name="P1"><text:span text:style-name="T15">c</text:span></text:p>
          </draw:text-box>
        </draw:frame>
        <draw:frame draw:style-name="gr9" draw:text-style-name="P10" draw:layer="layout" svg:width="0.28cm" svg:height="0.314cm" svg:x="10.661cm" svg:y="8.922cm">
          <draw:text-box>
            <text:p text:style-name="P1"><text:span text:style-name="T20">Y</text:span></text:p>
          </draw:text-box>
        </draw:frame>
        <draw:frame draw:style-name="gr10" draw:text-style-name="P11" draw:layer="layout" svg:width="0.214cm" svg:height="0.239cm" svg:x="10.834cm" svg:y="9.022cm">
          <draw:text-box>
            <text:p text:style-name="P1"><text:span text:style-name="T24">sy</text:span></text:p>
          </draw:text-box>
        </draw:frame>
        <draw:frame draw:style-name="gr9" draw:text-style-name="P10" draw:layer="layout" svg:width="0.28cm" svg:height="0.314cm" svg:x="10.661cm" svg:y="9.181cm">
          <draw:text-box>
            <text:p text:style-name="P1"><text:span text:style-name="T20">s</text:span></text:p>
          </draw:text-box>
        </draw:frame>
        <draw:frame draw:style-name="gr8" draw:text-style-name="P9" draw:layer="layout" svg:width="0.625cm" svg:height="0.446cm" svg:x="11.241cm" svg:y="9.034cm">
          <draw:text-box>
            <text:p text:style-name="P1"><text:span text:style-name="T17">=</text:span><text:span text:style-name="T15"> k</text:span></text:p>
          </draw:text-box>
        </draw:frame>
        <draw:frame draw:style-name="gr9" draw:text-style-name="P10" draw:layer="layout" svg:width="0.28cm" svg:height="0.314cm" svg:x="11.847cm" svg:y="9.188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2.068cm" svg:y="9.034cm">
          <draw:text-box>
            <text:p text:style-name="P1"><text:span text:style-name="T15">c</text:span></text:p>
          </draw:text-box>
        </draw:frame>
        <draw:frame draw:style-name="gr9" draw:text-style-name="P10" draw:layer="layout" svg:width="0.28cm" svg:height="0.314cm" svg:x="12.234cm" svg:y="8.972cm">
          <draw:text-box>
            <text:p text:style-name="P1"><text:span text:style-name="T20">Y</text:span></text:p>
          </draw:text-box>
        </draw:frame>
        <draw:frame draw:style-name="gr10" draw:text-style-name="P11" draw:layer="layout" svg:width="0.237cm" svg:height="0.239cm" svg:x="12.407cm" svg:y="9.072cm">
          <draw:text-box>
            <text:p text:style-name="P1"><text:span text:style-name="T24">·,y</text:span></text:p>
          </draw:text-box>
        </draw:frame>
        <draw:frame draw:style-name="gr8" draw:text-style-name="P9" draw:layer="layout" svg:width="0.384cm" svg:height="0.429cm" svg:x="12.744cm" svg:y="9.034cm">
          <draw:text-box>
            <text:p text:style-name="P1"><text:span text:style-name="T15">.</text:span></text:p>
          </draw:text-box>
        </draw:frame>
        <draw:frame draw:style-name="gr8" draw:text-style-name="P9" draw:layer="layout" svg:width="3.899cm" svg:height="0.446cm" svg:x="2.5cm" svg:y="10.121cm">
          <draw:text-box>
            <text:p text:style-name="P1"><text:span text:style-name="T13">Denition 5.7</text:span><text:span text:style-name="T14"> (Anity)</text:span><text:span text:style-name="T13">.</text:span></text:p>
          </draw:text-box>
        </draw:frame>
        <draw:frame draw:style-name="gr8" draw:text-style-name="P9" draw:layer="layout" svg:width="8.31cm" svg:height="0.446cm" svg:x="7.197cm" svg:y="10.121cm">
          <draw:text-box>
            <text:p text:style-name="P1"><text:span text:style-name="T14">For reversible reactions with forward rate</text:span><text:span text:style-name="T15"> k</text:span></text:p>
          </draw:text-box>
        </draw:frame>
        <draw:frame draw:style-name="gr9" draw:text-style-name="P10" draw:layer="layout" svg:width="0.28cm" svg:height="0.327cm" svg:x="14.638cm" svg:y="10.077cm">
          <draw:text-box>
            <text:p text:style-name="P1"><text:span text:style-name="T21">+</text:span></text:p>
          </draw:text-box>
        </draw:frame>
        <draw:frame draw:style-name="gr9" draw:text-style-name="P10" draw:layer="layout" svg:width="0.28cm" svg:height="0.314cm" svg:x="14.626cm" svg:y="10.312cm">
          <draw:text-box>
            <text:p text:style-name="P1"><text:span text:style-name="T20">e</text:span></text:p>
          </draw:text-box>
        </draw:frame>
        <draw:frame draw:style-name="gr8" draw:text-style-name="P9" draw:layer="layout" svg:width="3.511cm" svg:height="0.446cm" svg:x="15.043cm" svg:y="10.121cm">
          <draw:text-box>
            <text:p text:style-name="P1"><text:span text:style-name="T14">and reverse rate</text:span><text:span text:style-name="T15"> k</text:span></text:p>
          </draw:text-box>
        </draw:frame>
        <draw:frame draw:style-name="gr9" draw:text-style-name="P10" draw:layer="layout" svg:width="0.28cm" svg:height="0.314cm" svg:x="18.144cm" svg:y="10.077cm">
          <draw:text-box>
            <text:p text:style-name="P1"><text:span text:style-name="T20">−</text:span></text:p>
          </draw:text-box>
        </draw:frame>
        <draw:frame draw:style-name="gr9" draw:text-style-name="P10" draw:layer="layout" svg:width="0.28cm" svg:height="0.314cm" svg:x="18.132cm" svg:y="10.312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18.394cm" svg:y="10.121cm">
          <draw:text-box>
            <text:p text:style-name="P1"><text:span text:style-name="T14">,</text:span></text:p>
          </draw:text-box>
        </draw:frame>
        <draw:frame draw:style-name="gr8" draw:text-style-name="P9" draw:layer="layout" svg:width="8.924cm" svg:height="0.446cm" svg:x="2.5cm" svg:y="10.599cm">
          <draw:text-box>
            <text:p text:style-name="P1"><text:span text:style-name="T14">the</text:span><text:span text:style-name="T16"> thermodynamic anity</text:span><text:span text:style-name="T14"> at concentration</text:span><text:span text:style-name="T15"> c</text:span><text:span text:style-name="T14"> is</text:span></text:p>
          </draw:text-box>
        </draw:frame>
        <draw:frame draw:style-name="gr8" draw:text-style-name="P9" draw:layer="layout" svg:width="0.384cm" svg:height="0.429cm" svg:x="8.036cm" svg:y="11.497cm">
          <draw:text-box>
            <text:p text:style-name="P1"><text:span text:style-name="T15">A</text:span></text:p>
          </draw:text-box>
        </draw:frame>
        <draw:frame draw:style-name="gr9" draw:text-style-name="P10" draw:layer="layout" svg:width="0.28cm" svg:height="0.314cm" svg:x="8.325cm" svg:y="11.651cm">
          <draw:text-box>
            <text:p text:style-name="P1"><text:span text:style-name="T20">e</text:span></text:p>
          </draw:text-box>
        </draw:frame>
        <draw:frame draw:style-name="gr8" draw:text-style-name="P9" draw:layer="layout" svg:width="1.414cm" svg:height="0.446cm" svg:x="8.481cm" svg:y="11.497cm">
          <draw:text-box>
            <text:p text:style-name="P1"><text:span text:style-name="T17">(</text:span><text:span text:style-name="T15">c</text:span><text:span text:style-name="T17">) = ln</text:span></text:p>
          </draw:text-box>
        </draw:frame>
        <draw:frame draw:style-name="gr8" draw:text-style-name="P9" draw:layer="layout" svg:width="0.384cm" svg:height="0.429cm" svg:x="9.887cm" svg:y="11.236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10.1cm" svg:y="11.193cm">
          <draw:text-box>
            <text:p text:style-name="P1"><text:span text:style-name="T21">+</text:span></text:p>
          </draw:text-box>
        </draw:frame>
        <draw:line draw:style-name="gr11" draw:text-style-name="P5" draw:layer="layout" svg:x1="9.887cm" svg:y1="11.757cm" svg:x2="10.349cm" svg:y2="11.757cm">
          <text:p/>
        </draw:line>
        <draw:frame draw:style-name="gr9" draw:text-style-name="P10" draw:layer="layout" svg:width="0.28cm" svg:height="0.314cm" svg:x="10.087cm" svg:y="11.428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9.887cm" svg:y="11.786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10.1cm" svg:y="11.72cm">
          <draw:text-box>
            <text:p text:style-name="P1"><text:span text:style-name="T20">−</text:span></text:p>
          </draw:text-box>
        </draw:frame>
        <draw:frame draw:style-name="gr9" draw:text-style-name="P10" draw:layer="layout" svg:width="0.28cm" svg:height="0.314cm" svg:x="10.087cm" svg:y="11.932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10.477cm" svg:y="11.497cm">
          <draw:text-box>
            <text:p text:style-name="P1"><text:span text:style-name="T15">−</text:span></text:p>
          </draw:text-box>
        </draw:frame>
        <draw:frame draw:style-name="gr8" draw:text-style-name="P9" draw:layer="layout" svg:width="0.384cm" svg:height="0.446cm" svg:x="10.862cm" svg:y="11.131cm">
          <draw:text-box>
            <text:p text:style-name="P1"><text:span text:style-name="T17">X</text:span></text:p>
          </draw:text-box>
        </draw:frame>
        <draw:frame draw:style-name="gr9" draw:text-style-name="P10" draw:layer="layout" svg:width="0.527cm" svg:height="0.314cm" svg:x="10.871cm" svg:y="12.061cm">
          <draw:text-box>
            <text:p text:style-name="P1"><text:span text:style-name="T20">s∈S</text:span></text:p>
          </draw:text-box>
        </draw:frame>
        <draw:frame draw:style-name="gr8" draw:text-style-name="P9" draw:layer="layout" svg:width="0.384cm" svg:height="0.429cm" svg:x="11.482cm" svg:y="11.497cm">
          <draw:text-box>
            <text:p text:style-name="P1"><text:span text:style-name="T15">N</text:span></text:p>
          </draw:text-box>
        </draw:frame>
        <draw:frame draw:style-name="gr9" draw:text-style-name="P10" draw:layer="layout" svg:width="0.297cm" svg:height="0.314cm" svg:x="11.791cm" svg:y="11.651cm">
          <draw:text-box>
            <text:p text:style-name="P1"><text:span text:style-name="T20">se</text:span></text:p>
          </draw:text-box>
        </draw:frame>
        <draw:frame draw:style-name="gr8" draw:text-style-name="P9" draw:layer="layout" svg:width="0.653cm" svg:height="0.446cm" svg:x="12.15cm" svg:y="11.497cm">
          <draw:text-box>
            <text:p text:style-name="P1"><text:span text:style-name="T17">ln</text:span><text:span text:style-name="T15"> c</text:span></text:p>
          </draw:text-box>
        </draw:frame>
        <draw:frame draw:style-name="gr9" draw:text-style-name="P10" draw:layer="layout" svg:width="0.28cm" svg:height="0.314cm" svg:x="12.701cm" svg:y="11.651cm">
          <draw:text-box>
            <text:p text:style-name="P1"><text:span text:style-name="T20">s</text:span></text:p>
          </draw:text-box>
        </draw:frame>
        <draw:frame draw:style-name="gr8" draw:text-style-name="P9" draw:layer="layout" svg:width="0.384cm" svg:height="0.429cm" svg:x="12.857cm" svg:y="11.497cm">
          <draw:text-box>
            <text:p text:style-name="P1"><text:span text:style-name="T15">.</text:span></text:p>
          </draw:text-box>
        </draw:frame>
        <draw:frame draw:style-name="gr8" draw:text-style-name="P9" draw:layer="layout" svg:width="15.379cm" svg:height="0.446cm" svg:x="2.5cm" svg:y="12.562cm">
          <draw:text-box>
            <text:p text:style-name="P1"><text:span text:style-name="T13">Denition 5.8</text:span><text:span text:style-name="T14"> (Detailed Balance)</text:span><text:span text:style-name="T13">.</text:span><text:span text:style-name="T14"> A CRN is at</text:span><text:span text:style-name="T16"> detailed balance</text:span><text:span text:style-name="T14"> at concentration</text:span><text:span text:style-name="T15"> c</text:span></text:p>
          </draw:text-box>
        </draw:frame>
        <draw:frame draw:style-name="gr9" draw:text-style-name="P10" draw:layer="layout" svg:width="0.28cm" svg:height="0.314cm" svg:x="16.418cm" svg:y="12.519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609cm" svg:height="0.446cm" svg:x="16.689cm" svg:y="12.562cm">
          <draw:text-box>
            <text:p text:style-name="P1"><text:span text:style-name="T14">if</text:span><text:span text:style-name="T15"> A</text:span></text:p>
          </draw:text-box>
        </draw:frame>
        <draw:frame draw:style-name="gr9" draw:text-style-name="P10" draw:layer="layout" svg:width="0.28cm" svg:height="0.314cm" svg:x="17.305cm" svg:y="12.716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17.461cm" svg:y="12.562cm">
          <draw:text-box>
            <text:p text:style-name="P1"><text:span text:style-name="T17">(</text:span><text:span text:style-name="T15">c</text:span></text:p>
          </draw:text-box>
        </draw:frame>
        <draw:frame draw:style-name="gr9" draw:text-style-name="P10" draw:layer="layout" svg:width="0.28cm" svg:height="0.314cm" svg:x="17.777cm" svg:y="12.519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598cm" svg:height="0.446cm" svg:x="17.944cm" svg:y="12.562cm">
          <draw:text-box>
            <text:p text:style-name="P1"><text:span text:style-name="T17">) =</text:span></text:p>
          </draw:text-box>
        </draw:frame>
        <draw:frame draw:style-name="gr8" draw:text-style-name="P9" draw:layer="layout" svg:width="3.819cm" svg:height="0.446cm" svg:x="2.5cm" svg:y="13.04cm">
          <draw:text-box>
            <text:p text:style-name="P1"><text:span text:style-name="T17">0</text:span><text:span text:style-name="T14"> for all reactions</text:span><text:span text:style-name="T15"> e</text:span><text:span text:style-name="T14">.</text:span></text:p>
          </draw:text-box>
        </draw:frame>
        <draw:frame draw:style-name="gr2" draw:text-style-name="P3" draw:layer="layout" svg:width="0.675cm" svg:height="0.497cm" svg:x="2.5cm" svg:y="14.01cm">
          <draw:text-box>
            <text:p text:style-name="P1"><text:span text:style-name="T18">5.4</text:span></text:p>
          </draw:text-box>
        </draw:frame>
        <draw:frame draw:style-name="gr2" draw:text-style-name="P3" draw:layer="layout" svg:width="2.734cm" svg:height="0.497cm" svg:x="3.581cm" svg:y="14.01cm">
          <draw:text-box>
            <text:p text:style-name="P1"><text:span text:style-name="T18">Cycle Anities</text:span></text:p>
          </draw:text-box>
        </draw:frame>
        <draw:frame draw:style-name="gr8" draw:text-style-name="P9" draw:layer="layout" svg:width="12.874cm" svg:height="0.446cm" svg:x="2.5cm" svg:y="14.771cm">
          <draw:text-box>
            <text:p text:style-name="P1"><text:span text:style-name="T14">A key result is that cycle anities are independent of concentration.</text:span></text:p>
          </draw:text-box>
        </draw:frame>
        <draw:frame draw:style-name="gr8" draw:text-style-name="P9" draw:layer="layout" svg:width="6.858cm" svg:height="0.446cm" svg:x="2.5cm" svg:y="15.425cm">
          <draw:text-box>
            <text:p text:style-name="P1"><text:span text:style-name="T13">Denition 5.9</text:span><text:span text:style-name="T14"> (Stoichiometric Cycle)</text:span><text:span text:style-name="T13">.</text:span></text:p>
          </draw:text-box>
        </draw:frame>
        <draw:frame draw:style-name="gr8" draw:text-style-name="P9" draw:layer="layout" svg:width="3.839cm" svg:height="0.446cm" svg:x="9.335cm" svg:y="15.425cm">
          <draw:text-box>
            <text:p text:style-name="P1"><text:span text:style-name="T14">A list of reactions</text:span><text:span text:style-name="T17"> (</text:span><text:span text:style-name="T15">e</text:span></text:p>
          </draw:text-box>
        </draw:frame>
        <draw:frame draw:style-name="gr9" draw:text-style-name="P10" draw:layer="layout" svg:width="0.28cm" svg:height="0.327cm" svg:x="12.808cm" svg:y="15.578cm">
          <draw:text-box>
            <text:p text:style-name="P1"><text:span text:style-name="T21">1</text:span></text:p>
          </draw:text-box>
        </draw:frame>
        <draw:frame draw:style-name="gr8" draw:text-style-name="P9" draw:layer="layout" svg:width="1.287cm" svg:height="0.429cm" svg:x="12.975cm" svg:y="15.425cm">
          <draw:text-box>
            <text:p text:style-name="P1"><text:span text:style-name="T15">, . . . , e</text:span></text:p>
          </draw:text-box>
        </draw:frame>
        <draw:frame draw:style-name="gr9" draw:text-style-name="P10" draw:layer="layout" svg:width="0.28cm" svg:height="0.314cm" svg:x="14.01cm" svg:y="15.583cm">
          <draw:text-box>
            <text:p text:style-name="P1"><text:span text:style-name="T20">k</text:span></text:p>
          </draw:text-box>
        </draw:frame>
        <draw:frame draw:style-name="gr8" draw:text-style-name="P9" draw:layer="layout" svg:width="4.915cm" svg:height="0.446cm" svg:x="14.19cm" svg:y="15.425cm">
          <draw:text-box>
            <text:p text:style-name="P1"><text:span text:style-name="T17">)</text:span><text:span text:style-name="T14"> is a</text:span><text:span text:style-name="T16"> stoichiometric cycle</text:span></text:p>
          </draw:text-box>
        </draw:frame>
        <draw:frame draw:style-name="gr8" draw:text-style-name="P9" draw:layer="layout" svg:width="0.384cm" svg:height="0.446cm" svg:x="2.5cm" svg:y="15.903cm">
          <draw:text-box>
            <text:p text:style-name="P1"><text:span text:style-name="T14">if</text:span></text:p>
          </draw:text-box>
        </draw:frame>
        <draw:frame draw:style-name="gr9" draw:text-style-name="P10" draw:layer="layout" svg:width="0.28cm" svg:height="0.314cm" svg:x="7.741cm" svg:y="16.268cm">
          <draw:text-box>
            <text:p text:style-name="P1"><text:span text:style-name="T20">k</text:span></text:p>
          </draw:text-box>
        </draw:frame>
        <draw:frame draw:style-name="gr8" draw:text-style-name="P9" draw:layer="layout" svg:width="0.384cm" svg:height="0.446cm" svg:x="7.544cm" svg:y="16.287cm">
          <draw:text-box>
            <text:p text:style-name="P1"><text:span text:style-name="T17">X</text:span></text:p>
          </draw:text-box>
        </draw:frame>
        <draw:frame draw:style-name="gr9" draw:text-style-name="P10" draw:layer="layout" svg:width="0.476cm" svg:height="0.327cm" svg:x="7.58cm" svg:y="17.21cm">
          <draw:text-box>
            <text:p text:style-name="P1"><text:span text:style-name="T20">i</text:span><text:span text:style-name="T21">=1</text:span></text:p>
          </draw:text-box>
        </draw:frame>
        <draw:frame draw:style-name="gr8" draw:text-style-name="P9" draw:layer="layout" svg:width="0.384cm" svg:height="0.429cm" svg:x="8.164cm" svg:y="16.652cm">
          <draw:text-box>
            <text:p text:style-name="P1"><text:span text:style-name="T15">N</text:span></text:p>
          </draw:text-box>
        </draw:frame>
        <draw:frame draw:style-name="gr9" draw:text-style-name="P10" draw:layer="layout" svg:width="0.375cm" svg:height="0.314cm" svg:x="8.473cm" svg:y="16.806cm">
          <draw:text-box>
            <text:p text:style-name="P1"><text:span text:style-name="T20">s,e</text:span></text:p>
          </draw:text-box>
        </draw:frame>
        <draw:frame draw:style-name="gr10" draw:text-style-name="P11" draw:layer="layout" svg:width="0.21cm" svg:height="0.239cm" svg:x="8.833cm" svg:y="16.914cm">
          <draw:text-box>
            <text:p text:style-name="P1"><text:span text:style-name="T24">i</text:span></text:p>
          </draw:text-box>
        </draw:frame>
        <draw:frame draw:style-name="gr8" draw:text-style-name="P9" draw:layer="layout" svg:width="0.692cm" svg:height="0.446cm" svg:x="9.069cm" svg:y="16.652cm">
          <draw:text-box>
            <text:p text:style-name="P1"><text:span text:style-name="T17">= 0</text:span></text:p>
          </draw:text-box>
        </draw:frame>
        <draw:frame draw:style-name="gr8" draw:text-style-name="P9" draw:layer="layout" svg:width="3.819cm" svg:height="0.446cm" svg:x="10.05cm" svg:y="16.652cm">
          <draw:text-box>
            <text:p text:style-name="P1"><text:span text:style-name="T14">for all species</text:span><text:span text:style-name="T15"> s ∈ S.</text:span></text:p>
          </draw:text-box>
        </draw:frame>
        <draw:frame draw:style-name="gr8" draw:text-style-name="P9" draw:layer="layout" svg:width="8.281cm" svg:height="0.446cm" svg:x="2.5cm" svg:y="17.652cm">
          <draw:text-box>
            <text:p text:style-name="P1"><text:span text:style-name="T13">Theorem 5.10</text:span><text:span text:style-name="T14"> (Cycle Anity Independence)</text:span><text:span text:style-name="T13">.</text:span></text:p>
          </draw:text-box>
        </draw:frame>
        <draw:frame draw:style-name="gr8" draw:text-style-name="P9" draw:layer="layout" svg:width="5.437cm" svg:height="0.446cm" svg:x="10.521cm" svg:y="17.652cm">
          <draw:text-box>
            <text:p text:style-name="P1"><text:span text:style-name="T16">For a stoichiometric cycle</text:span><text:span text:style-name="T17"> (</text:span><text:span text:style-name="T15">e</text:span></text:p>
          </draw:text-box>
        </draw:frame>
        <draw:frame draw:style-name="gr9" draw:text-style-name="P10" draw:layer="layout" svg:width="0.28cm" svg:height="0.327cm" svg:x="15.261cm" svg:y="17.806cm">
          <draw:text-box>
            <text:p text:style-name="P1"><text:span text:style-name="T21">1</text:span></text:p>
          </draw:text-box>
        </draw:frame>
        <draw:frame draw:style-name="gr8" draw:text-style-name="P9" draw:layer="layout" svg:width="1.287cm" svg:height="0.429cm" svg:x="15.428cm" svg:y="17.652cm">
          <draw:text-box>
            <text:p text:style-name="P1"><text:span text:style-name="T15">, . . . , e</text:span></text:p>
          </draw:text-box>
        </draw:frame>
        <draw:frame draw:style-name="gr9" draw:text-style-name="P10" draw:layer="layout" svg:width="0.28cm" svg:height="0.314cm" svg:x="16.462cm" svg:y="17.811cm">
          <draw:text-box>
            <text:p text:style-name="P1"><text:span text:style-name="T20">k</text:span></text:p>
          </draw:text-box>
        </draw:frame>
        <draw:frame draw:style-name="gr8" draw:text-style-name="P9" draw:layer="layout" svg:width="2.147cm" svg:height="0.446cm" svg:x="16.643cm" svg:y="17.652cm">
          <draw:text-box>
            <text:p text:style-name="P1"><text:span text:style-name="T17">)</text:span><text:span text:style-name="T16">, the</text:span><text:span text:style-name="T14"> cycle</text:span></text:p>
          </draw:text-box>
        </draw:frame>
        <draw:frame draw:style-name="gr8" draw:text-style-name="P9" draw:layer="layout" svg:width="0.968cm" svg:height="0.446cm" svg:x="2.5cm" svg:y="18.13cm">
          <draw:text-box>
            <text:p text:style-name="P1"><text:span text:style-name="T14">anity</text:span></text:p>
          </draw:text-box>
        </draw:frame>
        <draw:frame draw:style-name="gr8" draw:text-style-name="P9" draw:layer="layout" svg:width="0.384cm" svg:height="0.429cm" svg:x="8.95cm" svg:y="18.955cm">
          <draw:text-box>
            <text:p text:style-name="P1"><text:span text:style-name="T15">A</text:span></text:p>
          </draw:text-box>
        </draw:frame>
        <draw:frame draw:style-name="gr9" draw:text-style-name="P10" draw:layer="layout" svg:width="0.724cm" svg:height="0.327cm" svg:x="9.238cm" svg:y="19.114cm">
          <draw:text-box>
            <text:p text:style-name="P1"><text:span text:style-name="T21">cycle</text:span></text:p>
          </draw:text-box>
        </draw:frame>
        <draw:frame draw:style-name="gr8" draw:text-style-name="P9" draw:layer="layout" svg:width="0.384cm" svg:height="0.446cm" svg:x="10.002cm" svg:y="18.955cm">
          <draw:text-box>
            <text:p text:style-name="P1"><text:span text:style-name="T17">=</text:span></text:p>
          </draw:text-box>
        </draw:frame>
        <draw:frame draw:style-name="gr9" draw:text-style-name="P10" draw:layer="layout" svg:width="0.28cm" svg:height="0.314cm" svg:x="10.604cm" svg:y="18.57cm">
          <draw:text-box>
            <text:p text:style-name="P1"><text:span text:style-name="T20">k</text:span></text:p>
          </draw:text-box>
        </draw:frame>
        <draw:frame draw:style-name="gr8" draw:text-style-name="P9" draw:layer="layout" svg:width="0.384cm" svg:height="0.446cm" svg:x="10.408cm" svg:y="18.589cm">
          <draw:text-box>
            <text:p text:style-name="P1"><text:span text:style-name="T17">X</text:span></text:p>
          </draw:text-box>
        </draw:frame>
        <draw:frame draw:style-name="gr9" draw:text-style-name="P10" draw:layer="layout" svg:width="0.476cm" svg:height="0.327cm" svg:x="10.444cm" svg:y="19.513cm">
          <draw:text-box>
            <text:p text:style-name="P1"><text:span text:style-name="T20">i</text:span><text:span text:style-name="T21">=1</text:span></text:p>
          </draw:text-box>
        </draw:frame>
        <draw:frame draw:style-name="gr8" draw:text-style-name="P9" draw:layer="layout" svg:width="0.384cm" svg:height="0.429cm" svg:x="11.028cm" svg:y="18.955cm">
          <draw:text-box>
            <text:p text:style-name="P1"><text:span text:style-name="T15">A</text:span></text:p>
          </draw:text-box>
        </draw:frame>
        <draw:frame draw:style-name="gr9" draw:text-style-name="P10" draw:layer="layout" svg:width="0.28cm" svg:height="0.314cm" svg:x="11.317cm" svg:y="19.109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39cm" svg:x="11.455cm" svg:y="19.217cm">
          <draw:text-box>
            <text:p text:style-name="P1"><text:span text:style-name="T24">i</text:span></text:p>
          </draw:text-box>
        </draw:frame>
        <draw:frame draw:style-name="gr8" draw:text-style-name="P9" draw:layer="layout" svg:width="0.495cm" svg:height="0.446cm" svg:x="11.584cm" svg:y="18.955cm">
          <draw:text-box>
            <text:p text:style-name="P1"><text:span text:style-name="T17">(</text:span><text:span text:style-name="T15">c</text:span><text:span text:style-name="T17">)</text:span></text:p>
          </draw:text-box>
        </draw:frame>
        <draw:frame draw:style-name="gr8" draw:text-style-name="P9" draw:layer="layout" svg:width="7.328cm" svg:height="0.446cm" svg:x="2.5cm" svg:y="19.899cm">
          <draw:text-box>
            <text:p text:style-name="P1"><text:span text:style-name="T16">is independent of the concentration</text:span><text:span text:style-name="T15"> c</text:span><text:span text:style-name="T16">.</text:span></text:p>
          </draw:text-box>
        </draw:frame>
        <draw:frame draw:style-name="gr8" draw:text-style-name="P9" draw:layer="layout" svg:width="2.059cm" svg:height="0.446cm" svg:x="8.936cm" svg:y="19.899cm">
          <draw:text-box>
            <text:p text:style-name="P1"><text:span text:style-name="T16">Specically,</text:span></text:p>
          </draw:text-box>
        </draw:frame>
        <draw:frame draw:style-name="gr8" draw:text-style-name="P9" draw:layer="layout" svg:width="0.384cm" svg:height="0.429cm" svg:x="8.939cm" svg:y="20.942cm">
          <draw:text-box>
            <text:p text:style-name="P1"><text:span text:style-name="T15">A</text:span></text:p>
          </draw:text-box>
        </draw:frame>
        <draw:frame draw:style-name="gr9" draw:text-style-name="P10" draw:layer="layout" svg:width="0.724cm" svg:height="0.327cm" svg:x="9.227cm" svg:y="21.101cm">
          <draw:text-box>
            <text:p text:style-name="P1"><text:span text:style-name="T21">cycle</text:span></text:p>
          </draw:text-box>
        </draw:frame>
        <draw:frame draw:style-name="gr8" draw:text-style-name="P9" draw:layer="layout" svg:width="0.384cm" svg:height="0.446cm" svg:x="9.991cm" svg:y="20.942cm">
          <draw:text-box>
            <text:p text:style-name="P1"><text:span text:style-name="T17">=</text:span></text:p>
          </draw:text-box>
        </draw:frame>
        <draw:frame draw:style-name="gr9" draw:text-style-name="P10" draw:layer="layout" svg:width="0.28cm" svg:height="0.314cm" svg:x="10.593cm" svg:y="20.557cm">
          <draw:text-box>
            <text:p text:style-name="P1"><text:span text:style-name="T20">k</text:span></text:p>
          </draw:text-box>
        </draw:frame>
        <draw:frame draw:style-name="gr8" draw:text-style-name="P9" draw:layer="layout" svg:width="0.384cm" svg:height="0.446cm" svg:x="10.397cm" svg:y="20.576cm">
          <draw:text-box>
            <text:p text:style-name="P1"><text:span text:style-name="T17">X</text:span></text:p>
          </draw:text-box>
        </draw:frame>
        <draw:frame draw:style-name="gr9" draw:text-style-name="P10" draw:layer="layout" svg:width="0.476cm" svg:height="0.327cm" svg:x="10.433cm" svg:y="21.5cm">
          <draw:text-box>
            <text:p text:style-name="P1"><text:span text:style-name="T20">i</text:span><text:span text:style-name="T21">=1</text:span></text:p>
          </draw:text-box>
        </draw:frame>
        <draw:frame draw:style-name="gr8" draw:text-style-name="P9" draw:layer="layout" svg:width="0.384cm" svg:height="0.446cm" svg:x="11.017cm" svg:y="20.942cm">
          <draw:text-box>
            <text:p text:style-name="P1"><text:span text:style-name="T17">ln</text:span></text:p>
          </draw:text-box>
        </draw:frame>
        <draw:frame draw:style-name="gr8" draw:text-style-name="P9" draw:layer="layout" svg:width="0.384cm" svg:height="0.429cm" svg:x="11.444cm" svg:y="20.654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11.657cm" svg:y="20.61cm">
          <draw:text-box>
            <text:p text:style-name="P1"><text:span text:style-name="T21">+</text:span></text:p>
          </draw:text-box>
        </draw:frame>
        <draw:frame draw:style-name="gr9" draw:text-style-name="P10" draw:layer="layout" svg:width="0.28cm" svg:height="0.314cm" svg:x="11.644cm" svg:y="20.845cm">
          <draw:text-box>
            <text:p text:style-name="P1"><text:span text:style-name="T20">e</text:span></text:p>
          </draw:text-box>
        </draw:frame>
        <draw:line draw:style-name="gr11" draw:text-style-name="P5" draw:layer="layout" svg:x1="11.444cm" svg:y1="21.202cm" svg:x2="11.912cm" svg:y2="21.202cm">
          <text:p/>
        </draw:line>
        <draw:frame draw:style-name="gr10" draw:text-style-name="P11" draw:layer="layout" svg:width="0.21cm" svg:height="0.239cm" svg:x="11.783cm" svg:y="20.953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11.444cm" svg:y="21.231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11.657cm" svg:y="21.166cm">
          <draw:text-box>
            <text:p text:style-name="P1"><text:span text:style-name="T20">−</text:span></text:p>
          </draw:text-box>
        </draw:frame>
        <draw:frame draw:style-name="gr9" draw:text-style-name="P10" draw:layer="layout" svg:width="0.28cm" svg:height="0.314cm" svg:x="11.644cm" svg:y="21.378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39cm" svg:x="11.783cm" svg:y="21.486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11.954cm" svg:y="20.942cm">
          <draw:text-box>
            <text:p text:style-name="P1"><text:span text:style-name="T15">.</text:span></text:p>
          </draw:text-box>
        </draw:frame>
        <draw:frame draw:style-name="gr8" draw:text-style-name="P9" draw:layer="layout" svg:width="1.122cm" svg:height="0.446cm" svg:x="2.5cm" svg:y="21.96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0.384cm" svg:height="0.429cm" svg:x="7.245cm" svg:y="23.003cm">
          <draw:text-box>
            <text:p text:style-name="P1"><text:span text:style-name="T15">A</text:span></text:p>
          </draw:text-box>
        </draw:frame>
        <draw:frame draw:style-name="gr9" draw:text-style-name="P10" draw:layer="layout" svg:width="0.724cm" svg:height="0.327cm" svg:x="7.534cm" svg:y="23.162cm">
          <draw:text-box>
            <text:p text:style-name="P1"><text:span text:style-name="T21">cycle</text:span></text:p>
          </draw:text-box>
        </draw:frame>
        <draw:frame draw:style-name="gr8" draw:text-style-name="P9" draw:layer="layout" svg:width="0.384cm" svg:height="0.446cm" svg:x="8.298cm" svg:y="23.003cm">
          <draw:text-box>
            <text:p text:style-name="P1"><text:span text:style-name="T17">=</text:span></text:p>
          </draw:text-box>
        </draw:frame>
        <draw:frame draw:style-name="gr9" draw:text-style-name="P10" draw:layer="layout" svg:width="0.28cm" svg:height="0.314cm" svg:x="8.9cm" svg:y="22.618cm">
          <draw:text-box>
            <text:p text:style-name="P1"><text:span text:style-name="T20">k</text:span></text:p>
          </draw:text-box>
        </draw:frame>
        <draw:frame draw:style-name="gr8" draw:text-style-name="P9" draw:layer="layout" svg:width="0.384cm" svg:height="0.446cm" svg:x="8.704cm" svg:y="22.637cm">
          <draw:text-box>
            <text:p text:style-name="P1"><text:span text:style-name="T17">X</text:span></text:p>
          </draw:text-box>
        </draw:frame>
        <draw:frame draw:style-name="gr9" draw:text-style-name="P10" draw:layer="layout" svg:width="0.476cm" svg:height="0.327cm" svg:x="8.74cm" svg:y="23.561cm">
          <draw:text-box>
            <text:p text:style-name="P1"><text:span text:style-name="T20">i</text:span><text:span text:style-name="T21">=1</text:span></text:p>
          </draw:text-box>
        </draw:frame>
        <draw:frame draw:style-name="gr8" draw:text-style-name="P9" draw:layer="layout" svg:width="0.384cm" svg:height="0.446cm" svg:x="9.324cm" svg:y="22.345cm">
          <draw:text-box>
            <text:p text:style-name="P1"><text:span text:style-name="T17"><text:s/></text:span></text:p>
          </draw:text-box>
        </draw:frame>
        <draw:frame draw:style-name="gr8" draw:text-style-name="P9" draw:layer="layout" svg:width="0.384cm" svg:height="0.446cm" svg:x="9.628cm" svg:y="23.003cm">
          <draw:text-box>
            <text:p text:style-name="P1"><text:span text:style-name="T17">ln</text:span></text:p>
          </draw:text-box>
        </draw:frame>
        <draw:frame draw:style-name="gr8" draw:text-style-name="P9" draw:layer="layout" svg:width="0.384cm" svg:height="0.429cm" svg:x="10.055cm" svg:y="22.715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10.268cm" svg:y="22.671cm">
          <draw:text-box>
            <text:p text:style-name="P1"><text:span text:style-name="T21">+</text:span></text:p>
          </draw:text-box>
        </draw:frame>
        <draw:frame draw:style-name="gr9" draw:text-style-name="P10" draw:layer="layout" svg:width="0.28cm" svg:height="0.314cm" svg:x="10.256cm" svg:y="22.906cm">
          <draw:text-box>
            <text:p text:style-name="P1"><text:span text:style-name="T20">e</text:span></text:p>
          </draw:text-box>
        </draw:frame>
        <draw:line draw:style-name="gr11" draw:text-style-name="P5" draw:layer="layout" svg:x1="10.055cm" svg:y1="23.263cm" svg:x2="10.523cm" svg:y2="23.263cm">
          <text:p/>
        </draw:line>
        <draw:frame draw:style-name="gr10" draw:text-style-name="P11" draw:layer="layout" svg:width="0.21cm" svg:height="0.239cm" svg:x="10.394cm" svg:y="23.014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10.055cm" svg:y="23.292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10.268cm" svg:y="23.227cm">
          <draw:text-box>
            <text:p text:style-name="P1"><text:span text:style-name="T20">−</text:span></text:p>
          </draw:text-box>
        </draw:frame>
        <draw:frame draw:style-name="gr9" draw:text-style-name="P10" draw:layer="layout" svg:width="0.28cm" svg:height="0.314cm" svg:x="10.256cm" svg:y="23.439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39cm" svg:x="10.394cm" svg:y="23.547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10.651cm" svg:y="23.003cm">
          <draw:text-box>
            <text:p text:style-name="P1"><text:span text:style-name="T15">−</text:span></text:p>
          </draw:text-box>
        </draw:frame>
        <draw:frame draw:style-name="gr8" draw:text-style-name="P9" draw:layer="layout" svg:width="0.384cm" svg:height="0.446cm" svg:x="11.036cm" svg:y="22.637cm">
          <draw:text-box>
            <text:p text:style-name="P1"><text:span text:style-name="T17">X</text:span></text:p>
          </draw:text-box>
        </draw:frame>
        <draw:frame draw:style-name="gr9" draw:text-style-name="P10" draw:layer="layout" svg:width="0.28cm" svg:height="0.314cm" svg:x="11.245cm" svg:y="23.542cm">
          <draw:text-box>
            <text:p text:style-name="P1"><text:span text:style-name="T20">s</text:span></text:p>
          </draw:text-box>
        </draw:frame>
        <draw:frame draw:style-name="gr8" draw:text-style-name="P9" draw:layer="layout" svg:width="0.384cm" svg:height="0.429cm" svg:x="11.656cm" svg:y="23.003cm">
          <draw:text-box>
            <text:p text:style-name="P1"><text:span text:style-name="T15">N</text:span></text:p>
          </draw:text-box>
        </draw:frame>
        <draw:frame draw:style-name="gr9" draw:text-style-name="P10" draw:layer="layout" svg:width="0.375cm" svg:height="0.314cm" svg:x="11.965cm" svg:y="23.157cm">
          <draw:text-box>
            <text:p text:style-name="P1"><text:span text:style-name="T20">s,e</text:span></text:p>
          </draw:text-box>
        </draw:frame>
        <draw:frame draw:style-name="gr10" draw:text-style-name="P11" draw:layer="layout" svg:width="0.21cm" svg:height="0.239cm" svg:x="12.325cm" svg:y="23.265cm">
          <draw:text-box>
            <text:p text:style-name="P1"><text:span text:style-name="T24">i</text:span></text:p>
          </draw:text-box>
        </draw:frame>
        <draw:frame draw:style-name="gr8" draw:text-style-name="P9" draw:layer="layout" svg:width="0.653cm" svg:height="0.446cm" svg:x="12.518cm" svg:y="23.003cm">
          <draw:text-box>
            <text:p text:style-name="P1"><text:span text:style-name="T17">ln</text:span><text:span text:style-name="T15"> c</text:span></text:p>
          </draw:text-box>
        </draw:frame>
        <draw:frame draw:style-name="gr9" draw:text-style-name="P10" draw:layer="layout" svg:width="0.28cm" svg:height="0.314cm" svg:x="13.07cm" svg:y="23.157cm">
          <draw:text-box>
            <text:p text:style-name="P1"><text:span text:style-name="T20">s</text:span></text:p>
          </draw:text-box>
        </draw:frame>
        <draw:frame draw:style-name="gr8" draw:text-style-name="P9" draw:layer="layout" svg:width="0.384cm" svg:height="0.446cm" svg:x="13.225cm" svg:y="22.345cm">
          <draw:text-box>
            <text:p text:style-name="P1"><text:span text:style-name="T17">!</text:span></text:p>
          </draw:text-box>
        </draw:frame>
        <draw:frame draw:style-name="gr8" draw:text-style-name="P9" draw:layer="layout" svg:width="0.384cm" svg:height="0.446cm" svg:x="8.298cm" svg:y="24.358cm">
          <draw:text-box>
            <text:p text:style-name="P1"><text:span text:style-name="T17">=</text:span></text:p>
          </draw:text-box>
        </draw:frame>
        <draw:frame draw:style-name="gr9" draw:text-style-name="P10" draw:layer="layout" svg:width="0.28cm" svg:height="0.314cm" svg:x="8.9cm" svg:y="23.974cm">
          <draw:text-box>
            <text:p text:style-name="P1"><text:span text:style-name="T20">k</text:span></text:p>
          </draw:text-box>
        </draw:frame>
        <draw:frame draw:style-name="gr8" draw:text-style-name="P9" draw:layer="layout" svg:width="0.384cm" svg:height="0.446cm" svg:x="8.704cm" svg:y="23.993cm">
          <draw:text-box>
            <text:p text:style-name="P1"><text:span text:style-name="T17">X</text:span></text:p>
          </draw:text-box>
        </draw:frame>
        <draw:frame draw:style-name="gr9" draw:text-style-name="P10" draw:layer="layout" svg:width="0.476cm" svg:height="0.327cm" svg:x="8.74cm" svg:y="24.916cm">
          <draw:text-box>
            <text:p text:style-name="P1"><text:span text:style-name="T20">i</text:span><text:span text:style-name="T21">=1</text:span></text:p>
          </draw:text-box>
        </draw:frame>
        <draw:frame draw:style-name="gr8" draw:text-style-name="P9" draw:layer="layout" svg:width="0.384cm" svg:height="0.446cm" svg:x="9.324cm" svg:y="24.358cm">
          <draw:text-box>
            <text:p text:style-name="P1"><text:span text:style-name="T17">ln</text:span></text:p>
          </draw:text-box>
        </draw:frame>
        <draw:frame draw:style-name="gr8" draw:text-style-name="P9" draw:layer="layout" svg:width="0.384cm" svg:height="0.429cm" svg:x="9.751cm" svg:y="24.07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9.963cm" svg:y="24.027cm">
          <draw:text-box>
            <text:p text:style-name="P1"><text:span text:style-name="T21">+</text:span></text:p>
          </draw:text-box>
        </draw:frame>
        <draw:frame draw:style-name="gr9" draw:text-style-name="P10" draw:layer="layout" svg:width="0.28cm" svg:height="0.314cm" svg:x="9.951cm" svg:y="24.262cm">
          <draw:text-box>
            <text:p text:style-name="P1"><text:span text:style-name="T20">e</text:span></text:p>
          </draw:text-box>
        </draw:frame>
        <draw:line draw:style-name="gr11" draw:text-style-name="P5" draw:layer="layout" svg:x1="9.75cm" svg:y1="24.619cm" svg:x2="10.218cm" svg:y2="24.619cm">
          <text:p/>
        </draw:line>
        <draw:frame draw:style-name="gr10" draw:text-style-name="P11" draw:layer="layout" svg:width="0.21cm" svg:height="0.239cm" svg:x="10.09cm" svg:y="24.37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9.751cm" svg:y="24.648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9.963cm" svg:y="24.582cm">
          <draw:text-box>
            <text:p text:style-name="P1"><text:span text:style-name="T20">−</text:span></text:p>
          </draw:text-box>
        </draw:frame>
        <draw:frame draw:style-name="gr9" draw:text-style-name="P10" draw:layer="layout" svg:width="0.28cm" svg:height="0.314cm" svg:x="9.951cm" svg:y="24.794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39cm" svg:x="10.09cm" svg:y="24.902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10.347cm" svg:y="24.358cm">
          <draw:text-box>
            <text:p text:style-name="P1"><text:span text:style-name="T15">−</text:span></text:p>
          </draw:text-box>
        </draw:frame>
        <draw:frame draw:style-name="gr8" draw:text-style-name="P9" draw:layer="layout" svg:width="0.384cm" svg:height="0.446cm" svg:x="10.731cm" svg:y="23.993cm">
          <draw:text-box>
            <text:p text:style-name="P1"><text:span text:style-name="T17">X</text:span></text:p>
          </draw:text-box>
        </draw:frame>
        <draw:frame draw:style-name="gr9" draw:text-style-name="P10" draw:layer="layout" svg:width="0.28cm" svg:height="0.314cm" svg:x="10.94cm" svg:y="24.897cm">
          <draw:text-box>
            <text:p text:style-name="P1"><text:span text:style-name="T20">s</text:span></text:p>
          </draw:text-box>
        </draw:frame>
        <draw:frame draw:style-name="gr8" draw:text-style-name="P9" draw:layer="layout" svg:width="0.653cm" svg:height="0.446cm" svg:x="11.351cm" svg:y="24.358cm">
          <draw:text-box>
            <text:p text:style-name="P1"><text:span text:style-name="T17">ln</text:span><text:span text:style-name="T15"> c</text:span></text:p>
          </draw:text-box>
        </draw:frame>
        <draw:frame draw:style-name="gr9" draw:text-style-name="P10" draw:layer="layout" svg:width="0.28cm" svg:height="0.314cm" svg:x="11.903cm" svg:y="24.512cm">
          <draw:text-box>
            <text:p text:style-name="P1"><text:span text:style-name="T20">s</text:span></text:p>
          </draw:text-box>
        </draw:frame>
        <draw:frame draw:style-name="gr8" draw:text-style-name="P9" draw:layer="layout" svg:width="0.384cm" svg:height="0.429cm" svg:x="12.144cm" svg:y="24.358cm">
          <draw:text-box>
            <text:p text:style-name="P1"><text:span text:style-name="T15">·</text:span></text:p>
          </draw:text-box>
        </draw:frame>
        <draw:frame draw:style-name="gr9" draw:text-style-name="P10" draw:layer="layout" svg:width="0.28cm" svg:height="0.314cm" svg:x="12.533cm" svg:y="23.974cm">
          <draw:text-box>
            <text:p text:style-name="P1"><text:span text:style-name="T20">k</text:span></text:p>
          </draw:text-box>
        </draw:frame>
        <draw:frame draw:style-name="gr8" draw:text-style-name="P9" draw:layer="layout" svg:width="0.384cm" svg:height="0.446cm" svg:x="12.336cm" svg:y="23.993cm">
          <draw:text-box>
            <text:p text:style-name="P1"><text:span text:style-name="T17">X</text:span></text:p>
          </draw:text-box>
        </draw:frame>
        <draw:frame draw:style-name="gr9" draw:text-style-name="P10" draw:layer="layout" svg:width="0.476cm" svg:height="0.327cm" svg:x="12.373cm" svg:y="24.916cm">
          <draw:text-box>
            <text:p text:style-name="P1"><text:span text:style-name="T20">i</text:span><text:span text:style-name="T21">=1</text:span></text:p>
          </draw:text-box>
        </draw:frame>
        <draw:frame draw:style-name="gr8" draw:text-style-name="P9" draw:layer="layout" svg:width="0.384cm" svg:height="0.429cm" svg:x="12.957cm" svg:y="24.358cm">
          <draw:text-box>
            <text:p text:style-name="P1"><text:span text:style-name="T15">N</text:span></text:p>
          </draw:text-box>
        </draw:frame>
        <draw:frame draw:style-name="gr9" draw:text-style-name="P10" draw:layer="layout" svg:width="0.375cm" svg:height="0.314cm" svg:x="13.266cm" svg:y="24.512cm">
          <draw:text-box>
            <text:p text:style-name="P1"><text:span text:style-name="T20">s,e</text:span></text:p>
          </draw:text-box>
        </draw:frame>
        <draw:frame draw:style-name="gr10" draw:text-style-name="P11" draw:layer="layout" svg:width="0.21cm" svg:height="0.239cm" svg:x="13.625cm" svg:y="24.62cm">
          <draw:text-box>
            <text:p text:style-name="P1"><text:span text:style-name="T24">i</text:span></text:p>
          </draw:text-box>
        </draw:frame>
        <draw:polygon draw:style-name="gr12" draw:text-style-name="P12" draw:layer="layout" svg:width="0.363cm" svg:height="0.046cm" svg:x="12.509cm" svg:y="25.331cm" svg:viewBox="0 0 364 47" draw:points="0,0 364,0 364,47 0,47">
          <text:p/>
        </draw:polygon>
        <draw:frame draw:style-name="gr8" draw:text-style-name="P9" draw:layer="layout" svg:width="0.384cm" svg:height="0.446cm" svg:x="12.336cm" svg:y="25.021cm">
          <draw:text-box>
            <text:p text:style-name="P1"><text:span text:style-name="T17">|</text:span></text:p>
          </draw:text-box>
        </draw:frame>
        <draw:polygon draw:style-name="gr12" draw:text-style-name="P12" draw:layer="layout" svg:width="0.363cm" svg:height="0.046cm" svg:x="13.218cm" svg:y="25.331cm" svg:viewBox="0 0 364 47" draw:points="0,0 364,0 364,47 0,47">
          <text:p/>
        </draw:polygon>
        <draw:frame draw:style-name="gr8" draw:text-style-name="P9" draw:layer="layout" svg:width="0.449cm" svg:height="0.446cm" svg:x="12.872cm" svg:y="25.021cm">
          <draw:text-box>
            <text:p text:style-name="P1"><text:span text:style-name="T17">{z</text:span></text:p>
          </draw:text-box>
        </draw:frame>
        <draw:frame draw:style-name="gr8" draw:text-style-name="P9" draw:layer="layout" svg:width="0.384cm" svg:height="0.446cm" svg:x="13.581cm" svg:y="25.021cm">
          <draw:text-box>
            <text:p text:style-name="P1"><text:span text:style-name="T17">}</text:span></text:p>
          </draw:text-box>
        </draw:frame>
        <draw:frame draw:style-name="gr9" draw:text-style-name="P10" draw:layer="layout" svg:width="1.443cm" svg:height="0.327cm" svg:x="12.369cm" svg:y="25.475cm">
          <draw:text-box>
            <text:p text:style-name="P1"><text:span text:style-name="T21">=0</text:span><text:span text:style-name="T26"> (cycle)</text:span></text:p>
          </draw:text-box>
        </draw:frame>
        <draw:frame draw:style-name="gr8" draw:text-style-name="P9" draw:layer="layout" svg:width="0.384cm" svg:height="0.446cm" svg:x="8.298cm" svg:y="26.343cm">
          <draw:text-box>
            <text:p text:style-name="P1"><text:span text:style-name="T17">=</text:span></text:p>
          </draw:text-box>
        </draw:frame>
        <draw:frame draw:style-name="gr9" draw:text-style-name="P10" draw:layer="layout" svg:width="0.28cm" svg:height="0.314cm" svg:x="8.9cm" svg:y="25.958cm">
          <draw:text-box>
            <text:p text:style-name="P1"><text:span text:style-name="T20">k</text:span></text:p>
          </draw:text-box>
        </draw:frame>
        <draw:frame draw:style-name="gr8" draw:text-style-name="P9" draw:layer="layout" svg:width="0.384cm" svg:height="0.446cm" svg:x="8.704cm" svg:y="25.977cm">
          <draw:text-box>
            <text:p text:style-name="P1"><text:span text:style-name="T17">X</text:span></text:p>
          </draw:text-box>
        </draw:frame>
        <draw:frame draw:style-name="gr9" draw:text-style-name="P10" draw:layer="layout" svg:width="0.476cm" svg:height="0.327cm" svg:x="8.74cm" svg:y="26.901cm">
          <draw:text-box>
            <text:p text:style-name="P1"><text:span text:style-name="T20">i</text:span><text:span text:style-name="T21">=1</text:span></text:p>
          </draw:text-box>
        </draw:frame>
        <draw:frame draw:style-name="gr8" draw:text-style-name="P9" draw:layer="layout" svg:width="0.384cm" svg:height="0.446cm" svg:x="9.324cm" svg:y="26.343cm">
          <draw:text-box>
            <text:p text:style-name="P1"><text:span text:style-name="T17">ln</text:span></text:p>
          </draw:text-box>
        </draw:frame>
        <draw:frame draw:style-name="gr8" draw:text-style-name="P9" draw:layer="layout" svg:width="0.384cm" svg:height="0.429cm" svg:x="9.751cm" svg:y="26.055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9.963cm" svg:y="26.011cm">
          <draw:text-box>
            <text:p text:style-name="P1"><text:span text:style-name="T21">+</text:span></text:p>
          </draw:text-box>
        </draw:frame>
        <draw:frame draw:style-name="gr9" draw:text-style-name="P10" draw:layer="layout" svg:width="0.28cm" svg:height="0.314cm" svg:x="9.951cm" svg:y="26.246cm">
          <draw:text-box>
            <text:p text:style-name="P1"><text:span text:style-name="T20">e</text:span></text:p>
          </draw:text-box>
        </draw:frame>
        <draw:line draw:style-name="gr11" draw:text-style-name="P5" draw:layer="layout" svg:x1="9.75cm" svg:y1="26.603cm" svg:x2="10.218cm" svg:y2="26.603cm">
          <text:p/>
        </draw:line>
        <draw:frame draw:style-name="gr10" draw:text-style-name="P11" draw:layer="layout" svg:width="0.21cm" svg:height="0.239cm" svg:x="10.09cm" svg:y="26.354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9.751cm" svg:y="26.632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9.963cm" svg:y="26.566cm">
          <draw:text-box>
            <text:p text:style-name="P1"><text:span text:style-name="T20">−</text:span></text:p>
          </draw:text-box>
        </draw:frame>
        <draw:frame draw:style-name="gr9" draw:text-style-name="P10" draw:layer="layout" svg:width="0.28cm" svg:height="0.314cm" svg:x="9.951cm" svg:y="26.778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39cm" svg:x="10.09cm" svg:y="26.886cm">
          <draw:text-box>
            <text:p text:style-name="P1"><text:span text:style-name="T24">i</text:span></text:p>
          </draw:text-box>
        </draw:frame>
        <draw:frame draw:style-name="gr8" draw:text-style-name="P9" draw:layer="layout" svg:width="0.384cm" svg:height="0.429cm" svg:x="10.261cm" svg:y="26.343cm">
          <draw:text-box>
            <text:p text:style-name="P1"><text:span text:style-name="T15">.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7</text:span></text:p>
          </draw:text-box>
        </draw:frame>
      </draw:page>
      <draw:page draw:name="page8" draw:style-name="dp1" draw:master-page-name="master-page94">
        <draw:line draw:style-name="gr4" draw:text-style-name="P5" draw:layer="layout" svg:x1="18.229cm" svg:y1="2.886cm" svg:x2="18.229cm" svg:y2="2.628cm">
          <text:p/>
        </draw:line>
        <draw:line draw:style-name="gr4" draw:text-style-name="P5" draw:layer="layout" svg:x1="18.236cm" svg:y1="2.635cm" svg:x2="18.465cm" svg:y2="2.635cm">
          <text:p/>
        </draw:line>
        <draw:line draw:style-name="gr4" draw:text-style-name="P5" draw:layer="layout" svg:x1="18.236cm" svg:y1="2.879cm" svg:x2="18.465cm" svg:y2="2.879cm">
          <text:p/>
        </draw:line>
        <draw:line draw:style-name="gr4" draw:text-style-name="P5" draw:layer="layout" svg:x1="18.473cm" svg:y1="2.886cm" svg:x2="18.473cm" svg:y2="2.628cm">
          <text:p/>
        </draw:line>
        <draw:frame draw:style-name="gr8" draw:text-style-name="P9" draw:layer="layout" svg:width="6.633cm" svg:height="0.446cm" svg:x="3.097cm" svg:y="3.324cm">
          <draw:text-box>
            <text:p text:style-name="P1"><text:span text:style-name="T14">This is the</text:span><text:span text:style-name="T16"> Wegscheider condition</text:span><text:span text:style-name="T14">:</text:span></text:p>
          </draw:text-box>
        </draw:frame>
        <draw:frame draw:style-name="gr8" draw:text-style-name="P9" draw:layer="layout" svg:width="10.922cm" svg:height="0.446cm" svg:x="8.967cm" svg:y="3.324cm">
          <draw:text-box>
            <text:p text:style-name="P1"><text:span text:style-name="T14">for detailed balance to be achievable, cycle anities must</text:span></text:p>
          </draw:text-box>
        </draw:frame>
        <draw:frame draw:style-name="gr8" draw:text-style-name="P9" draw:layer="layout" svg:width="1.385cm" svg:height="0.446cm" svg:x="2.5cm" svg:y="3.802cm">
          <draw:text-box>
            <text:p text:style-name="P1"><text:span text:style-name="T14">vanish.</text:span></text:p>
          </draw:text-box>
        </draw:frame>
        <draw:frame draw:style-name="gr2" draw:text-style-name="P3" draw:layer="layout" svg:width="0.675cm" svg:height="0.497cm" svg:x="2.5cm" svg:y="4.798cm">
          <draw:text-box>
            <text:p text:style-name="P1"><text:span text:style-name="T18">5.5</text:span></text:p>
          </draw:text-box>
        </draw:frame>
        <draw:frame draw:style-name="gr2" draw:text-style-name="P3" draw:layer="layout" svg:width="5.097cm" svg:height="0.497cm" svg:x="3.581cm" svg:y="4.798cm">
          <draw:text-box>
            <text:p text:style-name="P1"><text:span text:style-name="T18">Deciency Zero Theorem</text:span></text:p>
          </draw:text-box>
        </draw:frame>
        <draw:frame draw:style-name="gr8" draw:text-style-name="P9" draw:layer="layout" svg:width="17.754cm" svg:height="0.446cm" svg:x="2.5cm" svg:y="5.559cm">
          <draw:text-box>
            <text:p text:style-name="P1"><text:span text:style-name="T13">Theorem 5.11</text:span><text:span text:style-name="T14"> (Deciency Zero Equilibrium Existence)</text:span><text:span text:style-name="T13">.</text:span><text:span text:style-name="T16"> For a mass-action CRN with</text:span><text:span text:style-name="T15"> δ</text:span><text:span text:style-name="T17"> = 0</text:span><text:span text:style-name="T16"> and</text:span></text:p>
          </draw:text-box>
        </draw:frame>
        <draw:frame draw:style-name="gr8" draw:text-style-name="P9" draw:layer="layout" svg:width="18.905cm" svg:height="0.446cm" svg:x="2.5cm" svg:y="6.037cm">
          <draw:text-box>
            <text:p text:style-name="P1"><text:span text:style-name="T16">weak reversibility, there exists a positive ux</text:span><text:span text:style-name="T15"> J ∈</text:span><text:span text:style-name="T17"> ker(</text:span><text:span text:style-name="T15">B</text:span><text:span text:style-name="T17">)</text:span><text:span text:style-name="T16"> such that the system is complex-balanced.</text:span></text:p>
          </draw:text-box>
        </draw:frame>
        <draw:frame draw:style-name="gr8" draw:text-style-name="P9" draw:layer="layout" svg:width="1.122cm" svg:height="0.446cm" svg:x="2.5cm" svg:y="6.831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8.66cm" svg:height="0.446cm" svg:x="3.698cm" svg:y="6.831cm">
          <draw:text-box>
            <text:p text:style-name="P1"><text:span text:style-name="T14">Weak reversibility implies</text:span><text:span text:style-name="T15"> ∃J &gt;</text:span><text:span text:style-name="T17"> 0</text:span><text:span text:style-name="T14"> with</text:span><text:span text:style-name="T15"> BJ</text:span><text:span text:style-name="T17"> = 0</text:span><text:span text:style-name="T14">.</text:span></text:p>
          </draw:text-box>
        </draw:frame>
        <draw:frame draw:style-name="gr8" draw:text-style-name="P9" draw:layer="layout" svg:width="7.552cm" svg:height="0.446cm" svg:x="11.84cm" svg:y="6.831cm">
          <draw:text-box>
            <text:p text:style-name="P1"><text:span text:style-name="T14">The variational principle (Theorem 4.2)</text:span></text:p>
          </draw:text-box>
        </draw:frame>
        <draw:line draw:style-name="gr4" draw:text-style-name="P5" draw:layer="layout" svg:x1="18.229cm" svg:y1="7.666cm" svg:x2="18.229cm" svg:y2="7.407cm">
          <text:p/>
        </draw:line>
        <draw:line draw:style-name="gr4" draw:text-style-name="P5" draw:layer="layout" svg:x1="18.236cm" svg:y1="7.414cm" svg:x2="18.465cm" svg:y2="7.414cm">
          <text:p/>
        </draw:line>
        <draw:line draw:style-name="gr4" draw:text-style-name="P5" draw:layer="layout" svg:x1="18.236cm" svg:y1="7.659cm" svg:x2="18.465cm" svg:y2="7.659cm">
          <text:p/>
        </draw:line>
        <draw:line draw:style-name="gr4" draw:text-style-name="P5" draw:layer="layout" svg:x1="18.473cm" svg:y1="7.666cm" svg:x2="18.473cm" svg:y2="7.407cm">
          <text:p/>
        </draw:line>
        <draw:frame draw:style-name="gr8" draw:text-style-name="P9" draw:layer="layout" svg:width="12.045cm" svg:height="0.446cm" svg:x="2.5cm" svg:y="7.309cm">
          <draw:text-box>
            <text:p text:style-name="P1"><text:span text:style-name="T14">gives the optimal ux; deciency zero ensures complex balance.</text:span></text:p>
          </draw:text-box>
        </draw:frame>
        <draw:frame draw:style-name="gr8" draw:text-style-name="P9" draw:layer="layout" svg:width="9.34cm" svg:height="0.446cm" svg:x="2.5cm" svg:y="8.103cm">
          <draw:text-box>
            <text:p text:style-name="P1"><text:span text:style-name="T13">Theorem 5.12</text:span><text:span text:style-name="T14"> (Detailed Balance at Equilibrium)</text:span><text:span text:style-name="T13">.</text:span></text:p>
          </draw:text-box>
        </draw:frame>
        <draw:frame draw:style-name="gr8" draw:text-style-name="P9" draw:layer="layout" svg:width="8.715cm" svg:height="0.446cm" svg:x="11.206cm" svg:y="8.103cm">
          <draw:text-box>
            <text:p text:style-name="P1"><text:span text:style-name="T16">At detailed balance, the equilibrium constant</text:span></text:p>
          </draw:text-box>
        </draw:frame>
        <draw:frame draw:style-name="gr8" draw:text-style-name="P9" draw:layer="layout" svg:width="1.335cm" svg:height="0.446cm" svg:x="2.5cm" svg:y="8.581cm">
          <draw:text-box>
            <text:p text:style-name="P1"><text:span text:style-name="T16">satises</text:span></text:p>
          </draw:text-box>
        </draw:frame>
        <draw:frame draw:style-name="gr8" draw:text-style-name="P9" draw:layer="layout" svg:width="0.384cm" svg:height="0.429cm" svg:x="7.88cm" svg:y="9.261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8.207cm" svg:y="9.415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8.47cm" svg:y="9.261cm">
          <draw:text-box>
            <text:p text:style-name="P1"><text:span text:style-name="T17">=</text:span></text:p>
          </draw:text-box>
        </draw:frame>
        <draw:frame draw:style-name="gr8" draw:text-style-name="P9" draw:layer="layout" svg:width="0.384cm" svg:height="0.429cm" svg:x="8.918cm" svg:y="9.001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9.131cm" svg:y="8.957cm">
          <draw:text-box>
            <text:p text:style-name="P1"><text:span text:style-name="T21">+</text:span></text:p>
          </draw:text-box>
        </draw:frame>
        <draw:line draw:style-name="gr11" draw:text-style-name="P5" draw:layer="layout" svg:x1="8.918cm" svg:y1="9.522cm" svg:x2="9.38cm" svg:y2="9.522cm">
          <text:p/>
        </draw:line>
        <draw:frame draw:style-name="gr9" draw:text-style-name="P10" draw:layer="layout" svg:width="0.28cm" svg:height="0.314cm" svg:x="9.119cm" svg:y="9.192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29cm" svg:x="8.918cm" svg:y="9.55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9.131cm" svg:y="9.485cm">
          <draw:text-box>
            <text:p text:style-name="P1"><text:span text:style-name="T20">−</text:span></text:p>
          </draw:text-box>
        </draw:frame>
        <draw:frame draw:style-name="gr9" draw:text-style-name="P10" draw:layer="layout" svg:width="0.28cm" svg:height="0.314cm" svg:x="9.119cm" svg:y="9.697cm">
          <draw:text-box>
            <text:p text:style-name="P1"><text:span text:style-name="T20">e</text:span></text:p>
          </draw:text-box>
        </draw:frame>
        <draw:frame draw:style-name="gr8" draw:text-style-name="P9" draw:layer="layout" svg:width="0.384cm" svg:height="0.446cm" svg:x="9.53cm" svg:y="9.261cm">
          <draw:text-box>
            <text:p text:style-name="P1"><text:span text:style-name="T17">=</text:span></text:p>
          </draw:text-box>
        </draw:frame>
        <draw:frame draw:style-name="gr8" draw:text-style-name="P9" draw:layer="layout" svg:width="0.384cm" svg:height="0.446cm" svg:x="9.96cm" svg:y="8.895cm">
          <draw:text-box>
            <text:p text:style-name="P1"><text:span text:style-name="T17">Y</text:span></text:p>
          </draw:text-box>
        </draw:frame>
        <draw:frame draw:style-name="gr9" draw:text-style-name="P10" draw:layer="layout" svg:width="0.527cm" svg:height="0.314cm" svg:x="9.936cm" svg:y="9.825cm">
          <draw:text-box>
            <text:p text:style-name="P1"><text:span text:style-name="T20">s∈S</text:span></text:p>
          </draw:text-box>
        </draw:frame>
        <draw:frame draw:style-name="gr8" draw:text-style-name="P9" draw:layer="layout" svg:width="0.384cm" svg:height="0.446cm" svg:x="10.475cm" svg:y="9.261cm">
          <draw:text-box>
            <text:p text:style-name="P1"><text:span text:style-name="T17">(</text:span><text:span text:style-name="T15">c</text:span></text:p>
          </draw:text-box>
        </draw:frame>
        <draw:frame draw:style-name="gr9" draw:text-style-name="P10" draw:layer="layout" svg:width="0.28cm" svg:height="0.314cm" svg:x="10.791cm" svg:y="9.198cm">
          <draw:text-box>
            <text:p text:style-name="P1"><text:span text:style-name="T20">∗</text:span></text:p>
          </draw:text-box>
        </draw:frame>
        <draw:frame draw:style-name="gr9" draw:text-style-name="P10" draw:layer="layout" svg:width="0.28cm" svg:height="0.314cm" svg:x="10.791cm" svg:y="9.452cm">
          <draw:text-box>
            <text:p text:style-name="P1"><text:span text:style-name="T20">s</text:span></text:p>
          </draw:text-box>
        </draw:frame>
        <draw:frame draw:style-name="gr8" draw:text-style-name="P9" draw:layer="layout" svg:width="0.384cm" svg:height="0.446cm" svg:x="10.958cm" svg:y="9.261cm">
          <draw:text-box>
            <text:p text:style-name="P1"><text:span text:style-name="T17">)</text:span></text:p>
          </draw:text-box>
        </draw:frame>
        <draw:frame draw:style-name="gr9" draw:text-style-name="P10" draw:layer="layout" svg:width="0.28cm" svg:height="0.314cm" svg:x="11.108cm" svg:y="9.198cm">
          <draw:text-box>
            <text:p text:style-name="P1"><text:span text:style-name="T20">N</text:span></text:p>
          </draw:text-box>
        </draw:frame>
        <draw:frame draw:style-name="gr10" draw:text-style-name="P11" draw:layer="layout" svg:width="0.226cm" svg:height="0.239cm" svg:x="11.345cm" svg:y="9.299cm">
          <draw:text-box>
            <text:p text:style-name="P1"><text:span text:style-name="T24">se</text:span></text:p>
          </draw:text-box>
        </draw:frame>
        <draw:frame draw:style-name="gr8" draw:text-style-name="P9" draw:layer="layout" svg:width="0.625cm" svg:height="0.446cm" svg:x="11.734cm" svg:y="9.261cm">
          <draw:text-box>
            <text:p text:style-name="P1"><text:span text:style-name="T17">=</text:span><text:span text:style-name="T15"> c</text:span></text:p>
          </draw:text-box>
        </draw:frame>
        <draw:frame draw:style-name="gr9" draw:text-style-name="P10" draw:layer="layout" svg:width="0.407cm" svg:height="0.314cm" svg:x="12.307cm" svg:y="9.198cm">
          <draw:text-box>
            <text:p text:style-name="P1"><text:span text:style-name="T20">∗N</text:span></text:p>
          </draw:text-box>
        </draw:frame>
        <draw:frame draw:style-name="gr10" draw:text-style-name="P11" draw:layer="layout" svg:width="0.249cm" svg:height="0.239cm" svg:x="12.694cm" svg:y="9.299cm">
          <draw:text-box>
            <text:p text:style-name="P1"><text:span text:style-name="T24">·,e</text:span></text:p>
          </draw:text-box>
        </draw:frame>
        <draw:frame draw:style-name="gr8" draw:text-style-name="P9" draw:layer="layout" svg:width="0.384cm" svg:height="0.429cm" svg:x="13.013cm" svg:y="9.261cm">
          <draw:text-box>
            <text:p text:style-name="P1"><text:span text:style-name="T15">.</text:span></text:p>
          </draw:text-box>
        </draw:frame>
        <draw:frame draw:style-name="gr7" draw:text-style-name="P8" draw:layer="layout" svg:width="0.505cm" svg:height="0.59cm" svg:x="2.5cm" svg:y="10.637cm">
          <draw:text-box>
            <text:p text:style-name="P1"><text:span text:style-name="T12">6</text:span></text:p>
          </draw:text-box>
        </draw:frame>
        <draw:frame draw:style-name="gr7" draw:text-style-name="P8" draw:layer="layout" svg:width="2.471cm" svg:height="0.59cm" svg:x="3.335cm" svg:y="10.637cm">
          <draw:text-box>
            <text:p text:style-name="P1"><text:span text:style-name="T12">Examples</text:span></text:p>
          </draw:text-box>
        </draw:frame>
        <draw:frame draw:style-name="gr8" draw:text-style-name="P9" draw:layer="layout" svg:width="13.629cm" svg:height="0.446cm" svg:x="2.5cm" svg:y="11.608cm">
          <draw:text-box>
            <text:p text:style-name="P1"><text:span text:style-name="T14">We illustrate the theory with three examples of increasing complexity.</text:span></text:p>
          </draw:text-box>
        </draw:frame>
        <draw:frame draw:style-name="gr2" draw:text-style-name="P3" draw:layer="layout" svg:width="0.675cm" svg:height="0.497cm" svg:x="2.5cm" svg:y="12.605cm">
          <draw:text-box>
            <text:p text:style-name="P1"><text:span text:style-name="T18">6.1</text:span></text:p>
          </draw:text-box>
        </draw:frame>
        <draw:frame draw:style-name="gr2" draw:text-style-name="P3" draw:layer="layout" svg:width="4.693cm" svg:height="0.497cm" svg:x="3.581cm" svg:y="12.605cm">
          <draw:text-box>
            <text:p text:style-name="P1"><text:span text:style-name="T18">The Triangle (3-Cycle)</text:span></text:p>
          </draw:text-box>
        </draw:frame>
        <draw:frame draw:style-name="gr8" draw:text-style-name="P9" draw:layer="layout" svg:width="11.637cm" svg:height="0.446cm" svg:x="2.5cm" svg:y="13.365cm">
          <draw:text-box>
            <text:p text:style-name="P1"><text:span text:style-name="T14">Consider three complexes</text:span><text:span text:style-name="T15"> V</text:span><text:span text:style-name="T17"> =</text:span><text:span text:style-name="T15"> {</text:span><text:span text:style-name="T17">0</text:span><text:span text:style-name="T15">,</text:span><text:span text:style-name="T17"> 1</text:span><text:span text:style-name="T15">,</text:span><text:span text:style-name="T17"> 2</text:span><text:span text:style-name="T15">}</text:span><text:span text:style-name="T14"> connected in a cycle:</text:span></text:p>
          </draw:text-box>
        </draw:frame>
        <draw:frame draw:style-name="gr8" draw:text-style-name="P9" draw:layer="layout" svg:width="0.384cm" svg:height="0.446cm" svg:x="8.965cm" svg:y="14.266cm">
          <draw:text-box>
            <text:p text:style-name="P1"><text:span text:style-name="T17">0</text:span></text:p>
          </draw:text-box>
        </draw:frame>
        <draw:frame draw:style-name="gr9" draw:text-style-name="P10" draw:layer="layout" svg:width="0.28cm" svg:height="0.314cm" svg:x="9.356cm" svg:y="14.139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47cm" svg:x="9.494cm" svg:y="14.243cm">
          <draw:text-box>
            <text:p text:style-name="P1"><text:span text:style-name="T25">0</text:span></text:p>
          </draw:text-box>
        </draw:frame>
        <draw:frame draw:style-name="gr8" draw:text-style-name="P9" draw:layer="layout" svg:width="0.98cm" svg:height="0.446cm" svg:x="9.264cm" svg:y="14.266cm">
          <draw:text-box>
            <text:p text:style-name="P1"><text:span text:style-name="T15">−→</text:span><text:span text:style-name="T17"> 1</text:span></text:p>
          </draw:text-box>
        </draw:frame>
        <draw:frame draw:style-name="gr9" draw:text-style-name="P10" draw:layer="layout" svg:width="0.28cm" svg:height="0.314cm" svg:x="10.279cm" svg:y="14.139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47cm" svg:x="10.418cm" svg:y="14.243cm">
          <draw:text-box>
            <text:p text:style-name="P1"><text:span text:style-name="T25">1</text:span></text:p>
          </draw:text-box>
        </draw:frame>
        <draw:frame draw:style-name="gr8" draw:text-style-name="P9" draw:layer="layout" svg:width="0.98cm" svg:height="0.446cm" svg:x="10.188cm" svg:y="14.266cm">
          <draw:text-box>
            <text:p text:style-name="P1"><text:span text:style-name="T15">−→</text:span><text:span text:style-name="T17"> 2</text:span></text:p>
          </draw:text-box>
        </draw:frame>
        <draw:frame draw:style-name="gr9" draw:text-style-name="P10" draw:layer="layout" svg:width="0.28cm" svg:height="0.314cm" svg:x="11.203cm" svg:y="14.139cm">
          <draw:text-box>
            <text:p text:style-name="P1"><text:span text:style-name="T20">e</text:span></text:p>
          </draw:text-box>
        </draw:frame>
        <draw:frame draw:style-name="gr10" draw:text-style-name="P11" draw:layer="layout" svg:width="0.21cm" svg:height="0.247cm" svg:x="11.341cm" svg:y="14.243cm">
          <draw:text-box>
            <text:p text:style-name="P1"><text:span text:style-name="T25">2</text:span></text:p>
          </draw:text-box>
        </draw:frame>
        <draw:frame draw:style-name="gr8" draw:text-style-name="P9" draw:layer="layout" svg:width="1.087cm" svg:height="0.446cm" svg:x="11.111cm" svg:y="14.266cm">
          <draw:text-box>
            <text:p text:style-name="P1"><text:span text:style-name="T15">−→</text:span><text:span text:style-name="T17"> 0</text:span><text:span text:style-name="T15">.</text:span></text:p>
          </draw:text-box>
        </draw:frame>
        <draw:frame draw:style-name="gr8" draw:text-style-name="P9" draw:layer="layout" svg:width="4.624cm" svg:height="0.446cm" svg:x="3.097cm" svg:y="15.13cm">
          <draw:text-box>
            <text:p text:style-name="P1"><text:span text:style-name="T14">The incidence matrix is:</text:span></text:p>
          </draw:text-box>
        </draw:frame>
        <draw:frame draw:style-name="gr8" draw:text-style-name="P9" draw:layer="layout" svg:width="0.704cm" svg:height="0.446cm" svg:x="8.576cm" svg:y="15.979cm">
          <draw:text-box>
            <text:p text:style-name="P1"><text:span text:style-name="T15">B</text:span><text:span text:style-name="T17"> =</text:span></text:p>
          </draw:text-box>
        </draw:frame>
        <draw:frame draw:style-name="gr8" draw:text-style-name="P9" draw:layer="layout" svg:width="0.384cm" svg:height="0.446cm" svg:x="9.401cm" svg:y="15.205cm">
          <draw:text-box>
            <text:p text:style-name="P1"><text:span text:style-name="T17"></text:span></text:p>
          </draw:text-box>
        </draw:frame>
        <draw:frame draw:style-name="gr8" draw:text-style-name="P9" draw:layer="layout" svg:width="0.384cm" svg:height="0.446cm" svg:x="9.401cm" svg:y="15.898cm">
          <draw:text-box>
            <text:p text:style-name="P1"><text:span text:style-name="T17"></text:span></text:p>
          </draw:text-box>
        </draw:frame>
        <draw:frame draw:style-name="gr8" draw:text-style-name="P9" draw:layer="layout" svg:width="0.472cm" svg:height="0.446cm" svg:x="9.738cm" svg:y="15.5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10.73cm" svg:y="15.5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1.574cm" svg:y="15.5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9.887cm" svg:y="15.978cm">
          <draw:text-box>
            <text:p text:style-name="P1"><text:span text:style-name="T17">1</text:span></text:p>
          </draw:text-box>
        </draw:frame>
        <draw:frame draw:style-name="gr8" draw:text-style-name="P9" draw:layer="layout" svg:width="0.472cm" svg:height="0.446cm" svg:x="10.581cm" svg:y="15.978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11.574cm" svg:y="15.978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9.887cm" svg:y="16.456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0.73cm" svg:y="16.456cm">
          <draw:text-box>
            <text:p text:style-name="P1"><text:span text:style-name="T17">1</text:span></text:p>
          </draw:text-box>
        </draw:frame>
        <draw:frame draw:style-name="gr8" draw:text-style-name="P9" draw:layer="layout" svg:width="0.472cm" svg:height="0.446cm" svg:x="11.424cm" svg:y="16.456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11.916cm" svg:y="15.205cm">
          <draw:text-box>
            <text:p text:style-name="P1"><text:span text:style-name="T17"></text:span></text:p>
          </draw:text-box>
        </draw:frame>
        <draw:frame draw:style-name="gr8" draw:text-style-name="P9" draw:layer="layout" svg:width="0.384cm" svg:height="0.446cm" svg:x="11.916cm" svg:y="15.898cm">
          <draw:text-box>
            <text:p text:style-name="P1"><text:span text:style-name="T17"></text:span></text:p>
          </draw:text-box>
        </draw:frame>
        <draw:frame draw:style-name="gr8" draw:text-style-name="P9" draw:layer="layout" svg:width="0.384cm" svg:height="0.429cm" svg:x="12.317cm" svg:y="15.979cm">
          <draw:text-box>
            <text:p text:style-name="P1"><text:span text:style-name="T15">.</text:span></text:p>
          </draw:text-box>
        </draw:frame>
        <draw:frame draw:style-name="gr8" draw:text-style-name="P9" draw:layer="layout" svg:width="6.856cm" svg:height="0.446cm" svg:x="2.5cm" svg:y="17.286cm">
          <draw:text-box>
            <text:p text:style-name="P1"><text:span text:style-name="T13">Proposition 6.1</text:span><text:span text:style-name="T14"> (Kernel of Triangle)</text:span><text:span text:style-name="T13">.</text:span></text:p>
          </draw:text-box>
        </draw:frame>
        <draw:frame draw:style-name="gr8" draw:text-style-name="P9" draw:layer="layout" svg:width="3.867cm" svg:height="0.446cm" svg:x="9.22cm" svg:y="17.286cm">
          <draw:text-box>
            <text:p text:style-name="P1"><text:span text:style-name="T17">ker(</text:span><text:span text:style-name="T15">B</text:span><text:span text:style-name="T17">) =</text:span><text:span text:style-name="T19"> R</text:span><text:span text:style-name="T15"> ·</text:span><text:span text:style-name="T17"> (1</text:span><text:span text:style-name="T15">,</text:span><text:span text:style-name="T17"> 1</text:span><text:span text:style-name="T15">,</text:span><text:span text:style-name="T17"> 1)</text:span></text:p>
          </draw:text-box>
        </draw:frame>
        <draw:frame draw:style-name="gr9" draw:text-style-name="P10" draw:layer="layout" svg:width="0.28cm" svg:height="0.314cm" svg:x="12.633cm" svg:y="17.242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384cm" svg:height="0.446cm" svg:x="12.882cm" svg:y="17.286cm">
          <draw:text-box>
            <text:p text:style-name="P1"><text:span text:style-name="T16">.</text:span></text:p>
          </draw:text-box>
        </draw:frame>
        <draw:frame draw:style-name="gr8" draw:text-style-name="P9" draw:layer="layout" svg:width="1.122cm" svg:height="0.446cm" svg:x="2.5cm" svg:y="18.08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5.18cm" svg:height="0.446cm" svg:x="3.698cm" svg:y="18.08cm">
          <draw:text-box>
            <text:p text:style-name="P1"><text:span text:style-name="T14">The equations</text:span><text:span text:style-name="T15"> BJ</text:span><text:span text:style-name="T17"> = 0</text:span><text:span text:style-name="T14"> give:</text:span></text:p>
          </draw:text-box>
        </draw:frame>
        <draw:frame draw:style-name="gr8" draw:text-style-name="P9" draw:layer="layout" svg:width="0.42cm" svg:height="0.429cm" svg:x="9.329cm" svg:y="18.945cm">
          <draw:text-box>
            <text:p text:style-name="P1"><text:span text:style-name="T15">−J</text:span></text:p>
          </draw:text-box>
        </draw:frame>
        <draw:frame draw:style-name="gr9" draw:text-style-name="P10" draw:layer="layout" svg:width="0.28cm" svg:height="0.327cm" svg:x="9.841cm" svg:y="19.099cm">
          <draw:text-box>
            <text:p text:style-name="P1"><text:span text:style-name="T21">0</text:span></text:p>
          </draw:text-box>
        </draw:frame>
        <draw:frame draw:style-name="gr8" draw:text-style-name="P9" draw:layer="layout" svg:width="0.625cm" svg:height="0.446cm" svg:x="10.094cm" svg:y="18.945cm">
          <draw:text-box>
            <text:p text:style-name="P1"><text:span text:style-name="T17">+</text:span><text:span text:style-name="T15"> J</text:span></text:p>
          </draw:text-box>
        </draw:frame>
        <draw:frame draw:style-name="gr9" draw:text-style-name="P10" draw:layer="layout" svg:width="0.28cm" svg:height="0.327cm" svg:x="10.692cm" svg:y="19.099cm">
          <draw:text-box>
            <text:p text:style-name="P1"><text:span text:style-name="T21">2</text:span></text:p>
          </draw:text-box>
        </draw:frame>
        <draw:frame draw:style-name="gr8" draw:text-style-name="P9" draw:layer="layout" svg:width="0.799cm" svg:height="0.446cm" svg:x="10.966cm" svg:y="18.945cm">
          <draw:text-box>
            <text:p text:style-name="P1"><text:span text:style-name="T17">= 0</text:span><text:span text:style-name="T15">,</text:span></text:p>
          </draw:text-box>
        </draw:frame>
        <draw:frame draw:style-name="gr8" draw:text-style-name="P9" draw:layer="layout" svg:width="0.384cm" svg:height="0.429cm" svg:x="9.628cm" svg:y="19.528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27cm" svg:x="9.841cm" svg:y="19.682cm">
          <draw:text-box>
            <text:p text:style-name="P1"><text:span text:style-name="T21">0</text:span></text:p>
          </draw:text-box>
        </draw:frame>
        <draw:frame draw:style-name="gr8" draw:text-style-name="P9" draw:layer="layout" svg:width="0.527cm" svg:height="0.429cm" svg:x="10.094cm" svg:y="19.528cm">
          <draw:text-box>
            <text:p text:style-name="P1"><text:span text:style-name="T15">− J</text:span></text:p>
          </draw:text-box>
        </draw:frame>
        <draw:frame draw:style-name="gr9" draw:text-style-name="P10" draw:layer="layout" svg:width="0.28cm" svg:height="0.327cm" svg:x="10.692cm" svg:y="19.682cm">
          <draw:text-box>
            <text:p text:style-name="P1"><text:span text:style-name="T21">1</text:span></text:p>
          </draw:text-box>
        </draw:frame>
        <draw:frame draw:style-name="gr8" draw:text-style-name="P9" draw:layer="layout" svg:width="0.799cm" svg:height="0.446cm" svg:x="10.966cm" svg:y="19.528cm">
          <draw:text-box>
            <text:p text:style-name="P1"><text:span text:style-name="T17">= 0</text:span><text:span text:style-name="T15">,</text:span></text:p>
          </draw:text-box>
        </draw:frame>
        <draw:frame draw:style-name="gr8" draw:text-style-name="P9" draw:layer="layout" svg:width="0.384cm" svg:height="0.429cm" svg:x="9.628cm" svg:y="20.112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27cm" svg:x="9.841cm" svg:y="20.266cm">
          <draw:text-box>
            <text:p text:style-name="P1"><text:span text:style-name="T21">1</text:span></text:p>
          </draw:text-box>
        </draw:frame>
        <draw:frame draw:style-name="gr8" draw:text-style-name="P9" draw:layer="layout" svg:width="0.527cm" svg:height="0.429cm" svg:x="10.094cm" svg:y="20.112cm">
          <draw:text-box>
            <text:p text:style-name="P1"><text:span text:style-name="T15">− J</text:span></text:p>
          </draw:text-box>
        </draw:frame>
        <draw:frame draw:style-name="gr9" draw:text-style-name="P10" draw:layer="layout" svg:width="0.28cm" svg:height="0.327cm" svg:x="10.692cm" svg:y="20.266cm">
          <draw:text-box>
            <text:p text:style-name="P1"><text:span text:style-name="T21">2</text:span></text:p>
          </draw:text-box>
        </draw:frame>
        <draw:frame draw:style-name="gr8" draw:text-style-name="P9" draw:layer="layout" svg:width="0.799cm" svg:height="0.446cm" svg:x="10.966cm" svg:y="20.112cm">
          <draw:text-box>
            <text:p text:style-name="P1"><text:span text:style-name="T17">= 0</text:span><text:span text:style-name="T15">.</text:span></text:p>
          </draw:text-box>
        </draw:frame>
        <draw:frame draw:style-name="gr8" draw:text-style-name="P9" draw:layer="layout" svg:width="1.522cm" svg:height="0.446cm" svg:x="2.5cm" svg:y="20.976cm">
          <draw:text-box>
            <text:p text:style-name="P1"><text:span text:style-name="T14">Hence</text:span><text:span text:style-name="T15"> J</text:span></text:p>
          </draw:text-box>
        </draw:frame>
        <draw:frame draw:style-name="gr9" draw:text-style-name="P10" draw:layer="layout" svg:width="0.28cm" svg:height="0.327cm" svg:x="3.851cm" svg:y="21.13cm">
          <draw:text-box>
            <text:p text:style-name="P1"><text:span text:style-name="T21">0</text:span></text:p>
          </draw:text-box>
        </draw:frame>
        <draw:frame draw:style-name="gr8" draw:text-style-name="P9" draw:layer="layout" svg:width="0.625cm" svg:height="0.446cm" svg:x="4.125cm" svg:y="20.976cm">
          <draw:text-box>
            <text:p text:style-name="P1"><text:span text:style-name="T17">=</text:span><text:span text:style-name="T15"> J</text:span></text:p>
          </draw:text-box>
        </draw:frame>
        <draw:frame draw:style-name="gr9" draw:text-style-name="P10" draw:layer="layout" svg:width="0.28cm" svg:height="0.327cm" svg:x="4.744cm" svg:y="21.13cm">
          <draw:text-box>
            <text:p text:style-name="P1"><text:span text:style-name="T21">1</text:span></text:p>
          </draw:text-box>
        </draw:frame>
        <draw:frame draw:style-name="gr8" draw:text-style-name="P9" draw:layer="layout" svg:width="0.625cm" svg:height="0.446cm" svg:x="5.018cm" svg:y="20.976cm">
          <draw:text-box>
            <text:p text:style-name="P1"><text:span text:style-name="T17">=</text:span><text:span text:style-name="T15"> J</text:span></text:p>
          </draw:text-box>
        </draw:frame>
        <draw:frame draw:style-name="gr9" draw:text-style-name="P10" draw:layer="layout" svg:width="0.28cm" svg:height="0.327cm" svg:x="5.638cm" svg:y="21.13cm">
          <draw:text-box>
            <text:p text:style-name="P1"><text:span text:style-name="T21">2</text:span></text:p>
          </draw:text-box>
        </draw:frame>
        <draw:line draw:style-name="gr4" draw:text-style-name="P5" draw:layer="layout" svg:x1="18.229cm" svg:y1="21.333cm" svg:x2="18.229cm" svg:y2="21.075cm">
          <text:p/>
        </draw:line>
        <draw:line draw:style-name="gr4" draw:text-style-name="P5" draw:layer="layout" svg:x1="18.236cm" svg:y1="21.082cm" svg:x2="18.465cm" svg:y2="21.082cm">
          <text:p/>
        </draw:line>
        <draw:line draw:style-name="gr4" draw:text-style-name="P5" draw:layer="layout" svg:x1="18.236cm" svg:y1="21.326cm" svg:x2="18.465cm" svg:y2="21.326cm">
          <text:p/>
        </draw:line>
        <draw:line draw:style-name="gr4" draw:text-style-name="P5" draw:layer="layout" svg:x1="18.473cm" svg:y1="21.333cm" svg:x2="18.473cm" svg:y2="21.075cm">
          <text:p/>
        </draw:line>
        <draw:frame draw:style-name="gr8" draw:text-style-name="P9" draw:layer="layout" svg:width="0.384cm" svg:height="0.446cm" svg:x="5.805cm" svg:y="20.976cm">
          <draw:text-box>
            <text:p text:style-name="P1"><text:span text:style-name="T14">.</text:span></text:p>
          </draw:text-box>
        </draw:frame>
        <draw:frame draw:style-name="gr8" draw:text-style-name="P9" draw:layer="layout" svg:width="4.686cm" svg:height="0.446cm" svg:x="2.5cm" svg:y="21.771cm">
          <draw:text-box>
            <text:p text:style-name="P1"><text:span text:style-name="T13">Proposition 6.2</text:span><text:span text:style-name="T14"> (Optimal</text:span></text:p>
          </draw:text-box>
        </draw:frame>
        <draw:frame draw:style-name="gr8" draw:text-style-name="P9" draw:layer="layout" svg:width="3.419cm" svg:height="0.446cm" svg:x="7.337cm" svg:y="21.771cm">
          <draw:text-box>
            <text:p text:style-name="P1"><text:span text:style-name="T14">Flux for Triangle)</text:span><text:span text:style-name="T13">.</text:span></text:p>
          </draw:text-box>
        </draw:frame>
        <draw:frame draw:style-name="gr8" draw:text-style-name="P9" draw:layer="layout" svg:width="8.613cm" svg:height="0.446cm" svg:x="10.711cm" svg:y="21.771cm">
          <draw:text-box>
            <text:p text:style-name="P1"><text:span text:style-name="T16">For uniform weights</text:span><text:span text:style-name="T15"> w</text:span><text:span text:style-name="T17"> = (1</text:span><text:span text:style-name="T15">,</text:span><text:span text:style-name="T17"> 1</text:span><text:span text:style-name="T15">,</text:span><text:span text:style-name="T17"> 1)</text:span><text:span text:style-name="T16"> and driving</text:span></text:p>
          </draw:text-box>
        </draw:frame>
        <draw:frame draw:style-name="gr8" draw:text-style-name="P9" draw:layer="layout" svg:width="2.606cm" svg:height="0.446cm" svg:x="2.5cm" svg:y="22.249cm">
          <draw:text-box>
            <text:p text:style-name="P1"><text:span text:style-name="T16">forces</text:span><text:span text:style-name="T15"> ω</text:span><text:span text:style-name="T17"> = (</text:span><text:span text:style-name="T15">ω</text:span></text:p>
          </draw:text-box>
        </draw:frame>
        <draw:frame draw:style-name="gr9" draw:text-style-name="P10" draw:layer="layout" svg:width="0.28cm" svg:height="0.327cm" svg:x="4.734cm" svg:y="22.402cm">
          <draw:text-box>
            <text:p text:style-name="P1"><text:span text:style-name="T21">0</text:span></text:p>
          </draw:text-box>
        </draw:frame>
        <draw:frame draw:style-name="gr8" draw:text-style-name="P9" draw:layer="layout" svg:width="0.516cm" svg:height="0.429cm" svg:x="4.901cm" svg:y="22.249cm">
          <draw:text-box>
            <text:p text:style-name="P1"><text:span text:style-name="T15">, ω</text:span></text:p>
          </draw:text-box>
        </draw:frame>
        <draw:frame draw:style-name="gr9" draw:text-style-name="P10" draw:layer="layout" svg:width="0.28cm" svg:height="0.327cm" svg:x="5.312cm" svg:y="22.402cm">
          <draw:text-box>
            <text:p text:style-name="P1"><text:span text:style-name="T21">1</text:span></text:p>
          </draw:text-box>
        </draw:frame>
        <draw:frame draw:style-name="gr8" draw:text-style-name="P9" draw:layer="layout" svg:width="0.516cm" svg:height="0.429cm" svg:x="5.479cm" svg:y="22.249cm">
          <draw:text-box>
            <text:p text:style-name="P1"><text:span text:style-name="T15">, ω</text:span></text:p>
          </draw:text-box>
        </draw:frame>
        <draw:frame draw:style-name="gr9" draw:text-style-name="P10" draw:layer="layout" svg:width="0.28cm" svg:height="0.327cm" svg:x="5.889cm" svg:y="22.402cm">
          <draw:text-box>
            <text:p text:style-name="P1"><text:span text:style-name="T21">2</text:span></text:p>
          </draw:text-box>
        </draw:frame>
        <draw:frame draw:style-name="gr8" draw:text-style-name="P9" draw:layer="layout" svg:width="2.608cm" svg:height="0.446cm" svg:x="6.056cm" svg:y="22.249cm">
          <draw:text-box>
            <text:p text:style-name="P1"><text:span text:style-name="T17">)</text:span><text:span text:style-name="T16">, the optimal</text:span></text:p>
          </draw:text-box>
        </draw:frame>
        <draw:frame draw:style-name="gr8" draw:text-style-name="P9" draw:layer="layout" svg:width="0.904cm" svg:height="0.446cm" svg:x="8.47cm" svg:y="22.249cm">
          <draw:text-box>
            <text:p text:style-name="P1"><text:span text:style-name="T16">ux is</text:span></text:p>
          </draw:text-box>
        </draw:frame>
        <draw:frame draw:style-name="gr8" draw:text-style-name="P9" draw:layer="layout" svg:width="0.384cm" svg:height="0.429cm" svg:x="6.656cm" svg:y="23.251cm">
          <draw:text-box>
            <text:p text:style-name="P1"><text:span text:style-name="T15">J</text:span></text:p>
          </draw:text-box>
        </draw:frame>
        <draw:frame draw:style-name="gr9" draw:text-style-name="P10" draw:layer="layout" svg:width="0.28cm" svg:height="0.314cm" svg:x="6.906cm" svg:y="23.189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64cm" svg:height="0.446cm" svg:x="7.18cm" svg:y="23.251cm">
          <draw:text-box>
            <text:p text:style-name="P1"><text:span text:style-name="T17">= ¯</text:span></text:p>
          </draw:text-box>
        </draw:frame>
        <draw:frame draw:style-name="gr8" draw:text-style-name="P9" draw:layer="layout" svg:width="2.155cm" svg:height="0.446cm" svg:x="7.587cm" svg:y="23.251cm">
          <draw:text-box>
            <text:p text:style-name="P1"><text:span text:style-name="T15">ω ·</text:span><text:span text:style-name="T17"> (1</text:span><text:span text:style-name="T15">,</text:span><text:span text:style-name="T17"> 1</text:span><text:span text:style-name="T15">,</text:span><text:span text:style-name="T17"> 1)</text:span></text:p>
          </draw:text-box>
        </draw:frame>
        <draw:frame draw:style-name="gr9" draw:text-style-name="P10" draw:layer="layout" svg:width="0.28cm" svg:height="0.314cm" svg:x="9.337cm" svg:y="23.189cm">
          <draw:text-box>
            <text:p text:style-name="P1"><text:span text:style-name="T20">⊤</text:span></text:p>
          </draw:text-box>
        </draw:frame>
        <draw:frame draw:style-name="gr8" draw:text-style-name="P9" draw:layer="layout" svg:width="0.384cm" svg:height="0.429cm" svg:x="9.586cm" svg:y="23.251cm">
          <draw:text-box>
            <text:p text:style-name="P1"><text:span text:style-name="T15">,</text:span></text:p>
          </draw:text-box>
        </draw:frame>
        <draw:frame draw:style-name="gr8" draw:text-style-name="P9" draw:layer="layout" svg:width="1.509cm" svg:height="0.446cm" svg:x="10.148cm" svg:y="23.251cm">
          <draw:text-box>
            <text:p text:style-name="P1"><text:span text:style-name="T16">where</text:span><text:span text:style-name="T17"> ¯</text:span></text:p>
          </draw:text-box>
        </draw:frame>
        <draw:frame draw:style-name="gr8" draw:text-style-name="P9" draw:layer="layout" svg:width="0.747cm" svg:height="0.446cm" svg:x="11.226cm" svg:y="23.251cm">
          <draw:text-box>
            <text:p text:style-name="P1"><text:span text:style-name="T15">ω</text:span><text:span text:style-name="T17"> =</text:span></text:p>
          </draw:text-box>
        </draw:frame>
        <draw:frame draw:style-name="gr8" draw:text-style-name="P9" draw:layer="layout" svg:width="0.384cm" svg:height="0.429cm" svg:x="12.035cm" svg:y="22.991cm">
          <draw:text-box>
            <text:p text:style-name="P1"><text:span text:style-name="T15">ω</text:span></text:p>
          </draw:text-box>
        </draw:frame>
        <draw:frame draw:style-name="gr9" draw:text-style-name="P10" draw:layer="layout" svg:width="0.28cm" svg:height="0.327cm" svg:x="12.274cm" svg:y="23.145cm">
          <draw:text-box>
            <text:p text:style-name="P1"><text:span text:style-name="T21">0</text:span></text:p>
          </draw:text-box>
        </draw:frame>
        <draw:frame draw:style-name="gr8" draw:text-style-name="P9" draw:layer="layout" svg:width="0.732cm" svg:height="0.446cm" svg:x="12.527cm" svg:y="22.991cm">
          <draw:text-box>
            <text:p text:style-name="P1"><text:span text:style-name="T17">+</text:span><text:span text:style-name="T15"> ω</text:span></text:p>
          </draw:text-box>
        </draw:frame>
        <draw:frame draw:style-name="gr9" draw:text-style-name="P10" draw:layer="layout" svg:width="0.28cm" svg:height="0.327cm" svg:x="13.151cm" svg:y="23.145cm">
          <draw:text-box>
            <text:p text:style-name="P1"><text:span text:style-name="T21">1</text:span></text:p>
          </draw:text-box>
        </draw:frame>
        <draw:frame draw:style-name="gr8" draw:text-style-name="P9" draw:layer="layout" svg:width="0.732cm" svg:height="0.446cm" svg:x="13.404cm" svg:y="22.991cm">
          <draw:text-box>
            <text:p text:style-name="P1"><text:span text:style-name="T17">+</text:span><text:span text:style-name="T15"> ω</text:span></text:p>
          </draw:text-box>
        </draw:frame>
        <draw:line draw:style-name="gr11" draw:text-style-name="P5" draw:layer="layout" svg:x1="12.034cm" svg:y1="23.512cm" svg:x2="14.194cm" svg:y2="23.512cm">
          <text:p/>
        </draw:line>
        <draw:frame draw:style-name="gr9" draw:text-style-name="P10" draw:layer="layout" svg:width="0.28cm" svg:height="0.327cm" svg:x="14.028cm" svg:y="23.145cm">
          <draw:text-box>
            <text:p text:style-name="P1"><text:span text:style-name="T21">2</text:span></text:p>
          </draw:text-box>
        </draw:frame>
        <draw:frame draw:style-name="gr8" draw:text-style-name="P9" draw:layer="layout" svg:width="0.384cm" svg:height="0.446cm" svg:x="13.019cm" svg:y="23.515cm">
          <draw:text-box>
            <text:p text:style-name="P1"><text:span text:style-name="T17">3</text:span></text:p>
          </draw:text-box>
        </draw:frame>
        <draw:frame draw:style-name="gr8" draw:text-style-name="P9" draw:layer="layout" svg:width="0.384cm" svg:height="0.429cm" svg:x="14.237cm" svg:y="23.251cm">
          <draw:text-box>
            <text:p text:style-name="P1"><text:span text:style-name="T15">.</text:span></text:p>
          </draw:text-box>
        </draw:frame>
        <draw:frame draw:style-name="gr8" draw:text-style-name="P9" draw:layer="layout" svg:width="12.484cm" svg:height="0.446cm" svg:x="3.097cm" svg:y="24.202cm">
          <draw:text-box>
            <text:p text:style-name="P1"><text:span text:style-name="T14">This is the projection of</text:span><text:span text:style-name="T15"> ω</text:span><text:span text:style-name="T14"> onto the one-dimensional cycle space.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8</text:span></text:p>
          </draw:text-box>
        </draw:frame>
      </draw:page>
      <draw:page draw:name="page9" draw:style-name="dp1" draw:master-page-name="master-page67">
        <draw:frame draw:style-name="gr2" draw:text-style-name="P3" draw:layer="layout" svg:width="0.675cm" svg:height="0.497cm" svg:x="2.5cm" svg:y="2.495cm">
          <draw:text-box>
            <text:p text:style-name="P1"><text:span text:style-name="T18">6.2</text:span></text:p>
          </draw:text-box>
        </draw:frame>
        <draw:frame draw:style-name="gr2" draw:text-style-name="P3" draw:layer="layout" svg:width="2.452cm" svg:height="0.497cm" svg:x="3.581cm" svg:y="2.495cm">
          <draw:text-box>
            <text:p text:style-name="P1"><text:span text:style-name="T18">The</text:span><text:span text:style-name="T27"> n</text:span><text:span text:style-name="T18">-Cycle</text:span></text:p>
          </draw:text-box>
        </draw:frame>
        <draw:frame draw:style-name="gr8" draw:text-style-name="P9" draw:layer="layout" svg:width="6.999cm" svg:height="0.446cm" svg:x="2.5cm" svg:y="3.256cm">
          <draw:text-box>
            <text:p text:style-name="P1"><text:span text:style-name="T14">The</text:span><text:span text:style-name="T15"> n</text:span><text:span text:style-name="T14">-cycle generalizes the triangle:</text:span></text:p>
          </draw:text-box>
        </draw:frame>
        <draw:frame draw:style-name="gr8" draw:text-style-name="P9" draw:layer="layout" svg:width="7.758cm" svg:height="0.446cm" svg:x="8.688cm" svg:y="3.256cm">
          <draw:text-box>
            <text:p text:style-name="P1"><text:span text:style-name="T14">vertices</text:span><text:span text:style-name="T15"> V</text:span><text:span text:style-name="T17"> =</text:span><text:span text:style-name="T15"> {</text:span><text:span text:style-name="T17">0</text:span><text:span text:style-name="T15">,</text:span><text:span text:style-name="T17"> 1</text:span><text:span text:style-name="T15">, . . . , n −</text:span><text:span text:style-name="T17"> 1</text:span><text:span text:style-name="T15">}</text:span><text:span text:style-name="T14"> with edge</text:span><text:span text:style-name="T15"> e</text:span></text:p>
          </draw:text-box>
        </draw:frame>
        <draw:frame draw:style-name="gr9" draw:text-style-name="P10" draw:layer="layout" svg:width="0.28cm" svg:height="0.314cm" svg:x="15.581cm" svg:y="3.41cm">
          <draw:text-box>
            <text:p text:style-name="P1"><text:span text:style-name="T20">i</text:span></text:p>
          </draw:text-box>
        </draw:frame>
        <draw:frame draw:style-name="gr8" draw:text-style-name="P9" draw:layer="layout" svg:width="2.931cm" svg:height="0.446cm" svg:x="15.821cm" svg:y="3.256cm">
          <draw:text-box>
            <text:p text:style-name="P1"><text:span text:style-name="T14">from</text:span><text:span text:style-name="T15"> i</text:span><text:span text:style-name="T14"> to</text:span><text:span text:style-name="T17"> (</text:span><text:span text:style-name="T15">i</text:span><text:span text:style-name="T17"> + 1)</text:span></text:p>
          </draw:text-box>
        </draw:frame>
        <draw:frame draw:style-name="gr8" draw:text-style-name="P9" draw:layer="layout" svg:width="1.3cm" svg:height="0.446cm" svg:x="2.5cm" svg:y="3.734cm">
          <draw:text-box>
            <text:p text:style-name="P1"><text:span text:style-name="T17">mod</text:span><text:span text:style-name="T15"> n</text:span><text:span text:style-name="T14">.</text:span></text:p>
          </draw:text-box>
        </draw:frame>
        <draw:frame draw:style-name="gr8" draw:text-style-name="P9" draw:layer="layout" svg:width="6.248cm" svg:height="0.446cm" svg:x="2.5cm" svg:y="4.528cm">
          <draw:text-box>
            <text:p text:style-name="P1"><text:span text:style-name="T13">Theorem 6.3</text:span><text:span text:style-name="T14"> (Kernel of</text:span><text:span text:style-name="T15"> n</text:span><text:span text:style-name="T14">-Cycle)</text:span><text:span text:style-name="T13">.</text:span></text:p>
          </draw:text-box>
        </draw:frame>
        <draw:frame draw:style-name="gr8" draw:text-style-name="P9" draw:layer="layout" svg:width="4.624cm" svg:height="0.543cm" svg:x="8.621cm" svg:y="4.528cm">
          <draw:text-box>
            <text:p text:style-name="P1"><text:span text:style-name="T16">For</text:span><text:span text:style-name="T15"> n ≥</text:span><text:span text:style-name="T17"> 2</text:span><text:span text:style-name="T16">,</text:span><text:span text:style-name="T17"> ker(</text:span><text:span text:style-name="T15">B</text:span><text:span text:style-name="T17">) =</text:span><text:span text:style-name="T19"> R</text:span><text:span text:style-name="T15"> ·</text:span><text:span text:style-name="T22"> 1</text:span><text:span text:style-name="T16">.</text:span></text:p>
          </draw:text-box>
        </draw:frame>
        <draw:frame draw:style-name="gr8" draw:text-style-name="P9" draw:layer="layout" svg:width="1.122cm" svg:height="0.446cm" svg:x="2.5cm" svg:y="5.323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6.377cm" svg:height="0.446cm" svg:x="3.698cm" svg:y="5.323cm">
          <draw:text-box>
            <text:p text:style-name="P1"><text:span text:style-name="T14">The equation at vertex</text:span><text:span text:style-name="T15"> v</text:span><text:span text:style-name="T14"> gives</text:span><text:span text:style-name="T15"> −J</text:span></text:p>
          </draw:text-box>
        </draw:frame>
        <draw:frame draw:style-name="gr9" draw:text-style-name="P10" draw:layer="layout" svg:width="0.28cm" svg:height="0.314cm" svg:x="9.426cm" svg:y="5.476cm">
          <draw:text-box>
            <text:p text:style-name="P1"><text:span text:style-name="T20">v</text:span></text:p>
          </draw:text-box>
        </draw:frame>
        <draw:frame draw:style-name="gr8" draw:text-style-name="P9" draw:layer="layout" svg:width="0.625cm" svg:height="0.446cm" svg:x="9.676cm" svg:y="5.323cm">
          <draw:text-box>
            <text:p text:style-name="P1"><text:span text:style-name="T17">+</text:span><text:span text:style-name="T15"> J</text:span></text:p>
          </draw:text-box>
        </draw:frame>
        <draw:frame draw:style-name="gr9" draw:text-style-name="P10" draw:layer="layout" svg:width="0.483cm" svg:height="0.327cm" svg:x="10.265cm" svg:y="5.476cm">
          <draw:text-box>
            <text:p text:style-name="P1"><text:span text:style-name="T20">v−</text:span><text:span text:style-name="T21">1</text:span></text:p>
          </draw:text-box>
        </draw:frame>
        <draw:frame draw:style-name="gr8" draw:text-style-name="P9" draw:layer="layout" svg:width="1.948cm" svg:height="0.446cm" svg:x="10.927cm" svg:y="5.323cm">
          <draw:text-box>
            <text:p text:style-name="P1"><text:span text:style-name="T17">= 0</text:span><text:span text:style-name="T14">, i.e.,</text:span><text:span text:style-name="T15"> J</text:span></text:p>
          </draw:text-box>
        </draw:frame>
        <draw:frame draw:style-name="gr9" draw:text-style-name="P10" draw:layer="layout" svg:width="0.28cm" svg:height="0.314cm" svg:x="12.689cm" svg:y="5.476cm">
          <draw:text-box>
            <text:p text:style-name="P1"><text:span text:style-name="T20">v</text:span></text:p>
          </draw:text-box>
        </draw:frame>
        <draw:frame draw:style-name="gr8" draw:text-style-name="P9" draw:layer="layout" svg:width="0.625cm" svg:height="0.446cm" svg:x="12.969cm" svg:y="5.323cm">
          <draw:text-box>
            <text:p text:style-name="P1"><text:span text:style-name="T17">=</text:span><text:span text:style-name="T15"> J</text:span></text:p>
          </draw:text-box>
        </draw:frame>
        <draw:frame draw:style-name="gr9" draw:text-style-name="P10" draw:layer="layout" svg:width="0.483cm" svg:height="0.327cm" svg:x="13.589cm" svg:y="5.476cm">
          <draw:text-box>
            <text:p text:style-name="P1"><text:span text:style-name="T20">v−</text:span><text:span text:style-name="T21">1</text:span></text:p>
          </draw:text-box>
        </draw:frame>
        <draw:frame draw:style-name="gr8" draw:text-style-name="P9" draw:layer="layout" svg:width="1.526cm" svg:height="0.446cm" svg:x="14.267cm" svg:y="5.323cm">
          <draw:text-box>
            <text:p text:style-name="P1"><text:span text:style-name="T14">for all</text:span><text:span text:style-name="T15"> v</text:span><text:span text:style-name="T14">.</text:span></text:p>
          </draw:text-box>
        </draw:frame>
        <draw:frame draw:style-name="gr8" draw:text-style-name="P9" draw:layer="layout" svg:width="2.829cm" svg:height="0.446cm" svg:x="15.85cm" svg:y="5.323cm">
          <draw:text-box>
            <text:p text:style-name="P1"><text:span text:style-name="T14">By induction,</text:span><text:span text:style-name="T15"> J</text:span></text:p>
          </draw:text-box>
        </draw:frame>
        <draw:line draw:style-name="gr4" draw:text-style-name="P5" draw:layer="layout" svg:x1="18.229cm" svg:y1="6.157cm" svg:x2="18.229cm" svg:y2="5.899cm">
          <text:p/>
        </draw:line>
        <draw:line draw:style-name="gr4" draw:text-style-name="P5" draw:layer="layout" svg:x1="18.236cm" svg:y1="5.906cm" svg:x2="18.465cm" svg:y2="5.906cm">
          <text:p/>
        </draw:line>
        <draw:line draw:style-name="gr4" draw:text-style-name="P5" draw:layer="layout" svg:x1="18.236cm" svg:y1="6.15cm" svg:x2="18.465cm" svg:y2="6.15cm">
          <text:p/>
        </draw:line>
        <draw:line draw:style-name="gr4" draw:text-style-name="P5" draw:layer="layout" svg:x1="18.473cm" svg:y1="6.157cm" svg:x2="18.473cm" svg:y2="5.899cm">
          <text:p/>
        </draw:line>
        <draw:frame draw:style-name="gr8" draw:text-style-name="P9" draw:layer="layout" svg:width="2.229cm" svg:height="0.446cm" svg:x="2.5cm" svg:y="5.801cm">
          <draw:text-box>
            <text:p text:style-name="P1"><text:span text:style-name="T14">is constant.</text:span></text:p>
          </draw:text-box>
        </draw:frame>
        <draw:frame draw:style-name="gr8" draw:text-style-name="P9" draw:layer="layout" svg:width="7.617cm" svg:height="0.446cm" svg:x="2.5cm" svg:y="6.595cm">
          <draw:text-box>
            <text:p text:style-name="P1"><text:span text:style-name="T13">Theorem 6.4</text:span><text:span text:style-name="T14"> (Optimal Flux for</text:span><text:span text:style-name="T15"> n</text:span><text:span text:style-name="T14">-Cycle)</text:span><text:span text:style-name="T13">.</text:span></text:p>
          </draw:text-box>
        </draw:frame>
        <draw:frame draw:style-name="gr8" draw:text-style-name="P9" draw:layer="layout" svg:width="6.319cm" svg:height="0.446cm" svg:x="9.973cm" svg:y="6.595cm">
          <draw:text-box>
            <text:p text:style-name="P1"><text:span text:style-name="T16">For uniform weights, the optimal</text:span></text:p>
          </draw:text-box>
        </draw:frame>
        <draw:frame draw:style-name="gr8" draw:text-style-name="P9" draw:layer="layout" svg:width="1.204cm" svg:height="0.446cm" svg:x="15.633cm" svg:y="6.595cm">
          <draw:text-box>
            <text:p text:style-name="P1"><text:span text:style-name="T16">ux is</text:span><text:span text:style-name="T15"> J</text:span></text:p>
          </draw:text-box>
        </draw:frame>
        <draw:frame draw:style-name="gr9" draw:text-style-name="P10" draw:layer="layout" svg:width="0.28cm" svg:height="0.314cm" svg:x="17.044cm" svg:y="6.551cm">
          <draw:text-box>
            <text:p text:style-name="P1"><text:span text:style-name="T20">∗</text:span></text:p>
          </draw:text-box>
        </draw:frame>
        <draw:frame draw:style-name="gr8" draw:text-style-name="P9" draw:layer="layout" svg:width="0.64cm" svg:height="0.446cm" svg:x="17.326cm" svg:y="6.595cm">
          <draw:text-box>
            <text:p text:style-name="P1"><text:span text:style-name="T17">= ¯</text:span></text:p>
          </draw:text-box>
        </draw:frame>
        <draw:frame draw:style-name="gr8" draw:text-style-name="P9" draw:layer="layout" svg:width="0.922cm" svg:height="0.543cm" svg:x="17.741cm" svg:y="6.595cm">
          <draw:text-box>
            <text:p text:style-name="P1"><text:span text:style-name="T15">ω ·</text:span><text:span text:style-name="T22"> 1</text:span></text:p>
          </draw:text-box>
        </draw:frame>
        <draw:frame draw:style-name="gr8" draw:text-style-name="P9" draw:layer="layout" svg:width="1.509cm" svg:height="0.446cm" svg:x="2.5cm" svg:y="7.073cm">
          <draw:text-box>
            <text:p text:style-name="P1"><text:span text:style-name="T16">where</text:span><text:span text:style-name="T17"> ¯</text:span></text:p>
          </draw:text-box>
        </draw:frame>
        <draw:frame draw:style-name="gr8" draw:text-style-name="P9" draw:layer="layout" svg:width="0.747cm" svg:height="0.446cm" svg:x="3.578cm" svg:y="7.073cm">
          <draw:text-box>
            <text:p text:style-name="P1"><text:span text:style-name="T15">ω</text:span><text:span text:style-name="T17"> =</text:span></text:p>
          </draw:text-box>
        </draw:frame>
        <draw:line draw:style-name="gr11" draw:text-style-name="P5" draw:layer="layout" svg:x1="4.386cm" svg:y1="7.333cm" svg:x2="4.568cm" svg:y2="7.333cm">
          <text:p/>
        </draw:line>
        <draw:frame draw:style-name="gr9" draw:text-style-name="P10" draw:layer="layout" svg:width="0.28cm" svg:height="0.327cm" svg:x="4.403cm" svg:y="7.017cm">
          <draw:text-box>
            <text:p text:style-name="P1"><text:span text:style-name="T21">1</text:span></text:p>
          </draw:text-box>
        </draw:frame>
        <draw:frame draw:style-name="gr9" draw:text-style-name="P10" draw:layer="layout" svg:width="0.28cm" svg:height="0.314cm" svg:x="4.387cm" svg:y="7.302cm">
          <draw:text-box>
            <text:p text:style-name="P1"><text:span text:style-name="T20">n</text:span></text:p>
          </draw:text-box>
        </draw:frame>
        <draw:frame draw:style-name="gr8" draw:text-style-name="P9" draw:layer="layout" svg:width="0.384cm" svg:height="0.446cm" svg:x="4.674cm" svg:y="6.784cm">
          <draw:text-box>
            <text:p text:style-name="P1"><text:span text:style-name="T17">P</text:span></text:p>
          </draw:text-box>
        </draw:frame>
        <draw:frame draw:style-name="gr9" draw:text-style-name="P10" draw:layer="layout" svg:width="0.499cm" svg:height="0.327cm" svg:x="5.081cm" svg:y="6.992cm">
          <draw:text-box>
            <text:p text:style-name="P1"><text:span text:style-name="T20">n−</text:span><text:span text:style-name="T21">1</text:span></text:p>
          </draw:text-box>
        </draw:frame>
        <draw:frame draw:style-name="gr9" draw:text-style-name="P10" draw:layer="layout" svg:width="0.476cm" svg:height="0.327cm" svg:x="5.081cm" svg:y="7.283cm">
          <draw:text-box>
            <text:p text:style-name="P1"><text:span text:style-name="T20">i</text:span><text:span text:style-name="T21">=0</text:span></text:p>
          </draw:text-box>
        </draw:frame>
        <draw:frame draw:style-name="gr8" draw:text-style-name="P9" draw:layer="layout" svg:width="0.384cm" svg:height="0.429cm" svg:x="5.725cm" svg:y="7.073cm">
          <draw:text-box>
            <text:p text:style-name="P1"><text:span text:style-name="T15">ω</text:span></text:p>
          </draw:text-box>
        </draw:frame>
        <draw:frame draw:style-name="gr9" draw:text-style-name="P10" draw:layer="layout" svg:width="0.28cm" svg:height="0.314cm" svg:x="5.965cm" svg:y="7.227cm">
          <draw:text-box>
            <text:p text:style-name="P1"><text:span text:style-name="T20">i</text:span></text:p>
          </draw:text-box>
        </draw:frame>
        <draw:frame draw:style-name="gr8" draw:text-style-name="P9" draw:layer="layout" svg:width="0.384cm" svg:height="0.446cm" svg:x="6.084cm" svg:y="7.073cm">
          <draw:text-box>
            <text:p text:style-name="P1"><text:span text:style-name="T16">.</text:span></text:p>
          </draw:text-box>
        </draw:frame>
        <draw:frame draw:style-name="gr8" draw:text-style-name="P9" draw:layer="layout" svg:width="4.484cm" svg:height="0.446cm" svg:x="3.097cm" svg:y="7.867cm">
          <draw:text-box>
            <text:p text:style-name="P1"><text:span text:style-name="T13">Physical interpretation</text:span><text:span text:style-name="T14">:</text:span></text:p>
          </draw:text-box>
        </draw:frame>
        <draw:frame draw:style-name="gr8" draw:text-style-name="P9" draw:layer="layout" svg:width="0.702cm" svg:height="0.446cm" svg:x="3.078cm" svg:y="8.661cm">
          <draw:text-box>
            <text:p text:style-name="P1"><text:span text:style-name="T23"></text:span><text:span text:style-name="T17"> ¯</text:span></text:p>
          </draw:text-box>
        </draw:frame>
        <draw:frame draw:style-name="gr8" draw:text-style-name="P9" draw:layer="layout" svg:width="1.132cm" svg:height="0.446cm" svg:x="3.462cm" svg:y="8.661cm">
          <draw:text-box>
            <text:p text:style-name="P1"><text:span text:style-name="T15">ω &gt;</text:span><text:span text:style-name="T17"> 0</text:span><text:span text:style-name="T14">:</text:span></text:p>
          </draw:text-box>
        </draw:frame>
        <draw:frame draw:style-name="gr8" draw:text-style-name="P9" draw:layer="layout" svg:width="4.11cm" svg:height="0.446cm" svg:x="4.697cm" svg:y="8.661cm">
          <draw:text-box>
            <text:p text:style-name="P1"><text:span text:style-name="T14">clockwise circulation,</text:span></text:p>
          </draw:text-box>
        </draw:frame>
        <draw:frame draw:style-name="gr8" draw:text-style-name="P9" draw:layer="layout" svg:width="0.702cm" svg:height="0.446cm" svg:x="3.078cm" svg:y="9.456cm">
          <draw:text-box>
            <text:p text:style-name="P1"><text:span text:style-name="T23"></text:span><text:span text:style-name="T17"> ¯</text:span></text:p>
          </draw:text-box>
        </draw:frame>
        <draw:frame draw:style-name="gr8" draw:text-style-name="P9" draw:layer="layout" svg:width="1.132cm" svg:height="0.446cm" svg:x="3.462cm" svg:y="9.456cm">
          <draw:text-box>
            <text:p text:style-name="P1"><text:span text:style-name="T15">ω &lt;</text:span><text:span text:style-name="T17"> 0</text:span><text:span text:style-name="T14">:</text:span></text:p>
          </draw:text-box>
        </draw:frame>
        <draw:frame draw:style-name="gr8" draw:text-style-name="P9" draw:layer="layout" svg:width="5.593cm" svg:height="0.446cm" svg:x="4.697cm" svg:y="9.456cm">
          <draw:text-box>
            <text:p text:style-name="P1"><text:span text:style-name="T14">counterclockwise circulation,</text:span></text:p>
          </draw:text-box>
        </draw:frame>
        <draw:frame draw:style-name="gr8" draw:text-style-name="P9" draw:layer="layout" svg:width="0.702cm" svg:height="0.446cm" svg:x="3.078cm" svg:y="10.25cm">
          <draw:text-box>
            <text:p text:style-name="P1"><text:span text:style-name="T23"></text:span><text:span text:style-name="T17"> ¯</text:span></text:p>
          </draw:text-box>
        </draw:frame>
        <draw:frame draw:style-name="gr8" draw:text-style-name="P9" draw:layer="layout" svg:width="1.245cm" svg:height="0.446cm" svg:x="3.462cm" svg:y="10.25cm">
          <draw:text-box>
            <text:p text:style-name="P1"><text:span text:style-name="T15">ω</text:span><text:span text:style-name="T17"> = 0</text:span><text:span text:style-name="T14">:</text:span></text:p>
          </draw:text-box>
        </draw:frame>
        <draw:frame draw:style-name="gr8" draw:text-style-name="P9" draw:layer="layout" svg:width="5.659cm" svg:height="0.446cm" svg:x="4.697cm" svg:y="10.25cm">
          <draw:text-box>
            <text:p text:style-name="P1"><text:span text:style-name="T14">detailed balance (no net ow).</text:span></text:p>
          </draw:text-box>
        </draw:frame>
        <draw:frame draw:style-name="gr8" draw:text-style-name="P9" draw:layer="layout" svg:width="9.046cm" svg:height="0.446cm" svg:x="3.097cm" svg:y="11.044cm">
          <draw:text-box>
            <text:p text:style-name="P1"><text:span text:style-name="T14">This is Kirchho's theorem for electrical circuits:</text:span></text:p>
          </draw:text-box>
        </draw:frame>
        <draw:frame draw:style-name="gr8" draw:text-style-name="P9" draw:layer="layout" svg:width="8.352cm" svg:height="0.446cm" svg:x="11.381cm" svg:y="11.044cm">
          <draw:text-box>
            <text:p text:style-name="P1"><text:span text:style-name="T14">the current in a single loop equals the total</text:span></text:p>
          </draw:text-box>
        </draw:frame>
        <draw:frame draw:style-name="gr8" draw:text-style-name="P9" draw:layer="layout" svg:width="6.162cm" svg:height="0.446cm" svg:x="2.5cm" svg:y="11.522cm">
          <draw:text-box>
            <text:p text:style-name="P1"><text:span text:style-name="T14">EMF divided by total resistance.</text:span></text:p>
          </draw:text-box>
        </draw:frame>
        <draw:frame draw:style-name="gr2" draw:text-style-name="P3" draw:layer="layout" svg:width="0.675cm" svg:height="0.497cm" svg:x="2.5cm" svg:y="12.518cm">
          <draw:text-box>
            <text:p text:style-name="P1"><text:span text:style-name="T18">6.3</text:span></text:p>
          </draw:text-box>
        </draw:frame>
        <draw:frame draw:style-name="gr2" draw:text-style-name="P3" draw:layer="layout" svg:width="7.162cm" svg:height="0.497cm" svg:x="3.581cm" svg:y="12.518cm">
          <draw:text-box>
            <text:p text:style-name="P1"><text:span text:style-name="T18">MichaelisMenten Enzyme Kinetics</text:span></text:p>
          </draw:text-box>
        </draw:frame>
        <draw:frame draw:style-name="gr8" draw:text-style-name="P9" draw:layer="layout" svg:width="11.523cm" svg:height="0.446cm" svg:x="2.5cm" svg:y="13.279cm">
          <draw:text-box>
            <text:p text:style-name="P1"><text:span text:style-name="T14">The MichaelisMenten mechanism models enzyme catalysis:</text:span></text:p>
          </draw:text-box>
        </draw:frame>
        <draw:frame draw:style-name="gr8" draw:text-style-name="P9" draw:layer="layout" svg:width="1.057cm" svg:height="0.446cm" svg:x="8.495cm" svg:y="14.269cm">
          <draw:text-box>
            <text:p text:style-name="P1"><text:span text:style-name="T14">E</text:span><text:span text:style-name="T17"> +</text:span><text:span text:style-name="T14"> S</text:span></text:p>
          </draw:text-box>
        </draw:frame>
        <draw:frame draw:style-name="gr9" draw:text-style-name="P10" draw:layer="layout" svg:width="0.28cm" svg:height="0.314cm" svg:x="9.636cm" svg:y="14.106cm">
          <draw:text-box>
            <text:p text:style-name="P1"><text:span text:style-name="T20">k</text:span></text:p>
          </draw:text-box>
        </draw:frame>
        <draw:frame draw:style-name="gr10" draw:text-style-name="P11" draw:layer="layout" svg:width="0.21cm" svg:height="0.247cm" svg:x="9.792cm" svg:y="14.21cm">
          <draw:text-box>
            <text:p text:style-name="P1"><text:span text:style-name="T25">1</text:span></text:p>
          </draw:text-box>
        </draw:frame>
        <draw:frame draw:style-name="gr8" draw:text-style-name="P9" draw:layer="layout" svg:width="0.587cm" svg:height="0.429cm" svg:x="9.545cm" svg:y="14.232cm">
          <draw:text-box>
            <text:p text:style-name="P1"><text:span text:style-name="T15">−⇀</text:span></text:p>
          </draw:text-box>
        </draw:frame>
        <draw:frame draw:style-name="gr8" draw:text-style-name="P9" draw:layer="layout" svg:width="0.587cm" svg:height="0.429cm" svg:x="9.545cm" svg:y="14.305cm">
          <draw:text-box>
            <text:p text:style-name="P1"><text:span text:style-name="T15">↽−</text:span></text:p>
          </draw:text-box>
        </draw:frame>
        <draw:frame draw:style-name="gr9" draw:text-style-name="P10" draw:layer="layout" svg:width="0.28cm" svg:height="0.314cm" svg:x="9.686cm" svg:y="14.661cm">
          <draw:text-box>
            <text:p text:style-name="P1"><text:span text:style-name="T20">k</text:span></text:p>
          </draw:text-box>
        </draw:frame>
        <draw:frame draw:style-name="gr10" draw:text-style-name="P11" draw:layer="layout" svg:width="0.21cm" svg:height="0.247cm" svg:x="9.842cm" svg:y="14.765cm">
          <draw:text-box>
            <text:p text:style-name="P1"><text:span text:style-name="T25">2</text:span></text:p>
          </draw:text-box>
        </draw:frame>
        <draw:frame draw:style-name="gr8" draw:text-style-name="P9" draw:layer="layout" svg:width="0.49cm" svg:height="0.446cm" svg:x="10.186cm" svg:y="14.269cm">
          <draw:text-box>
            <text:p text:style-name="P1"><text:span text:style-name="T14">ES</text:span></text:p>
          </draw:text-box>
        </draw:frame>
        <draw:frame draw:style-name="gr9" draw:text-style-name="P10" draw:layer="layout" svg:width="0.28cm" svg:height="0.314cm" svg:x="10.857cm" svg:y="14.142cm">
          <draw:text-box>
            <text:p text:style-name="P1"><text:span text:style-name="T20">k</text:span></text:p>
          </draw:text-box>
        </draw:frame>
        <draw:frame draw:style-name="gr10" draw:text-style-name="P11" draw:layer="layout" svg:width="0.21cm" svg:height="0.247cm" svg:x="11.013cm" svg:y="14.246cm">
          <draw:text-box>
            <text:p text:style-name="P1"><text:span text:style-name="T25">3</text:span></text:p>
          </draw:text-box>
        </draw:frame>
        <draw:frame draw:style-name="gr8" draw:text-style-name="P9" draw:layer="layout" svg:width="1.885cm" svg:height="0.446cm" svg:x="10.766cm" svg:y="14.269cm">
          <draw:text-box>
            <text:p text:style-name="P1"><text:span text:style-name="T15">−→</text:span><text:span text:style-name="T14"> E</text:span><text:span text:style-name="T17"> +</text:span><text:span text:style-name="T14"> P</text:span><text:span text:style-name="T15">.</text:span></text:p>
          </draw:text-box>
        </draw:frame>
        <draw:frame draw:style-name="gr8" draw:text-style-name="P9" draw:layer="layout" svg:width="1.615cm" svg:height="0.446cm" svg:x="3.097cm" svg:y="15.353cm">
          <draw:text-box>
            <text:p text:style-name="P1"><text:span text:style-name="T13">Species</text:span><text:span text:style-name="T14">:</text:span></text:p>
          </draw:text-box>
        </draw:frame>
        <draw:frame draw:style-name="gr8" draw:text-style-name="P9" draw:layer="layout" svg:width="3.087cm" svg:height="0.446cm" svg:x="4.768cm" svg:y="15.353cm">
          <draw:text-box>
            <text:p text:style-name="P1"><text:span text:style-name="T15">S</text:span><text:span text:style-name="T17"> =</text:span><text:span text:style-name="T15"> {</text:span><text:span text:style-name="T14">E</text:span><text:span text:style-name="T15">,</text:span><text:span text:style-name="T14"> S</text:span><text:span text:style-name="T15">,</text:span><text:span text:style-name="T14"> ES</text:span><text:span text:style-name="T15">,</text:span><text:span text:style-name="T14"> P</text:span><text:span text:style-name="T15">}</text:span><text:span text:style-name="T14">.</text:span></text:p>
          </draw:text-box>
        </draw:frame>
        <draw:frame draw:style-name="gr8" draw:text-style-name="P9" draw:layer="layout" svg:width="2.266cm" svg:height="0.446cm" svg:x="3.097cm" svg:y="15.831cm">
          <draw:text-box>
            <text:p text:style-name="P1"><text:span text:style-name="T13">Complexes</text:span><text:span text:style-name="T14">:</text:span></text:p>
          </draw:text-box>
        </draw:frame>
        <draw:frame draw:style-name="gr8" draw:text-style-name="P9" draw:layer="layout" svg:width="4.236cm" svg:height="0.446cm" svg:x="5.451cm" svg:y="15.831cm">
          <draw:text-box>
            <text:p text:style-name="P1"><text:span text:style-name="T15">V</text:span><text:span text:style-name="T17"> =</text:span><text:span text:style-name="T15"> {</text:span><text:span text:style-name="T14">E</text:span><text:span text:style-name="T17"> +</text:span><text:span text:style-name="T14"> S</text:span><text:span text:style-name="T15">,</text:span><text:span text:style-name="T14"> ES</text:span><text:span text:style-name="T15">,</text:span><text:span text:style-name="T14"> E</text:span><text:span text:style-name="T17"> +</text:span><text:span text:style-name="T14"> P</text:span><text:span text:style-name="T15">}</text:span><text:span text:style-name="T14">.</text:span></text:p>
          </draw:text-box>
        </draw:frame>
        <draw:frame draw:style-name="gr8" draw:text-style-name="P9" draw:layer="layout" svg:width="2.023cm" svg:height="0.446cm" svg:x="3.097cm" svg:y="16.309cm">
          <draw:text-box>
            <text:p text:style-name="P1"><text:span text:style-name="T13">Reactions</text:span><text:span text:style-name="T14">:</text:span></text:p>
          </draw:text-box>
        </draw:frame>
        <draw:frame draw:style-name="gr8" draw:text-style-name="P9" draw:layer="layout" svg:width="0.708cm" svg:height="0.446cm" svg:x="3.078cm" svg:y="17.103cm">
          <draw:text-box>
            <text:p text:style-name="P1"><text:span text:style-name="T23"></text:span><text:span text:style-name="T15"> e</text:span></text:p>
          </draw:text-box>
        </draw:frame>
        <draw:frame draw:style-name="gr9" draw:text-style-name="P10" draw:layer="layout" svg:width="0.28cm" svg:height="0.327cm" svg:x="3.641cm" svg:y="17.257cm">
          <draw:text-box>
            <text:p text:style-name="P1"><text:span text:style-name="T21">0</text:span></text:p>
          </draw:text-box>
        </draw:frame>
        <draw:frame draw:style-name="gr8" draw:text-style-name="P9" draw:layer="layout" svg:width="0.384cm" svg:height="0.446cm" svg:x="3.808cm" svg:y="17.103cm">
          <draw:text-box>
            <text:p text:style-name="P1"><text:span text:style-name="T14">:</text:span></text:p>
          </draw:text-box>
        </draw:frame>
        <draw:frame draw:style-name="gr8" draw:text-style-name="P9" draw:layer="layout" svg:width="3.271cm" svg:height="0.446cm" svg:x="4.085cm" svg:y="17.103cm">
          <draw:text-box>
            <text:p text:style-name="P1"><text:span text:style-name="T14">E+S</text:span><text:span text:style-name="T15"> →</text:span><text:span text:style-name="T14"> ES (rate</text:span><text:span text:style-name="T15"> k</text:span></text:p>
          </draw:text-box>
        </draw:frame>
        <draw:frame draw:style-name="gr9" draw:text-style-name="P10" draw:layer="layout" svg:width="0.28cm" svg:height="0.327cm" svg:x="7.232cm" svg:y="17.257cm">
          <draw:text-box>
            <text:p text:style-name="P1"><text:span text:style-name="T21">1</text:span></text:p>
          </draw:text-box>
        </draw:frame>
        <draw:frame draw:style-name="gr8" draw:text-style-name="P9" draw:layer="layout" svg:width="0.384cm" svg:height="0.446cm" svg:x="7.399cm" svg:y="17.103cm">
          <draw:text-box>
            <text:p text:style-name="P1"><text:span text:style-name="T14">),</text:span></text:p>
          </draw:text-box>
        </draw:frame>
        <draw:frame draw:style-name="gr8" draw:text-style-name="P9" draw:layer="layout" svg:width="0.708cm" svg:height="0.446cm" svg:x="3.078cm" svg:y="17.897cm">
          <draw:text-box>
            <text:p text:style-name="P1"><text:span text:style-name="T23"></text:span><text:span text:style-name="T15"> e</text:span></text:p>
          </draw:text-box>
        </draw:frame>
        <draw:frame draw:style-name="gr9" draw:text-style-name="P10" draw:layer="layout" svg:width="0.28cm" svg:height="0.327cm" svg:x="3.641cm" svg:y="18.051cm">
          <draw:text-box>
            <text:p text:style-name="P1"><text:span text:style-name="T21">1</text:span></text:p>
          </draw:text-box>
        </draw:frame>
        <draw:frame draw:style-name="gr8" draw:text-style-name="P9" draw:layer="layout" svg:width="0.384cm" svg:height="0.446cm" svg:x="3.808cm" svg:y="17.897cm">
          <draw:text-box>
            <text:p text:style-name="P1"><text:span text:style-name="T14">:</text:span></text:p>
          </draw:text-box>
        </draw:frame>
        <draw:frame draw:style-name="gr8" draw:text-style-name="P9" draw:layer="layout" svg:width="3.27cm" svg:height="0.446cm" svg:x="4.085cm" svg:y="17.897cm">
          <draw:text-box>
            <text:p text:style-name="P1"><text:span text:style-name="T14">ES</text:span><text:span text:style-name="T15"> →</text:span><text:span text:style-name="T14"> E+S (rate</text:span><text:span text:style-name="T15"> k</text:span></text:p>
          </draw:text-box>
        </draw:frame>
        <draw:frame draw:style-name="gr9" draw:text-style-name="P10" draw:layer="layout" svg:width="0.28cm" svg:height="0.327cm" svg:x="7.232cm" svg:y="18.051cm">
          <draw:text-box>
            <text:p text:style-name="P1"><text:span text:style-name="T21">2</text:span></text:p>
          </draw:text-box>
        </draw:frame>
        <draw:frame draw:style-name="gr8" draw:text-style-name="P9" draw:layer="layout" svg:width="0.384cm" svg:height="0.446cm" svg:x="7.399cm" svg:y="17.897cm">
          <draw:text-box>
            <text:p text:style-name="P1"><text:span text:style-name="T14">),</text:span></text:p>
          </draw:text-box>
        </draw:frame>
        <draw:frame draw:style-name="gr8" draw:text-style-name="P9" draw:layer="layout" svg:width="0.708cm" svg:height="0.446cm" svg:x="3.078cm" svg:y="18.692cm">
          <draw:text-box>
            <text:p text:style-name="P1"><text:span text:style-name="T23"></text:span><text:span text:style-name="T15"> e</text:span></text:p>
          </draw:text-box>
        </draw:frame>
        <draw:frame draw:style-name="gr9" draw:text-style-name="P10" draw:layer="layout" svg:width="0.28cm" svg:height="0.327cm" svg:x="3.641cm" svg:y="18.846cm">
          <draw:text-box>
            <text:p text:style-name="P1"><text:span text:style-name="T21">2</text:span></text:p>
          </draw:text-box>
        </draw:frame>
        <draw:frame draw:style-name="gr8" draw:text-style-name="P9" draw:layer="layout" svg:width="0.384cm" svg:height="0.446cm" svg:x="3.808cm" svg:y="18.692cm">
          <draw:text-box>
            <text:p text:style-name="P1"><text:span text:style-name="T14">:</text:span></text:p>
          </draw:text-box>
        </draw:frame>
        <draw:frame draw:style-name="gr8" draw:text-style-name="P9" draw:layer="layout" svg:width="3.258cm" svg:height="0.446cm" svg:x="4.085cm" svg:y="18.692cm">
          <draw:text-box>
            <text:p text:style-name="P1"><text:span text:style-name="T14">ES</text:span><text:span text:style-name="T15"> →</text:span><text:span text:style-name="T14"> E+P (rate</text:span><text:span text:style-name="T15"> k</text:span></text:p>
          </draw:text-box>
        </draw:frame>
        <draw:frame draw:style-name="gr9" draw:text-style-name="P10" draw:layer="layout" svg:width="0.28cm" svg:height="0.327cm" svg:x="7.279cm" svg:y="18.846cm">
          <draw:text-box>
            <text:p text:style-name="P1"><text:span text:style-name="T21">3</text:span></text:p>
          </draw:text-box>
        </draw:frame>
        <draw:frame draw:style-name="gr8" draw:text-style-name="P9" draw:layer="layout" svg:width="0.384cm" svg:height="0.446cm" svg:x="7.446cm" svg:y="18.692cm">
          <draw:text-box>
            <text:p text:style-name="P1"><text:span text:style-name="T14">).</text:span></text:p>
          </draw:text-box>
        </draw:frame>
        <draw:frame draw:style-name="gr8" draw:text-style-name="P9" draw:layer="layout" svg:width="3.402cm" svg:height="0.446cm" svg:x="3.097cm" svg:y="19.486cm">
          <draw:text-box>
            <text:p text:style-name="P1"><text:span text:style-name="T14">The matrices are:</text:span></text:p>
          </draw:text-box>
        </draw:frame>
        <draw:frame draw:style-name="gr8" draw:text-style-name="P9" draw:layer="layout" svg:width="0.704cm" svg:height="0.446cm" svg:x="4.146cm" svg:y="20.96cm">
          <draw:text-box>
            <text:p text:style-name="P1"><text:span text:style-name="T15">B</text:span><text:span text:style-name="T17"> =</text:span></text:p>
          </draw:text-box>
        </draw:frame>
        <draw:frame draw:style-name="gr8" draw:text-style-name="P9" draw:layer="layout" svg:width="0.384cm" svg:height="0.446cm" svg:x="4.97cm" svg:y="20.186cm">
          <draw:text-box>
            <text:p text:style-name="P1"><text:span text:style-name="T17"></text:span></text:p>
          </draw:text-box>
        </draw:frame>
        <draw:frame draw:style-name="gr8" draw:text-style-name="P9" draw:layer="layout" svg:width="0.384cm" svg:height="0.446cm" svg:x="4.97cm" svg:y="20.879cm">
          <draw:text-box>
            <text:p text:style-name="P1"><text:span text:style-name="T17"></text:span></text:p>
          </draw:text-box>
        </draw:frame>
        <draw:frame draw:style-name="gr8" draw:text-style-name="P9" draw:layer="layout" svg:width="0.472cm" svg:height="0.446cm" svg:x="5.307cm" svg:y="20.481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6.3cm" svg:y="20.481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7.143cm" svg:y="20.481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5.457cm" svg:y="20.959cm">
          <draw:text-box>
            <text:p text:style-name="P1"><text:span text:style-name="T17">1</text:span></text:p>
          </draw:text-box>
        </draw:frame>
        <draw:frame draw:style-name="gr8" draw:text-style-name="P9" draw:layer="layout" svg:width="0.472cm" svg:height="0.446cm" svg:x="6.15cm" svg:y="20.959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472cm" svg:height="0.446cm" svg:x="6.994cm" svg:y="20.959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5.457cm" svg:y="21.437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6.3cm" svg:y="21.437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7.143cm" svg:y="21.437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7.485cm" svg:y="20.186cm">
          <draw:text-box>
            <text:p text:style-name="P1"><text:span text:style-name="T17"></text:span></text:p>
          </draw:text-box>
        </draw:frame>
        <draw:frame draw:style-name="gr8" draw:text-style-name="P9" draw:layer="layout" svg:width="0.384cm" svg:height="0.446cm" svg:x="7.485cm" svg:y="20.879cm">
          <draw:text-box>
            <text:p text:style-name="P1"><text:span text:style-name="T17"></text:span></text:p>
          </draw:text-box>
        </draw:frame>
        <draw:frame draw:style-name="gr8" draw:text-style-name="P9" draw:layer="layout" svg:width="0.384cm" svg:height="0.429cm" svg:x="7.886cm" svg:y="20.96cm">
          <draw:text-box>
            <text:p text:style-name="P1"><text:span text:style-name="T15">,</text:span></text:p>
          </draw:text-box>
        </draw:frame>
        <draw:frame draw:style-name="gr8" draw:text-style-name="P9" draw:layer="layout" svg:width="0.704cm" svg:height="0.446cm" svg:x="8.44cm" svg:y="20.96cm">
          <draw:text-box>
            <text:p text:style-name="P1"><text:span text:style-name="T15">Y</text:span><text:span text:style-name="T17"> =</text:span></text:p>
          </draw:text-box>
        </draw:frame>
        <draw:frame draw:style-name="gr8" draw:text-style-name="P9" draw:layer="layout" svg:width="0.384cm" svg:height="0.446cm" svg:x="9.262cm" svg:y="19.955cm">
          <draw:text-box>
            <text:p text:style-name="P1"><text:span text:style-name="T17"></text:span></text:p>
          </draw:text-box>
        </draw:frame>
        <draw:frame draw:style-name="gr8" draw:text-style-name="P9" draw:layer="layout" svg:width="0.384cm" svg:height="0.446cm" svg:x="9.262cm" svg:y="20.633cm">
          <draw:text-box>
            <text:p text:style-name="P1"><text:span text:style-name="T17"></text:span></text:p>
          </draw:text-box>
        </draw:frame>
        <draw:frame draw:style-name="gr8" draw:text-style-name="P9" draw:layer="layout" svg:width="0.384cm" svg:height="0.446cm" svg:x="9.262cm" svg:y="20.864cm">
          <draw:text-box>
            <text:p text:style-name="P1"><text:span text:style-name="T17"></text:span></text:p>
          </draw:text-box>
        </draw:frame>
        <draw:frame draw:style-name="gr8" draw:text-style-name="P9" draw:layer="layout" svg:width="0.384cm" svg:height="0.446cm" svg:x="9.262cm" svg:y="21.11cm">
          <draw:text-box>
            <text:p text:style-name="P1"><text:span text:style-name="T17"></text:span></text:p>
          </draw:text-box>
        </draw:frame>
        <draw:frame draw:style-name="gr8" draw:text-style-name="P9" draw:layer="layout" svg:width="0.384cm" svg:height="0.446cm" svg:x="9.599cm" svg:y="20.242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0.143cm" svg:y="20.242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0.686cm" svg:y="20.242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9.599cm" svg:y="20.72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0.143cm" svg:y="20.72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0.686cm" svg:y="20.72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9.599cm" svg:y="21.198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0.143cm" svg:y="21.198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0.686cm" svg:y="21.198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9.599cm" svg:y="21.676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0.143cm" svg:y="21.676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0.686cm" svg:y="21.676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0.879cm" svg:y="19.955cm">
          <draw:text-box>
            <text:p text:style-name="P1"><text:span text:style-name="T17"></text:span></text:p>
          </draw:text-box>
        </draw:frame>
        <draw:frame draw:style-name="gr8" draw:text-style-name="P9" draw:layer="layout" svg:width="0.384cm" svg:height="0.446cm" svg:x="10.879cm" svg:y="20.633cm">
          <draw:text-box>
            <text:p text:style-name="P1"><text:span text:style-name="T17"></text:span></text:p>
          </draw:text-box>
        </draw:frame>
        <draw:frame draw:style-name="gr8" draw:text-style-name="P9" draw:layer="layout" svg:width="0.384cm" svg:height="0.446cm" svg:x="10.879cm" svg:y="20.864cm">
          <draw:text-box>
            <text:p text:style-name="P1"><text:span text:style-name="T17"></text:span></text:p>
          </draw:text-box>
        </draw:frame>
        <draw:frame draw:style-name="gr8" draw:text-style-name="P9" draw:layer="layout" svg:width="0.384cm" svg:height="0.446cm" svg:x="10.879cm" svg:y="21.11cm">
          <draw:text-box>
            <text:p text:style-name="P1"><text:span text:style-name="T17"></text:span></text:p>
          </draw:text-box>
        </draw:frame>
        <draw:frame draw:style-name="gr8" draw:text-style-name="P9" draw:layer="layout" svg:width="0.384cm" svg:height="0.429cm" svg:x="11.28cm" svg:y="20.96cm">
          <draw:text-box>
            <text:p text:style-name="P1"><text:span text:style-name="T15">,</text:span></text:p>
          </draw:text-box>
        </draw:frame>
        <draw:frame draw:style-name="gr8" draw:text-style-name="P9" draw:layer="layout" svg:width="1.898cm" svg:height="0.446cm" svg:x="11.834cm" svg:y="20.96cm">
          <draw:text-box>
            <text:p text:style-name="P1"><text:span text:style-name="T15">N</text:span><text:span text:style-name="T17"> =</text:span><text:span text:style-name="T15"> Y B</text:span><text:span text:style-name="T17"> =</text:span></text:p>
          </draw:text-box>
        </draw:frame>
        <draw:frame draw:style-name="gr8" draw:text-style-name="P9" draw:layer="layout" svg:width="0.384cm" svg:height="0.446cm" svg:x="13.831cm" svg:y="19.955cm">
          <draw:text-box>
            <text:p text:style-name="P1"><text:span text:style-name="T17"></text:span></text:p>
          </draw:text-box>
        </draw:frame>
        <draw:frame draw:style-name="gr8" draw:text-style-name="P9" draw:layer="layout" svg:width="0.384cm" svg:height="0.446cm" svg:x="13.831cm" svg:y="20.633cm">
          <draw:text-box>
            <text:p text:style-name="P1"><text:span text:style-name="T17"></text:span></text:p>
          </draw:text-box>
        </draw:frame>
        <draw:frame draw:style-name="gr8" draw:text-style-name="P9" draw:layer="layout" svg:width="0.384cm" svg:height="0.446cm" svg:x="13.831cm" svg:y="20.864cm">
          <draw:text-box>
            <text:p text:style-name="P1"><text:span text:style-name="T17"></text:span></text:p>
          </draw:text-box>
        </draw:frame>
        <draw:frame draw:style-name="gr8" draw:text-style-name="P9" draw:layer="layout" svg:width="0.384cm" svg:height="0.446cm" svg:x="13.831cm" svg:y="21.11cm">
          <draw:text-box>
            <text:p text:style-name="P1"><text:span text:style-name="T17"></text:span></text:p>
          </draw:text-box>
        </draw:frame>
        <draw:frame draw:style-name="gr8" draw:text-style-name="P9" draw:layer="layout" svg:width="0.472cm" svg:height="0.446cm" svg:x="14.168cm" svg:y="20.242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15.161cm" svg:y="20.242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6.004cm" svg:y="20.242cm">
          <draw:text-box>
            <text:p text:style-name="P1"><text:span text:style-name="T17">1</text:span></text:p>
          </draw:text-box>
        </draw:frame>
        <draw:frame draw:style-name="gr8" draw:text-style-name="P9" draw:layer="layout" svg:width="0.472cm" svg:height="0.446cm" svg:x="14.168cm" svg:y="20.72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15.161cm" svg:y="20.72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6.004cm" svg:y="20.72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4.318cm" svg:y="21.198cm">
          <draw:text-box>
            <text:p text:style-name="P1"><text:span text:style-name="T17">1</text:span></text:p>
          </draw:text-box>
        </draw:frame>
        <draw:frame draw:style-name="gr8" draw:text-style-name="P9" draw:layer="layout" svg:width="0.472cm" svg:height="0.446cm" svg:x="15.011cm" svg:y="21.198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472cm" svg:height="0.446cm" svg:x="15.854cm" svg:y="21.198cm">
          <draw:text-box>
            <text:p text:style-name="P1"><text:span text:style-name="T15">−</text:span><text:span text:style-name="T17">1</text:span></text:p>
          </draw:text-box>
        </draw:frame>
        <draw:frame draw:style-name="gr8" draw:text-style-name="P9" draw:layer="layout" svg:width="0.384cm" svg:height="0.446cm" svg:x="14.318cm" svg:y="21.676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5.161cm" svg:y="21.676cm">
          <draw:text-box>
            <text:p text:style-name="P1"><text:span text:style-name="T17">0</text:span></text:p>
          </draw:text-box>
        </draw:frame>
        <draw:frame draw:style-name="gr8" draw:text-style-name="P9" draw:layer="layout" svg:width="0.384cm" svg:height="0.446cm" svg:x="16.004cm" svg:y="21.676cm">
          <draw:text-box>
            <text:p text:style-name="P1"><text:span text:style-name="T17">1</text:span></text:p>
          </draw:text-box>
        </draw:frame>
        <draw:frame draw:style-name="gr8" draw:text-style-name="P9" draw:layer="layout" svg:width="0.384cm" svg:height="0.446cm" svg:x="16.346cm" svg:y="19.955cm">
          <draw:text-box>
            <text:p text:style-name="P1"><text:span text:style-name="T17"></text:span></text:p>
          </draw:text-box>
        </draw:frame>
        <draw:frame draw:style-name="gr8" draw:text-style-name="P9" draw:layer="layout" svg:width="0.384cm" svg:height="0.446cm" svg:x="16.346cm" svg:y="20.633cm">
          <draw:text-box>
            <text:p text:style-name="P1"><text:span text:style-name="T17"></text:span></text:p>
          </draw:text-box>
        </draw:frame>
        <draw:frame draw:style-name="gr8" draw:text-style-name="P9" draw:layer="layout" svg:width="0.384cm" svg:height="0.446cm" svg:x="16.346cm" svg:y="20.864cm">
          <draw:text-box>
            <text:p text:style-name="P1"><text:span text:style-name="T17"></text:span></text:p>
          </draw:text-box>
        </draw:frame>
        <draw:frame draw:style-name="gr8" draw:text-style-name="P9" draw:layer="layout" svg:width="0.384cm" svg:height="0.446cm" svg:x="16.346cm" svg:y="21.11cm">
          <draw:text-box>
            <text:p text:style-name="P1"><text:span text:style-name="T17"></text:span></text:p>
          </draw:text-box>
        </draw:frame>
        <draw:frame draw:style-name="gr8" draw:text-style-name="P9" draw:layer="layout" svg:width="0.384cm" svg:height="0.429cm" svg:x="16.747cm" svg:y="20.96cm">
          <draw:text-box>
            <text:p text:style-name="P1"><text:span text:style-name="T15">.</text:span></text:p>
          </draw:text-box>
        </draw:frame>
        <draw:frame draw:style-name="gr8" draw:text-style-name="P9" draw:layer="layout" svg:width="9.053cm" svg:height="0.446cm" svg:x="2.5cm" svg:y="22.53cm">
          <draw:text-box>
            <text:p text:style-name="P1"><text:span text:style-name="T13">Proposition 6.5</text:span><text:span text:style-name="T14"> (Deciency of MichaelisMenten)</text:span><text:span text:style-name="T13">.</text:span></text:p>
          </draw:text-box>
        </draw:frame>
        <draw:frame draw:style-name="gr8" draw:text-style-name="P9" draw:layer="layout" svg:width="7.816cm" svg:height="0.446cm" svg:x="11.441cm" svg:y="22.53cm">
          <draw:text-box>
            <text:p text:style-name="P1"><text:span text:style-name="T16">The MichaelisMenten network has</text:span><text:span text:style-name="T15"> δ</text:span><text:span text:style-name="T17"> = 0</text:span><text:span text:style-name="T16">.</text:span></text:p>
          </draw:text-box>
        </draw:frame>
        <draw:frame draw:style-name="gr8" draw:text-style-name="P9" draw:layer="layout" svg:width="1.122cm" svg:height="0.446cm" svg:x="2.5cm" svg:y="23.324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5.144cm" svg:height="0.446cm" svg:x="3.698cm" svg:y="23.324cm">
          <draw:text-box>
            <text:p text:style-name="P1"><text:span text:style-name="T14">We have</text:span><text:span text:style-name="T15"> n</text:span><text:span text:style-name="T17"> = 3</text:span><text:span text:style-name="T14"> complexes,</text:span></text:p>
          </draw:text-box>
        </draw:frame>
        <draw:frame draw:style-name="gr8" draw:text-style-name="P9" draw:layer="layout" svg:width="6.103cm" svg:height="0.446cm" svg:x="8.347cm" svg:y="23.324cm">
          <draw:text-box>
            <text:p text:style-name="P1"><text:span text:style-name="T15">ℓ</text:span><text:span text:style-name="T17"> = 1</text:span><text:span text:style-name="T14"> linkage class (connected),</text:span></text:p>
          </draw:text-box>
        </draw:frame>
        <draw:frame draw:style-name="gr8" draw:text-style-name="P9" draw:layer="layout" svg:width="4.895cm" svg:height="0.446cm" svg:x="13.831cm" svg:y="23.324cm">
          <draw:text-box>
            <text:p text:style-name="P1"><text:span text:style-name="T14">and</text:span><text:span text:style-name="T17"> rank(</text:span><text:span text:style-name="T15">N</text:span><text:span text:style-name="T17">) = 2</text:span><text:span text:style-name="T14"> (row E +</text:span></text:p>
          </draw:text-box>
        </draw:frame>
        <draw:frame draw:style-name="gr8" draw:text-style-name="P9" draw:layer="layout" svg:width="2.407cm" svg:height="0.446cm" svg:x="2.5cm" svg:y="23.802cm">
          <draw:text-box>
            <text:p text:style-name="P1"><text:span text:style-name="T14">row ES = 0).</text:span></text:p>
          </draw:text-box>
        </draw:frame>
        <draw:line draw:style-name="gr4" draw:text-style-name="P5" draw:layer="layout" svg:x1="18.229cm" svg:y1="24.159cm" svg:x2="18.229cm" svg:y2="23.901cm">
          <text:p/>
        </draw:line>
        <draw:line draw:style-name="gr4" draw:text-style-name="P5" draw:layer="layout" svg:x1="18.236cm" svg:y1="23.908cm" svg:x2="18.465cm" svg:y2="23.908cm">
          <text:p/>
        </draw:line>
        <draw:line draw:style-name="gr4" draw:text-style-name="P5" draw:layer="layout" svg:x1="18.236cm" svg:y1="24.152cm" svg:x2="18.465cm" svg:y2="24.152cm">
          <text:p/>
        </draw:line>
        <draw:line draw:style-name="gr4" draw:text-style-name="P5" draw:layer="layout" svg:x1="18.473cm" svg:y1="24.159cm" svg:x2="18.473cm" svg:y2="23.901cm">
          <text:p/>
        </draw:line>
        <draw:frame draw:style-name="gr8" draw:text-style-name="P9" draw:layer="layout" svg:width="4.394cm" svg:height="0.446cm" svg:x="4.876cm" svg:y="23.802cm">
          <draw:text-box>
            <text:p text:style-name="P1"><text:span text:style-name="T14">Thus</text:span><text:span text:style-name="T15"> δ</text:span><text:span text:style-name="T17"> = 3</text:span><text:span text:style-name="T15"> −</text:span><text:span text:style-name="T17"> 1</text:span><text:span text:style-name="T15"> −</text:span><text:span text:style-name="T17"> 2 = 0</text:span><text:span text:style-name="T14">.</text:span></text:p>
          </draw:text-box>
        </draw:frame>
        <draw:frame draw:style-name="gr8" draw:text-style-name="P9" draw:layer="layout" svg:width="7.633cm" svg:height="0.446cm" svg:x="2.5cm" svg:y="24.596cm">
          <draw:text-box>
            <text:p text:style-name="P1"><text:span text:style-name="T13">Proposition 6.6</text:span><text:span text:style-name="T14"> (Enzyme Conservation)</text:span><text:span text:style-name="T13">.</text:span></text:p>
          </draw:text-box>
        </draw:frame>
        <draw:frame draw:style-name="gr8" draw:text-style-name="P9" draw:layer="layout" svg:width="1.722cm" svg:height="0.446cm" svg:x="9.823cm" svg:y="24.596cm">
          <draw:text-box>
            <text:p text:style-name="P1"><text:span text:style-name="T16">The total</text:span></text:p>
          </draw:text-box>
        </draw:frame>
        <draw:frame draw:style-name="gr8" draw:text-style-name="P9" draw:layer="layout" svg:width="4.358cm" svg:height="0.446cm" svg:x="11.481cm" svg:y="24.596cm">
          <draw:text-box>
            <text:p text:style-name="P1"><text:span text:style-name="T16">enzyme</text:span><text:span text:style-name="T17"> [</text:span><text:span text:style-name="T16">E</text:span><text:span text:style-name="T17">] + [</text:span><text:span text:style-name="T16">ES</text:span><text:span text:style-name="T17">] =</text:span><text:span text:style-name="T15"> E</text:span></text:p>
          </draw:text-box>
        </draw:frame>
        <draw:frame draw:style-name="gr9" draw:text-style-name="P10" draw:layer="layout" svg:width="0.641cm" svg:height="0.327cm" svg:x="15.265cm" svg:y="24.755cm">
          <draw:text-box>
            <text:p text:style-name="P1"><text:span text:style-name="T21">total</text:span></text:p>
          </draw:text-box>
        </draw:frame>
        <draw:frame draw:style-name="gr8" draw:text-style-name="P9" draw:layer="layout" svg:width="2.552cm" svg:height="0.446cm" svg:x="16.034cm" svg:y="24.596cm">
          <draw:text-box>
            <text:p text:style-name="P1"><text:span text:style-name="T16">is conserved.</text:span></text:p>
          </draw:text-box>
        </draw:frame>
        <draw:frame draw:style-name="gr8" draw:text-style-name="P9" draw:layer="layout" svg:width="1.122cm" svg:height="0.446cm" svg:x="2.5cm" svg:y="25.391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7.411cm" svg:height="0.446cm" svg:x="3.698cm" svg:y="25.391cm">
          <draw:text-box>
            <text:p text:style-name="P1"><text:span text:style-name="T14">The row E + row ES of</text:span><text:span text:style-name="T15"> N</text:span><text:span text:style-name="T14"> is</text:span><text:span text:style-name="T17"> (0</text:span><text:span text:style-name="T15">,</text:span><text:span text:style-name="T17"> 0</text:span><text:span text:style-name="T15">,</text:span><text:span text:style-name="T17"> 0)</text:span><text:span text:style-name="T14">, so</text:span></text:p>
          </draw:text-box>
        </draw:frame>
        <draw:line draw:style-name="gr11" draw:text-style-name="P5" draw:layer="layout" svg:x1="10.629cm" svg:y1="25.651cm" svg:x2="10.89cm" svg:y2="25.651cm">
          <text:p/>
        </draw:line>
        <draw:frame draw:style-name="gr9" draw:text-style-name="P10" draw:layer="layout" svg:width="0.28cm" svg:height="0.314cm" svg:x="10.683cm" svg:y="25.335cm">
          <draw:text-box>
            <text:p text:style-name="P1"><text:span text:style-name="T20">d</text:span></text:p>
          </draw:text-box>
        </draw:frame>
        <draw:frame draw:style-name="gr9" draw:text-style-name="P10" draw:layer="layout" svg:width="0.28cm" svg:height="0.314cm" svg:x="10.629cm" svg:y="25.62cm">
          <draw:text-box>
            <text:p text:style-name="P1"><text:span text:style-name="T20">dt</text:span></text:p>
          </draw:text-box>
        </draw:frame>
        <draw:line draw:style-name="gr4" draw:text-style-name="P5" draw:layer="layout" svg:x1="18.229cm" svg:y1="25.747cm" svg:x2="18.229cm" svg:y2="25.489cm">
          <text:p/>
        </draw:line>
        <draw:line draw:style-name="gr4" draw:text-style-name="P5" draw:layer="layout" svg:x1="18.236cm" svg:y1="25.496cm" svg:x2="18.465cm" svg:y2="25.496cm">
          <text:p/>
        </draw:line>
        <draw:line draw:style-name="gr4" draw:text-style-name="P5" draw:layer="layout" svg:x1="18.236cm" svg:y1="25.74cm" svg:x2="18.465cm" svg:y2="25.74cm">
          <text:p/>
        </draw:line>
        <draw:line draw:style-name="gr4" draw:text-style-name="P5" draw:layer="layout" svg:x1="18.473cm" svg:y1="25.747cm" svg:x2="18.473cm" svg:y2="25.489cm">
          <text:p/>
        </draw:line>
        <draw:frame draw:style-name="gr8" draw:text-style-name="P9" draw:layer="layout" svg:width="3.137cm" svg:height="0.446cm" svg:x="10.933cm" svg:y="25.391cm">
          <draw:text-box>
            <text:p text:style-name="P1"><text:span text:style-name="T17">([</text:span><text:span text:style-name="T14">E</text:span><text:span text:style-name="T17">] + [</text:span><text:span text:style-name="T14">ES</text:span><text:span text:style-name="T17">]) = 0</text:span><text:span text:style-name="T14">.</text:span></text:p>
          </draw:text-box>
        </draw:frame>
        <draw:frame draw:style-name="gr8" draw:text-style-name="P9" draw:layer="layout" svg:width="18.29cm" svg:height="0.446cm" svg:x="2.5cm" svg:y="26.185cm">
          <draw:text-box>
            <text:p text:style-name="P1"><text:span text:style-name="T16">Remark</text:span><text:span text:style-name="T14"> 6.7 (QSSA Assumptions)</text:span><text:span text:style-name="T16">.</text:span><text:span text:style-name="T14"> The MichaelisMenten equation is derived under the standard</text:span></text:p>
          </draw:text-box>
        </draw:frame>
        <draw:frame draw:style-name="gr8" draw:text-style-name="P9" draw:layer="layout" svg:width="6.261cm" svg:height="0.446cm" svg:x="2.5cm" svg:y="26.663cm">
          <draw:text-box>
            <text:p text:style-name="P1"><text:span text:style-name="T14">quasi-steady state assumptions:</text:span></text:p>
          </draw:text-box>
        </draw:frame>
        <draw:frame draw:style-name="gr8" draw:text-style-name="P9" draw:layer="layout" svg:width="0.384cm" svg:height="0.446cm" svg:x="10.404cm" svg:y="27.897cm">
          <draw:text-box>
            <text:p text:style-name="P1"><text:span text:style-name="T14">9</text:span></text:p>
          </draw:text-box>
        </draw:frame>
      </draw:page>
      <draw:page draw:name="page10" draw:style-name="dp1" draw:master-page-name="master-page67">
        <draw:frame draw:style-name="gr8" draw:text-style-name="P9" draw:layer="layout" svg:width="0.384cm" svg:height="0.446cm" svg:x="2.972cm" svg:y="2.543cm">
          <draw:text-box>
            <text:p text:style-name="P1"><text:span text:style-name="T14">1.</text:span></text:p>
          </draw:text-box>
        </draw:frame>
        <draw:frame draw:style-name="gr8" draw:text-style-name="P9" draw:layer="layout" svg:width="1.188cm" svg:height="0.446cm" svg:x="3.462cm" svg:y="2.543cm">
          <draw:text-box>
            <text:p text:style-name="P1"><text:span text:style-name="T13">QSSA</text:span><text:span text:style-name="T14">:</text:span></text:p>
          </draw:text-box>
        </draw:frame>
        <draw:line draw:style-name="gr11" draw:text-style-name="P5" draw:layer="layout" svg:x1="4.888cm" svg:y1="2.804cm" svg:x2="5.577cm" svg:y2="2.804cm">
          <text:p/>
        </draw:line>
        <draw:frame draw:style-name="gr9" draw:text-style-name="P10" draw:layer="layout" svg:width="0.729cm" svg:height="0.327cm" svg:x="4.889cm" svg:y="2.45cm">
          <draw:text-box>
            <text:p text:style-name="P1"><text:span text:style-name="T20">d</text:span><text:span text:style-name="T21">[</text:span><text:span text:style-name="T26">ES</text:span><text:span text:style-name="T21">]</text:span></text:p>
          </draw:text-box>
        </draw:frame>
        <draw:frame draw:style-name="gr9" draw:text-style-name="P10" draw:layer="layout" svg:width="0.28cm" svg:height="0.314cm" svg:x="5.102cm" svg:y="2.772cm">
          <draw:text-box>
            <text:p text:style-name="P1"><text:span text:style-name="T20">dt</text:span></text:p>
          </draw:text-box>
        </draw:frame>
        <draw:frame draw:style-name="gr8" draw:text-style-name="P9" draw:layer="layout" svg:width="5.5cm" svg:height="0.446cm" svg:x="5.727cm" svg:y="2.543cm">
          <draw:text-box>
            <text:p text:style-name="P1"><text:span text:style-name="T15">≈</text:span><text:span text:style-name="T17"> 0</text:span><text:span text:style-name="T14"> (fast equilibration of ES).</text:span></text:p>
          </draw:text-box>
        </draw:frame>
        <draw:frame draw:style-name="gr8" draw:text-style-name="P9" draw:layer="layout" svg:width="0.384cm" svg:height="0.446cm" svg:x="2.972cm" svg:y="3.338cm">
          <draw:text-box>
            <text:p text:style-name="P1"><text:span text:style-name="T14">2.</text:span></text:p>
          </draw:text-box>
        </draw:frame>
        <draw:frame draw:style-name="gr8" draw:text-style-name="P9" draw:layer="layout" svg:width="4.274cm" svg:height="0.446cm" svg:x="3.462cm" svg:y="3.338cm">
          <draw:text-box>
            <text:p text:style-name="P1"><text:span text:style-name="T13">Enzyme conservation</text:span><text:span text:style-name="T14">:</text:span></text:p>
          </draw:text-box>
        </draw:frame>
        <draw:frame draw:style-name="gr8" draw:text-style-name="P9" draw:layer="layout" svg:width="2.711cm" svg:height="0.446cm" svg:x="7.805cm" svg:y="3.338cm">
          <draw:text-box>
            <text:p text:style-name="P1"><text:span text:style-name="T17">[</text:span><text:span text:style-name="T14">E</text:span><text:span text:style-name="T17">] + [</text:span><text:span text:style-name="T14">ES</text:span><text:span text:style-name="T17">] =</text:span><text:span text:style-name="T15"> E</text:span></text:p>
          </draw:text-box>
        </draw:frame>
        <draw:frame draw:style-name="gr9" draw:text-style-name="P10" draw:layer="layout" svg:width="0.641cm" svg:height="0.327cm" svg:x="10.234cm" svg:y="3.497cm">
          <draw:text-box>
            <text:p text:style-name="P1"><text:span text:style-name="T21">total</text:span></text:p>
          </draw:text-box>
        </draw:frame>
        <draw:frame draw:style-name="gr8" draw:text-style-name="P9" draw:layer="layout" svg:width="2.1cm" svg:height="0.446cm" svg:x="10.993cm" svg:y="3.338cm">
          <draw:text-box>
            <text:p text:style-name="P1"><text:span text:style-name="T14">(constant).</text:span></text:p>
          </draw:text-box>
        </draw:frame>
        <draw:frame draw:style-name="gr8" draw:text-style-name="P9" draw:layer="layout" svg:width="0.384cm" svg:height="0.446cm" svg:x="2.972cm" svg:y="4.132cm">
          <draw:text-box>
            <text:p text:style-name="P1"><text:span text:style-name="T14">3.</text:span></text:p>
          </draw:text-box>
        </draw:frame>
        <draw:frame draw:style-name="gr8" draw:text-style-name="P9" draw:layer="layout" svg:width="2.941cm" svg:height="0.446cm" svg:x="3.462cm" svg:y="4.132cm">
          <draw:text-box>
            <text:p text:style-name="P1"><text:span text:style-name="T13">Closed system</text:span><text:span text:style-name="T14">:</text:span></text:p>
          </draw:text-box>
        </draw:frame>
        <draw:frame draw:style-name="gr8" draw:text-style-name="P9" draw:layer="layout" svg:width="4.573cm" svg:height="0.446cm" svg:x="6.481cm" svg:y="4.132cm">
          <draw:text-box>
            <text:p text:style-name="P1"><text:span text:style-name="T14">No inux/eux of enzyme.</text:span></text:p>
          </draw:text-box>
        </draw:frame>
        <draw:frame draw:style-name="gr8" draw:text-style-name="P9" draw:layer="layout" svg:width="4.945cm" svg:height="0.446cm" svg:x="2.5cm" svg:y="4.926cm">
          <draw:text-box>
            <text:p text:style-name="P1"><text:span text:style-name="T14">In the Lean formalization,</text:span></text:p>
          </draw:text-box>
        </draw:frame>
        <draw:frame draw:style-name="gr8" draw:text-style-name="P9" draw:layer="layout" svg:width="7.094cm" svg:height="0.446cm" svg:x="7.091cm" svg:y="4.926cm">
          <draw:text-box>
            <text:p text:style-name="P1"><text:span text:style-name="T14">these appear as explicit hypotheses.</text:span></text:p>
          </draw:text-box>
        </draw:frame>
        <draw:frame draw:style-name="gr8" draw:text-style-name="P9" draw:layer="layout" svg:width="5.697cm" svg:height="0.446cm" svg:x="13.385cm" svg:y="4.926cm">
          <draw:text-box>
            <text:p text:style-name="P1"><text:span text:style-name="T14">The derivation is exact within</text:span></text:p>
          </draw:text-box>
        </draw:frame>
        <draw:frame draw:style-name="gr8" draw:text-style-name="P9" draw:layer="layout" svg:width="3.849cm" svg:height="0.446cm" svg:x="2.5cm" svg:y="5.404cm">
          <draw:text-box>
            <text:p text:style-name="P1"><text:span text:style-name="T14">this reduced model.</text:span></text:p>
          </draw:text-box>
        </draw:frame>
        <draw:frame draw:style-name="gr8" draw:text-style-name="P9" draw:layer="layout" svg:width="8.063cm" svg:height="0.446cm" svg:x="2.5cm" svg:y="6.199cm">
          <draw:text-box>
            <text:p text:style-name="P1"><text:span text:style-name="T13">Theorem 6.8</text:span><text:span text:style-name="T14"> (MichaelisMenten Equation)</text:span><text:span text:style-name="T13">.</text:span></text:p>
          </draw:text-box>
        </draw:frame>
        <draw:frame draw:style-name="gr8" draw:text-style-name="P9" draw:layer="layout" svg:width="7.667cm" svg:height="0.446cm" svg:x="10.321cm" svg:y="6.199cm">
          <draw:text-box>
            <text:p text:style-name="P1"><text:span text:style-name="T16">Under QSSA with enzyme conservation,</text:span></text:p>
          </draw:text-box>
        </draw:frame>
        <draw:frame draw:style-name="gr8" draw:text-style-name="P9" draw:layer="layout" svg:width="1.236cm" svg:height="0.446cm" svg:x="7.56cm" svg:y="7.265cm">
          <draw:text-box>
            <text:p text:style-name="P1"><text:span text:style-name="T17">[</text:span><text:span text:style-name="T16">ES</text:span><text:span text:style-name="T17">] =</text:span></text:p>
          </draw:text-box>
        </draw:frame>
        <draw:frame draw:style-name="gr8" draw:text-style-name="P9" draw:layer="layout" svg:width="0.384cm" svg:height="0.429cm" svg:x="8.802cm" svg:y="7.005cm">
          <draw:text-box>
            <text:p text:style-name="P1"><text:span text:style-name="T15">E</text:span></text:p>
          </draw:text-box>
        </draw:frame>
        <draw:frame draw:style-name="gr9" draw:text-style-name="P10" draw:layer="layout" svg:width="0.641cm" svg:height="0.327cm" svg:x="9.086cm" svg:y="7.164cm">
          <draw:text-box>
            <text:p text:style-name="P1"><text:span text:style-name="T21">total</text:span></text:p>
          </draw:text-box>
        </draw:frame>
        <draw:line draw:style-name="gr11" draw:text-style-name="P5" draw:layer="layout" svg:x1="8.802cm" svg:y1="7.526cm" svg:x2="10.424cm" svg:y2="7.526cm">
          <text:p/>
        </draw:line>
        <draw:frame draw:style-name="gr8" draw:text-style-name="P9" draw:layer="layout" svg:width="0.798cm" svg:height="0.446cm" svg:x="9.804cm" svg:y="7.005cm">
          <draw:text-box>
            <text:p text:style-name="P1"><text:span text:style-name="T15">·</text:span><text:span text:style-name="T17"> [</text:span><text:span text:style-name="T16">S</text:span><text:span text:style-name="T17">]</text:span></text:p>
          </draw:text-box>
        </draw:frame>
        <draw:frame draw:style-name="gr8" draw:text-style-name="P9" draw:layer="layout" svg:width="0.384cm" svg:height="0.429cm" svg:x="8.86cm" svg:y="7.529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9.187cm" svg:y="7.683cm">
          <draw:text-box>
            <text:p text:style-name="P1"><text:span text:style-name="T20">m</text:span></text:p>
          </draw:text-box>
        </draw:frame>
        <draw:frame draw:style-name="gr8" draw:text-style-name="P9" draw:layer="layout" svg:width="0.993cm" svg:height="0.446cm" svg:x="9.554cm" svg:y="7.529cm">
          <draw:text-box>
            <text:p text:style-name="P1"><text:span text:style-name="T17">+ [</text:span><text:span text:style-name="T16">S</text:span><text:span text:style-name="T17">]</text:span></text:p>
          </draw:text-box>
        </draw:frame>
        <draw:frame draw:style-name="gr8" draw:text-style-name="P9" draw:layer="layout" svg:width="0.384cm" svg:height="0.429cm" svg:x="10.467cm" svg:y="7.265cm">
          <draw:text-box>
            <text:p text:style-name="P1"><text:span text:style-name="T15">,</text:span></text:p>
          </draw:text-box>
        </draw:frame>
        <draw:frame draw:style-name="gr8" draw:text-style-name="P9" draw:layer="layout" svg:width="0.64cm" svg:height="0.446cm" svg:x="11.028cm" svg:y="7.265cm">
          <draw:text-box>
            <text:p text:style-name="P1"><text:span text:style-name="T15">v</text:span><text:span text:style-name="T17"> =</text:span></text:p>
          </draw:text-box>
        </draw:frame>
        <draw:frame draw:style-name="gr8" draw:text-style-name="P9" draw:layer="layout" svg:width="0.384cm" svg:height="0.429cm" svg:x="11.785cm" svg:y="7.005cm">
          <draw:text-box>
            <text:p text:style-name="P1"><text:span text:style-name="T15">V</text:span></text:p>
          </draw:text-box>
        </draw:frame>
        <draw:frame draw:style-name="gr9" draw:text-style-name="P10" draw:layer="layout" svg:width="0.611cm" svg:height="0.327cm" svg:x="12.01cm" svg:y="7.159cm">
          <draw:text-box>
            <text:p text:style-name="P1"><text:span text:style-name="T21">max</text:span></text:p>
          </draw:text-box>
        </draw:frame>
        <draw:line draw:style-name="gr11" draw:text-style-name="P5" draw:layer="layout" svg:x1="11.783cm" svg:y1="7.526cm" svg:x2="13.291cm" svg:y2="7.526cm">
          <text:p/>
        </draw:line>
        <draw:frame draw:style-name="gr8" draw:text-style-name="P9" draw:layer="layout" svg:width="0.798cm" svg:height="0.446cm" svg:x="12.669cm" svg:y="7.005cm">
          <draw:text-box>
            <text:p text:style-name="P1"><text:span text:style-name="T15">·</text:span><text:span text:style-name="T17"> [</text:span><text:span text:style-name="T16">S</text:span><text:span text:style-name="T17">]</text:span></text:p>
          </draw:text-box>
        </draw:frame>
        <draw:frame draw:style-name="gr8" draw:text-style-name="P9" draw:layer="layout" svg:width="0.384cm" svg:height="0.429cm" svg:x="11.784cm" svg:y="7.529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12.111cm" svg:y="7.683cm">
          <draw:text-box>
            <text:p text:style-name="P1"><text:span text:style-name="T20">m</text:span></text:p>
          </draw:text-box>
        </draw:frame>
        <draw:frame draw:style-name="gr8" draw:text-style-name="P9" draw:layer="layout" svg:width="0.993cm" svg:height="0.446cm" svg:x="12.478cm" svg:y="7.529cm">
          <draw:text-box>
            <text:p text:style-name="P1"><text:span text:style-name="T17">+ [</text:span><text:span text:style-name="T16">S</text:span><text:span text:style-name="T17">]</text:span></text:p>
          </draw:text-box>
        </draw:frame>
        <draw:frame draw:style-name="gr8" draw:text-style-name="P9" draw:layer="layout" svg:width="0.384cm" svg:height="0.429cm" svg:x="13.333cm" svg:y="7.265cm">
          <draw:text-box>
            <text:p text:style-name="P1"><text:span text:style-name="T15">,</text:span></text:p>
          </draw:text-box>
        </draw:frame>
        <draw:frame draw:style-name="gr8" draw:text-style-name="P9" draw:layer="layout" svg:width="1.558cm" svg:height="0.446cm" svg:x="2.5cm" svg:y="8.401cm">
          <draw:text-box>
            <text:p text:style-name="P1"><text:span text:style-name="T16">where</text:span><text:span text:style-name="T15"> K</text:span></text:p>
          </draw:text-box>
        </draw:frame>
        <draw:frame draw:style-name="gr9" draw:text-style-name="P10" draw:layer="layout" svg:width="0.28cm" svg:height="0.314cm" svg:x="3.905cm" svg:y="8.555cm">
          <draw:text-box>
            <text:p text:style-name="P1"><text:span text:style-name="T20">m</text:span></text:p>
          </draw:text-box>
        </draw:frame>
        <draw:frame draw:style-name="gr8" draw:text-style-name="P9" draw:layer="layout" svg:width="0.384cm" svg:height="0.446cm" svg:x="4.294cm" svg:y="8.401cm">
          <draw:text-box>
            <text:p text:style-name="P1"><text:span text:style-name="T17">=</text:span></text:p>
          </draw:text-box>
        </draw:frame>
        <draw:frame draw:style-name="gr9" draw:text-style-name="P10" draw:layer="layout" svg:width="0.28cm" svg:height="0.314cm" svg:x="4.742cm" svg:y="8.339cm">
          <draw:text-box>
            <text:p text:style-name="P1"><text:span text:style-name="T20">k</text:span></text:p>
          </draw:text-box>
        </draw:frame>
        <draw:frame draw:style-name="gr10" draw:text-style-name="P11" draw:layer="layout" svg:width="0.21cm" svg:height="0.247cm" svg:x="4.898cm" svg:y="8.443cm">
          <draw:text-box>
            <text:p text:style-name="P1"><text:span text:style-name="T25">2</text:span></text:p>
          </draw:text-box>
        </draw:frame>
        <draw:frame draw:style-name="gr9" draw:text-style-name="P10" draw:layer="layout" svg:width="0.376cm" svg:height="0.327cm" svg:x="5.044cm" svg:y="8.339cm">
          <draw:text-box>
            <text:p text:style-name="P1"><text:span text:style-name="T21">+</text:span><text:span text:style-name="T20">k</text:span></text:p>
          </draw:text-box>
        </draw:frame>
        <draw:line draw:style-name="gr11" draw:text-style-name="P5" draw:layer="layout" svg:x1="4.742cm" svg:y1="8.661cm" svg:x2="5.578cm" svg:y2="8.661cm">
          <text:p/>
        </draw:line>
        <draw:frame draw:style-name="gr10" draw:text-style-name="P11" draw:layer="layout" svg:width="0.21cm" svg:height="0.247cm" svg:x="5.432cm" svg:y="8.443cm">
          <draw:text-box>
            <text:p text:style-name="P1"><text:span text:style-name="T25">3</text:span></text:p>
          </draw:text-box>
        </draw:frame>
        <draw:frame draw:style-name="gr9" draw:text-style-name="P10" draw:layer="layout" svg:width="0.28cm" svg:height="0.314cm" svg:x="5.009cm" svg:y="8.63cm">
          <draw:text-box>
            <text:p text:style-name="P1"><text:span text:style-name="T20">k</text:span></text:p>
          </draw:text-box>
        </draw:frame>
        <draw:frame draw:style-name="gr10" draw:text-style-name="P11" draw:layer="layout" svg:width="0.21cm" svg:height="0.247cm" svg:x="5.165cm" svg:y="8.734cm">
          <draw:text-box>
            <text:p text:style-name="P1"><text:span text:style-name="T25">1</text:span></text:p>
          </draw:text-box>
        </draw:frame>
        <draw:frame draw:style-name="gr8" draw:text-style-name="P9" draw:layer="layout" svg:width="5.978cm" svg:height="0.446cm" svg:x="5.757cm" svg:y="8.401cm">
          <draw:text-box>
            <text:p text:style-name="P1"><text:span text:style-name="T16">is the Michaelis constant and</text:span><text:span text:style-name="T15"> V</text:span></text:p>
          </draw:text-box>
        </draw:frame>
        <draw:frame draw:style-name="gr9" draw:text-style-name="P10" draw:layer="layout" svg:width="0.611cm" svg:height="0.327cm" svg:x="10.998cm" svg:y="8.555cm">
          <draw:text-box>
            <text:p text:style-name="P1"><text:span text:style-name="T21">max</text:span></text:p>
          </draw:text-box>
        </draw:frame>
        <draw:frame draw:style-name="gr8" draw:text-style-name="P9" draw:layer="layout" svg:width="0.625cm" svg:height="0.446cm" svg:x="11.679cm" svg:y="8.401cm">
          <draw:text-box>
            <text:p text:style-name="P1"><text:span text:style-name="T17">=</text:span><text:span text:style-name="T15"> k</text:span></text:p>
          </draw:text-box>
        </draw:frame>
        <draw:frame draw:style-name="gr9" draw:text-style-name="P10" draw:layer="layout" svg:width="0.28cm" svg:height="0.327cm" svg:x="12.285cm" svg:y="8.555cm">
          <draw:text-box>
            <text:p text:style-name="P1"><text:span text:style-name="T21">3</text:span></text:p>
          </draw:text-box>
        </draw:frame>
        <draw:frame draw:style-name="gr8" draw:text-style-name="P9" draw:layer="layout" svg:width="0.384cm" svg:height="0.429cm" svg:x="12.452cm" svg:y="8.401cm">
          <draw:text-box>
            <text:p text:style-name="P1"><text:span text:style-name="T15">E</text:span></text:p>
          </draw:text-box>
        </draw:frame>
        <draw:frame draw:style-name="gr9" draw:text-style-name="P10" draw:layer="layout" svg:width="0.641cm" svg:height="0.327cm" svg:x="12.737cm" svg:y="8.56cm">
          <draw:text-box>
            <text:p text:style-name="P1"><text:span text:style-name="T21">total</text:span></text:p>
          </draw:text-box>
        </draw:frame>
        <draw:frame draw:style-name="gr8" draw:text-style-name="P9" draw:layer="layout" svg:width="4.878cm" svg:height="0.446cm" svg:x="13.505cm" svg:y="8.401cm">
          <draw:text-box>
            <text:p text:style-name="P1"><text:span text:style-name="T16">is the maximum velocity.</text:span></text:p>
          </draw:text-box>
        </draw:frame>
        <draw:frame draw:style-name="gr8" draw:text-style-name="P9" draw:layer="layout" svg:width="1.122cm" svg:height="0.446cm" svg:x="2.5cm" svg:y="9.195cm">
          <draw:text-box>
            <text:p text:style-name="P1"><text:span text:style-name="T16">Proof.</text:span></text:p>
          </draw:text-box>
        </draw:frame>
        <draw:frame draw:style-name="gr8" draw:text-style-name="P9" draw:layer="layout" svg:width="3.447cm" svg:height="0.446cm" svg:x="3.698cm" svg:y="9.195cm">
          <draw:text-box>
            <text:p text:style-name="P1"><text:span text:style-name="T14">QSSA at ES gives:</text:span></text:p>
          </draw:text-box>
        </draw:frame>
        <draw:frame draw:style-name="gr8" draw:text-style-name="P9" draw:layer="layout" svg:width="0.384cm" svg:height="0.429cm" svg:x="8.461cm" svg:y="9.673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8.661cm" svg:y="9.827cm">
          <draw:text-box>
            <text:p text:style-name="P1"><text:span text:style-name="T21">1</text:span></text:p>
          </draw:text-box>
        </draw:frame>
        <draw:frame draw:style-name="gr8" draw:text-style-name="P9" draw:layer="layout" svg:width="2.002cm" svg:height="0.446cm" svg:x="8.828cm" svg:y="9.673cm">
          <draw:text-box>
            <text:p text:style-name="P1"><text:span text:style-name="T17">[</text:span><text:span text:style-name="T14">E</text:span><text:span text:style-name="T17">][</text:span><text:span text:style-name="T14">S</text:span><text:span text:style-name="T17">] = (</text:span><text:span text:style-name="T15">k</text:span></text:p>
          </draw:text-box>
        </draw:frame>
        <draw:frame draw:style-name="gr9" draw:text-style-name="P10" draw:layer="layout" svg:width="0.28cm" svg:height="0.327cm" svg:x="10.592cm" svg:y="9.827cm">
          <draw:text-box>
            <text:p text:style-name="P1"><text:span text:style-name="T21">2</text:span></text:p>
          </draw:text-box>
        </draw:frame>
        <draw:frame draw:style-name="gr8" draw:text-style-name="P9" draw:layer="layout" svg:width="0.625cm" svg:height="0.446cm" svg:x="10.844cm" svg:y="9.673cm">
          <draw:text-box>
            <text:p text:style-name="P1"><text:span text:style-name="T17">+</text:span><text:span text:style-name="T15"> k</text:span></text:p>
          </draw:text-box>
        </draw:frame>
        <draw:frame draw:style-name="gr9" draw:text-style-name="P10" draw:layer="layout" svg:width="0.28cm" svg:height="0.327cm" svg:x="11.429cm" svg:y="9.827cm">
          <draw:text-box>
            <text:p text:style-name="P1"><text:span text:style-name="T21">3</text:span></text:p>
          </draw:text-box>
        </draw:frame>
        <draw:frame draw:style-name="gr8" draw:text-style-name="P9" draw:layer="layout" svg:width="1.048cm" svg:height="0.446cm" svg:x="11.596cm" svg:y="9.673cm">
          <draw:text-box>
            <text:p text:style-name="P1"><text:span text:style-name="T17">)[</text:span><text:span text:style-name="T14">ES</text:span><text:span text:style-name="T17">]</text:span><text:span text:style-name="T15">.</text:span></text:p>
          </draw:text-box>
        </draw:frame>
        <draw:frame draw:style-name="gr8" draw:text-style-name="P9" draw:layer="layout" svg:width="3.812cm" svg:height="0.446cm" svg:x="2.5cm" svg:y="10.38cm">
          <draw:text-box>
            <text:p text:style-name="P1"><text:span text:style-name="T14">Substituting</text:span><text:span text:style-name="T17"> [</text:span><text:span text:style-name="T14">E</text:span><text:span text:style-name="T17">] =</text:span><text:span text:style-name="T15"> E</text:span></text:p>
          </draw:text-box>
        </draw:frame>
        <draw:frame draw:style-name="gr9" draw:text-style-name="P10" draw:layer="layout" svg:width="0.641cm" svg:height="0.327cm" svg:x="5.963cm" svg:y="10.539cm">
          <draw:text-box>
            <text:p text:style-name="P1"><text:span text:style-name="T21">total</text:span></text:p>
          </draw:text-box>
        </draw:frame>
        <draw:frame draw:style-name="gr8" draw:text-style-name="P9" draw:layer="layout" svg:width="1.268cm" svg:height="0.446cm" svg:x="6.681cm" svg:y="10.38cm">
          <draw:text-box>
            <text:p text:style-name="P1"><text:span text:style-name="T15">−</text:span><text:span text:style-name="T17"> [</text:span><text:span text:style-name="T14">ES</text:span><text:span text:style-name="T17">]</text:span><text:span text:style-name="T14">:</text:span></text:p>
          </draw:text-box>
        </draw:frame>
        <draw:frame draw:style-name="gr8" draw:text-style-name="P9" draw:layer="layout" svg:width="0.384cm" svg:height="0.429cm" svg:x="7.512cm" svg:y="11.244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7.712cm" svg:y="11.398cm">
          <draw:text-box>
            <text:p text:style-name="P1"><text:span text:style-name="T21">1</text:span></text:p>
          </draw:text-box>
        </draw:frame>
        <draw:frame draw:style-name="gr8" draw:text-style-name="P9" draw:layer="layout" svg:width="0.409cm" svg:height="0.446cm" svg:x="7.879cm" svg:y="11.244cm">
          <draw:text-box>
            <text:p text:style-name="P1"><text:span text:style-name="T17">(</text:span><text:span text:style-name="T15">E</text:span></text:p>
          </draw:text-box>
        </draw:frame>
        <draw:frame draw:style-name="gr9" draw:text-style-name="P10" draw:layer="layout" svg:width="0.641cm" svg:height="0.327cm" svg:x="8.313cm" svg:y="11.403cm">
          <draw:text-box>
            <text:p text:style-name="P1"><text:span text:style-name="T21">total</text:span></text:p>
          </draw:text-box>
        </draw:frame>
        <draw:frame draw:style-name="gr8" draw:text-style-name="P9" draw:layer="layout" svg:width="2.745cm" svg:height="0.446cm" svg:x="9.03cm" svg:y="11.244cm">
          <draw:text-box>
            <text:p text:style-name="P1"><text:span text:style-name="T15">−</text:span><text:span text:style-name="T17"> [</text:span><text:span text:style-name="T14">ES</text:span><text:span text:style-name="T17">])[</text:span><text:span text:style-name="T14">S</text:span><text:span text:style-name="T17">] = (</text:span><text:span text:style-name="T15">k</text:span></text:p>
          </draw:text-box>
        </draw:frame>
        <draw:frame draw:style-name="gr9" draw:text-style-name="P10" draw:layer="layout" svg:width="0.28cm" svg:height="0.327cm" svg:x="11.541cm" svg:y="11.398cm">
          <draw:text-box>
            <text:p text:style-name="P1"><text:span text:style-name="T21">2</text:span></text:p>
          </draw:text-box>
        </draw:frame>
        <draw:frame draw:style-name="gr8" draw:text-style-name="P9" draw:layer="layout" svg:width="0.625cm" svg:height="0.446cm" svg:x="11.793cm" svg:y="11.244cm">
          <draw:text-box>
            <text:p text:style-name="P1"><text:span text:style-name="T17">+</text:span><text:span text:style-name="T15"> k</text:span></text:p>
          </draw:text-box>
        </draw:frame>
        <draw:frame draw:style-name="gr9" draw:text-style-name="P10" draw:layer="layout" svg:width="0.28cm" svg:height="0.327cm" svg:x="12.378cm" svg:y="11.398cm">
          <draw:text-box>
            <text:p text:style-name="P1"><text:span text:style-name="T21">3</text:span></text:p>
          </draw:text-box>
        </draw:frame>
        <draw:frame draw:style-name="gr8" draw:text-style-name="P9" draw:layer="layout" svg:width="1.048cm" svg:height="0.446cm" svg:x="12.545cm" svg:y="11.244cm">
          <draw:text-box>
            <text:p text:style-name="P1"><text:span text:style-name="T17">)[</text:span><text:span text:style-name="T14">ES</text:span><text:span text:style-name="T17">]</text:span><text:span text:style-name="T15">.</text:span></text:p>
          </draw:text-box>
        </draw:frame>
        <draw:frame draw:style-name="gr8" draw:text-style-name="P9" draw:layer="layout" svg:width="3.106cm" svg:height="0.446cm" svg:x="2.5cm" svg:y="12.109cm">
          <draw:text-box>
            <text:p text:style-name="P1"><text:span text:style-name="T14">Solving for [ES]:</text:span></text:p>
          </draw:text-box>
        </draw:frame>
        <draw:frame draw:style-name="gr8" draw:text-style-name="P9" draw:layer="layout" svg:width="1.236cm" svg:height="0.446cm" svg:x="7.519cm" svg:y="12.789cm">
          <draw:text-box>
            <text:p text:style-name="P1"><text:span text:style-name="T17">[</text:span><text:span text:style-name="T14">ES</text:span><text:span text:style-name="T17">] =</text:span></text:p>
          </draw:text-box>
        </draw:frame>
        <draw:frame draw:style-name="gr8" draw:text-style-name="P9" draw:layer="layout" svg:width="0.384cm" svg:height="0.429cm" svg:x="9.14cm" svg:y="12.529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9.341cm" svg:y="12.683cm">
          <draw:text-box>
            <text:p text:style-name="P1"><text:span text:style-name="T21">1</text:span></text:p>
          </draw:text-box>
        </draw:frame>
        <draw:frame draw:style-name="gr8" draw:text-style-name="P9" draw:layer="layout" svg:width="0.384cm" svg:height="0.429cm" svg:x="9.508cm" svg:y="12.529cm">
          <draw:text-box>
            <text:p text:style-name="P1"><text:span text:style-name="T15">E</text:span></text:p>
          </draw:text-box>
        </draw:frame>
        <draw:frame draw:style-name="gr9" draw:text-style-name="P10" draw:layer="layout" svg:width="0.641cm" svg:height="0.327cm" svg:x="9.792cm" svg:y="12.688cm">
          <draw:text-box>
            <text:p text:style-name="P1"><text:span text:style-name="T21">total</text:span></text:p>
          </draw:text-box>
        </draw:frame>
        <draw:line draw:style-name="gr11" draw:text-style-name="P5" draw:layer="layout" svg:x1="8.76cm" svg:y1="13.05cm" svg:x2="11.229cm" svg:y2="13.05cm">
          <text:p/>
        </draw:line>
        <draw:frame draw:style-name="gr8" draw:text-style-name="P9" draw:layer="layout" svg:width="0.547cm" svg:height="0.446cm" svg:x="10.423cm" svg:y="12.529cm">
          <draw:text-box>
            <text:p text:style-name="P1"><text:span text:style-name="T17">[</text:span><text:span text:style-name="T14">S</text:span><text:span text:style-name="T17">]</text:span></text:p>
          </draw:text-box>
        </draw:frame>
        <draw:frame draw:style-name="gr8" draw:text-style-name="P9" draw:layer="layout" svg:width="0.384cm" svg:height="0.429cm" svg:x="8.76cm" svg:y="13.053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27cm" svg:x="8.961cm" svg:y="13.207cm">
          <draw:text-box>
            <text:p text:style-name="P1"><text:span text:style-name="T21">2</text:span></text:p>
          </draw:text-box>
        </draw:frame>
        <draw:frame draw:style-name="gr8" draw:text-style-name="P9" draw:layer="layout" svg:width="0.625cm" svg:height="0.446cm" svg:x="9.213cm" svg:y="13.053cm">
          <draw:text-box>
            <text:p text:style-name="P1"><text:span text:style-name="T17">+</text:span><text:span text:style-name="T15"> k</text:span></text:p>
          </draw:text-box>
        </draw:frame>
        <draw:frame draw:style-name="gr9" draw:text-style-name="P10" draw:layer="layout" svg:width="0.28cm" svg:height="0.327cm" svg:x="9.799cm" svg:y="13.207cm">
          <draw:text-box>
            <text:p text:style-name="P1"><text:span text:style-name="T21">3</text:span></text:p>
          </draw:text-box>
        </draw:frame>
        <draw:frame draw:style-name="gr8" draw:text-style-name="P9" draw:layer="layout" svg:width="0.625cm" svg:height="0.446cm" svg:x="10.051cm" svg:y="13.053cm">
          <draw:text-box>
            <text:p text:style-name="P1"><text:span text:style-name="T17">+</text:span><text:span text:style-name="T15"> k</text:span></text:p>
          </draw:text-box>
        </draw:frame>
        <draw:frame draw:style-name="gr9" draw:text-style-name="P10" draw:layer="layout" svg:width="0.28cm" svg:height="0.327cm" svg:x="10.636cm" svg:y="13.207cm">
          <draw:text-box>
            <text:p text:style-name="P1"><text:span text:style-name="T21">1</text:span></text:p>
          </draw:text-box>
        </draw:frame>
        <draw:frame draw:style-name="gr8" draw:text-style-name="P9" draw:layer="layout" svg:width="0.547cm" svg:height="0.446cm" svg:x="10.803cm" svg:y="13.053cm">
          <draw:text-box>
            <text:p text:style-name="P1"><text:span text:style-name="T17">[</text:span><text:span text:style-name="T14">S</text:span><text:span text:style-name="T17">]</text:span></text:p>
          </draw:text-box>
        </draw:frame>
        <draw:frame draw:style-name="gr8" draw:text-style-name="P9" draw:layer="layout" svg:width="0.384cm" svg:height="0.446cm" svg:x="11.379cm" svg:y="12.789cm">
          <draw:text-box>
            <text:p text:style-name="P1"><text:span text:style-name="T17">=</text:span></text:p>
          </draw:text-box>
        </draw:frame>
        <draw:frame draw:style-name="gr8" draw:text-style-name="P9" draw:layer="layout" svg:width="0.384cm" svg:height="0.429cm" svg:x="11.909cm" svg:y="12.529cm">
          <draw:text-box>
            <text:p text:style-name="P1"><text:span text:style-name="T15">E</text:span></text:p>
          </draw:text-box>
        </draw:frame>
        <draw:frame draw:style-name="gr9" draw:text-style-name="P10" draw:layer="layout" svg:width="0.641cm" svg:height="0.327cm" svg:x="12.193cm" svg:y="12.688cm">
          <draw:text-box>
            <text:p text:style-name="P1"><text:span text:style-name="T21">total</text:span></text:p>
          </draw:text-box>
        </draw:frame>
        <draw:line draw:style-name="gr11" draw:text-style-name="P5" draw:layer="layout" svg:x1="11.827cm" svg:y1="13.05cm" svg:x2="13.332cm" svg:y2="13.05cm">
          <text:p/>
        </draw:line>
        <draw:frame draw:style-name="gr8" draw:text-style-name="P9" draw:layer="layout" svg:width="0.547cm" svg:height="0.446cm" svg:x="12.824cm" svg:y="12.529cm">
          <draw:text-box>
            <text:p text:style-name="P1"><text:span text:style-name="T17">[</text:span><text:span text:style-name="T14">S</text:span><text:span text:style-name="T17">]</text:span></text:p>
          </draw:text-box>
        </draw:frame>
        <draw:frame draw:style-name="gr8" draw:text-style-name="P9" draw:layer="layout" svg:width="0.384cm" svg:height="0.429cm" svg:x="11.827cm" svg:y="13.053cm">
          <draw:text-box>
            <text:p text:style-name="P1"><text:span text:style-name="T15">K</text:span></text:p>
          </draw:text-box>
        </draw:frame>
        <draw:frame draw:style-name="gr9" draw:text-style-name="P10" draw:layer="layout" svg:width="0.28cm" svg:height="0.314cm" svg:x="12.154cm" svg:y="13.207cm">
          <draw:text-box>
            <text:p text:style-name="P1"><text:span text:style-name="T20">m</text:span></text:p>
          </draw:text-box>
        </draw:frame>
        <draw:frame draw:style-name="gr8" draw:text-style-name="P9" draw:layer="layout" svg:width="0.993cm" svg:height="0.446cm" svg:x="12.521cm" svg:y="13.053cm">
          <draw:text-box>
            <text:p text:style-name="P1"><text:span text:style-name="T17">+ [</text:span><text:span text:style-name="T14">S</text:span><text:span text:style-name="T17">]</text:span></text:p>
          </draw:text-box>
        </draw:frame>
        <draw:frame draw:style-name="gr8" draw:text-style-name="P9" draw:layer="layout" svg:width="0.384cm" svg:height="0.429cm" svg:x="13.375cm" svg:y="12.789cm">
          <draw:text-box>
            <text:p text:style-name="P1"><text:span text:style-name="T15">.</text:span></text:p>
          </draw:text-box>
        </draw:frame>
        <draw:frame draw:style-name="gr8" draw:text-style-name="P9" draw:layer="layout" svg:width="5.525cm" svg:height="0.446cm" svg:x="2.5cm" svg:y="13.702cm">
          <draw:text-box>
            <text:p text:style-name="P1"><text:span text:style-name="T14">The reaction velocity is</text:span><text:span text:style-name="T15"> v</text:span><text:span text:style-name="T17"> =</text:span><text:span text:style-name="T15"> k</text:span></text:p>
          </draw:text-box>
        </draw:frame>
        <draw:frame draw:style-name="gr9" draw:text-style-name="P10" draw:layer="layout" svg:width="0.28cm" svg:height="0.327cm" svg:x="7.466cm" svg:y="13.856cm">
          <draw:text-box>
            <text:p text:style-name="P1"><text:span text:style-name="T21">3</text:span></text:p>
          </draw:text-box>
        </draw:frame>
        <draw:frame draw:style-name="gr8" draw:text-style-name="P9" draw:layer="layout" svg:width="1.6cm" svg:height="0.446cm" svg:x="7.633cm" svg:y="13.702cm">
          <draw:text-box>
            <text:p text:style-name="P1"><text:span text:style-name="T17">[</text:span><text:span text:style-name="T14">ES</text:span><text:span text:style-name="T17">] =</text:span><text:span text:style-name="T15"> V</text:span></text:p>
          </draw:text-box>
        </draw:frame>
        <draw:frame draw:style-name="gr9" draw:text-style-name="P10" draw:layer="layout" svg:width="0.611cm" svg:height="0.327cm" svg:x="9.058cm" svg:y="13.856cm">
          <draw:text-box>
            <text:p text:style-name="P1"><text:span text:style-name="T21">max</text:span></text:p>
          </draw:text-box>
        </draw:frame>
        <draw:frame draw:style-name="gr8" draw:text-style-name="P9" draw:layer="layout" svg:width="1.061cm" svg:height="0.446cm" svg:x="9.631cm" svg:y="13.702cm">
          <draw:text-box>
            <text:p text:style-name="P1"><text:span text:style-name="T17">[</text:span><text:span text:style-name="T14">S</text:span><text:span text:style-name="T17">]</text:span><text:span text:style-name="T15">/</text:span><text:span text:style-name="T17">(</text:span><text:span text:style-name="T15">K</text:span></text:p>
          </draw:text-box>
        </draw:frame>
        <draw:frame draw:style-name="gr9" draw:text-style-name="P10" draw:layer="layout" svg:width="0.28cm" svg:height="0.314cm" svg:x="10.726cm" svg:y="13.856cm">
          <draw:text-box>
            <text:p text:style-name="P1"><text:span text:style-name="T20">m</text:span></text:p>
          </draw:text-box>
        </draw:frame>
        <draw:line draw:style-name="gr4" draw:text-style-name="P5" draw:layer="layout" svg:x1="18.229cm" svg:y1="14.058cm" svg:x2="18.229cm" svg:y2="13.8cm">
          <text:p/>
        </draw:line>
        <draw:line draw:style-name="gr4" draw:text-style-name="P5" draw:layer="layout" svg:x1="18.236cm" svg:y1="13.807cm" svg:x2="18.465cm" svg:y2="13.807cm">
          <text:p/>
        </draw:line>
        <draw:line draw:style-name="gr4" draw:text-style-name="P5" draw:layer="layout" svg:x1="18.236cm" svg:y1="14.051cm" svg:x2="18.465cm" svg:y2="14.051cm">
          <text:p/>
        </draw:line>
        <draw:line draw:style-name="gr4" draw:text-style-name="P5" draw:layer="layout" svg:x1="18.473cm" svg:y1="14.058cm" svg:x2="18.473cm" svg:y2="13.8cm">
          <text:p/>
        </draw:line>
        <draw:frame draw:style-name="gr8" draw:text-style-name="P9" draw:layer="layout" svg:width="1.266cm" svg:height="0.446cm" svg:x="11.094cm" svg:y="13.702cm">
          <draw:text-box>
            <text:p text:style-name="P1"><text:span text:style-name="T17">+ [</text:span><text:span text:style-name="T14">S</text:span><text:span text:style-name="T17">])</text:span><text:span text:style-name="T14">.</text:span></text:p>
          </draw:text-box>
        </draw:frame>
        <draw:frame draw:style-name="gr7" draw:text-style-name="P8" draw:layer="layout" svg:width="0.505cm" svg:height="0.59cm" svg:x="2.5cm" svg:y="14.802cm">
          <draw:text-box>
            <text:p text:style-name="P1"><text:span text:style-name="T12">7</text:span></text:p>
          </draw:text-box>
        </draw:frame>
        <draw:frame draw:style-name="gr7" draw:text-style-name="P8" draw:layer="layout" svg:width="2.703cm" svg:height="0.59cm" svg:x="3.335cm" svg:y="14.802cm">
          <draw:text-box>
            <text:p text:style-name="P1"><text:span text:style-name="T12">Discussion</text:span></text:p>
          </draw:text-box>
        </draw:frame>
        <draw:frame draw:style-name="gr2" draw:text-style-name="P3" draw:layer="layout" svg:width="0.675cm" svg:height="0.497cm" svg:x="2.5cm" svg:y="15.753cm">
          <draw:text-box>
            <text:p text:style-name="P1"><text:span text:style-name="T18">7.1</text:span></text:p>
          </draw:text-box>
        </draw:frame>
        <draw:frame draw:style-name="gr2" draw:text-style-name="P3" draw:layer="layout" svg:width="2.048cm" svg:height="0.497cm" svg:x="3.581cm" svg:y="15.753cm">
          <draw:text-box>
            <text:p text:style-name="P1"><text:span text:style-name="T18">Summary</text:span></text:p>
          </draw:text-box>
        </draw:frame>
        <draw:frame draw:style-name="gr8" draw:text-style-name="P9" draw:layer="layout" svg:width="19.035cm" svg:height="0.446cm" svg:x="2.5cm" svg:y="16.514cm">
          <draw:text-box>
            <text:p text:style-name="P1"><text:span text:style-name="T14">We have developed a variational framework for chemical reaction networks based on the Onsager</text:span></text:p>
          </draw:text-box>
        </draw:frame>
        <draw:frame draw:style-name="gr8" draw:text-style-name="P9" draw:layer="layout" svg:width="5.788cm" svg:height="0.446cm" svg:x="2.5cm" svg:y="16.992cm">
          <draw:text-box>
            <text:p text:style-name="P1"><text:span text:style-name="T14">Rayleigh dissipation principle:</text:span></text:p>
          </draw:text-box>
        </draw:frame>
        <draw:frame draw:style-name="gr8" draw:text-style-name="P9" draw:layer="layout" svg:width="0.384cm" svg:height="0.446cm" svg:x="2.972cm" svg:y="17.786cm">
          <draw:text-box>
            <text:p text:style-name="P1"><text:span text:style-name="T14">1.</text:span></text:p>
          </draw:text-box>
        </draw:frame>
        <draw:frame draw:style-name="gr8" draw:text-style-name="P9" draw:layer="layout" svg:width="5.727cm" svg:height="0.446cm" svg:x="3.462cm" svg:y="17.786cm">
          <draw:text-box>
            <text:p text:style-name="P1"><text:span text:style-name="T14">The optimal steady-state ux</text:span><text:span text:style-name="T15"> J</text:span></text:p>
          </draw:text-box>
        </draw:frame>
        <draw:frame draw:style-name="gr9" draw:text-style-name="P10" draw:layer="layout" svg:width="0.28cm" svg:height="0.314cm" svg:x="8.798cm" svg:y="17.742cm">
          <draw:text-box>
            <text:p text:style-name="P1"><text:span text:style-name="T20">∗</text:span></text:p>
          </draw:text-box>
        </draw:frame>
        <draw:frame draw:style-name="gr8" draw:text-style-name="P9" draw:layer="layout" svg:width="3.362cm" svg:height="0.446cm" svg:x="9.093cm" svg:y="17.786cm">
          <draw:text-box>
            <text:p text:style-name="P1"><text:span text:style-name="T14">minimizes</text:span><text:span text:style-name="T15"> F</text:span><text:span text:style-name="T17"> (</text:span><text:span text:style-name="T15">J</text:span><text:span text:style-name="T17">) =</text:span></text:p>
          </draw:text-box>
        </draw:frame>
        <draw:line draw:style-name="gr11" draw:text-style-name="P5" draw:layer="layout" svg:x1="12.286cm" svg:y1="18.046cm" svg:x2="12.436cm" svg:y2="18.046cm">
          <text:p/>
        </draw:line>
        <draw:frame draw:style-name="gr9" draw:text-style-name="P10" draw:layer="layout" svg:width="0.28cm" svg:height="0.327cm" svg:x="12.287cm" svg:y="17.731cm">
          <draw:text-box>
            <text:p text:style-name="P1"><text:span text:style-name="T21">1</text:span></text:p>
          </draw:text-box>
        </draw:frame>
        <draw:frame draw:style-name="gr9" draw:text-style-name="P10" draw:layer="layout" svg:width="0.28cm" svg:height="0.327cm" svg:x="12.287cm" svg:y="18.015cm">
          <draw:text-box>
            <text:p text:style-name="P1"><text:span text:style-name="T21">2</text:span></text:p>
          </draw:text-box>
        </draw:frame>
        <draw:frame draw:style-name="gr8" draw:text-style-name="P9" draw:layer="layout" svg:width="0.962cm" svg:height="0.429cm" svg:x="12.478cm" svg:y="17.786cm">
          <draw:text-box>
            <text:p text:style-name="P1"><text:span text:style-name="T15">⟨J, J ⟩</text:span></text:p>
          </draw:text-box>
        </draw:frame>
        <draw:frame draw:style-name="gr9" draw:text-style-name="P10" draw:layer="layout" svg:width="0.28cm" svg:height="0.314cm" svg:x="13.407cm" svg:y="17.966cm">
          <draw:text-box>
            <text:p text:style-name="P1"><text:span text:style-name="T20">W</text:span></text:p>
          </draw:text-box>
        </draw:frame>
        <draw:frame draw:style-name="gr10" draw:text-style-name="P11" draw:layer="layout" svg:width="0.261cm" svg:height="0.247cm" svg:x="13.73cm" svg:y="17.951cm">
          <draw:text-box>
            <text:p text:style-name="P1"><text:span text:style-name="T24">−</text:span><text:span text:style-name="T25">1</text:span></text:p>
          </draw:text-box>
        </draw:frame>
        <draw:frame draw:style-name="gr8" draw:text-style-name="P9" draw:layer="layout" svg:width="3.804cm" svg:height="0.446cm" svg:x="14.183cm" svg:y="17.786cm">
          <draw:text-box>
            <text:p text:style-name="P1"><text:span text:style-name="T15">− ⟨ω, J ⟩</text:span><text:span text:style-name="T14"> over</text:span><text:span text:style-name="T17"> ker(</text:span><text:span text:style-name="T15">B</text:span><text:span text:style-name="T17">)</text:span><text:span text:style-name="T14">.</text:span></text:p>
          </draw:text-box>
        </draw:frame>
        <draw:frame draw:style-name="gr8" draw:text-style-name="P9" draw:layer="layout" svg:width="0.384cm" svg:height="0.446cm" svg:x="2.972cm" svg:y="18.58cm">
          <draw:text-box>
            <text:p text:style-name="P1"><text:span text:style-name="T14">2.</text:span></text:p>
          </draw:text-box>
        </draw:frame>
        <draw:frame draw:style-name="gr8" draw:text-style-name="P9" draw:layer="layout" svg:width="4.75cm" svg:height="0.446cm" svg:x="3.462cm" svg:y="18.58cm">
          <draw:text-box>
            <text:p text:style-name="P1"><text:span text:style-name="T14">The minimizer is unique,</text:span></text:p>
          </draw:text-box>
        </draw:frame>
        <draw:frame draw:style-name="gr8" draw:text-style-name="P9" draw:layer="layout" svg:width="8.971cm" svg:height="0.446cm" svg:x="7.904cm" svg:y="18.58cm">
          <draw:text-box>
            <text:p text:style-name="P1"><text:span text:style-name="T14">explicitly computable via Laplacian projection,</text:span></text:p>
          </draw:text-box>
        </draw:frame>
        <draw:frame draw:style-name="gr8" draw:text-style-name="P9" draw:layer="layout" svg:width="2.541cm" svg:height="0.446cm" svg:x="16.091cm" svg:y="18.58cm">
          <draw:text-box>
            <text:p text:style-name="P1"><text:span text:style-name="T14">and satises a</text:span></text:p>
          </draw:text-box>
        </draw:frame>
        <draw:frame draw:style-name="gr8" draw:text-style-name="P9" draw:layer="layout" svg:width="5.264cm" svg:height="0.446cm" svg:x="3.462cm" svg:y="19.058cm">
          <draw:text-box>
            <text:p text:style-name="P1"><text:span text:style-name="T14">sharp quadratic expansion.</text:span></text:p>
          </draw:text-box>
        </draw:frame>
        <draw:frame draw:style-name="gr8" draw:text-style-name="P9" draw:layer="layout" svg:width="0.384cm" svg:height="0.446cm" svg:x="2.972cm" svg:y="19.852cm">
          <draw:text-box>
            <text:p text:style-name="P1"><text:span text:style-name="T14">3.</text:span></text:p>
          </draw:text-box>
        </draw:frame>
        <draw:frame draw:style-name="gr8" draw:text-style-name="P9" draw:layer="layout" svg:width="17.844cm" svg:height="0.446cm" svg:x="3.462cm" svg:y="19.852cm">
          <draw:text-box>
            <text:p text:style-name="P1"><text:span text:style-name="T14">For CRNT with mass-action kinetics, cycle anities are concentration-independent (Wegschei-</text:span></text:p>
          </draw:text-box>
        </draw:frame>
        <draw:frame draw:style-name="gr8" draw:text-style-name="P9" draw:layer="layout" svg:width="2.818cm" svg:height="0.446cm" svg:x="3.462cm" svg:y="20.33cm">
          <draw:text-box>
            <text:p text:style-name="P1"><text:span text:style-name="T14">der condition).</text:span></text:p>
          </draw:text-box>
        </draw:frame>
        <draw:frame draw:style-name="gr8" draw:text-style-name="P9" draw:layer="layout" svg:width="0.384cm" svg:height="0.446cm" svg:x="2.972cm" svg:y="21.125cm">
          <draw:text-box>
            <text:p text:style-name="P1"><text:span text:style-name="T14">4.</text:span></text:p>
          </draw:text-box>
        </draw:frame>
        <draw:frame draw:style-name="gr8" draw:text-style-name="P9" draw:layer="layout" svg:width="10.93cm" svg:height="0.446cm" svg:x="3.462cm" svg:y="21.125cm">
          <draw:text-box>
            <text:p text:style-name="P1"><text:span text:style-name="T14">Deciency zero networks have particularly nice structure:</text:span></text:p>
          </draw:text-box>
        </draw:frame>
        <draw:frame draw:style-name="gr8" draw:text-style-name="P9" draw:layer="layout" svg:width="5.523cm" svg:height="0.446cm" svg:x="13.714cm" svg:y="21.125cm">
          <draw:text-box>
            <text:p text:style-name="P1"><text:span text:style-name="T14">existence and uniqueness of</text:span></text:p>
          </draw:text-box>
        </draw:frame>
        <draw:frame draw:style-name="gr8" draw:text-style-name="P9" draw:layer="layout" svg:width="5.579cm" svg:height="0.446cm" svg:x="3.462cm" svg:y="21.603cm">
          <draw:text-box>
            <text:p text:style-name="P1"><text:span text:style-name="T14">complex-balanced equilibria.</text:span></text:p>
          </draw:text-box>
        </draw:frame>
        <draw:frame draw:style-name="gr2" draw:text-style-name="P3" draw:layer="layout" svg:width="0.675cm" svg:height="0.497cm" svg:x="2.5cm" svg:y="22.599cm">
          <draw:text-box>
            <text:p text:style-name="P1"><text:span text:style-name="T18">7.2</text:span></text:p>
          </draw:text-box>
        </draw:frame>
        <draw:frame draw:style-name="gr2" draw:text-style-name="P3" draw:layer="layout" svg:width="3.747cm" svg:height="0.497cm" svg:x="3.581cm" svg:y="22.599cm">
          <draw:text-box>
            <text:p text:style-name="P1"><text:span text:style-name="T18">Formal Verication</text:span></text:p>
          </draw:text-box>
        </draw:frame>
        <draw:frame draw:style-name="gr8" draw:text-style-name="P9" draw:layer="layout" svg:width="10.248cm" svg:height="0.446cm" svg:x="2.5cm" svg:y="23.36cm">
          <draw:text-box>
            <text:p text:style-name="P1"><text:span text:style-name="T14">The entire framework has been formalized in Lean 4:</text:span></text:p>
          </draw:text-box>
        </draw:frame>
        <draw:frame draw:style-name="gr8" draw:text-style-name="P9" draw:layer="layout" svg:width="6.577cm" svg:height="0.446cm" svg:x="3.078cm" svg:y="24.154cm">
          <draw:text-box>
            <text:p text:style-name="P1"><text:span text:style-name="T23"></text:span><text:span text:style-name="T14"> 2529 lines of code across 5 les,</text:span></text:p>
          </draw:text-box>
        </draw:frame>
        <draw:frame draw:style-name="gr8" draw:text-style-name="P9" draw:layer="layout" svg:width="6.193cm" svg:height="0.446cm" svg:x="3.078cm" svg:y="24.948cm">
          <draw:text-box>
            <text:p text:style-name="P1"><text:span text:style-name="T23"></text:span><text:span text:style-name="T14"> 66 theorems, all fully proven,</text:span></text:p>
          </draw:text-box>
        </draw:frame>
        <draw:frame draw:style-name="gr8" draw:text-style-name="P9" draw:layer="layout" svg:width="9.57cm" svg:height="0.446cm" svg:x="3.078cm" svg:y="25.743cm">
          <draw:text-box>
            <text:p text:style-name="P1"><text:span text:style-name="T23"></text:span><text:span text:style-name="T14"> Zero</text:span><text:span text:style-name="T28"> sorry</text:span><text:span text:style-name="T14"> placeholders (unproven assertions),</text:span></text:p>
          </draw:text-box>
        </draw:frame>
        <draw:frame draw:style-name="gr8" draw:text-style-name="P9" draw:layer="layout" svg:width="12.049cm" svg:height="0.446cm" svg:x="3.078cm" svg:y="26.537cm">
          <draw:text-box>
            <text:p text:style-name="P1"><text:span text:style-name="T23"></text:span><text:span text:style-name="T14"> Machine-checkable correspondence with paper statements.</text:span></text:p>
          </draw:text-box>
        </draw:frame>
        <draw:frame draw:style-name="gr8" draw:text-style-name="P9" draw:layer="layout" svg:width="0.492cm" svg:height="0.446cm" svg:x="10.309cm" svg:y="27.897cm">
          <draw:text-box>
            <text:p text:style-name="P1"><text:span text:style-name="T14">10</text:span></text:p>
          </draw:text-box>
        </draw:frame>
      </draw:page>
      <draw:page draw:name="page11" draw:style-name="dp1" draw:master-page-name="master-page56">
        <draw:frame draw:style-name="gr8" draw:text-style-name="P9" draw:layer="layout" svg:width="5.661cm" svg:height="0.446cm" svg:x="3.097cm" svg:y="2.529cm">
          <draw:text-box>
            <text:p text:style-name="P1"><text:span text:style-name="T14">This provides several benets:</text:span></text:p>
          </draw:text-box>
        </draw:frame>
        <draw:frame draw:style-name="gr8" draw:text-style-name="P9" draw:layer="layout" svg:width="0.384cm" svg:height="0.446cm" svg:x="2.972cm" svg:y="3.324cm">
          <draw:text-box>
            <text:p text:style-name="P1"><text:span text:style-name="T14">1.</text:span></text:p>
          </draw:text-box>
        </draw:frame>
        <draw:frame draw:style-name="gr8" draw:text-style-name="P9" draw:layer="layout" svg:width="2.436cm" svg:height="0.446cm" svg:x="3.462cm" svg:y="3.324cm">
          <draw:text-box>
            <text:p text:style-name="P1"><text:span text:style-name="T13">Correctness</text:span><text:span text:style-name="T14">:</text:span></text:p>
          </draw:text-box>
        </draw:frame>
        <draw:frame draw:style-name="gr8" draw:text-style-name="P9" draw:layer="layout" svg:width="8.242cm" svg:height="0.446cm" svg:x="5.996cm" svg:y="3.324cm">
          <draw:text-box>
            <text:p text:style-name="P1"><text:span text:style-name="T14">Every proof has been mechanically veried.</text:span></text:p>
          </draw:text-box>
        </draw:frame>
        <draw:frame draw:style-name="gr8" draw:text-style-name="P9" draw:layer="layout" svg:width="0.384cm" svg:height="0.446cm" svg:x="2.972cm" svg:y="4.118cm">
          <draw:text-box>
            <text:p text:style-name="P1"><text:span text:style-name="T14">2.</text:span></text:p>
          </draw:text-box>
        </draw:frame>
        <draw:frame draw:style-name="gr8" draw:text-style-name="P9" draw:layer="layout" svg:width="1.866cm" svg:height="0.446cm" svg:x="3.462cm" svg:y="4.118cm">
          <draw:text-box>
            <text:p text:style-name="P1"><text:span text:style-name="T13">Precision</text:span><text:span text:style-name="T14">:</text:span></text:p>
          </draw:text-box>
        </draw:frame>
        <draw:frame draw:style-name="gr8" draw:text-style-name="P9" draw:layer="layout" svg:width="9.202cm" svg:height="0.446cm" svg:x="5.497cm" svg:y="4.118cm">
          <draw:text-box>
            <text:p text:style-name="P1"><text:span text:style-name="T14">Assumptions are explicit and cannot be hidden.</text:span></text:p>
          </draw:text-box>
        </draw:frame>
        <draw:frame draw:style-name="gr8" draw:text-style-name="P9" draw:layer="layout" svg:width="0.384cm" svg:height="0.446cm" svg:x="2.972cm" svg:y="4.912cm">
          <draw:text-box>
            <text:p text:style-name="P1"><text:span text:style-name="T14">3.</text:span></text:p>
          </draw:text-box>
        </draw:frame>
        <draw:frame draw:style-name="gr8" draw:text-style-name="P9" draw:layer="layout" svg:width="3.027cm" svg:height="0.446cm" svg:x="3.462cm" svg:y="4.912cm">
          <draw:text-box>
            <text:p text:style-name="P1"><text:span text:style-name="T13">Reproducibility</text:span><text:span text:style-name="T14">:</text:span></text:p>
          </draw:text-box>
        </draw:frame>
        <draw:frame draw:style-name="gr8" draw:text-style-name="P9" draw:layer="layout" svg:width="9.894cm" svg:height="0.446cm" svg:x="6.738cm" svg:y="4.912cm">
          <draw:text-box>
            <text:p text:style-name="P1"><text:span text:style-name="T14">Anyone can verify the proofs by running</text:span><text:span text:style-name="T28"> lake build</text:span><text:span text:style-name="T14">.</text:span></text:p>
          </draw:text-box>
        </draw:frame>
        <draw:frame draw:style-name="gr8" draw:text-style-name="P9" draw:layer="layout" svg:width="0.384cm" svg:height="0.446cm" svg:x="2.972cm" svg:y="5.707cm">
          <draw:text-box>
            <text:p text:style-name="P1"><text:span text:style-name="T14">4.</text:span></text:p>
          </draw:text-box>
        </draw:frame>
        <draw:frame draw:style-name="gr8" draw:text-style-name="P9" draw:layer="layout" svg:width="2.296cm" svg:height="0.446cm" svg:x="3.462cm" svg:y="5.707cm">
          <draw:text-box>
            <text:p text:style-name="P1"><text:span text:style-name="T13">Foundation</text:span><text:span text:style-name="T14">:</text:span></text:p>
          </draw:text-box>
        </draw:frame>
        <draw:frame draw:style-name="gr8" draw:text-style-name="P9" draw:layer="layout" svg:width="11.061cm" svg:height="0.446cm" svg:x="5.902cm" svg:y="5.707cm">
          <draw:text-box>
            <text:p text:style-name="P1"><text:span text:style-name="T14">The formalization serves as a basis for future extensions.</text:span></text:p>
          </draw:text-box>
        </draw:frame>
        <draw:frame draw:style-name="gr2" draw:text-style-name="P3" draw:layer="layout" svg:width="0.675cm" svg:height="0.497cm" svg:x="2.5cm" svg:y="6.703cm">
          <draw:text-box>
            <text:p text:style-name="P1"><text:span text:style-name="T18">7.3</text:span></text:p>
          </draw:text-box>
        </draw:frame>
        <draw:frame draw:style-name="gr2" draw:text-style-name="P3" draw:layer="layout" svg:width="2.614cm" svg:height="0.497cm" svg:x="3.581cm" svg:y="6.703cm">
          <draw:text-box>
            <text:p text:style-name="P1"><text:span text:style-name="T18">Future Work</text:span></text:p>
          </draw:text-box>
        </draw:frame>
        <draw:frame draw:style-name="gr8" draw:text-style-name="P9" draw:layer="layout" svg:width="5.08cm" svg:height="0.446cm" svg:x="2.5cm" svg:y="7.464cm">
          <draw:text-box>
            <text:p text:style-name="P1"><text:span text:style-name="T14">Several directions remain:</text:span></text:p>
          </draw:text-box>
        </draw:frame>
        <draw:frame draw:style-name="gr8" draw:text-style-name="P9" draw:layer="layout" svg:width="0.384cm" svg:height="0.446cm" svg:x="2.972cm" svg:y="8.258cm">
          <draw:text-box>
            <text:p text:style-name="P1"><text:span text:style-name="T14">1.</text:span></text:p>
          </draw:text-box>
        </draw:frame>
        <draw:frame draw:style-name="gr8" draw:text-style-name="P9" draw:layer="layout" svg:width="4.506cm" svg:height="0.446cm" svg:x="3.462cm" svg:y="8.258cm">
          <draw:text-box>
            <text:p text:style-name="P1"><text:span text:style-name="T13">Deciency one theorem</text:span><text:span text:style-name="T14">:</text:span></text:p>
          </draw:text-box>
        </draw:frame>
        <draw:frame draw:style-name="gr8" draw:text-style-name="P9" draw:layer="layout" svg:width="5.943cm" svg:height="0.446cm" svg:x="8.253cm" svg:y="8.258cm">
          <draw:text-box>
            <text:p text:style-name="P1"><text:span text:style-name="T14">Extend to networks with</text:span><text:span text:style-name="T15"> δ</text:span><text:span text:style-name="T17"> = 1</text:span><text:span text:style-name="T14">.</text:span></text:p>
          </draw:text-box>
        </draw:frame>
        <draw:frame draw:style-name="gr8" draw:text-style-name="P9" draw:layer="layout" svg:width="0.384cm" svg:height="0.446cm" svg:x="2.972cm" svg:y="9.052cm">
          <draw:text-box>
            <text:p text:style-name="P1"><text:span text:style-name="T14">2.</text:span></text:p>
          </draw:text-box>
        </draw:frame>
        <draw:frame draw:style-name="gr8" draw:text-style-name="P9" draw:layer="layout" svg:width="5.744cm" svg:height="0.446cm" svg:x="3.462cm" svg:y="9.052cm">
          <draw:text-box>
            <text:p text:style-name="P1"><text:span text:style-name="T13">Persistence and permanence</text:span><text:span text:style-name="T14">:</text:span></text:p>
          </draw:text-box>
        </draw:frame>
        <draw:frame draw:style-name="gr8" draw:text-style-name="P9" draw:layer="layout" svg:width="6.378cm" svg:height="0.446cm" svg:x="9.188cm" svg:y="9.052cm">
          <draw:text-box>
            <text:p text:style-name="P1"><text:span text:style-name="T14">Formalize global stability results.</text:span></text:p>
          </draw:text-box>
        </draw:frame>
        <draw:frame draw:style-name="gr8" draw:text-style-name="P9" draw:layer="layout" svg:width="0.384cm" svg:height="0.446cm" svg:x="2.972cm" svg:y="9.846cm">
          <draw:text-box>
            <text:p text:style-name="P1"><text:span text:style-name="T14">3.</text:span></text:p>
          </draw:text-box>
        </draw:frame>
        <draw:frame draw:style-name="gr8" draw:text-style-name="P9" draw:layer="layout" svg:width="3.274cm" svg:height="0.446cm" svg:x="3.462cm" svg:y="9.846cm">
          <draw:text-box>
            <text:p text:style-name="P1"><text:span text:style-name="T13">Stochastic CRNs</text:span><text:span text:style-name="T14">:</text:span></text:p>
          </draw:text-box>
        </draw:frame>
        <draw:frame draw:style-name="gr8" draw:text-style-name="P9" draw:layer="layout" svg:width="7.892cm" svg:height="0.446cm" svg:x="6.999cm" svg:y="9.846cm">
          <draw:text-box>
            <text:p text:style-name="P1"><text:span text:style-name="T14">Extend to the chemical master equation.</text:span></text:p>
          </draw:text-box>
        </draw:frame>
        <draw:frame draw:style-name="gr8" draw:text-style-name="P9" draw:layer="layout" svg:width="0.384cm" svg:height="0.446cm" svg:x="2.972cm" svg:y="10.641cm">
          <draw:text-box>
            <text:p text:style-name="P1"><text:span text:style-name="T14">4.</text:span></text:p>
          </draw:text-box>
        </draw:frame>
        <draw:frame draw:style-name="gr8" draw:text-style-name="P9" draw:layer="layout" svg:width="3.369cm" svg:height="0.446cm" svg:x="3.462cm" svg:y="10.641cm">
          <draw:text-box>
            <text:p text:style-name="P1"><text:span text:style-name="T13">Larger examples</text:span><text:span text:style-name="T14">:</text:span></text:p>
          </draw:text-box>
        </draw:frame>
        <draw:frame draw:style-name="gr8" draw:text-style-name="P9" draw:layer="layout" svg:width="10.345cm" svg:height="0.446cm" svg:x="6.898cm" svg:y="10.641cm">
          <draw:text-box>
            <text:p text:style-name="P1"><text:span text:style-name="T14">Formalize metabolic networks (glycolysis, TCA cycle).</text:span></text:p>
          </draw:text-box>
        </draw:frame>
        <draw:frame draw:style-name="gr7" draw:text-style-name="P8" draw:layer="layout" svg:width="4.663cm" svg:height="0.59cm" svg:x="2.5cm" svg:y="11.741cm">
          <draw:text-box>
            <text:p text:style-name="P1"><text:span text:style-name="T12">Acknowledgments</text:span></text:p>
          </draw:text-box>
        </draw:frame>
        <draw:frame draw:style-name="gr8" draw:text-style-name="P9" draw:layer="layout" svg:width="18.002cm" svg:height="0.446cm" svg:x="2.5cm" svg:y="12.712cm">
          <draw:text-box>
            <text:p text:style-name="P1"><text:span text:style-name="T14">The author thanks the Lean and Mathlib communities for developing the tools that made this</text:span></text:p>
          </draw:text-box>
        </draw:frame>
        <draw:frame draw:style-name="gr8" draw:text-style-name="P9" draw:layer="layout" svg:width="4.355cm" svg:height="0.446cm" svg:x="2.5cm" svg:y="13.19cm">
          <draw:text-box>
            <text:p text:style-name="P1"><text:span text:style-name="T14">formalization possible.</text:span></text:p>
          </draw:text-box>
        </draw:frame>
        <draw:frame draw:style-name="gr7" draw:text-style-name="P8" draw:layer="layout" svg:width="2.859cm" svg:height="0.59cm" svg:x="2.5cm" svg:y="14.29cm">
          <draw:text-box>
            <text:p text:style-name="P1"><text:span text:style-name="T12">References</text:span></text:p>
          </draw:text-box>
        </draw:frame>
        <draw:frame draw:style-name="gr8" draw:text-style-name="P9" draw:layer="layout" svg:width="0.548cm" svg:height="0.446cm" svg:x="2.691cm" svg:y="15.262cm">
          <draw:text-box>
            <text:p text:style-name="P1"><text:span text:style-name="T14">[1]</text:span></text:p>
          </draw:text-box>
        </draw:frame>
        <draw:frame draw:style-name="gr8" draw:text-style-name="P9" draw:layer="layout" svg:width="0.421cm" svg:height="0.446cm" svg:x="3.288cm" svg:y="15.262cm">
          <draw:text-box>
            <text:p text:style-name="P1"><text:span text:style-name="T14">D.</text:span></text:p>
          </draw:text-box>
        </draw:frame>
        <draw:frame draw:style-name="gr8" draw:text-style-name="P9" draw:layer="layout" svg:width="0.384cm" svg:height="0.446cm" svg:x="3.838cm" svg:y="15.262cm">
          <draw:text-box>
            <text:p text:style-name="P1"><text:span text:style-name="T14">F.</text:span></text:p>
          </draw:text-box>
        </draw:frame>
        <draw:frame draw:style-name="gr8" draw:text-style-name="P9" draw:layer="layout" svg:width="1.953cm" svg:height="0.446cm" svg:x="4.346cm" svg:y="15.262cm">
          <draw:text-box>
            <text:p text:style-name="P1"><text:span text:style-name="T14">Anderson,</text:span></text:p>
          </draw:text-box>
        </draw:frame>
        <draw:frame draw:style-name="gr8" draw:text-style-name="P9" draw:layer="layout" svg:width="0.423cm" svg:height="0.446cm" svg:x="6.197cm" svg:y="15.262cm">
          <draw:text-box>
            <text:p text:style-name="P1"><text:span text:style-name="T14">G.</text:span></text:p>
          </draw:text-box>
        </draw:frame>
        <draw:frame draw:style-name="gr8" draw:text-style-name="P9" draw:layer="layout" svg:width="1.595cm" svg:height="0.446cm" svg:x="6.756cm" svg:y="15.262cm">
          <draw:text-box>
            <text:p text:style-name="P1"><text:span text:style-name="T14">Craciun,</text:span></text:p>
          </draw:text-box>
        </draw:frame>
        <draw:frame draw:style-name="gr8" draw:text-style-name="P9" draw:layer="layout" svg:width="1.207cm" svg:height="0.446cm" svg:x="8.338cm" svg:y="15.262cm">
          <draw:text-box>
            <text:p text:style-name="P1"><text:span text:style-name="T14">and T.</text:span></text:p>
          </draw:text-box>
        </draw:frame>
        <draw:frame draw:style-name="gr8" draw:text-style-name="P9" draw:layer="layout" svg:width="0.423cm" svg:height="0.446cm" svg:x="9.641cm" svg:y="15.262cm">
          <draw:text-box>
            <text:p text:style-name="P1"><text:span text:style-name="T14">G.</text:span></text:p>
          </draw:text-box>
        </draw:frame>
        <draw:frame draw:style-name="gr8" draw:text-style-name="P9" draw:layer="layout" svg:width="1.133cm" svg:height="0.446cm" svg:x="10.2cm" svg:y="15.262cm">
          <draw:text-box>
            <text:p text:style-name="P1"><text:span text:style-name="T14">Kurtz.</text:span></text:p>
          </draw:text-box>
        </draw:frame>
        <draw:frame draw:style-name="gr8" draw:text-style-name="P9" draw:layer="layout" svg:width="7.765cm" svg:height="0.446cm" svg:x="11.526cm" svg:y="15.262cm">
          <draw:text-box>
            <text:p text:style-name="P1"><text:span text:style-name="T14">Product-form stationary distributions for</text:span></text:p>
          </draw:text-box>
        </draw:frame>
        <draw:frame draw:style-name="gr8" draw:text-style-name="P9" draw:layer="layout" svg:width="17.563cm" svg:height="0.446cm" svg:x="3.288cm" svg:y="15.74cm">
          <draw:text-box>
            <text:p text:style-name="P1"><text:span text:style-name="T14">deciency zero chemical reaction networks.</text:span><text:span text:style-name="T16"> Bulletin of Mathematical Biology</text:span><text:span text:style-name="T14">, 72:19471970,</text:span></text:p>
          </draw:text-box>
        </draw:frame>
        <draw:frame draw:style-name="gr8" draw:text-style-name="P9" draw:layer="layout" svg:width="1.105cm" svg:height="0.446cm" svg:x="3.288cm" svg:y="16.218cm">
          <draw:text-box>
            <text:p text:style-name="P1"><text:span text:style-name="T14">2010.</text:span></text:p>
          </draw:text-box>
        </draw:frame>
        <draw:frame draw:style-name="gr8" draw:text-style-name="P9" draw:layer="layout" svg:width="0.548cm" svg:height="0.446cm" svg:x="2.691cm" svg:y="17.012cm">
          <draw:text-box>
            <text:p text:style-name="P1"><text:span text:style-name="T14">[2]</text:span></text:p>
          </draw:text-box>
        </draw:frame>
        <draw:frame draw:style-name="gr8" draw:text-style-name="P9" draw:layer="layout" svg:width="4.622cm" svg:height="0.446cm" svg:x="3.288cm" svg:y="17.012cm">
          <draw:text-box>
            <text:p text:style-name="P1"><text:span text:style-name="T14">J. Avigad and S. Massot.</text:span></text:p>
          </draw:text-box>
        </draw:frame>
        <draw:frame draw:style-name="gr8" draw:text-style-name="P9" draw:layer="layout" svg:width="4.135cm" svg:height="0.446cm" svg:x="7.645cm" svg:y="17.012cm">
          <draw:text-box>
            <text:p text:style-name="P1"><text:span text:style-name="T14">Mathematics in Lean.</text:span></text:p>
          </draw:text-box>
        </draw:frame>
        <draw:frame draw:style-name="gr8" draw:text-style-name="P9" draw:layer="layout" svg:width="4.421cm" svg:height="0.446cm" svg:x="11.468cm" svg:y="17.012cm">
          <draw:text-box>
            <text:p text:style-name="P1"><text:span text:style-name="T14">Online textbook, 2020.</text:span></text:p>
          </draw:text-box>
        </draw:frame>
        <draw:frame draw:style-name="gr8" draw:text-style-name="P9" draw:layer="layout" svg:width="0.548cm" svg:height="0.446cm" svg:x="2.691cm" svg:y="17.806cm">
          <draw:text-box>
            <text:p text:style-name="P1"><text:span text:style-name="T14">[3]</text:span></text:p>
          </draw:text-box>
        </draw:frame>
        <draw:frame draw:style-name="gr8" draw:text-style-name="P9" draw:layer="layout" svg:width="4.95cm" svg:height="0.446cm" svg:x="3.288cm" svg:y="17.806cm">
          <draw:text-box>
            <text:p text:style-name="P1"><text:span text:style-name="T14">A. Boldobev and T. Hales.</text:span></text:p>
          </draw:text-box>
        </draw:frame>
        <draw:frame draw:style-name="gr8" draw:text-style-name="P9" draw:layer="layout" svg:width="7.359cm" svg:height="0.446cm" svg:x="7.952cm" svg:y="17.806cm">
          <draw:text-box>
            <text:p text:style-name="P1"><text:span text:style-name="T14">Formal proof of the Kepler conjecture.</text:span></text:p>
          </draw:text-box>
        </draw:frame>
        <draw:frame draw:style-name="gr8" draw:text-style-name="P9" draw:layer="layout" svg:width="4.458cm" svg:height="0.446cm" svg:x="14.583cm" svg:y="17.806cm">
          <draw:text-box>
            <text:p text:style-name="P1"><text:span text:style-name="T16">Forum of Mathematics,</text:span></text:p>
          </draw:text-box>
        </draw:frame>
        <draw:frame draw:style-name="gr8" draw:text-style-name="P9" draw:layer="layout" svg:width="2.791cm" svg:height="0.446cm" svg:x="3.288cm" svg:y="18.284cm">
          <draw:text-box>
            <text:p text:style-name="P1"><text:span text:style-name="T16">Pi</text:span><text:span text:style-name="T14">, 5:e2, 2017.</text:span></text:p>
          </draw:text-box>
        </draw:frame>
        <draw:frame draw:style-name="gr8" draw:text-style-name="P9" draw:layer="layout" svg:width="0.548cm" svg:height="0.446cm" svg:x="2.691cm" svg:y="19.078cm">
          <draw:text-box>
            <text:p text:style-name="P1"><text:span text:style-name="T14">[4]</text:span></text:p>
          </draw:text-box>
        </draw:frame>
        <draw:frame draw:style-name="gr8" draw:text-style-name="P9" draw:layer="layout" svg:width="2.174cm" svg:height="0.446cm" svg:x="3.288cm" svg:y="19.078cm">
          <draw:text-box>
            <text:p text:style-name="P1"><text:span text:style-name="T14">K. Buzzard.</text:span></text:p>
          </draw:text-box>
        </draw:frame>
        <draw:frame draw:style-name="gr8" draw:text-style-name="P9" draw:layer="layout" svg:width="6.538cm" svg:height="0.446cm" svg:x="5.472cm" svg:y="19.078cm">
          <draw:text-box>
            <text:p text:style-name="P1"><text:span text:style-name="T14">Formalising mathematics in Lean.</text:span></text:p>
          </draw:text-box>
        </draw:frame>
        <draw:frame draw:style-name="gr8" draw:text-style-name="P9" draw:layer="layout" svg:width="4.993cm" svg:height="0.446cm" svg:x="11.333cm" svg:y="19.078cm">
          <draw:text-box>
            <text:p text:style-name="P1"><text:span text:style-name="T16">Notices of the AMS</text:span><text:span text:style-name="T14">, 2020.</text:span></text:p>
          </draw:text-box>
        </draw:frame>
        <draw:frame draw:style-name="gr8" draw:text-style-name="P9" draw:layer="layout" svg:width="0.548cm" svg:height="0.446cm" svg:x="2.691cm" svg:y="19.873cm">
          <draw:text-box>
            <text:p text:style-name="P1"><text:span text:style-name="T14">[5]</text:span></text:p>
          </draw:text-box>
        </draw:frame>
        <draw:frame draw:style-name="gr8" draw:text-style-name="P9" draw:layer="layout" svg:width="17.594cm" svg:height="0.446cm" svg:x="3.288cm" svg:y="19.873cm">
          <draw:text-box>
            <text:p text:style-name="P1"><text:span text:style-name="T14">M. Feinberg. Complex balancing in general kinetic systems.</text:span><text:span text:style-name="T16"> Archive for Rational Mechanics</text:span></text:p>
          </draw:text-box>
        </draw:frame>
        <draw:frame draw:style-name="gr8" draw:text-style-name="P9" draw:layer="layout" svg:width="6.119cm" svg:height="0.446cm" svg:x="3.288cm" svg:y="20.351cm">
          <draw:text-box>
            <text:p text:style-name="P1"><text:span text:style-name="T16">and Analysis</text:span><text:span text:style-name="T14">, 49:187194, 1972.</text:span></text:p>
          </draw:text-box>
        </draw:frame>
        <draw:frame draw:style-name="gr8" draw:text-style-name="P9" draw:layer="layout" svg:width="0.548cm" svg:height="0.446cm" svg:x="2.691cm" svg:y="21.145cm">
          <draw:text-box>
            <text:p text:style-name="P1"><text:span text:style-name="T14">[6]</text:span></text:p>
          </draw:text-box>
        </draw:frame>
        <draw:frame draw:style-name="gr8" draw:text-style-name="P9" draw:layer="layout" svg:width="2.396cm" svg:height="0.446cm" svg:x="3.288cm" svg:y="21.145cm">
          <draw:text-box>
            <text:p text:style-name="P1"><text:span text:style-name="T14">M. Feinberg.</text:span></text:p>
          </draw:text-box>
        </draw:frame>
        <draw:frame draw:style-name="gr8" draw:text-style-name="P9" draw:layer="layout" svg:width="14.746cm" svg:height="0.446cm" svg:x="5.61cm" svg:y="21.145cm">
          <draw:text-box>
            <text:p text:style-name="P1"><text:span text:style-name="T14">Chemical reaction network structure and the stability of complex isothermal</text:span></text:p>
          </draw:text-box>
        </draw:frame>
        <draw:frame draw:style-name="gr8" draw:text-style-name="P9" draw:layer="layout" svg:width="17.161cm" svg:height="0.446cm" svg:x="3.288cm" svg:y="21.623cm">
          <draw:text-box>
            <text:p text:style-name="P1"><text:span text:style-name="T14">reactorsI. The deciency zero and deciency one theorems.</text:span><text:span text:style-name="T16"> Chemical Engineering Science</text:span><text:span text:style-name="T14">,</text:span></text:p>
          </draw:text-box>
        </draw:frame>
        <draw:frame draw:style-name="gr8" draw:text-style-name="P9" draw:layer="layout" svg:width="4.721cm" svg:height="0.446cm" svg:x="3.288cm" svg:y="22.101cm">
          <draw:text-box>
            <text:p text:style-name="P1"><text:span text:style-name="T14">42(10):22292268, 1987.</text:span></text:p>
          </draw:text-box>
        </draw:frame>
        <draw:frame draw:style-name="gr8" draw:text-style-name="P9" draw:layer="layout" svg:width="0.548cm" svg:height="0.446cm" svg:x="2.691cm" svg:y="22.895cm">
          <draw:text-box>
            <text:p text:style-name="P1"><text:span text:style-name="T14">[7]</text:span></text:p>
          </draw:text-box>
        </draw:frame>
        <draw:frame draw:style-name="gr8" draw:text-style-name="P9" draw:layer="layout" svg:width="4.466cm" svg:height="0.446cm" svg:x="3.288cm" svg:y="22.895cm">
          <draw:text-box>
            <text:p text:style-name="P1"><text:span text:style-name="T14">F. Horn and R. Jackson.</text:span></text:p>
          </draw:text-box>
        </draw:frame>
        <draw:frame draw:style-name="gr8" draw:text-style-name="P9" draw:layer="layout" svg:width="5.69cm" svg:height="0.446cm" svg:x="7.52cm" svg:y="22.895cm">
          <draw:text-box>
            <text:p text:style-name="P1"><text:span text:style-name="T14">General mass action kinetics.</text:span></text:p>
          </draw:text-box>
        </draw:frame>
        <draw:frame draw:style-name="gr8" draw:text-style-name="P9" draw:layer="layout" svg:width="3.811cm" svg:height="0.446cm" svg:x="12.53cm" svg:y="22.895cm">
          <draw:text-box>
            <text:p text:style-name="P1"><text:span text:style-name="T16">Archive for Rational</text:span></text:p>
          </draw:text-box>
        </draw:frame>
        <draw:frame draw:style-name="gr8" draw:text-style-name="P9" draw:layer="layout" svg:width="2.874cm" svg:height="0.446cm" svg:x="16.04cm" svg:y="22.895cm">
          <draw:text-box>
            <text:p text:style-name="P1"><text:span text:style-name="T16">Mechanics and</text:span></text:p>
          </draw:text-box>
        </draw:frame>
        <draw:frame draw:style-name="gr8" draw:text-style-name="P9" draw:layer="layout" svg:width="5.027cm" svg:height="0.446cm" svg:x="3.288cm" svg:y="23.373cm">
          <draw:text-box>
            <text:p text:style-name="P1"><text:span text:style-name="T16">Analysis</text:span><text:span text:style-name="T14">, 47:81116, 1972.</text:span></text:p>
          </draw:text-box>
        </draw:frame>
        <draw:frame draw:style-name="gr8" draw:text-style-name="P9" draw:layer="layout" svg:width="0.548cm" svg:height="0.446cm" svg:x="2.691cm" svg:y="24.168cm">
          <draw:text-box>
            <text:p text:style-name="P1"><text:span text:style-name="T14">[8]</text:span></text:p>
          </draw:text-box>
        </draw:frame>
        <draw:frame draw:style-name="gr8" draw:text-style-name="P9" draw:layer="layout" svg:width="2.122cm" svg:height="0.446cm" svg:x="3.288cm" svg:y="24.168cm">
          <draw:text-box>
            <text:p text:style-name="P1"><text:span text:style-name="T14">G. Kirchho.</text:span></text:p>
          </draw:text-box>
        </draw:frame>
        <draw:frame draw:style-name="gr8" draw:text-style-name="P9" draw:layer="layout" svg:width="14.591cm" svg:height="0.446cm" svg:x="5.671cm" svg:y="24.168cm">
          <draw:text-box>
            <text:p text:style-name="P1"><text:span text:style-name="T14">Ueber die Auösung der Gleichungen, auf welche man bei der Untersuchung</text:span></text:p>
          </draw:text-box>
        </draw:frame>
        <draw:frame draw:style-name="gr8" draw:text-style-name="P9" draw:layer="layout" svg:width="17.86cm" svg:height="0.446cm" svg:x="3.288cm" svg:y="24.646cm">
          <draw:text-box>
            <text:p text:style-name="P1"><text:span text:style-name="T14">der linearen Vertheilung galvanischer Ströme geführt wird.</text:span><text:span text:style-name="T16"> Annalen der Physik</text:span><text:span text:style-name="T14">, 148(12):497</text:span></text:p>
          </draw:text-box>
        </draw:frame>
        <draw:frame draw:style-name="gr8" draw:text-style-name="P9" draw:layer="layout" svg:width="2.085cm" svg:height="0.446cm" svg:x="3.288cm" svg:y="25.124cm">
          <draw:text-box>
            <text:p text:style-name="P1"><text:span text:style-name="T14">508, 1847.</text:span></text:p>
          </draw:text-box>
        </draw:frame>
        <draw:frame draw:style-name="gr8" draw:text-style-name="P9" draw:layer="layout" svg:width="0.548cm" svg:height="0.446cm" svg:x="2.691cm" svg:y="25.918cm">
          <draw:text-box>
            <text:p text:style-name="P1"><text:span text:style-name="T14">[9]</text:span></text:p>
          </draw:text-box>
        </draw:frame>
        <draw:frame draw:style-name="gr8" draw:text-style-name="P9" draw:layer="layout" svg:width="0.384cm" svg:height="0.446cm" svg:x="3.288cm" svg:y="25.918cm">
          <draw:text-box>
            <text:p text:style-name="P1"><text:span text:style-name="T14">J.</text:span></text:p>
          </draw:text-box>
        </draw:frame>
        <draw:frame draw:style-name="gr8" draw:text-style-name="P9" draw:layer="layout" svg:width="1.13cm" svg:height="0.446cm" svg:x="3.76cm" svg:y="25.918cm">
          <draw:text-box>
            <text:p text:style-name="P1"><text:span text:style-name="T14">Maas.</text:span></text:p>
          </draw:text-box>
        </draw:frame>
        <draw:frame draw:style-name="gr8" draw:text-style-name="P9" draw:layer="layout" svg:width="3.046cm" svg:height="0.446cm" svg:x="5.044cm" svg:y="25.918cm">
          <draw:text-box>
            <text:p text:style-name="P1"><text:span text:style-name="T14">Gradient ows of</text:span></text:p>
          </draw:text-box>
        </draw:frame>
        <draw:frame draw:style-name="gr8" draw:text-style-name="P9" draw:layer="layout" svg:width="6.794cm" svg:height="0.446cm" svg:x="8.16cm" svg:y="25.918cm">
          <draw:text-box>
            <text:p text:style-name="P1"><text:span text:style-name="T14">the entropy for nite Markov chains.</text:span></text:p>
          </draw:text-box>
        </draw:frame>
        <draw:frame draw:style-name="gr8" draw:text-style-name="P9" draw:layer="layout" svg:width="1.341cm" svg:height="0.446cm" svg:x="14.808cm" svg:y="25.918cm">
          <draw:text-box>
            <text:p text:style-name="P1"><text:span text:style-name="T16">Journal</text:span></text:p>
          </draw:text-box>
        </draw:frame>
        <draw:frame draw:style-name="gr8" draw:text-style-name="P9" draw:layer="layout" svg:width="0.384cm" svg:height="0.446cm" svg:x="16.251cm" svg:y="25.918cm">
          <draw:text-box>
            <text:p text:style-name="P1"><text:span text:style-name="T16">of</text:span></text:p>
          </draw:text-box>
        </draw:frame>
        <draw:frame draw:style-name="gr8" draw:text-style-name="P9" draw:layer="layout" svg:width="2.005cm" svg:height="0.446cm" svg:x="16.738cm" svg:y="25.918cm">
          <draw:text-box>
            <text:p text:style-name="P1"><text:span text:style-name="T16">Functional</text:span></text:p>
          </draw:text-box>
        </draw:frame>
        <draw:frame draw:style-name="gr8" draw:text-style-name="P9" draw:layer="layout" svg:width="6.553cm" svg:height="0.446cm" svg:x="3.288cm" svg:y="26.396cm">
          <draw:text-box>
            <text:p text:style-name="P1"><text:span text:style-name="T16">Analysis</text:span><text:span text:style-name="T14">, 261(8):22502292, 2011.</text:span></text:p>
          </draw:text-box>
        </draw:frame>
        <draw:frame draw:style-name="gr8" draw:text-style-name="P9" draw:layer="layout" svg:width="0.492cm" svg:height="0.446cm" svg:x="10.309cm" svg:y="27.897cm">
          <draw:text-box>
            <text:p text:style-name="P1"><text:span text:style-name="T14">11</text:span></text:p>
          </draw:text-box>
        </draw:frame>
      </draw:page>
      <draw:page draw:name="page12" draw:style-name="dp1" draw:master-page-name="master-page56">
        <draw:frame draw:style-name="gr8" draw:text-style-name="P9" draw:layer="layout" svg:width="0.793cm" svg:height="0.446cm" svg:x="2.5cm" svg:y="2.529cm">
          <draw:text-box>
            <text:p text:style-name="P1"><text:span text:style-name="T14">[10]</text:span></text:p>
          </draw:text-box>
        </draw:frame>
        <draw:frame draw:style-name="gr8" draw:text-style-name="P9" draw:layer="layout" svg:width="1.876cm" svg:height="0.446cm" svg:x="3.288cm" svg:y="2.529cm">
          <draw:text-box>
            <text:p text:style-name="P1"><text:span text:style-name="T14">A. Mielke.</text:span></text:p>
          </draw:text-box>
        </draw:frame>
        <draw:frame draw:style-name="gr8" draw:text-style-name="P9" draw:layer="layout" svg:width="14.913cm" svg:height="0.446cm" svg:x="5.161cm" svg:y="2.529cm">
          <draw:text-box>
            <text:p text:style-name="P1"><text:span text:style-name="T14">A gradient structure for reaction-diusion systems and for energy-drift-diusion</text:span></text:p>
          </draw:text-box>
        </draw:frame>
        <draw:frame draw:style-name="gr8" draw:text-style-name="P9" draw:layer="layout" svg:width="1.718cm" svg:height="0.446cm" svg:x="3.288cm" svg:y="3.007cm">
          <draw:text-box>
            <text:p text:style-name="P1"><text:span text:style-name="T14">systems.</text:span></text:p>
          </draw:text-box>
        </draw:frame>
        <draw:frame draw:style-name="gr8" draw:text-style-name="P9" draw:layer="layout" svg:width="6.085cm" svg:height="0.446cm" svg:x="4.856cm" svg:y="3.007cm">
          <draw:text-box>
            <text:p text:style-name="P1"><text:span text:style-name="T16">Nonlinearity</text:span><text:span text:style-name="T14">, 24(4):1329, 2011.</text:span></text:p>
          </draw:text-box>
        </draw:frame>
        <draw:frame draw:style-name="gr8" draw:text-style-name="P9" draw:layer="layout" svg:width="0.793cm" svg:height="0.446cm" svg:x="2.5cm" svg:y="3.802cm">
          <draw:text-box>
            <text:p text:style-name="P1"><text:span text:style-name="T14">[11]</text:span></text:p>
          </draw:text-box>
        </draw:frame>
        <draw:frame draw:style-name="gr8" draw:text-style-name="P9" draw:layer="layout" svg:width="0.384cm" svg:height="0.446cm" svg:x="3.288cm" svg:y="3.802cm">
          <draw:text-box>
            <text:p text:style-name="P1"><text:span text:style-name="T14">L.</text:span></text:p>
          </draw:text-box>
        </draw:frame>
        <draw:frame draw:style-name="gr8" draw:text-style-name="P9" draw:layer="layout" svg:width="3.149cm" svg:height="0.446cm" svg:x="3.789cm" svg:y="3.802cm">
          <draw:text-box>
            <text:p text:style-name="P1"><text:span text:style-name="T14">de Moura and S.</text:span></text:p>
          </draw:text-box>
        </draw:frame>
        <draw:frame draw:style-name="gr8" draw:text-style-name="P9" draw:layer="layout" svg:width="1.342cm" svg:height="0.446cm" svg:x="6.824cm" svg:y="3.802cm">
          <draw:text-box>
            <text:p text:style-name="P1"><text:span text:style-name="T14">Ullrich.</text:span></text:p>
          </draw:text-box>
        </draw:frame>
        <draw:frame draw:style-name="gr8" draw:text-style-name="P9" draw:layer="layout" svg:width="10.918cm" svg:height="0.446cm" svg:x="8.309cm" svg:y="3.802cm">
          <draw:text-box>
            <text:p text:style-name="P1"><text:span text:style-name="T14">The Lean 4 theorem prover and programming language.</text:span></text:p>
          </draw:text-box>
        </draw:frame>
        <draw:frame draw:style-name="gr8" draw:text-style-name="P9" draw:layer="layout" svg:width="0.384cm" svg:height="0.446cm" svg:x="18.149cm" svg:y="3.802cm">
          <draw:text-box>
            <text:p text:style-name="P1"><text:span text:style-name="T14">In</text:span></text:p>
          </draw:text-box>
        </draw:frame>
        <draw:frame draw:style-name="gr8" draw:text-style-name="P9" draw:layer="layout" svg:width="2.423cm" svg:height="0.446cm" svg:x="3.288cm" svg:y="4.28cm">
          <draw:text-box>
            <text:p text:style-name="P1"><text:span text:style-name="T16">CADE</text:span><text:span text:style-name="T14">, 2021.</text:span></text:p>
          </draw:text-box>
        </draw:frame>
        <draw:frame draw:style-name="gr8" draw:text-style-name="P9" draw:layer="layout" svg:width="0.793cm" svg:height="0.446cm" svg:x="2.5cm" svg:y="5.074cm">
          <draw:text-box>
            <text:p text:style-name="P1"><text:span text:style-name="T14">[12]</text:span></text:p>
          </draw:text-box>
        </draw:frame>
        <draw:frame draw:style-name="gr8" draw:text-style-name="P9" draw:layer="layout" svg:width="0.384cm" svg:height="0.446cm" svg:x="3.288cm" svg:y="5.074cm">
          <draw:text-box>
            <text:p text:style-name="P1"><text:span text:style-name="T14">L.</text:span></text:p>
          </draw:text-box>
        </draw:frame>
        <draw:frame draw:style-name="gr8" draw:text-style-name="P9" draw:layer="layout" svg:width="1.749cm" svg:height="0.446cm" svg:x="3.798cm" svg:y="5.074cm">
          <draw:text-box>
            <text:p text:style-name="P1"><text:span text:style-name="T14">Onsager.</text:span></text:p>
          </draw:text-box>
        </draw:frame>
        <draw:frame draw:style-name="gr8" draw:text-style-name="P9" draw:layer="layout" svg:width="2.019cm" svg:height="0.446cm" svg:x="5.549cm" svg:y="5.074cm">
          <draw:text-box>
            <text:p text:style-name="P1"><text:span text:style-name="T14">Reciprocal</text:span></text:p>
          </draw:text-box>
        </draw:frame>
        <draw:frame draw:style-name="gr8" draw:text-style-name="P9" draw:layer="layout" svg:width="6.627cm" svg:height="0.446cm" svg:x="7.474cm" svg:y="5.074cm">
          <draw:text-box>
            <text:p text:style-name="P1"><text:span text:style-name="T14">relations in irreversible processes.</text:span></text:p>
          </draw:text-box>
        </draw:frame>
        <draw:frame draw:style-name="gr8" draw:text-style-name="P9" draw:layer="layout" svg:width="0.384cm" svg:height="0.446cm" svg:x="13.345cm" svg:y="5.074cm">
          <draw:text-box>
            <text:p text:style-name="P1"><text:span text:style-name="T14">I.</text:span></text:p>
          </draw:text-box>
        </draw:frame>
        <draw:frame draw:style-name="gr8" draw:text-style-name="P9" draw:layer="layout" svg:width="1.569cm" svg:height="0.446cm" svg:x="13.871cm" svg:y="5.074cm">
          <draw:text-box>
            <text:p text:style-name="P1"><text:span text:style-name="T16">Physical</text:span></text:p>
          </draw:text-box>
        </draw:frame>
        <draw:frame draw:style-name="gr8" draw:text-style-name="P9" draw:layer="layout" svg:width="1.516cm" svg:height="0.446cm" svg:x="15.404cm" svg:y="5.074cm">
          <draw:text-box>
            <text:p text:style-name="P1"><text:span text:style-name="T16">Review</text:span><text:span text:style-name="T14">,</text:span></text:p>
          </draw:text-box>
        </draw:frame>
        <draw:frame draw:style-name="gr8" draw:text-style-name="P9" draw:layer="layout" svg:width="2.025cm" svg:height="0.446cm" svg:x="16.842cm" svg:y="5.074cm">
          <draw:text-box>
            <text:p text:style-name="P1"><text:span text:style-name="T14">37(4):405,</text:span></text:p>
          </draw:text-box>
        </draw:frame>
        <draw:frame draw:style-name="gr8" draw:text-style-name="P9" draw:layer="layout" svg:width="1.105cm" svg:height="0.446cm" svg:x="3.288cm" svg:y="5.552cm">
          <draw:text-box>
            <text:p text:style-name="P1"><text:span text:style-name="T14">1931.</text:span></text:p>
          </draw:text-box>
        </draw:frame>
        <draw:frame draw:style-name="gr8" draw:text-style-name="P9" draw:layer="layout" svg:width="0.793cm" svg:height="0.446cm" svg:x="2.5cm" svg:y="6.346cm">
          <draw:text-box>
            <text:p text:style-name="P1"><text:span text:style-name="T14">[13]</text:span></text:p>
          </draw:text-box>
        </draw:frame>
        <draw:frame draw:style-name="gr8" draw:text-style-name="P9" draw:layer="layout" svg:width="2.772cm" svg:height="0.446cm" svg:x="3.288cm" svg:y="6.346cm">
          <draw:text-box>
            <text:p text:style-name="P1"><text:span text:style-name="T14">Lord Rayleigh.</text:span></text:p>
          </draw:text-box>
        </draw:frame>
        <draw:frame draw:style-name="gr8" draw:text-style-name="P9" draw:layer="layout" svg:width="2.681cm" svg:height="0.446cm" svg:x="6.046cm" svg:y="6.346cm">
          <draw:text-box>
            <text:p text:style-name="P1"><text:span text:style-name="T14">Some general</text:span></text:p>
          </draw:text-box>
        </draw:frame>
        <draw:frame draw:style-name="gr8" draw:text-style-name="P9" draw:layer="layout" svg:width="6.116cm" svg:height="0.446cm" svg:x="8.44cm" svg:y="6.346cm">
          <draw:text-box>
            <text:p text:style-name="P1"><text:span text:style-name="T14">theorems relating to vibrations.</text:span></text:p>
          </draw:text-box>
        </draw:frame>
        <draw:frame draw:style-name="gr8" draw:text-style-name="P9" draw:layer="layout" svg:width="2.849cm" svg:height="0.446cm" svg:x="14.065cm" svg:y="6.346cm">
          <draw:text-box>
            <text:p text:style-name="P1"><text:span text:style-name="T16">Proceedings of</text:span></text:p>
          </draw:text-box>
        </draw:frame>
        <draw:frame draw:style-name="gr8" draw:text-style-name="P9" draw:layer="layout" svg:width="2.176cm" svg:height="0.446cm" svg:x="16.605cm" svg:y="6.346cm">
          <draw:text-box>
            <text:p text:style-name="P1"><text:span text:style-name="T16">the London</text:span></text:p>
          </draw:text-box>
        </draw:frame>
        <draw:frame draw:style-name="gr8" draw:text-style-name="P9" draw:layer="layout" svg:width="2.627cm" svg:height="0.446cm" svg:x="3.288cm" svg:y="6.824cm">
          <draw:text-box>
            <text:p text:style-name="P1"><text:span text:style-name="T16">Mathematical</text:span></text:p>
          </draw:text-box>
        </draw:frame>
        <draw:frame draw:style-name="gr8" draw:text-style-name="P9" draw:layer="layout" svg:width="4.855cm" svg:height="0.446cm" svg:x="5.66cm" svg:y="6.824cm">
          <draw:text-box>
            <text:p text:style-name="P1"><text:span text:style-name="T16">Society</text:span><text:span text:style-name="T14">, 4:357368, 1873.</text:span></text:p>
          </draw:text-box>
        </draw:frame>
        <draw:frame draw:style-name="gr8" draw:text-style-name="P9" draw:layer="layout" svg:width="0.793cm" svg:height="0.446cm" svg:x="2.5cm" svg:y="7.619cm">
          <draw:text-box>
            <text:p text:style-name="P1"><text:span text:style-name="T14">[14]</text:span></text:p>
          </draw:text-box>
        </draw:frame>
        <draw:frame draw:style-name="gr8" draw:text-style-name="P9" draw:layer="layout" svg:width="1.922cm" svg:height="0.446cm" svg:x="3.288cm" svg:y="7.619cm">
          <draw:text-box>
            <text:p text:style-name="P1"><text:span text:style-name="T14">U. Seifert.</text:span></text:p>
          </draw:text-box>
        </draw:frame>
        <draw:frame draw:style-name="gr8" draw:text-style-name="P9" draw:layer="layout" svg:width="14.382cm" svg:height="0.446cm" svg:x="5.183cm" svg:y="7.619cm">
          <draw:text-box>
            <text:p text:style-name="P1"><text:span text:style-name="T14">Stochastic thermodynamics, uctuation theorems and molecular machines.</text:span></text:p>
          </draw:text-box>
        </draw:frame>
        <draw:frame draw:style-name="gr8" draw:text-style-name="P9" draw:layer="layout" svg:width="0.646cm" svg:height="0.446cm" svg:x="17.929cm" svg:y="7.619cm">
          <draw:text-box>
            <text:p text:style-name="P1"><text:span text:style-name="T16">Re-</text:span></text:p>
          </draw:text-box>
        </draw:frame>
        <draw:frame draw:style-name="gr8" draw:text-style-name="P9" draw:layer="layout" svg:width="9.88cm" svg:height="0.446cm" svg:x="3.288cm" svg:y="8.097cm">
          <draw:text-box>
            <text:p text:style-name="P1"><text:span text:style-name="T16">ports on Progress in Physics</text:span><text:span text:style-name="T14">, 75(12):126001, 2012.</text:span></text:p>
          </draw:text-box>
        </draw:frame>
        <draw:frame draw:style-name="gr7" draw:text-style-name="P8" draw:layer="layout" svg:width="0.505cm" svg:height="0.59cm" svg:x="2.5cm" svg:y="9.197cm">
          <draw:text-box>
            <text:p text:style-name="P1"><text:span text:style-name="T12">A</text:span></text:p>
          </draw:text-box>
        </draw:frame>
        <draw:frame draw:style-name="gr7" draw:text-style-name="P8" draw:layer="layout" svg:width="5.328cm" svg:height="0.59cm" svg:x="3.477cm" svg:y="9.197cm">
          <draw:text-box>
            <text:p text:style-name="P1"><text:span text:style-name="T12">Lean 4 Formalization</text:span></text:p>
          </draw:text-box>
        </draw:frame>
        <draw:frame draw:style-name="gr8" draw:text-style-name="P9" draw:layer="layout" svg:width="0.48cm" svg:height="0.446cm" svg:x="2.5cm" svg:y="10.168cm">
          <draw:text-box>
            <text:p text:style-name="P1"><text:span text:style-name="T14">All</text:span></text:p>
          </draw:text-box>
        </draw:frame>
        <draw:frame draw:style-name="gr8" draw:text-style-name="P9" draw:layer="layout" svg:width="15.878cm" svg:height="0.446cm" svg:x="3.15cm" svg:y="10.168cm">
          <draw:text-box>
            <text:p text:style-name="P1"><text:span text:style-name="T14">results in this paper have been formally veried in Lean 4 using the Mathlib library.</text:span></text:p>
          </draw:text-box>
        </draw:frame>
        <draw:frame draw:style-name="gr8" draw:text-style-name="P9" draw:layer="layout" svg:width="0.718cm" svg:height="0.446cm" svg:x="17.841cm" svg:y="10.168cm">
          <draw:text-box>
            <text:p text:style-name="P1"><text:span text:style-name="T14">The</text:span></text:p>
          </draw:text-box>
        </draw:frame>
        <draw:frame draw:style-name="gr8" draw:text-style-name="P9" draw:layer="layout" svg:width="7.194cm" svg:height="0.446cm" svg:x="2.5cm" svg:y="10.646cm">
          <draw:text-box>
            <text:p text:style-name="P1"><text:span text:style-name="T14">complete source code is available at:</text:span></text:p>
          </draw:text-box>
        </draw:frame>
        <draw:frame draw:style-name="gr8" draw:text-style-name="P9" draw:layer="layout" svg:width="8.15cm" svg:height="0.446cm" svg:x="6.622cm" svg:y="11.44cm">
          <draw:text-box>
            <text:p text:style-name="P1"><text:span text:style-name="T28">https://github.com/[username]/DefectCRN</text:span></text:p>
          </draw:text-box>
        </draw:frame>
        <draw:frame draw:style-name="gr2" draw:text-style-name="P3" draw:layer="layout" svg:width="0.695cm" svg:height="0.497cm" svg:x="2.5cm" svg:y="12.436cm">
          <draw:text-box>
            <text:p text:style-name="P1"><text:span text:style-name="T18">A.1</text:span></text:p>
          </draw:text-box>
        </draw:frame>
        <draw:frame draw:style-name="gr2" draw:text-style-name="P3" draw:layer="layout" svg:width="3.685cm" svg:height="0.497cm" svg:x="3.702cm" svg:y="12.436cm">
          <draw:text-box>
            <text:p text:style-name="P1"><text:span text:style-name="T18">Build Instructions</text:span></text:p>
          </draw:text-box>
        </draw:frame>
        <draw:frame draw:style-name="gr8" draw:text-style-name="P9" draw:layer="layout" svg:width="15.37cm" svg:height="0.446cm" svg:x="2.5cm" svg:y="13.197cm">
          <draw:text-box>
            <text:p text:style-name="P1"><text:span text:style-name="T14">The formalization requires Lean 4.14.0 (install via</text:span><text:span text:style-name="T28"> elan</text:span><text:span text:style-name="T14">) and can be veried with:</text:span></text:p>
          </draw:text-box>
        </draw:frame>
        <draw:frame draw:style-name="gr8" draw:text-style-name="P9" draw:layer="layout" svg:width="10.559cm" svg:height="0.446cm" svg:x="2.5cm" svg:y="13.991cm">
          <draw:text-box>
            <text:p text:style-name="P1"><text:span text:style-name="T28">git clone https://github.com/[username]/DefectCRN.git</text:span></text:p>
          </draw:text-box>
        </draw:frame>
        <draw:frame draw:style-name="gr8" draw:text-style-name="P9" draw:layer="layout" svg:width="2.675cm" svg:height="0.446cm" svg:x="2.5cm" svg:y="14.47cm">
          <draw:text-box>
            <text:p text:style-name="P1"><text:span text:style-name="T28">cd DefectCRN</text:span></text:p>
          </draw:text-box>
        </draw:frame>
        <draw:frame draw:style-name="gr8" draw:text-style-name="P9" draw:layer="layout" svg:width="1.875cm" svg:height="0.446cm" svg:x="2.5cm" svg:y="14.947cm">
          <draw:text-box>
            <text:p text:style-name="P1"><text:span text:style-name="T28">lake build</text:span></text:p>
          </draw:text-box>
        </draw:frame>
        <draw:frame draw:style-name="gr8" draw:text-style-name="P9" draw:layer="layout" svg:width="12.693cm" svg:height="0.446cm" svg:x="2.5cm" svg:y="15.742cm">
          <draw:text-box>
            <text:p text:style-name="P1"><text:span text:style-name="T14">The build completes with zero errors and zero</text:span><text:span text:style-name="T28"> sorry</text:span><text:span text:style-name="T14"> placeholders.</text:span></text:p>
          </draw:text-box>
        </draw:frame>
        <draw:frame draw:style-name="gr2" draw:text-style-name="P3" draw:layer="layout" svg:width="0.695cm" svg:height="0.497cm" svg:x="2.5cm" svg:y="16.738cm">
          <draw:text-box>
            <text:p text:style-name="P1"><text:span text:style-name="T18">A.2</text:span></text:p>
          </draw:text-box>
        </draw:frame>
        <draw:line draw:style-name="gr13" draw:text-style-name="P5" draw:layer="layout" svg:x1="2.922cm" svg:y1="17.814cm" svg:x2="18.077cm" svg:y2="17.814cm">
          <text:p/>
        </draw:line>
        <draw:frame draw:style-name="gr2" draw:text-style-name="P3" draw:layer="layout" svg:width="2.854cm" svg:height="0.497cm" svg:x="3.702cm" svg:y="16.738cm">
          <draw:text-box>
            <text:p text:style-name="P1"><text:span text:style-name="T18">File Structure</text:span></text:p>
          </draw:text-box>
        </draw:frame>
        <draw:frame draw:style-name="gr8" draw:text-style-name="P9" draw:layer="layout" svg:width="0.675cm" svg:height="0.446cm" svg:x="2.922cm" svg:y="17.915cm">
          <draw:text-box>
            <text:p text:style-name="P1"><text:span text:style-name="T13">File</text:span></text:p>
          </draw:text-box>
        </draw:frame>
        <draw:frame draw:style-name="gr8" draw:text-style-name="P9" draw:layer="layout" svg:width="2.196cm" svg:height="0.446cm" svg:x="9.111cm" svg:y="17.915cm">
          <draw:text-box>
            <text:p text:style-name="P1"><text:span text:style-name="T13">Description</text:span></text:p>
          </draw:text-box>
        </draw:frame>
        <draw:frame draw:style-name="gr8" draw:text-style-name="P9" draw:layer="layout" svg:width="1.006cm" svg:height="0.446cm" svg:x="14.759cm" svg:y="17.915cm">
          <draw:text-box>
            <text:p text:style-name="P1"><text:span text:style-name="T13">Lines</text:span></text:p>
          </draw:text-box>
        </draw:frame>
        <draw:line draw:style-name="gr14" draw:text-style-name="P5" draw:layer="layout" svg:x1="2.922cm" svg:y1="18.491cm" svg:x2="18.077cm" svg:y2="18.491cm">
          <text:p/>
        </draw:line>
        <draw:frame draw:style-name="gr8" draw:text-style-name="P9" draw:layer="layout" svg:width="1.926cm" svg:height="0.446cm" svg:x="16.186cm" svg:y="17.915cm">
          <draw:text-box>
            <text:p text:style-name="P1"><text:span text:style-name="T13">Theorems</text:span></text:p>
          </draw:text-box>
        </draw:frame>
        <draw:frame draw:style-name="gr8" draw:text-style-name="P9" draw:layer="layout" svg:width="1.969cm" svg:height="0.446cm" svg:x="2.922cm" svg:y="18.586cm">
          <draw:text-box>
            <text:p text:style-name="P1"><text:span text:style-name="T28">Basic.lean</text:span></text:p>
          </draw:text-box>
        </draw:frame>
        <draw:frame draw:style-name="gr8" draw:text-style-name="P9" draw:layer="layout" svg:width="5.697cm" svg:height="0.446cm" svg:x="9.111cm" svg:y="18.586cm">
          <draw:text-box>
            <text:p text:style-name="P1"><text:span text:style-name="T14">Core OnsagerRayleigh theory</text:span></text:p>
          </draw:text-box>
        </draw:frame>
        <draw:frame draw:style-name="gr8" draw:text-style-name="P9" draw:layer="layout" svg:width="0.737cm" svg:height="0.446cm" svg:x="15.19cm" svg:y="18.586cm">
          <draw:text-box>
            <text:p text:style-name="P1"><text:span text:style-name="T14">852</text:span></text:p>
          </draw:text-box>
        </draw:frame>
        <draw:frame draw:style-name="gr8" draw:text-style-name="P9" draw:layer="layout" svg:width="0.492cm" svg:height="0.446cm" svg:x="17.695cm" svg:y="18.586cm">
          <draw:text-box>
            <text:p text:style-name="P1"><text:span text:style-name="T14">25</text:span></text:p>
          </draw:text-box>
        </draw:frame>
        <draw:frame draw:style-name="gr8" draw:text-style-name="P9" draw:layer="layout" svg:width="2.009cm" svg:height="0.446cm" svg:x="2.922cm" svg:y="19.064cm">
          <draw:text-box>
            <text:p text:style-name="P1"><text:span text:style-name="T28">CRNT.lean</text:span></text:p>
          </draw:text-box>
        </draw:frame>
        <draw:frame draw:style-name="gr8" draw:text-style-name="P9" draw:layer="layout" svg:width="6.033cm" svg:height="0.446cm" svg:x="9.111cm" svg:y="19.064cm">
          <draw:text-box>
            <text:p text:style-name="P1"><text:span text:style-name="T14">Species, deciency, mass-action</text:span></text:p>
          </draw:text-box>
        </draw:frame>
        <draw:frame draw:style-name="gr8" draw:text-style-name="P9" draw:layer="layout" svg:width="0.737cm" svg:height="0.446cm" svg:x="15.19cm" svg:y="19.064cm">
          <draw:text-box>
            <text:p text:style-name="P1"><text:span text:style-name="T14">513</text:span></text:p>
          </draw:text-box>
        </draw:frame>
        <draw:frame draw:style-name="gr8" draw:text-style-name="P9" draw:layer="layout" svg:width="0.492cm" svg:height="0.446cm" svg:x="17.695cm" svg:y="19.064cm">
          <draw:text-box>
            <text:p text:style-name="P1"><text:span text:style-name="T14">15</text:span></text:p>
          </draw:text-box>
        </draw:frame>
        <draw:frame draw:style-name="gr8" draw:text-style-name="P9" draw:layer="layout" svg:width="4.52cm" svg:height="0.446cm" svg:x="2.922cm" svg:y="19.542cm">
          <draw:text-box>
            <text:p text:style-name="P1"><text:span text:style-name="T28">Examples/Triangle.lean</text:span></text:p>
          </draw:text-box>
        </draw:frame>
        <draw:frame draw:style-name="gr8" draw:text-style-name="P9" draw:layer="layout" svg:width="3.42cm" svg:height="0.446cm" svg:x="9.111cm" svg:y="19.542cm">
          <draw:text-box>
            <text:p text:style-name="P1"><text:span text:style-name="T14">3-cycle verication</text:span></text:p>
          </draw:text-box>
        </draw:frame>
        <draw:frame draw:style-name="gr8" draw:text-style-name="P9" draw:layer="layout" svg:width="0.737cm" svg:height="0.446cm" svg:x="15.19cm" svg:y="19.542cm">
          <draw:text-box>
            <text:p text:style-name="P1"><text:span text:style-name="T14">319</text:span></text:p>
          </draw:text-box>
        </draw:frame>
        <draw:frame draw:style-name="gr8" draw:text-style-name="P9" draw:layer="layout" svg:width="0.384cm" svg:height="0.446cm" svg:x="17.886cm" svg:y="19.542cm">
          <draw:text-box>
            <text:p text:style-name="P1"><text:span text:style-name="T14">8</text:span></text:p>
          </draw:text-box>
        </draw:frame>
        <draw:frame draw:style-name="gr8" draw:text-style-name="P9" draw:layer="layout" svg:width="4.003cm" svg:height="0.446cm" svg:x="2.922cm" svg:y="20.02cm">
          <draw:text-box>
            <text:p text:style-name="P1"><text:span text:style-name="T28">Examples/Cycle.lean</text:span></text:p>
          </draw:text-box>
        </draw:frame>
        <draw:frame draw:style-name="gr8" draw:text-style-name="P9" draw:layer="layout" svg:width="3.589cm" svg:height="0.446cm" svg:x="9.111cm" svg:y="20.02cm">
          <draw:text-box>
            <text:p text:style-name="P1"><text:span text:style-name="T15">n</text:span><text:span text:style-name="T14">-cycle parametric</text:span></text:p>
          </draw:text-box>
        </draw:frame>
        <draw:frame draw:style-name="gr8" draw:text-style-name="P9" draw:layer="layout" svg:width="0.737cm" svg:height="0.446cm" svg:x="15.19cm" svg:y="20.02cm">
          <draw:text-box>
            <text:p text:style-name="P1"><text:span text:style-name="T14">438</text:span></text:p>
          </draw:text-box>
        </draw:frame>
        <draw:frame draw:style-name="gr8" draw:text-style-name="P9" draw:layer="layout" svg:width="0.384cm" svg:height="0.446cm" svg:x="17.886cm" svg:y="20.02cm">
          <draw:text-box>
            <text:p text:style-name="P1"><text:span text:style-name="T14">8</text:span></text:p>
          </draw:text-box>
        </draw:frame>
        <draw:frame draw:style-name="gr8" draw:text-style-name="P9" draw:layer="layout" svg:width="6.179cm" svg:height="0.446cm" svg:x="2.922cm" svg:y="20.498cm">
          <draw:text-box>
            <text:p text:style-name="P1"><text:span text:style-name="T28">Examples/MichaelisMenten.lean</text:span></text:p>
          </draw:text-box>
        </draw:frame>
        <draw:frame draw:style-name="gr8" draw:text-style-name="P9" draw:layer="layout" svg:width="3.136cm" svg:height="0.446cm" svg:x="9.111cm" svg:y="20.498cm">
          <draw:text-box>
            <text:p text:style-name="P1"><text:span text:style-name="T14">Enzyme kinetics</text:span></text:p>
          </draw:text-box>
        </draw:frame>
        <draw:frame draw:style-name="gr8" draw:text-style-name="P9" draw:layer="layout" svg:width="0.737cm" svg:height="0.446cm" svg:x="15.19cm" svg:y="20.498cm">
          <draw:text-box>
            <text:p text:style-name="P1"><text:span text:style-name="T14">407</text:span></text:p>
          </draw:text-box>
        </draw:frame>
        <draw:line draw:style-name="gr14" draw:text-style-name="P5" draw:layer="layout" svg:x1="2.922cm" svg:y1="21.074cm" svg:x2="18.077cm" svg:y2="21.074cm">
          <text:p/>
        </draw:line>
        <draw:frame draw:style-name="gr8" draw:text-style-name="P9" draw:layer="layout" svg:width="0.492cm" svg:height="0.446cm" svg:x="17.695cm" svg:y="20.498cm">
          <draw:text-box>
            <text:p text:style-name="P1"><text:span text:style-name="T14">10</text:span></text:p>
          </draw:text-box>
        </draw:frame>
        <draw:frame draw:style-name="gr8" draw:text-style-name="P9" draw:layer="layout" svg:width="0.967cm" svg:height="0.446cm" svg:x="2.922cm" svg:y="21.169cm">
          <draw:text-box>
            <text:p text:style-name="P1"><text:span text:style-name="T13">Total</text:span></text:p>
          </draw:text-box>
        </draw:frame>
        <draw:frame draw:style-name="gr8" draw:text-style-name="P9" draw:layer="layout" svg:width="0.982cm" svg:height="0.446cm" svg:x="14.885cm" svg:y="21.169cm">
          <draw:text-box>
            <text:p text:style-name="P1"><text:span text:style-name="T13">2529</text:span></text:p>
          </draw:text-box>
        </draw:frame>
        <draw:line draw:style-name="gr13" draw:text-style-name="P5" draw:layer="layout" svg:x1="2.922cm" svg:y1="21.751cm" svg:x2="18.077cm" svg:y2="21.751cm">
          <text:p/>
        </draw:line>
        <draw:frame draw:style-name="gr8" draw:text-style-name="P9" draw:layer="layout" svg:width="0.492cm" svg:height="0.446cm" svg:x="17.638cm" svg:y="21.169cm">
          <draw:text-box>
            <text:p text:style-name="P1"><text:span text:style-name="T13">66</text:span></text:p>
          </draw:text-box>
        </draw:frame>
        <draw:frame draw:style-name="gr8" draw:text-style-name="P9" draw:layer="layout" svg:width="1.559cm" svg:height="0.446cm" svg:x="7.735cm" svg:y="22.061cm">
          <draw:text-box>
            <text:p text:style-name="P1"><text:span text:style-name="T14">Table 1:</text:span></text:p>
          </draw:text-box>
        </draw:frame>
        <draw:frame draw:style-name="gr8" draw:text-style-name="P9" draw:layer="layout" svg:width="4.581cm" svg:height="0.446cm" svg:x="9.256cm" svg:y="22.061cm">
          <draw:text-box>
            <text:p text:style-name="P1"><text:span text:style-name="T14">Formalization statistics.</text:span></text:p>
          </draw:text-box>
        </draw:frame>
        <draw:frame draw:style-name="gr2" draw:text-style-name="P3" draw:layer="layout" svg:width="0.695cm" svg:height="0.497cm" svg:x="2.5cm" svg:y="23.479cm">
          <draw:text-box>
            <text:p text:style-name="P1"><text:span text:style-name="T18">A.3</text:span></text:p>
          </draw:text-box>
        </draw:frame>
        <draw:frame draw:style-name="gr2" draw:text-style-name="P3" draw:layer="layout" svg:width="4.772cm" svg:height="0.497cm" svg:x="3.702cm" svg:y="23.479cm">
          <draw:text-box>
            <text:p text:style-name="P1"><text:span text:style-name="T18">Correspondence Table</text:span></text:p>
          </draw:text-box>
        </draw:frame>
        <draw:frame draw:style-name="gr8" draw:text-style-name="P9" draw:layer="layout" svg:width="16.63cm" svg:height="0.446cm" svg:x="2.5cm" svg:y="24.24cm">
          <draw:text-box>
            <text:p text:style-name="P1"><text:span text:style-name="T14">Table 2 provides a complete mapping between paper statements and Lean theorems.</text:span></text:p>
          </draw:text-box>
        </draw:frame>
        <draw:frame draw:style-name="gr8" draw:text-style-name="P9" draw:layer="layout" svg:width="0.492cm" svg:height="0.446cm" svg:x="10.309cm" svg:y="27.897cm">
          <draw:text-box>
            <text:p text:style-name="P1"><text:span text:style-name="T14">12</text:span></text:p>
          </draw:text-box>
        </draw:frame>
      </draw:page>
      <draw:page draw:name="page13" draw:style-name="dp1" draw:master-page-name="master-page105">
        <draw:line draw:style-name="gr13" draw:text-style-name="P5" draw:layer="layout" svg:x1="3.528cm" svg:y1="6.942cm" svg:x2="17.471cm" svg:y2="6.942cm">
          <text:p/>
        </draw:line>
        <draw:frame draw:style-name="gr3" draw:text-style-name="P4" draw:layer="layout" svg:width="1.013cm" svg:height="0.412cm" svg:x="3.528cm" svg:y="7.035cm">
          <draw:text-box>
            <text:p text:style-name="P1"><text:span text:style-name="T4">Paper</text:span></text:p>
          </draw:text-box>
        </draw:frame>
        <draw:frame draw:style-name="gr3" draw:text-style-name="P4" draw:layer="layout" svg:width="2.535cm" svg:height="0.412cm" svg:x="6.29cm" svg:y="7.035cm">
          <draw:text-box>
            <text:p text:style-name="P1"><text:span text:style-name="T4">Lean Theorem</text:span></text:p>
          </draw:text-box>
        </draw:frame>
        <draw:frame draw:style-name="gr3" draw:text-style-name="P4" draw:layer="layout" svg:width="0.616cm" svg:height="0.412cm" svg:x="12.984cm" svg:y="7.035cm">
          <draw:text-box>
            <text:p text:style-name="P1"><text:span text:style-name="T4">File</text:span></text:p>
          </draw:text-box>
        </draw:frame>
        <draw:line draw:style-name="gr14" draw:text-style-name="P5" draw:layer="layout" svg:x1="3.528cm" svg:y1="7.563cm" svg:x2="17.471cm" svg:y2="7.563cm">
          <text:p/>
        </draw:line>
        <draw:frame draw:style-name="gr3" draw:text-style-name="P4" draw:layer="layout" svg:width="0.734cm" svg:height="0.412cm" svg:x="16.707cm" svg:y="7.035cm">
          <draw:text-box>
            <text:p text:style-name="P1"><text:span text:style-name="T4">Line</text:span></text:p>
          </draw:text-box>
        </draw:frame>
        <draw:frame draw:style-name="gr3" draw:text-style-name="P4" draw:layer="layout" svg:width="1.761cm" svg:height="0.412cm" svg:x="3.528cm" svg:y="7.65cm">
          <draw:text-box>
            <text:p text:style-name="P1"><text:span text:style-name="T29">Section 2:</text:span></text:p>
          </draw:text-box>
        </draw:frame>
        <draw:frame draw:style-name="gr3" draw:text-style-name="P4" draw:layer="layout" svg:width="2.867cm" svg:height="0.412cm" svg:x="5.207cm" svg:y="7.65cm">
          <draw:text-box>
            <text:p text:style-name="P1"><text:span text:style-name="T29">Graph Laplacian</text:span></text:p>
          </draw:text-box>
        </draw:frame>
        <draw:frame draw:style-name="gr3" draw:text-style-name="P4" draw:layer="layout" svg:width="2.153cm" svg:height="0.412cm" svg:x="3.528cm" svg:y="8.072cm">
          <draw:text-box>
            <text:p text:style-name="P1"><text:span text:style-name="T5">Denition 2.1</text:span></text:p>
          </draw:text-box>
        </draw:frame>
        <draw:frame draw:style-name="gr3" draw:text-style-name="P4" draw:layer="layout" svg:width="1.952cm" svg:height="0.412cm" svg:x="6.29cm" svg:y="8.072cm">
          <draw:text-box>
            <text:p text:style-name="P1"><text:span text:style-name="T3"/><text:span text:style-name="T5"> (primitive)</text:span></text:p>
          </draw:text-box>
        </draw:frame>
        <draw:frame draw:style-name="gr3" draw:text-style-name="P4" draw:layer="layout" svg:width="1.796cm" svg:height="0.412cm" svg:x="12.984cm" svg:y="8.072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449cm" svg:height="0.412cm" svg:x="16.707cm" svg:y="8.072cm">
          <draw:text-box>
            <text:p text:style-name="P1"><text:span text:style-name="T5">50</text:span></text:p>
          </draw:text-box>
        </draw:frame>
        <draw:frame draw:style-name="gr3" draw:text-style-name="P4" draw:layer="layout" svg:width="2.153cm" svg:height="0.412cm" svg:x="3.528cm" svg:y="8.493cm">
          <draw:text-box>
            <text:p text:style-name="P1"><text:span text:style-name="T5">Denition 2.2</text:span></text:p>
          </draw:text-box>
        </draw:frame>
        <draw:frame draw:style-name="gr3" draw:text-style-name="P4" draw:layer="layout" svg:width="2.706cm" svg:height="0.412cm" svg:x="6.29cm" svg:y="8.493cm">
          <draw:text-box>
            <text:p text:style-name="P1"><text:span text:style-name="T3">graphLaplacian</text:span></text:p>
          </draw:text-box>
        </draw:frame>
        <draw:frame draw:style-name="gr3" draw:text-style-name="P4" draw:layer="layout" svg:width="1.796cm" svg:height="0.412cm" svg:x="12.984cm" svg:y="8.493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449cm" svg:height="0.412cm" svg:x="16.707cm" svg:y="8.493cm">
          <draw:text-box>
            <text:p text:style-name="P1"><text:span text:style-name="T5">85</text:span></text:p>
          </draw:text-box>
        </draw:frame>
        <draw:frame draw:style-name="gr3" draw:text-style-name="P4" draw:layer="layout" svg:width="2.244cm" svg:height="0.412cm" svg:x="3.528cm" svg:y="8.915cm">
          <draw:text-box>
            <text:p text:style-name="P1"><text:span text:style-name="T5">Theorem 2.3</text:span></text:p>
          </draw:text-box>
        </draw:frame>
        <draw:frame draw:style-name="gr3" draw:text-style-name="P4" draw:layer="layout" svg:width="3.943cm" svg:height="0.412cm" svg:x="6.29cm" svg:y="8.915cm">
          <draw:text-box>
            <text:p text:style-name="P1"><text:span text:style-name="T3">laplacian_const_in_ker</text:span></text:p>
          </draw:text-box>
        </draw:frame>
        <draw:frame draw:style-name="gr3" draw:text-style-name="P4" draw:layer="layout" svg:width="1.796cm" svg:height="0.412cm" svg:x="12.984cm" svg:y="8.915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673cm" svg:height="0.412cm" svg:x="16.707cm" svg:y="8.915cm">
          <draw:text-box>
            <text:p text:style-name="P1"><text:span text:style-name="T5">110</text:span></text:p>
          </draw:text-box>
        </draw:frame>
        <draw:frame draw:style-name="gr3" draw:text-style-name="P4" draw:layer="layout" svg:width="2.244cm" svg:height="0.412cm" svg:x="3.528cm" svg:y="9.337cm">
          <draw:text-box>
            <text:p text:style-name="P1"><text:span text:style-name="T5">Theorem 2.4</text:span></text:p>
          </draw:text-box>
        </draw:frame>
        <draw:frame draw:style-name="gr3" draw:text-style-name="P4" draw:layer="layout" svg:width="2.69cm" svg:height="0.412cm" svg:x="6.29cm" svg:y="9.337cm">
          <draw:text-box>
            <text:p text:style-name="P1"><text:span text:style-name="T3">hodge_decomp</text:span></text:p>
          </draw:text-box>
        </draw:frame>
        <draw:frame draw:style-name="gr3" draw:text-style-name="P4" draw:layer="layout" svg:width="1.796cm" svg:height="0.412cm" svg:x="12.984cm" svg:y="9.337cm">
          <draw:text-box>
            <text:p text:style-name="P1"><text:span text:style-name="T5">Basic.lean</text:span></text:p>
          </draw:text-box>
        </draw:frame>
        <draw:line draw:style-name="gr14" draw:text-style-name="P5" draw:layer="layout" svg:x1="3.528cm" svg:y1="9.865cm" svg:x2="17.471cm" svg:y2="9.865cm">
          <text:p/>
        </draw:line>
        <draw:frame draw:style-name="gr3" draw:text-style-name="P4" draw:layer="layout" svg:width="0.673cm" svg:height="0.412cm" svg:x="16.707cm" svg:y="9.337cm">
          <draw:text-box>
            <text:p text:style-name="P1"><text:span text:style-name="T5">180</text:span></text:p>
          </draw:text-box>
        </draw:frame>
        <draw:frame draw:style-name="gr3" draw:text-style-name="P4" draw:layer="layout" svg:width="1.761cm" svg:height="0.412cm" svg:x="3.528cm" svg:y="9.952cm">
          <draw:text-box>
            <text:p text:style-name="P1"><text:span text:style-name="T29">Section 3:</text:span></text:p>
          </draw:text-box>
        </draw:frame>
        <draw:frame draw:style-name="gr3" draw:text-style-name="P4" draw:layer="layout" svg:width="4.946cm" svg:height="0.412cm" svg:x="5.207cm" svg:y="9.952cm">
          <draw:text-box>
            <text:p text:style-name="P1"><text:span text:style-name="T29">OnsagerRayleigh Functional</text:span></text:p>
          </draw:text-box>
        </draw:frame>
        <draw:frame draw:style-name="gr3" draw:text-style-name="P4" draw:layer="layout" svg:width="2.153cm" svg:height="0.412cm" svg:x="3.528cm" svg:y="10.373cm">
          <draw:text-box>
            <text:p text:style-name="P1"><text:span text:style-name="T5">Denition 3.1</text:span></text:p>
          </draw:text-box>
        </draw:frame>
        <draw:frame draw:style-name="gr3" draw:text-style-name="P4" draw:layer="layout" svg:width="2.946cm" svg:height="0.412cm" svg:x="6.29cm" svg:y="10.373cm">
          <draw:text-box>
            <text:p text:style-name="P1"><text:span text:style-name="T3">onsagerRayleigh</text:span></text:p>
          </draw:text-box>
        </draw:frame>
        <draw:frame draw:style-name="gr3" draw:text-style-name="P4" draw:layer="layout" svg:width="1.796cm" svg:height="0.412cm" svg:x="12.984cm" svg:y="10.373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673cm" svg:height="0.412cm" svg:x="16.707cm" svg:y="10.373cm">
          <draw:text-box>
            <text:p text:style-name="P1"><text:span text:style-name="T5">320</text:span></text:p>
          </draw:text-box>
        </draw:frame>
        <draw:frame draw:style-name="gr3" draw:text-style-name="P4" draw:layer="layout" svg:width="2.153cm" svg:height="0.412cm" svg:x="3.528cm" svg:y="10.795cm">
          <draw:text-box>
            <text:p text:style-name="P1"><text:span text:style-name="T5">Denition 3.2</text:span></text:p>
          </draw:text-box>
        </draw:frame>
        <draw:frame draw:style-name="gr3" draw:text-style-name="P4" draw:layer="layout" svg:width="2.061cm" svg:height="0.412cm" svg:x="6.29cm" svg:y="10.795cm">
          <draw:text-box>
            <text:p text:style-name="P1"><text:span text:style-name="T3">optimalFlux</text:span></text:p>
          </draw:text-box>
        </draw:frame>
        <draw:frame draw:style-name="gr3" draw:text-style-name="P4" draw:layer="layout" svg:width="1.796cm" svg:height="0.412cm" svg:x="12.984cm" svg:y="10.795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673cm" svg:height="0.412cm" svg:x="16.707cm" svg:y="10.795cm">
          <draw:text-box>
            <text:p text:style-name="P1"><text:span text:style-name="T5">340</text:span></text:p>
          </draw:text-box>
        </draw:frame>
        <draw:frame draw:style-name="gr3" draw:text-style-name="P4" draw:layer="layout" svg:width="2.636cm" svg:height="0.412cm" svg:x="3.528cm" svg:y="11.217cm">
          <draw:text-box>
            <text:p text:style-name="P1"><text:span text:style-name="T5">Proposition 3.3</text:span></text:p>
          </draw:text-box>
        </draw:frame>
        <draw:frame draw:style-name="gr3" draw:text-style-name="P4" draw:layer="layout" svg:width="2.801cm" svg:height="0.412cm" svg:x="6.29cm" svg:y="11.217cm">
          <draw:text-box>
            <text:p text:style-name="P1"><text:span text:style-name="T3">optimalFlux_ker</text:span></text:p>
          </draw:text-box>
        </draw:frame>
        <draw:frame draw:style-name="gr3" draw:text-style-name="P4" draw:layer="layout" svg:width="1.796cm" svg:height="0.412cm" svg:x="12.984cm" svg:y="11.217cm">
          <draw:text-box>
            <text:p text:style-name="P1"><text:span text:style-name="T5">Basic.lean</text:span></text:p>
          </draw:text-box>
        </draw:frame>
        <draw:line draw:style-name="gr14" draw:text-style-name="P5" draw:layer="layout" svg:x1="3.528cm" svg:y1="11.745cm" svg:x2="17.471cm" svg:y2="11.745cm">
          <text:p/>
        </draw:line>
        <draw:frame draw:style-name="gr3" draw:text-style-name="P4" draw:layer="layout" svg:width="0.673cm" svg:height="0.412cm" svg:x="16.707cm" svg:y="11.217cm">
          <draw:text-box>
            <text:p text:style-name="P1"><text:span text:style-name="T5">350</text:span></text:p>
          </draw:text-box>
        </draw:frame>
        <draw:frame draw:style-name="gr3" draw:text-style-name="P4" draw:layer="layout" svg:width="1.761cm" svg:height="0.412cm" svg:x="3.528cm" svg:y="11.832cm">
          <draw:text-box>
            <text:p text:style-name="P1"><text:span text:style-name="T29">Section 4:</text:span></text:p>
          </draw:text-box>
        </draw:frame>
        <draw:frame draw:style-name="gr3" draw:text-style-name="P4" draw:layer="layout" svg:width="1.836cm" svg:height="0.412cm" svg:x="5.207cm" svg:y="11.832cm">
          <draw:text-box>
            <text:p text:style-name="P1"><text:span text:style-name="T29">Optimality</text:span></text:p>
          </draw:text-box>
        </draw:frame>
        <draw:frame draw:style-name="gr3" draw:text-style-name="P4" draw:layer="layout" svg:width="2.244cm" svg:height="0.412cm" svg:x="3.528cm" svg:y="12.253cm">
          <draw:text-box>
            <text:p text:style-name="P1"><text:span text:style-name="T5">Theorem 4.1</text:span></text:p>
          </draw:text-box>
        </draw:frame>
        <draw:frame draw:style-name="gr3" draw:text-style-name="P4" draw:layer="layout" svg:width="3.743cm" svg:height="0.412cm" svg:x="6.29cm" svg:y="12.253cm">
          <draw:text-box>
            <text:p text:style-name="P1"><text:span text:style-name="T3">onsager_rayleigh_kkt</text:span></text:p>
          </draw:text-box>
        </draw:frame>
        <draw:frame draw:style-name="gr3" draw:text-style-name="P4" draw:layer="layout" svg:width="1.796cm" svg:height="0.412cm" svg:x="12.984cm" svg:y="12.253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673cm" svg:height="0.412cm" svg:x="16.707cm" svg:y="12.253cm">
          <draw:text-box>
            <text:p text:style-name="P1"><text:span text:style-name="T5">360</text:span></text:p>
          </draw:text-box>
        </draw:frame>
        <draw:frame draw:style-name="gr3" draw:text-style-name="P4" draw:layer="layout" svg:width="2.244cm" svg:height="0.412cm" svg:x="3.528cm" svg:y="12.675cm">
          <draw:text-box>
            <text:p text:style-name="P1"><text:span text:style-name="T5">Theorem 4.2</text:span></text:p>
          </draw:text-box>
        </draw:frame>
        <draw:frame draw:style-name="gr3" draw:text-style-name="P4" draw:layer="layout" svg:width="4.527cm" svg:height="0.412cm" svg:x="6.29cm" svg:y="12.675cm">
          <draw:text-box>
            <text:p text:style-name="P1"><text:span text:style-name="T3">onsager_rayleigh_optimal</text:span></text:p>
          </draw:text-box>
        </draw:frame>
        <draw:frame draw:style-name="gr3" draw:text-style-name="P4" draw:layer="layout" svg:width="1.796cm" svg:height="0.412cm" svg:x="12.984cm" svg:y="12.675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673cm" svg:height="0.412cm" svg:x="16.707cm" svg:y="12.675cm">
          <draw:text-box>
            <text:p text:style-name="P1"><text:span text:style-name="T5">450</text:span></text:p>
          </draw:text-box>
        </draw:frame>
        <draw:frame draw:style-name="gr3" draw:text-style-name="P4" draw:layer="layout" svg:width="2.255cm" svg:height="0.412cm" svg:x="3.528cm" svg:y="13.097cm">
          <draw:text-box>
            <text:p text:style-name="P1"><text:span text:style-name="T5">Corollary 4.3</text:span></text:p>
          </draw:text-box>
        </draw:frame>
        <draw:frame draw:style-name="gr3" draw:text-style-name="P4" draw:layer="layout" svg:width="4.403cm" svg:height="0.412cm" svg:x="6.29cm" svg:y="13.097cm">
          <draw:text-box>
            <text:p text:style-name="P1"><text:span text:style-name="T3">onsager_rayleigh_unique</text:span></text:p>
          </draw:text-box>
        </draw:frame>
        <draw:frame draw:style-name="gr3" draw:text-style-name="P4" draw:layer="layout" svg:width="1.796cm" svg:height="0.412cm" svg:x="12.984cm" svg:y="13.097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673cm" svg:height="0.412cm" svg:x="16.707cm" svg:y="13.097cm">
          <draw:text-box>
            <text:p text:style-name="P1"><text:span text:style-name="T5">520</text:span></text:p>
          </draw:text-box>
        </draw:frame>
        <draw:frame draw:style-name="gr3" draw:text-style-name="P4" draw:layer="layout" svg:width="2.244cm" svg:height="0.412cm" svg:x="3.528cm" svg:y="13.519cm">
          <draw:text-box>
            <text:p text:style-name="P1"><text:span text:style-name="T5">Theorem 4.4</text:span></text:p>
          </draw:text-box>
        </draw:frame>
        <draw:frame draw:style-name="gr3" draw:text-style-name="P4" draw:layer="layout" svg:width="5.249cm" svg:height="0.412cm" svg:x="6.29cm" svg:y="13.519cm">
          <draw:text-box>
            <text:p text:style-name="P1"><text:span text:style-name="T3">onsager_quadratic_expansion</text:span></text:p>
          </draw:text-box>
        </draw:frame>
        <draw:frame draw:style-name="gr3" draw:text-style-name="P4" draw:layer="layout" svg:width="1.796cm" svg:height="0.412cm" svg:x="12.984cm" svg:y="13.519cm">
          <draw:text-box>
            <text:p text:style-name="P1"><text:span text:style-name="T5">Basic.lean</text:span></text:p>
          </draw:text-box>
        </draw:frame>
        <draw:frame draw:style-name="gr3" draw:text-style-name="P4" draw:layer="layout" svg:width="0.673cm" svg:height="0.412cm" svg:x="16.707cm" svg:y="13.519cm">
          <draw:text-box>
            <text:p text:style-name="P1"><text:span text:style-name="T5">400</text:span></text:p>
          </draw:text-box>
        </draw:frame>
        <draw:frame draw:style-name="gr3" draw:text-style-name="P4" draw:layer="layout" svg:width="2.255cm" svg:height="0.412cm" svg:x="3.528cm" svg:y="13.94cm">
          <draw:text-box>
            <text:p text:style-name="P1"><text:span text:style-name="T5">Corollary 4.5</text:span></text:p>
          </draw:text-box>
        </draw:frame>
        <draw:frame draw:style-name="gr3" draw:text-style-name="P4" draw:layer="layout" svg:width="3.065cm" svg:height="0.412cm" svg:x="6.29cm" svg:y="13.94cm">
          <draw:text-box>
            <text:p text:style-name="P1"><text:span text:style-name="T3">lyapunov_zero_iff</text:span></text:p>
          </draw:text-box>
        </draw:frame>
        <draw:frame draw:style-name="gr3" draw:text-style-name="P4" draw:layer="layout" svg:width="1.796cm" svg:height="0.412cm" svg:x="12.984cm" svg:y="13.94cm">
          <draw:text-box>
            <text:p text:style-name="P1"><text:span text:style-name="T5">Basic.lean</text:span></text:p>
          </draw:text-box>
        </draw:frame>
        <draw:line draw:style-name="gr14" draw:text-style-name="P5" draw:layer="layout" svg:x1="3.528cm" svg:y1="14.468cm" svg:x2="17.471cm" svg:y2="14.468cm">
          <text:p/>
        </draw:line>
        <draw:frame draw:style-name="gr3" draw:text-style-name="P4" draw:layer="layout" svg:width="0.673cm" svg:height="0.412cm" svg:x="16.707cm" svg:y="13.94cm">
          <draw:text-box>
            <text:p text:style-name="P1"><text:span text:style-name="T5">820</text:span></text:p>
          </draw:text-box>
        </draw:frame>
        <draw:frame draw:style-name="gr3" draw:text-style-name="P4" draw:layer="layout" svg:width="1.761cm" svg:height="0.412cm" svg:x="3.528cm" svg:y="14.555cm">
          <draw:text-box>
            <text:p text:style-name="P1"><text:span text:style-name="T29">Section 5:</text:span></text:p>
          </draw:text-box>
        </draw:frame>
        <draw:frame draw:style-name="gr3" draw:text-style-name="P4" draw:layer="layout" svg:width="0.969cm" svg:height="0.412cm" svg:x="5.207cm" svg:y="14.555cm">
          <draw:text-box>
            <text:p text:style-name="P1"><text:span text:style-name="T29">CRNT</text:span></text:p>
          </draw:text-box>
        </draw:frame>
        <draw:frame draw:style-name="gr3" draw:text-style-name="P4" draw:layer="layout" svg:width="2.153cm" svg:height="0.412cm" svg:x="3.528cm" svg:y="14.977cm">
          <draw:text-box>
            <text:p text:style-name="P1"><text:span text:style-name="T5">Denition 5.1</text:span></text:p>
          </draw:text-box>
        </draw:frame>
        <draw:frame draw:style-name="gr3" draw:text-style-name="P4" draw:layer="layout" svg:width="0.754cm" svg:height="0.412cm" svg:x="6.29cm" svg:y="14.977cm">
          <draw:text-box>
            <text:p text:style-name="P1"><text:span text:style-name="T3">CRN</text:span></text:p>
          </draw:text-box>
        </draw:frame>
        <draw:frame draw:style-name="gr3" draw:text-style-name="P4" draw:layer="layout" svg:width="1.832cm" svg:height="0.412cm" svg:x="12.984cm" svg:y="14.977cm">
          <draw:text-box>
            <text:p text:style-name="P1"><text:span text:style-name="T5">CRNT.lean</text:span></text:p>
          </draw:text-box>
        </draw:frame>
        <draw:frame draw:style-name="gr3" draw:text-style-name="P4" draw:layer="layout" svg:width="0.449cm" svg:height="0.412cm" svg:x="16.707cm" svg:y="14.977cm">
          <draw:text-box>
            <text:p text:style-name="P1"><text:span text:style-name="T5">55</text:span></text:p>
          </draw:text-box>
        </draw:frame>
        <draw:frame draw:style-name="gr3" draw:text-style-name="P4" draw:layer="layout" svg:width="2.153cm" svg:height="0.412cm" svg:x="3.528cm" svg:y="15.399cm">
          <draw:text-box>
            <text:p text:style-name="P1"><text:span text:style-name="T5">Denition 5.2</text:span></text:p>
          </draw:text-box>
        </draw:frame>
        <draw:frame draw:style-name="gr3" draw:text-style-name="P4" draw:layer="layout" svg:width="2.158cm" svg:height="0.412cm" svg:x="6.29cm" svg:y="15.399cm">
          <draw:text-box>
            <text:p text:style-name="P1"><text:span text:style-name="T3">stoichMatrix</text:span></text:p>
          </draw:text-box>
        </draw:frame>
        <draw:frame draw:style-name="gr3" draw:text-style-name="P4" draw:layer="layout" svg:width="1.832cm" svg:height="0.412cm" svg:x="12.984cm" svg:y="15.399cm">
          <draw:text-box>
            <text:p text:style-name="P1"><text:span text:style-name="T5">CRNT.lean</text:span></text:p>
          </draw:text-box>
        </draw:frame>
        <draw:frame draw:style-name="gr3" draw:text-style-name="P4" draw:layer="layout" svg:width="0.449cm" svg:height="0.412cm" svg:x="16.707cm" svg:y="15.399cm">
          <draw:text-box>
            <text:p text:style-name="P1"><text:span text:style-name="T5">75</text:span></text:p>
          </draw:text-box>
        </draw:frame>
        <draw:frame draw:style-name="gr3" draw:text-style-name="P4" draw:layer="layout" svg:width="2.153cm" svg:height="0.412cm" svg:x="3.528cm" svg:y="15.821cm">
          <draw:text-box>
            <text:p text:style-name="P1"><text:span text:style-name="T5">Denition 5.3</text:span></text:p>
          </draw:text-box>
        </draw:frame>
        <draw:frame draw:style-name="gr3" draw:text-style-name="P4" draw:layer="layout" svg:width="1.793cm" svg:height="0.412cm" svg:x="6.29cm" svg:y="15.821cm">
          <draw:text-box>
            <text:p text:style-name="P1"><text:span text:style-name="T3">deficiency</text:span></text:p>
          </draw:text-box>
        </draw:frame>
        <draw:frame draw:style-name="gr3" draw:text-style-name="P4" draw:layer="layout" svg:width="1.832cm" svg:height="0.412cm" svg:x="12.984cm" svg:y="15.821cm">
          <draw:text-box>
            <text:p text:style-name="P1"><text:span text:style-name="T5">CRNT.lean</text:span></text:p>
          </draw:text-box>
        </draw:frame>
        <draw:frame draw:style-name="gr3" draw:text-style-name="P4" draw:layer="layout" svg:width="0.449cm" svg:height="0.412cm" svg:x="16.707cm" svg:y="15.821cm">
          <draw:text-box>
            <text:p text:style-name="P1"><text:span text:style-name="T5">95</text:span></text:p>
          </draw:text-box>
        </draw:frame>
        <draw:frame draw:style-name="gr3" draw:text-style-name="P4" draw:layer="layout" svg:width="2.153cm" svg:height="0.412cm" svg:x="3.528cm" svg:y="16.242cm">
          <draw:text-box>
            <text:p text:style-name="P1"><text:span text:style-name="T5">Denition 5.6</text:span></text:p>
          </draw:text-box>
        </draw:frame>
        <draw:frame draw:style-name="gr3" draw:text-style-name="P4" draw:layer="layout" svg:width="2.258cm" svg:height="0.412cm" svg:x="6.29cm" svg:y="16.242cm">
          <draw:text-box>
            <text:p text:style-name="P1"><text:span text:style-name="T3">reactionRate</text:span></text:p>
          </draw:text-box>
        </draw:frame>
        <draw:frame draw:style-name="gr3" draw:text-style-name="P4" draw:layer="layout" svg:width="1.832cm" svg:height="0.412cm" svg:x="12.984cm" svg:y="16.242cm">
          <draw:text-box>
            <text:p text:style-name="P1"><text:span text:style-name="T5">CRNT.lean</text:span></text:p>
          </draw:text-box>
        </draw:frame>
        <draw:frame draw:style-name="gr3" draw:text-style-name="P4" draw:layer="layout" svg:width="0.673cm" svg:height="0.412cm" svg:x="16.707cm" svg:y="16.242cm">
          <draw:text-box>
            <text:p text:style-name="P1"><text:span text:style-name="T5">155</text:span></text:p>
          </draw:text-box>
        </draw:frame>
        <draw:frame draw:style-name="gr3" draw:text-style-name="P4" draw:layer="layout" svg:width="2.153cm" svg:height="0.412cm" svg:x="3.528cm" svg:y="16.664cm">
          <draw:text-box>
            <text:p text:style-name="P1"><text:span text:style-name="T5">Denition 5.7</text:span></text:p>
          </draw:text-box>
        </draw:frame>
        <draw:frame draw:style-name="gr3" draw:text-style-name="P4" draw:layer="layout" svg:width="1.223cm" svg:height="0.412cm" svg:x="6.29cm" svg:y="16.664cm">
          <draw:text-box>
            <text:p text:style-name="P1"><text:span text:style-name="T3">affinity</text:span></text:p>
          </draw:text-box>
        </draw:frame>
        <draw:frame draw:style-name="gr3" draw:text-style-name="P4" draw:layer="layout" svg:width="1.832cm" svg:height="0.412cm" svg:x="12.984cm" svg:y="16.664cm">
          <draw:text-box>
            <text:p text:style-name="P1"><text:span text:style-name="T5">CRNT.lean</text:span></text:p>
          </draw:text-box>
        </draw:frame>
        <draw:frame draw:style-name="gr3" draw:text-style-name="P4" draw:layer="layout" svg:width="0.673cm" svg:height="0.412cm" svg:x="16.707cm" svg:y="16.664cm">
          <draw:text-box>
            <text:p text:style-name="P1"><text:span text:style-name="T5">175</text:span></text:p>
          </draw:text-box>
        </draw:frame>
        <draw:frame draw:style-name="gr3" draw:text-style-name="P4" draw:layer="layout" svg:width="2.467cm" svg:height="0.412cm" svg:x="3.528cm" svg:y="17.086cm">
          <draw:text-box>
            <text:p text:style-name="P1"><text:span text:style-name="T5">Theorem 5.10</text:span></text:p>
          </draw:text-box>
        </draw:frame>
        <draw:frame draw:style-name="gr3" draw:text-style-name="P4" draw:layer="layout" svg:width="4.01cm" svg:height="0.412cm" svg:x="6.29cm" svg:y="17.086cm">
          <draw:text-box>
            <text:p text:style-name="P1"><text:span text:style-name="T3">cycle_affinity_constant</text:span></text:p>
          </draw:text-box>
        </draw:frame>
        <draw:frame draw:style-name="gr3" draw:text-style-name="P4" draw:layer="layout" svg:width="1.832cm" svg:height="0.412cm" svg:x="12.984cm" svg:y="17.086cm">
          <draw:text-box>
            <text:p text:style-name="P1"><text:span text:style-name="T5">CRNT.lean</text:span></text:p>
          </draw:text-box>
        </draw:frame>
        <draw:frame draw:style-name="gr3" draw:text-style-name="P4" draw:layer="layout" svg:width="0.673cm" svg:height="0.412cm" svg:x="16.707cm" svg:y="17.086cm">
          <draw:text-box>
            <text:p text:style-name="P1"><text:span text:style-name="T5">270</text:span></text:p>
          </draw:text-box>
        </draw:frame>
        <draw:frame draw:style-name="gr3" draw:text-style-name="P4" draw:layer="layout" svg:width="2.467cm" svg:height="0.412cm" svg:x="3.528cm" svg:y="17.508cm">
          <draw:text-box>
            <text:p text:style-name="P1"><text:span text:style-name="T5">Theorem 5.11</text:span></text:p>
          </draw:text-box>
        </draw:frame>
        <draw:frame draw:style-name="gr3" draw:text-style-name="P4" draw:layer="layout" svg:width="6.091cm" svg:height="0.412cm" svg:x="6.29cm" svg:y="17.508cm">
          <draw:text-box>
            <text:p text:style-name="P1"><text:span text:style-name="T3">deficiency_zero_equilibrium_exists</text:span></text:p>
          </draw:text-box>
        </draw:frame>
        <draw:frame draw:style-name="gr3" draw:text-style-name="P4" draw:layer="layout" svg:width="1.832cm" svg:height="0.412cm" svg:x="12.984cm" svg:y="17.508cm">
          <draw:text-box>
            <text:p text:style-name="P1"><text:span text:style-name="T5">CRNT.lean</text:span></text:p>
          </draw:text-box>
        </draw:frame>
        <draw:frame draw:style-name="gr3" draw:text-style-name="P4" draw:layer="layout" svg:width="0.673cm" svg:height="0.412cm" svg:x="16.707cm" svg:y="17.508cm">
          <draw:text-box>
            <text:p text:style-name="P1"><text:span text:style-name="T5">455</text:span></text:p>
          </draw:text-box>
        </draw:frame>
        <draw:frame draw:style-name="gr3" draw:text-style-name="P4" draw:layer="layout" svg:width="2.467cm" svg:height="0.412cm" svg:x="3.528cm" svg:y="17.929cm">
          <draw:text-box>
            <text:p text:style-name="P1"><text:span text:style-name="T5">Theorem 5.12</text:span></text:p>
          </draw:text-box>
        </draw:frame>
        <draw:frame draw:style-name="gr3" draw:text-style-name="P4" draw:layer="layout" svg:width="5.148cm" svg:height="0.412cm" svg:x="6.29cm" svg:y="17.929cm">
          <draw:text-box>
            <text:p text:style-name="P1"><text:span text:style-name="T3">detailed_balance_equilibrium</text:span></text:p>
          </draw:text-box>
        </draw:frame>
        <draw:frame draw:style-name="gr3" draw:text-style-name="P4" draw:layer="layout" svg:width="1.832cm" svg:height="0.412cm" svg:x="12.984cm" svg:y="17.929cm">
          <draw:text-box>
            <text:p text:style-name="P1"><text:span text:style-name="T5">CRNT.lean</text:span></text:p>
          </draw:text-box>
        </draw:frame>
        <draw:line draw:style-name="gr14" draw:text-style-name="P5" draw:layer="layout" svg:x1="3.528cm" svg:y1="18.457cm" svg:x2="17.471cm" svg:y2="18.457cm">
          <text:p/>
        </draw:line>
        <draw:frame draw:style-name="gr3" draw:text-style-name="P4" draw:layer="layout" svg:width="0.673cm" svg:height="0.412cm" svg:x="16.707cm" svg:y="17.929cm">
          <draw:text-box>
            <text:p text:style-name="P1"><text:span text:style-name="T5">200</text:span></text:p>
          </draw:text-box>
        </draw:frame>
        <draw:frame draw:style-name="gr3" draw:text-style-name="P4" draw:layer="layout" svg:width="1.761cm" svg:height="0.412cm" svg:x="3.528cm" svg:y="18.544cm">
          <draw:text-box>
            <text:p text:style-name="P1"><text:span text:style-name="T29">Section 6:</text:span></text:p>
          </draw:text-box>
        </draw:frame>
        <draw:frame draw:style-name="gr3" draw:text-style-name="P4" draw:layer="layout" svg:width="1.709cm" svg:height="0.412cm" svg:x="5.207cm" svg:y="18.544cm">
          <draw:text-box>
            <text:p text:style-name="P1"><text:span text:style-name="T29">Examples</text:span></text:p>
          </draw:text-box>
        </draw:frame>
        <draw:frame draw:style-name="gr3" draw:text-style-name="P4" draw:layer="layout" svg:width="2.636cm" svg:height="0.412cm" svg:x="3.528cm" svg:y="18.966cm">
          <draw:text-box>
            <text:p text:style-name="P1"><text:span text:style-name="T5">Proposition 6.1</text:span></text:p>
          </draw:text-box>
        </draw:frame>
        <draw:frame draw:style-name="gr3" draw:text-style-name="P4" draw:layer="layout" svg:width="3.586cm" svg:height="0.412cm" svg:x="6.29cm" svg:y="18.966cm">
          <draw:text-box>
            <text:p text:style-name="P1"><text:span text:style-name="T3">ker_is_span_uniform</text:span></text:p>
          </draw:text-box>
        </draw:frame>
        <draw:frame draw:style-name="gr3" draw:text-style-name="P4" draw:layer="layout" svg:width="2.297cm" svg:height="0.412cm" svg:x="12.984cm" svg:y="18.966cm">
          <draw:text-box>
            <text:p text:style-name="P1"><text:span text:style-name="T5">Triangle.lean</text:span></text:p>
          </draw:text-box>
        </draw:frame>
        <draw:frame draw:style-name="gr3" draw:text-style-name="P4" draw:layer="layout" svg:width="0.449cm" svg:height="0.412cm" svg:x="16.707cm" svg:y="18.966cm">
          <draw:text-box>
            <text:p text:style-name="P1"><text:span text:style-name="T5">95</text:span></text:p>
          </draw:text-box>
        </draw:frame>
        <draw:frame draw:style-name="gr3" draw:text-style-name="P4" draw:layer="layout" svg:width="2.636cm" svg:height="0.412cm" svg:x="3.528cm" svg:y="19.388cm">
          <draw:text-box>
            <text:p text:style-name="P1"><text:span text:style-name="T5">Proposition 6.2</text:span></text:p>
          </draw:text-box>
        </draw:frame>
        <draw:frame draw:style-name="gr3" draw:text-style-name="P4" draw:layer="layout" svg:width="4.02cm" svg:height="0.412cm" svg:x="6.29cm" svg:y="19.388cm">
          <draw:text-box>
            <text:p text:style-name="P1"><text:span text:style-name="T3">optimalFlux_minimizes</text:span></text:p>
          </draw:text-box>
        </draw:frame>
        <draw:frame draw:style-name="gr3" draw:text-style-name="P4" draw:layer="layout" svg:width="2.297cm" svg:height="0.412cm" svg:x="12.984cm" svg:y="19.388cm">
          <draw:text-box>
            <text:p text:style-name="P1"><text:span text:style-name="T5">Triangle.lean</text:span></text:p>
          </draw:text-box>
        </draw:frame>
        <draw:frame draw:style-name="gr3" draw:text-style-name="P4" draw:layer="layout" svg:width="0.673cm" svg:height="0.412cm" svg:x="16.707cm" svg:y="19.388cm">
          <draw:text-box>
            <text:p text:style-name="P1"><text:span text:style-name="T5">180</text:span></text:p>
          </draw:text-box>
        </draw:frame>
        <draw:frame draw:style-name="gr3" draw:text-style-name="P4" draw:layer="layout" svg:width="2.244cm" svg:height="0.412cm" svg:x="3.528cm" svg:y="19.809cm">
          <draw:text-box>
            <text:p text:style-name="P1"><text:span text:style-name="T5">Theorem 6.3</text:span></text:p>
          </draw:text-box>
        </draw:frame>
        <draw:frame draw:style-name="gr3" draw:text-style-name="P4" draw:layer="layout" svg:width="3.586cm" svg:height="0.412cm" svg:x="6.29cm" svg:y="19.809cm">
          <draw:text-box>
            <text:p text:style-name="P1"><text:span text:style-name="T3">ker_is_span_uniform</text:span></text:p>
          </draw:text-box>
        </draw:frame>
        <draw:frame draw:style-name="gr3" draw:text-style-name="P4" draw:layer="layout" svg:width="1.826cm" svg:height="0.412cm" svg:x="12.984cm" svg:y="19.809cm">
          <draw:text-box>
            <text:p text:style-name="P1"><text:span text:style-name="T5">Cycle.lean</text:span></text:p>
          </draw:text-box>
        </draw:frame>
        <draw:frame draw:style-name="gr3" draw:text-style-name="P4" draw:layer="layout" svg:width="0.673cm" svg:height="0.412cm" svg:x="16.707cm" svg:y="19.809cm">
          <draw:text-box>
            <text:p text:style-name="P1"><text:span text:style-name="T5">145</text:span></text:p>
          </draw:text-box>
        </draw:frame>
        <draw:frame draw:style-name="gr3" draw:text-style-name="P4" draw:layer="layout" svg:width="2.244cm" svg:height="0.412cm" svg:x="3.528cm" svg:y="20.231cm">
          <draw:text-box>
            <text:p text:style-name="P1"><text:span text:style-name="T5">Theorem 6.4</text:span></text:p>
          </draw:text-box>
        </draw:frame>
        <draw:frame draw:style-name="gr3" draw:text-style-name="P4" draw:layer="layout" svg:width="4.02cm" svg:height="0.412cm" svg:x="6.29cm" svg:y="20.231cm">
          <draw:text-box>
            <text:p text:style-name="P1"><text:span text:style-name="T3">optimalFlux_minimizes</text:span></text:p>
          </draw:text-box>
        </draw:frame>
        <draw:frame draw:style-name="gr3" draw:text-style-name="P4" draw:layer="layout" svg:width="1.826cm" svg:height="0.412cm" svg:x="12.984cm" svg:y="20.231cm">
          <draw:text-box>
            <text:p text:style-name="P1"><text:span text:style-name="T5">Cycle.lean</text:span></text:p>
          </draw:text-box>
        </draw:frame>
        <draw:frame draw:style-name="gr3" draw:text-style-name="P4" draw:layer="layout" svg:width="0.673cm" svg:height="0.412cm" svg:x="16.707cm" svg:y="20.231cm">
          <draw:text-box>
            <text:p text:style-name="P1"><text:span text:style-name="T5">260</text:span></text:p>
          </draw:text-box>
        </draw:frame>
        <draw:frame draw:style-name="gr3" draw:text-style-name="P4" draw:layer="layout" svg:width="2.636cm" svg:height="0.412cm" svg:x="3.528cm" svg:y="20.653cm">
          <draw:text-box>
            <text:p text:style-name="P1"><text:span text:style-name="T5">Proposition 6.5</text:span></text:p>
          </draw:text-box>
        </draw:frame>
        <draw:frame draw:style-name="gr3" draw:text-style-name="P4" draw:layer="layout" svg:width="2.729cm" svg:height="0.412cm" svg:x="6.29cm" svg:y="20.653cm">
          <draw:text-box>
            <text:p text:style-name="P1"><text:span text:style-name="T3">deficiency_zero</text:span></text:p>
          </draw:text-box>
        </draw:frame>
        <draw:frame draw:style-name="gr3" draw:text-style-name="P4" draw:layer="layout" svg:width="3.811cm" svg:height="0.412cm" svg:x="12.984cm" svg:y="20.653cm">
          <draw:text-box>
            <text:p text:style-name="P1"><text:span text:style-name="T5">MichaelisMenten.lean</text:span></text:p>
          </draw:text-box>
        </draw:frame>
        <draw:frame draw:style-name="gr3" draw:text-style-name="P4" draw:layer="layout" svg:width="0.673cm" svg:height="0.412cm" svg:x="16.707cm" svg:y="20.653cm">
          <draw:text-box>
            <text:p text:style-name="P1"><text:span text:style-name="T5">155</text:span></text:p>
          </draw:text-box>
        </draw:frame>
        <draw:frame draw:style-name="gr3" draw:text-style-name="P4" draw:layer="layout" svg:width="2.636cm" svg:height="0.412cm" svg:x="3.528cm" svg:y="21.075cm">
          <draw:text-box>
            <text:p text:style-name="P1"><text:span text:style-name="T5">Proposition 6.6</text:span></text:p>
          </draw:text-box>
        </draw:frame>
        <draw:frame draw:style-name="gr3" draw:text-style-name="P4" draw:layer="layout" svg:width="3.838cm" svg:height="0.412cm" svg:x="6.29cm" svg:y="21.075cm">
          <draw:text-box>
            <text:p text:style-name="P1"><text:span text:style-name="T3">enzyme_conservation</text:span></text:p>
          </draw:text-box>
        </draw:frame>
        <draw:frame draw:style-name="gr3" draw:text-style-name="P4" draw:layer="layout" svg:width="3.811cm" svg:height="0.412cm" svg:x="12.984cm" svg:y="21.075cm">
          <draw:text-box>
            <text:p text:style-name="P1"><text:span text:style-name="T5">MichaelisMenten.lean</text:span></text:p>
          </draw:text-box>
        </draw:frame>
        <draw:frame draw:style-name="gr3" draw:text-style-name="P4" draw:layer="layout" svg:width="0.673cm" svg:height="0.412cm" svg:x="16.707cm" svg:y="21.075cm">
          <draw:text-box>
            <text:p text:style-name="P1"><text:span text:style-name="T5">120</text:span></text:p>
          </draw:text-box>
        </draw:frame>
        <draw:frame draw:style-name="gr3" draw:text-style-name="P4" draw:layer="layout" svg:width="2.244cm" svg:height="0.412cm" svg:x="3.528cm" svg:y="21.496cm">
          <draw:text-box>
            <text:p text:style-name="P1"><text:span text:style-name="T5">Theorem 6.8</text:span></text:p>
          </draw:text-box>
        </draw:frame>
        <draw:frame draw:style-name="gr3" draw:text-style-name="P4" draw:layer="layout" svg:width="4.75cm" svg:height="0.412cm" svg:x="6.29cm" svg:y="21.496cm">
          <draw:text-box>
            <text:p text:style-name="P1"><text:span text:style-name="T3">michaelis_menten_velocity</text:span></text:p>
          </draw:text-box>
        </draw:frame>
        <draw:frame draw:style-name="gr3" draw:text-style-name="P4" draw:layer="layout" svg:width="3.811cm" svg:height="0.412cm" svg:x="12.984cm" svg:y="21.496cm">
          <draw:text-box>
            <text:p text:style-name="P1"><text:span text:style-name="T5">MichaelisMenten.lean</text:span></text:p>
          </draw:text-box>
        </draw:frame>
        <draw:line draw:style-name="gr13" draw:text-style-name="P5" draw:layer="layout" svg:x1="3.528cm" svg:y1="22.03cm" svg:x2="17.471cm" svg:y2="22.03cm">
          <text:p/>
        </draw:line>
        <draw:frame draw:style-name="gr3" draw:text-style-name="P4" draw:layer="layout" svg:width="0.673cm" svg:height="0.412cm" svg:x="16.707cm" svg:y="21.496cm">
          <draw:text-box>
            <text:p text:style-name="P1"><text:span text:style-name="T5">280</text:span></text:p>
          </draw:text-box>
        </draw:frame>
        <draw:frame draw:style-name="gr8" draw:text-style-name="P9" draw:layer="layout" svg:width="1.559cm" svg:height="0.446cm" svg:x="4.185cm" svg:y="22.34cm">
          <draw:text-box>
            <text:p text:style-name="P1"><text:span text:style-name="T14">Table 2:</text:span></text:p>
          </draw:text-box>
        </draw:frame>
        <draw:frame draw:style-name="gr8" draw:text-style-name="P9" draw:layer="layout" svg:width="13.031cm" svg:height="0.446cm" svg:x="5.705cm" svg:y="22.34cm">
          <draw:text-box>
            <text:p text:style-name="P1"><text:span text:style-name="T14">Correspondence between paper theorems and Lean formalizations.</text:span></text:p>
          </draw:text-box>
        </draw:frame>
        <draw:frame draw:style-name="gr8" draw:text-style-name="P9" draw:layer="layout" svg:width="0.492cm" svg:height="0.446cm" svg:x="10.309cm" svg:y="27.897cm">
          <draw:text-box>
            <text:p text:style-name="P1"><text:span text:style-name="T14">13</text:span></text:p>
          </draw:text-box>
        </draw:frame>
      </draw:page>
      <draw:page draw:name="page14" draw:style-name="dp1" draw:master-page-name="master-page67">
        <draw:frame draw:style-name="gr2" draw:text-style-name="P3" draw:layer="layout" svg:width="0.695cm" svg:height="0.497cm" svg:x="2.5cm" svg:y="2.495cm">
          <draw:text-box>
            <text:p text:style-name="P1"><text:span text:style-name="T18">A.4</text:span></text:p>
          </draw:text-box>
        </draw:frame>
        <draw:frame draw:style-name="gr2" draw:text-style-name="P3" draw:layer="layout" svg:width="3.637cm" svg:height="0.497cm" svg:x="3.702cm" svg:y="2.495cm">
          <draw:text-box>
            <text:p text:style-name="P1"><text:span text:style-name="T18">Key Assumptions</text:span></text:p>
          </draw:text-box>
        </draw:frame>
        <draw:frame draw:style-name="gr8" draw:text-style-name="P9" draw:layer="layout" svg:width="12.471cm" svg:height="0.446cm" svg:x="2.5cm" svg:y="3.256cm">
          <draw:text-box>
            <text:p text:style-name="P1"><text:span text:style-name="T14">The following assumptions are explicit in the Lean formalization:</text:span></text:p>
          </draw:text-box>
        </draw:frame>
        <draw:frame draw:style-name="gr8" draw:text-style-name="P9" draw:layer="layout" svg:width="0.384cm" svg:height="0.446cm" svg:x="2.972cm" svg:y="4.05cm">
          <draw:text-box>
            <text:p text:style-name="P1"><text:span text:style-name="T14">1.</text:span></text:p>
          </draw:text-box>
        </draw:frame>
        <draw:frame draw:style-name="gr8" draw:text-style-name="P9" draw:layer="layout" svg:width="2.384cm" svg:height="0.446cm" svg:x="3.462cm" svg:y="4.05cm">
          <draw:text-box>
            <text:p text:style-name="P1"><text:span text:style-name="T13">Finite types</text:span><text:span text:style-name="T14">:</text:span></text:p>
          </draw:text-box>
        </draw:frame>
        <draw:frame draw:style-name="gr8" draw:text-style-name="P9" draw:layer="layout" svg:width="3.786cm" svg:height="0.446cm" svg:x="6.044cm" svg:y="4.05cm">
          <draw:text-box>
            <text:p text:style-name="P1"><text:span text:style-name="T15">V</text:span><text:span text:style-name="T14"> ,</text:span><text:span text:style-name="T15"> E</text:span><text:span text:style-name="T14">,</text:span><text:span text:style-name="T15"> S</text:span><text:span text:style-name="T14"> are</text:span><text:span text:style-name="T28"> Fintype</text:span><text:span text:style-name="T14">.</text:span></text:p>
          </draw:text-box>
        </draw:frame>
        <draw:frame draw:style-name="gr8" draw:text-style-name="P9" draw:layer="layout" svg:width="0.384cm" svg:height="0.446cm" svg:x="2.972cm" svg:y="4.845cm">
          <draw:text-box>
            <text:p text:style-name="P1"><text:span text:style-name="T14">2.</text:span></text:p>
          </draw:text-box>
        </draw:frame>
        <draw:frame draw:style-name="gr8" draw:text-style-name="P9" draw:layer="layout" svg:width="3.253cm" svg:height="0.446cm" svg:x="3.462cm" svg:y="4.845cm">
          <draw:text-box>
            <text:p text:style-name="P1"><text:span text:style-name="T13">Positive weights</text:span><text:span text:style-name="T14">:</text:span></text:p>
          </draw:text-box>
        </draw:frame>
        <draw:frame draw:style-name="gr8" draw:text-style-name="P9" draw:layer="layout" svg:width="0.813cm" svg:height="0.446cm" svg:x="6.827cm" svg:y="4.845cm">
          <draw:text-box>
            <text:p text:style-name="P1"><text:span text:style-name="T28">hw :</text:span></text:p>
          </draw:text-box>
        </draw:frame>
        <draw:frame draw:style-name="gr8" draw:text-style-name="P9" draw:layer="layout" svg:width="2.55cm" svg:height="0.446cm" svg:x="8.021cm" svg:y="4.845cm">
          <draw:text-box>
            <text:p text:style-name="P1"><text:span text:style-name="T15">∀</text:span><text:span text:style-name="T28"> e, w e &gt; 0</text:span><text:span text:style-name="T14">.</text:span></text:p>
          </draw:text-box>
        </draw:frame>
        <draw:frame draw:style-name="gr8" draw:text-style-name="P9" draw:layer="layout" svg:width="0.384cm" svg:height="0.446cm" svg:x="2.972cm" svg:y="5.639cm">
          <draw:text-box>
            <text:p text:style-name="P1"><text:span text:style-name="T14">3.</text:span></text:p>
          </draw:text-box>
        </draw:frame>
        <draw:frame draw:style-name="gr8" draw:text-style-name="P9" draw:layer="layout" svg:width="3.763cm" svg:height="0.446cm" svg:x="3.462cm" svg:y="5.639cm">
          <draw:text-box>
            <text:p text:style-name="P1"><text:span text:style-name="T13">Incidence property</text:span><text:span text:style-name="T14">:</text:span></text:p>
          </draw:text-box>
        </draw:frame>
        <draw:frame draw:style-name="gr8" draw:text-style-name="P9" draw:layer="layout" svg:width="1.317cm" svg:height="0.446cm" svg:x="7.376cm" svg:y="5.639cm">
          <draw:text-box>
            <text:p text:style-name="P1"><text:span text:style-name="T28">hBcol :</text:span></text:p>
          </draw:text-box>
        </draw:frame>
        <draw:frame draw:style-name="gr8" draw:text-style-name="P9" draw:layer="layout" svg:width="0.818cm" svg:height="0.446cm" svg:x="9.166cm" svg:y="5.639cm">
          <draw:text-box>
            <text:p text:style-name="P1"><text:span text:style-name="T15">∀</text:span><text:span text:style-name="T28"> e,</text:span></text:p>
          </draw:text-box>
        </draw:frame>
        <draw:frame draw:style-name="gr8" draw:text-style-name="P9" draw:layer="layout" svg:width="0.384cm" svg:height="0.446cm" svg:x="10.175cm" svg:y="5.35cm">
          <draw:text-box>
            <text:p text:style-name="P1"><text:span text:style-name="T17">P</text:span></text:p>
          </draw:text-box>
        </draw:frame>
        <draw:frame draw:style-name="gr9" draw:text-style-name="P10" draw:layer="layout" svg:width="0.28cm" svg:height="0.314cm" svg:x="10.581cm" svg:y="5.849cm">
          <draw:text-box>
            <text:p text:style-name="P1"><text:span text:style-name="T20">v</text:span></text:p>
          </draw:text-box>
        </draw:frame>
        <draw:frame draw:style-name="gr8" draw:text-style-name="P9" draw:layer="layout" svg:width="1.911cm" svg:height="0.446cm" svg:x="10.953cm" svg:y="5.639cm">
          <draw:text-box>
            <text:p text:style-name="P1"><text:span text:style-name="T28">B v e = 0</text:span><text:span text:style-name="T14">.</text:span></text:p>
          </draw:text-box>
        </draw:frame>
        <draw:frame draw:style-name="gr8" draw:text-style-name="P9" draw:layer="layout" svg:width="0.384cm" svg:height="0.446cm" svg:x="2.972cm" svg:y="6.433cm">
          <draw:text-box>
            <text:p text:style-name="P1"><text:span text:style-name="T14">4.</text:span></text:p>
          </draw:text-box>
        </draw:frame>
        <draw:frame draw:style-name="gr8" draw:text-style-name="P9" draw:layer="layout" svg:width="3.893cm" svg:height="0.446cm" svg:x="3.462cm" svg:y="6.433cm">
          <draw:text-box>
            <text:p text:style-name="P1"><text:span text:style-name="T13">Connected network</text:span><text:span text:style-name="T14">:</text:span></text:p>
          </draw:text-box>
        </draw:frame>
        <draw:frame draw:style-name="gr8" draw:text-style-name="P9" draw:layer="layout" svg:width="6.232cm" svg:height="0.446cm" svg:x="7.465cm" svg:y="6.433cm">
          <draw:text-box>
            <text:p text:style-name="P1"><text:span text:style-name="T15">ℓ</text:span><text:span text:style-name="T17"> = 1</text:span><text:span text:style-name="T14"> (simplication; extendable).</text:span></text:p>
          </draw:text-box>
        </draw:frame>
        <draw:frame draw:style-name="gr8" draw:text-style-name="P9" draw:layer="layout" svg:width="0.384cm" svg:height="0.446cm" svg:x="2.972cm" svg:y="7.227cm">
          <draw:text-box>
            <text:p text:style-name="P1"><text:span text:style-name="T14">5.</text:span></text:p>
          </draw:text-box>
        </draw:frame>
        <draw:frame draw:style-name="gr8" draw:text-style-name="P9" draw:layer="layout" svg:width="4.622cm" svg:height="0.446cm" svg:x="3.462cm" svg:y="7.227cm">
          <draw:text-box>
            <text:p text:style-name="P1"><text:span text:style-name="T13">Positive concentrations</text:span><text:span text:style-name="T14">:</text:span></text:p>
          </draw:text-box>
        </draw:frame>
        <draw:frame draw:style-name="gr8" draw:text-style-name="P9" draw:layer="layout" svg:width="1.179cm" svg:height="0.446cm" svg:x="8.186cm" svg:y="7.227cm">
          <draw:text-box>
            <text:p text:style-name="P1"><text:span text:style-name="T28">hpos :</text:span></text:p>
          </draw:text-box>
        </draw:frame>
        <draw:frame draw:style-name="gr8" draw:text-style-name="P9" draw:layer="layout" svg:width="2.265cm" svg:height="0.446cm" svg:x="9.777cm" svg:y="7.227cm">
          <draw:text-box>
            <text:p text:style-name="P1"><text:span text:style-name="T28">isPositive c</text:span><text:span text:style-name="T14">.</text:span></text:p>
          </draw:text-box>
        </draw:frame>
        <draw:frame draw:style-name="gr8" draw:text-style-name="P9" draw:layer="layout" svg:width="0.492cm" svg:height="0.446cm" svg:x="10.309cm" svg:y="27.897cm">
          <draw:text-box>
            <text:p text:style-name="P1"><text:span text:style-name="T14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mputer Modern" svg:font-family="'Computer Modern'"/>
    <style:font-face style:name="Euler" svg:font-family="Euler"/>
    <style:font-face style:name="F100" svg:font-family="F100"/>
    <style:font-face style:name="F101" svg:font-family="F101"/>
    <style:font-face style:name="F102" svg:font-family="F102"/>
    <style:font-face style:name="F104" svg:font-family="F104"/>
    <style:font-face style:name="F107" svg:font-family="F107"/>
    <style:font-face style:name="F108" svg:font-family="F108"/>
    <style:font-face style:name="F38" svg:font-family="F38"/>
    <style:font-face style:name="F40" svg:font-family="F40"/>
    <style:font-face style:name="F41" svg:font-family="F41"/>
    <style:font-face style:name="F69" svg:font-family="F69"/>
    <style:font-face style:name="F70" svg:font-family="F70"/>
    <style:font-face style:name="F71" svg:font-family="F71"/>
    <style:font-face style:name="F90" svg:font-family="F90"/>
    <style:font-face style:name="F91" svg:font-family="F9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9cm" fo:margin-bottom="1cm" fo:margin-left="3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4T18:28:28.877810100</dc:date>
    <meta:editing-duration>PT55S</meta:editing-duration>
    <meta:editing-cycles>1</meta:editing-cycles>
    <meta:document-statistic meta:object-count="2716"/>
    <meta:generator>LibreOffice/25.2.7.2$Windows_X86_64 LibreOffice_project/5cbfd1ab6520636bb5f7b99185aa69bd7456825d</meta:generator>
  </office:meta>
</office:document-meta>
</file>